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" style:family="graphic" style:parent-style-name="objectwithoutfill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4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5.413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2.555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18cm" svg:stroke-color="#00a933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9" style:family="graphic" style:parent-style-name="objectwithoutfill">
      <style:graphic-properties svg:stroke-width="0.035cm" svg:stroke-color="#00a933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10" style:family="graphic" style:parent-style-name="objectwithoutfill">
      <style:graphic-properties svg:stroke-width="0.053cm" svg:stroke-color="#00a933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11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standard">
      <style:graphic-properties svg:stroke-width="0.053cm" svg:stroke-color="#00a933" draw:marker-start-width="0.279cm" draw:marker-end-width="0.279cm" draw:fill="solid" draw:fill-color="#b2b2b2" draw:textarea-horizontal-align="justify" draw:textarea-vertical-align="middle" draw:auto-grow-height="false" fo:min-height="5.413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18cm" svg:stroke-color="#2a6099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4" style:family="graphic" style:parent-style-name="objectwithoutfill">
      <style:graphic-properties svg:stroke-width="0.035cm" svg:stroke-color="#2a6099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15" style:family="graphic" style:parent-style-name="objectwithoutfill">
      <style:graphic-properties svg:stroke-width="0.053cm" svg:stroke-color="#2a6099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16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svg:stroke-width="0.053cm" svg:stroke-color="#2a6099" draw:marker-start-width="0.279cm" draw:marker-end-width="0.279cm" draw:fill="solid" draw:fill-color="#b2b2b2" draw:textarea-horizontal-align="justify" draw:textarea-vertical-align="middle" draw:auto-grow-height="false" fo:min-height="5.413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018cm" svg:stroke-color="#bf0041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9" style:family="graphic" style:parent-style-name="objectwithoutfill">
      <style:graphic-properties svg:stroke-width="0.035cm" svg:stroke-color="#bf0041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20" style:family="graphic" style:parent-style-name="objectwithoutfill">
      <style:graphic-properties svg:stroke-width="0.053cm" svg:stroke-color="#bf0041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21" style:family="graphic" style:parent-style-name="objectwithoutfill">
      <style:graphic-properties svg:stroke-width="0.106cm" svg:stroke-color="#bf0041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svg:stroke-width="0.053cm" svg:stroke-color="#bf0041" draw:marker-start-width="0.279cm" draw:marker-end-width="0.279cm" draw:fill="solid" draw:fill-color="#b2b2b2" draw:textarea-horizontal-align="justify" draw:textarea-vertical-align="middle" draw:auto-grow-height="false" fo:min-height="2.555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18cm" svg:stroke-color="#ff8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24" style:family="graphic" style:parent-style-name="objectwithoutfill">
      <style:graphic-properties svg:stroke-width="0.035cm" svg:stroke-color="#ff8000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25" style:family="graphic" style:parent-style-name="objectwithoutfill">
      <style:graphic-properties svg:stroke-width="0.053cm" svg:stroke-color="#ff8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26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7" style:family="graphic" style:parent-style-name="standard">
      <style:graphic-properties svg:stroke-width="0.053cm" svg:stroke-color="#ff8000" draw:marker-start-width="0.279cm" draw:marker-end-width="0.279cm" draw:fill="solid" draw:fill-color="#b2b2b2" draw:textarea-horizontal-align="justify" draw:textarea-vertical-align="middle" draw:auto-grow-height="false" fo:min-height="2.555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28" style:family="graphic" style:parent-style-name="objectwithoutfill">
      <style:graphic-properties svg:stroke-width="0.018cm" svg:stroke-color="#55308d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29" style:family="graphic" style:parent-style-name="objectwithoutfill">
      <style:graphic-properties svg:stroke-width="0.035cm" svg:stroke-color="#55308d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30" style:family="graphic" style:parent-style-name="objectwithoutfill">
      <style:graphic-properties svg:stroke-width="0.053cm" svg:stroke-color="#55308d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31" style:family="graphic" style:parent-style-name="objectwithoutfill">
      <style:graphic-properties svg:stroke-width="0.106cm" svg:stroke-color="#55308d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2" style:family="graphic" style:parent-style-name="standard">
      <style:graphic-properties svg:stroke-width="0.053cm" svg:stroke-color="#55308d" draw:marker-start-width="0.279cm" draw:marker-end-width="0.279cm" draw:fill="solid" draw:fill-color="#b2b2b2" draw:textarea-horizontal-align="justify" draw:textarea-vertical-align="middle" draw:auto-grow-height="false" fo:min-height="2.555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textarea-horizontal-align="justify" draw:textarea-vertical-align="middle" draw:auto-grow-height="false" fo:min-height="10.545cm" fo:min-width="1.723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textarea-horizontal-align="justify" draw:textarea-vertical-align="middle" draw:auto-grow-height="false" fo:min-height="1.973cm" fo:min-width="9.026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textarea-horizontal-align="justify" draw:textarea-vertical-align="middle" draw:auto-grow-height="false" fo:min-height="1.02cm" fo:min-width="2.993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018cm" svg:stroke-color="#000000" draw:marker-start="" draw:marker-start-width="0.102cm" draw:marker-start-center="true" draw:marker-end="" draw:marker-end-width="0.102cm" draw:marker-end-center="true" draw:fill="none" draw:textarea-vertical-align="middle" fo:padding-top="0.134cm" fo:padding-bottom="0.134cm" fo:padding-left="0.259cm" fo:padding-right="0.259cm" loext:decorative="false"/>
    </style:style>
    <style:style style:name="gr37" style:family="graphic" style:parent-style-name="objectwithoutfill">
      <style:graphic-properties svg:stroke-width="0.018cm" svg:stroke-color="#bf0041" draw:marker-start="Circle" draw:marker-start-width="0.102cm" draw:marker-start-center="true" draw:marker-end="" draw:marker-end-width="0.102cm" draw:marker-end-center="true" draw:fill="none" draw:textarea-vertical-align="middle" fo:padding-top="0.134cm" fo:padding-bottom="0.134cm" fo:padding-left="0.259cm" fo:padding-right="0.259cm" loext:decorative="false"/>
    </style:style>
    <style:style style:name="gr38" style:family="graphic" style:parent-style-name="objectwithoutfill">
      <style:graphic-properties svg:stroke-width="0.035cm" svg:stroke-color="#000000" draw:marker-start="" draw:marker-start-width="0.102cm" draw:marker-start-center="true" draw:marker-end="" draw:marker-end-width="0.102cm" draw:marker-end-center="true" draw:fill="none" draw:textarea-vertical-align="middle" fo:padding-top="0.143cm" fo:padding-bottom="0.143cm" fo:padding-left="0.268cm" fo:padding-right="0.268cm" loext:decorative="false"/>
    </style:style>
    <style:style style:name="gr39" style:family="graphic" style:parent-style-name="objectwithoutfill">
      <style:graphic-properties svg:stroke-width="0.035cm" svg:stroke-color="#bf0041" draw:marker-start="Circle" draw:marker-start-width="0.102cm" draw:marker-start-center="true" draw:marker-end="" draw:marker-end-width="0.102cm" draw:marker-end-center="true" draw:fill="none" draw:textarea-vertical-align="middle" fo:padding-top="0.143cm" fo:padding-bottom="0.143cm" fo:padding-left="0.268cm" fo:padding-right="0.268cm" loext:decorative="false"/>
    </style:style>
    <style:style style:name="gr40" style:family="graphic" style:parent-style-name="objectwithoutfill">
      <style:graphic-properties svg:stroke-width="0.053cm" svg:stroke-color="#bf0041" draw:marker-start="Circle" draw:marker-start-width="0.129cm" draw:marker-start-center="true" draw:marker-end="" draw:marker-end-width="0.129cm" draw:marker-end-center="true" draw:fill="none" draw:textarea-vertical-align="middle" fo:padding-top="0.152cm" fo:padding-bottom="0.152cm" fo:padding-left="0.277cm" fo:padding-right="0.277cm" loext:decorative="false"/>
    </style:style>
    <style:style style:name="gr41" style:family="graphic" style:parent-style-name="objectwithoutfill">
      <style:graphic-properties svg:stroke-width="0.106cm" svg:stroke-color="#bf0041" draw:marker-start="Circle" draw:marker-start-width="0.208cm" draw:marker-start-center="true" draw:marker-end="" draw:marker-end-width="0.208cm" draw:marker-end-center="true" draw:fill="none" draw:textarea-vertical-align="middle" fo:padding-top="0.178cm" fo:padding-bottom="0.178cm" fo:padding-left="0.303cm" fo:padding-right="0.303cm" loext:decorative="false"/>
    </style:style>
    <style:style style:name="gr42" style:family="graphic" style:parent-style-name="objectwithoutfill">
      <style:graphic-properties svg:stroke-width="0.018cm" svg:stroke-color="#ff8000" draw:marker-start="Circle" draw:marker-start-width="0.102cm" draw:marker-start-center="true" draw:marker-end="" draw:marker-end-width="0.102cm" draw:marker-end-center="true" draw:fill="none" draw:textarea-vertical-align="middle" fo:padding-top="0.134cm" fo:padding-bottom="0.134cm" fo:padding-left="0.259cm" fo:padding-right="0.259cm" loext:decorative="false"/>
    </style:style>
    <style:style style:name="gr43" style:family="graphic" style:parent-style-name="objectwithoutfill">
      <style:graphic-properties svg:stroke-width="0.035cm" svg:stroke-color="#ff8000" draw:marker-start="Circle" draw:marker-start-width="0.102cm" draw:marker-start-center="true" draw:marker-end="" draw:marker-end-width="0.102cm" draw:marker-end-center="true" draw:fill="none" draw:textarea-vertical-align="middle" fo:padding-top="0.143cm" fo:padding-bottom="0.143cm" fo:padding-left="0.268cm" fo:padding-right="0.268cm" loext:decorative="false"/>
    </style:style>
    <style:style style:name="gr44" style:family="graphic" style:parent-style-name="objectwithoutfill">
      <style:graphic-properties svg:stroke-width="0.053cm" svg:stroke-color="#ff8000" draw:marker-start="Circle" draw:marker-start-width="0.129cm" draw:marker-start-center="true" draw:marker-end="" draw:marker-end-width="0.129cm" draw:marker-end-center="true" draw:fill="none" draw:textarea-vertical-align="middle" fo:padding-top="0.152cm" fo:padding-bottom="0.152cm" fo:padding-left="0.277cm" fo:padding-right="0.277cm" loext:decorative="false"/>
    </style:style>
    <style:style style:name="gr45" style:family="graphic" style:parent-style-name="objectwithoutfill">
      <style:graphic-properties svg:stroke-width="0.106cm" svg:stroke-color="#ff8000" draw:marker-start="Circle" draw:marker-start-width="0.208cm" draw:marker-start-center="true" draw:marker-end="" draw:marker-end-width="0.208cm" draw:marker-end-center="true" draw:fill="none" draw:textarea-vertical-align="middle" fo:padding-top="0.178cm" fo:padding-bottom="0.178cm" fo:padding-left="0.303cm" fo:padding-right="0.303cm" loext:decorative="false"/>
    </style:style>
    <style:style style:name="gr46" style:family="graphic" style:parent-style-name="objectwithoutfill">
      <style:graphic-properties svg:stroke-width="0.018cm" svg:stroke-color="#2a6099" draw:marker-start="Circle" draw:marker-start-width="0.102cm" draw:marker-start-center="true" draw:marker-end="" draw:marker-end-width="0.102cm" draw:marker-end-center="true" draw:fill="none" draw:textarea-vertical-align="middle" fo:padding-top="0.134cm" fo:padding-bottom="0.134cm" fo:padding-left="0.259cm" fo:padding-right="0.259cm" loext:decorative="false"/>
    </style:style>
    <style:style style:name="gr47" style:family="graphic" style:parent-style-name="objectwithoutfill">
      <style:graphic-properties svg:stroke-width="0.035cm" svg:stroke-color="#2a6099" draw:marker-start="Circle" draw:marker-start-width="0.102cm" draw:marker-start-center="true" draw:marker-end="" draw:marker-end-width="0.102cm" draw:marker-end-center="true" draw:fill="none" draw:textarea-vertical-align="middle" fo:padding-top="0.143cm" fo:padding-bottom="0.143cm" fo:padding-left="0.268cm" fo:padding-right="0.268cm" loext:decorative="false"/>
    </style:style>
    <style:style style:name="gr48" style:family="graphic" style:parent-style-name="objectwithoutfill">
      <style:graphic-properties svg:stroke-width="0.053cm" svg:stroke-color="#2a6099" draw:marker-start="Circle" draw:marker-start-width="0.129cm" draw:marker-start-center="true" draw:marker-end="" draw:marker-end-width="0.129cm" draw:marker-end-center="true" draw:fill="none" draw:textarea-vertical-align="middle" fo:padding-top="0.152cm" fo:padding-bottom="0.152cm" fo:padding-left="0.277cm" fo:padding-right="0.277cm" loext:decorative="false"/>
    </style:style>
    <style:style style:name="gr49" style:family="graphic" style:parent-style-name="objectwithoutfill">
      <style:graphic-properties svg:stroke-width="0.106cm" svg:stroke-color="#2a6099" draw:marker-start="Circle" draw:marker-start-width="0.208cm" draw:marker-start-center="true" draw:marker-end="" draw:marker-end-width="0.208cm" draw:marker-end-center="true" draw:fill="none" draw:textarea-vertical-align="middle" fo:padding-top="0.178cm" fo:padding-bottom="0.178cm" fo:padding-left="0.303cm" fo:padding-right="0.303cm" loext:decorative="false"/>
    </style:style>
    <style:style style:name="gr50" style:family="graphic" style:parent-style-name="objectwithoutfill">
      <style:graphic-properties svg:stroke-width="0.018cm" svg:stroke-color="#00a933" draw:marker-start="Circle" draw:marker-start-width="0.102cm" draw:marker-start-center="true" draw:marker-end="" draw:marker-end-width="0.102cm" draw:marker-end-center="true" draw:fill="none" draw:textarea-vertical-align="middle" fo:padding-top="0.134cm" fo:padding-bottom="0.134cm" fo:padding-left="0.259cm" fo:padding-right="0.259cm" loext:decorative="false"/>
    </style:style>
    <style:style style:name="gr51" style:family="graphic" style:parent-style-name="objectwithoutfill">
      <style:graphic-properties svg:stroke-width="0.035cm" svg:stroke-color="#00a933" draw:marker-start="Circle" draw:marker-start-width="0.102cm" draw:marker-start-center="true" draw:marker-end="" draw:marker-end-width="0.102cm" draw:marker-end-center="true" draw:fill="none" draw:textarea-vertical-align="middle" fo:padding-top="0.143cm" fo:padding-bottom="0.143cm" fo:padding-left="0.268cm" fo:padding-right="0.268cm" loext:decorative="false"/>
    </style:style>
    <style:style style:name="gr52" style:family="graphic" style:parent-style-name="objectwithoutfill">
      <style:graphic-properties svg:stroke-width="0.053cm" svg:stroke-color="#00a933" draw:marker-start="Circle" draw:marker-start-width="0.129cm" draw:marker-start-center="true" draw:marker-end="" draw:marker-end-width="0.129cm" draw:marker-end-center="true" draw:fill="none" draw:textarea-vertical-align="middle" fo:padding-top="0.152cm" fo:padding-bottom="0.152cm" fo:padding-left="0.277cm" fo:padding-right="0.277cm" loext:decorative="false"/>
    </style:style>
    <style:style style:name="gr53" style:family="graphic" style:parent-style-name="objectwithoutfill">
      <style:graphic-properties svg:stroke-width="0.106cm" svg:stroke-color="#00a933" draw:marker-start="Circle" draw:marker-start-width="0.208cm" draw:marker-start-center="true" draw:marker-end="" draw:marker-end-width="0.208cm" draw:marker-end-center="true" draw:fill="none" draw:textarea-vertical-align="middle" fo:padding-top="0.178cm" fo:padding-bottom="0.178cm" fo:padding-left="0.303cm" fo:padding-right="0.303cm" loext:decorative="false"/>
    </style:style>
    <style:style style:name="gr54" style:family="graphic" style:parent-style-name="standard">
      <style:graphic-properties svg:stroke-width="0.212cm" svg:stroke-color="#000000" draw:marker-start-width="0.517cm" draw:marker-end-width="0.517cm" draw:fill="solid" draw:fill-color="#b2b2b2" draw:textarea-horizontal-align="justify" draw:textarea-vertical-align="middle" draw:auto-grow-height="false" fo:min-height="9.145cm" fo:min-width="18.5cm" fo:padding-top="0.23cm" fo:padding-bottom="0.23cm" fo:padding-left="0.355cm" fo:padding-right="0.355cm" loext:decorative="false"/>
    </style:style>
    <style:style style:name="gr55" style:family="graphic" style:parent-style-name="objectwithoutfill">
      <style:graphic-properties svg:stroke-width="0.018cm" svg:stroke-color="#00a933" draw:marker-start-width="0.227cm" draw:marker-end-width="0.227cm" svg:stroke-linecap="square" draw:fill="none" draw:textarea-vertical-align="middle" fo:padding-top="0.134cm" fo:padding-bottom="0.134cm" fo:padding-left="0.259cm" fo:padding-right="0.259cm" loext:decorative="false"/>
    </style:style>
    <style:style style:name="gr56" style:family="graphic" style:parent-style-name="objectwithoutfill">
      <style:graphic-properties svg:stroke-width="0.035cm" svg:stroke-color="#00a933" draw:marker-start-width="0.253cm" draw:marker-end-width="0.253cm" svg:stroke-linecap="square" draw:fill="none" draw:textarea-vertical-align="middle" fo:padding-top="0.143cm" fo:padding-bottom="0.143cm" fo:padding-left="0.268cm" fo:padding-right="0.268cm" loext:decorative="false"/>
    </style:style>
    <style:style style:name="gr57" style:family="graphic" style:parent-style-name="objectwithoutfill">
      <style:graphic-properties svg:stroke-width="0.053cm" svg:stroke-color="#00a933" draw:marker-start-width="0.28cm" draw:marker-end-width="0.28cm" svg:stroke-linecap="square" draw:fill="none" draw:textarea-vertical-align="middle" fo:padding-top="0.152cm" fo:padding-bottom="0.152cm" fo:padding-left="0.277cm" fo:padding-right="0.277cm" loext:decorative="false"/>
    </style:style>
    <style:style style:name="gr58" style:family="graphic" style:parent-style-name="objectwithoutfill">
      <style:graphic-properties svg:stroke-width="0.106cm" svg:stroke-color="#00a933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59" style:family="graphic" style:parent-style-name="standard">
      <style:graphic-properties svg:stroke-width="0.053cm" svg:stroke-color="#00a933" draw:marker-start-width="0.279cm" draw:marker-end-width="0.279cm" svg:stroke-linecap="square" draw:fill="solid" draw:fill-color="#b2b2b2" draw:textarea-horizontal-align="justify" draw:textarea-vertical-align="middle" draw:auto-grow-height="false" fo:min-height="5.413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60" style:family="graphic" style:parent-style-name="objectwithoutfill">
      <style:graphic-properties svg:stroke-width="0.018cm" svg:stroke-color="#2a6099" draw:marker-start-width="0.227cm" draw:marker-end-width="0.227cm" svg:stroke-linecap="square" draw:fill="none" draw:textarea-vertical-align="middle" fo:padding-top="0.134cm" fo:padding-bottom="0.134cm" fo:padding-left="0.259cm" fo:padding-right="0.259cm" loext:decorative="false"/>
    </style:style>
    <style:style style:name="gr61" style:family="graphic" style:parent-style-name="objectwithoutfill">
      <style:graphic-properties svg:stroke-width="0.035cm" svg:stroke-color="#2a6099" draw:marker-start-width="0.253cm" draw:marker-end-width="0.253cm" svg:stroke-linecap="square" draw:fill="none" draw:textarea-vertical-align="middle" fo:padding-top="0.143cm" fo:padding-bottom="0.143cm" fo:padding-left="0.268cm" fo:padding-right="0.268cm" loext:decorative="false"/>
    </style:style>
    <style:style style:name="gr62" style:family="graphic" style:parent-style-name="objectwithoutfill">
      <style:graphic-properties svg:stroke-width="0.053cm" svg:stroke-color="#2a6099" draw:marker-start-width="0.28cm" draw:marker-end-width="0.28cm" svg:stroke-linecap="square" draw:fill="none" draw:textarea-vertical-align="middle" fo:padding-top="0.152cm" fo:padding-bottom="0.152cm" fo:padding-left="0.277cm" fo:padding-right="0.277cm" loext:decorative="false"/>
    </style:style>
    <style:style style:name="gr63" style:family="graphic" style:parent-style-name="objectwithoutfill">
      <style:graphic-properties svg:stroke-width="0.106cm" svg:stroke-color="#2a6099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64" style:family="graphic" style:parent-style-name="standard">
      <style:graphic-properties svg:stroke-width="0.053cm" svg:stroke-color="#2a6099" draw:marker-start-width="0.279cm" draw:marker-end-width="0.279cm" svg:stroke-linecap="square" draw:fill="solid" draw:fill-color="#b2b2b2" draw:textarea-horizontal-align="justify" draw:textarea-vertical-align="middle" draw:auto-grow-height="false" fo:min-height="5.413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65" style:family="graphic" style:parent-style-name="objectwithoutfill">
      <style:graphic-properties svg:stroke-width="0.018cm" svg:stroke-color="#bf0041" draw:marker-start-width="0.227cm" draw:marker-end-width="0.227cm" svg:stroke-linecap="square" draw:fill="none" draw:textarea-vertical-align="middle" fo:padding-top="0.134cm" fo:padding-bottom="0.134cm" fo:padding-left="0.259cm" fo:padding-right="0.259cm" loext:decorative="false"/>
    </style:style>
    <style:style style:name="gr66" style:family="graphic" style:parent-style-name="objectwithoutfill">
      <style:graphic-properties svg:stroke-width="0.035cm" svg:stroke-color="#bf0041" draw:marker-start-width="0.253cm" draw:marker-end-width="0.253cm" svg:stroke-linecap="square" draw:fill="none" draw:textarea-vertical-align="middle" fo:padding-top="0.143cm" fo:padding-bottom="0.143cm" fo:padding-left="0.268cm" fo:padding-right="0.268cm" loext:decorative="false"/>
    </style:style>
    <style:style style:name="gr67" style:family="graphic" style:parent-style-name="objectwithoutfill">
      <style:graphic-properties svg:stroke-width="0.053cm" svg:stroke-color="#bf0041" draw:marker-start-width="0.28cm" draw:marker-end-width="0.28cm" svg:stroke-linecap="square" draw:fill="none" draw:textarea-vertical-align="middle" fo:padding-top="0.152cm" fo:padding-bottom="0.152cm" fo:padding-left="0.277cm" fo:padding-right="0.277cm" loext:decorative="false"/>
    </style:style>
    <style:style style:name="gr68" style:family="graphic" style:parent-style-name="objectwithoutfill">
      <style:graphic-properties svg:stroke-width="0.106cm" svg:stroke-color="#bf0041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69" style:family="graphic" style:parent-style-name="standard">
      <style:graphic-properties svg:stroke-width="0.053cm" svg:stroke-color="#bf0041" draw:marker-start-width="0.279cm" draw:marker-end-width="0.279cm" svg:stroke-linecap="square" draw:fill="solid" draw:fill-color="#b2b2b2" draw:textarea-horizontal-align="justify" draw:textarea-vertical-align="middle" draw:auto-grow-height="false" fo:min-height="2.555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70" style:family="graphic" style:parent-style-name="objectwithoutfill">
      <style:graphic-properties svg:stroke-width="0.018cm" svg:stroke-color="#ff8000" draw:marker-start-width="0.227cm" draw:marker-end-width="0.227cm" svg:stroke-linecap="square" draw:fill="none" draw:textarea-vertical-align="middle" fo:padding-top="0.134cm" fo:padding-bottom="0.134cm" fo:padding-left="0.259cm" fo:padding-right="0.259cm" loext:decorative="false"/>
    </style:style>
    <style:style style:name="gr71" style:family="graphic" style:parent-style-name="objectwithoutfill">
      <style:graphic-properties svg:stroke-width="0.035cm" svg:stroke-color="#ff8000" draw:marker-start-width="0.253cm" draw:marker-end-width="0.253cm" svg:stroke-linecap="square" draw:fill="none" draw:textarea-vertical-align="middle" fo:padding-top="0.143cm" fo:padding-bottom="0.143cm" fo:padding-left="0.268cm" fo:padding-right="0.268cm" loext:decorative="false"/>
    </style:style>
    <style:style style:name="gr72" style:family="graphic" style:parent-style-name="objectwithoutfill">
      <style:graphic-properties svg:stroke-width="0.053cm" svg:stroke-color="#ff8000" draw:marker-start-width="0.28cm" draw:marker-end-width="0.28cm" svg:stroke-linecap="square" draw:fill="none" draw:textarea-vertical-align="middle" fo:padding-top="0.152cm" fo:padding-bottom="0.152cm" fo:padding-left="0.277cm" fo:padding-right="0.277cm" loext:decorative="false"/>
    </style:style>
    <style:style style:name="gr73" style:family="graphic" style:parent-style-name="objectwithoutfill">
      <style:graphic-properties svg:stroke-width="0.106cm" svg:stroke-color="#ff8000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74" style:family="graphic" style:parent-style-name="standard">
      <style:graphic-properties svg:stroke-width="0.053cm" svg:stroke-color="#ff8000" draw:marker-start-width="0.279cm" draw:marker-end-width="0.279cm" svg:stroke-linecap="square" draw:fill="solid" draw:fill-color="#b2b2b2" draw:textarea-horizontal-align="justify" draw:textarea-vertical-align="middle" draw:auto-grow-height="false" fo:min-height="2.555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75" style:family="graphic" style:parent-style-name="objectwithoutfill">
      <style:graphic-properties svg:stroke-width="0.018cm" svg:stroke-color="#55308d" draw:marker-start-width="0.227cm" draw:marker-end-width="0.227cm" svg:stroke-linecap="square" draw:fill="none" draw:textarea-vertical-align="middle" fo:padding-top="0.134cm" fo:padding-bottom="0.134cm" fo:padding-left="0.259cm" fo:padding-right="0.259cm" loext:decorative="false"/>
    </style:style>
    <style:style style:name="gr76" style:family="graphic" style:parent-style-name="objectwithoutfill">
      <style:graphic-properties svg:stroke-width="0.035cm" svg:stroke-color="#55308d" draw:marker-start-width="0.253cm" draw:marker-end-width="0.253cm" svg:stroke-linecap="square" draw:fill="none" draw:textarea-vertical-align="middle" fo:padding-top="0.143cm" fo:padding-bottom="0.143cm" fo:padding-left="0.268cm" fo:padding-right="0.268cm" loext:decorative="false"/>
    </style:style>
    <style:style style:name="gr77" style:family="graphic" style:parent-style-name="objectwithoutfill">
      <style:graphic-properties svg:stroke-width="0.053cm" svg:stroke-color="#55308d" draw:marker-start-width="0.28cm" draw:marker-end-width="0.28cm" svg:stroke-linecap="square" draw:fill="none" draw:textarea-vertical-align="middle" fo:padding-top="0.152cm" fo:padding-bottom="0.152cm" fo:padding-left="0.277cm" fo:padding-right="0.277cm" loext:decorative="false"/>
    </style:style>
    <style:style style:name="gr78" style:family="graphic" style:parent-style-name="objectwithoutfill">
      <style:graphic-properties svg:stroke-width="0.106cm" svg:stroke-color="#55308d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79" style:family="graphic" style:parent-style-name="standard">
      <style:graphic-properties svg:stroke-width="0.053cm" svg:stroke-color="#55308d" draw:marker-start-width="0.279cm" draw:marker-end-width="0.279cm" svg:stroke-linecap="square" draw:fill="solid" draw:fill-color="#b2b2b2" draw:textarea-horizontal-align="justify" draw:textarea-vertical-align="middle" draw:auto-grow-height="false" fo:min-height="2.555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80" style:family="graphic" style:parent-style-name="objectwithoutfill">
      <style:graphic-properties svg:stroke-width="0.018cm" svg:stroke-color="#000000" draw:marker-start-width="0.227cm" draw:marker-end-width="0.227cm" svg:stroke-linecap="square" draw:fill="none" draw:textarea-vertical-align="middle" fo:padding-top="0.134cm" fo:padding-bottom="0.134cm" fo:padding-left="0.259cm" fo:padding-right="0.259cm" loext:decorative="false"/>
    </style:style>
    <style:style style:name="gr81" style:family="graphic" style:parent-style-name="objectwithoutfill">
      <style:graphic-properties svg:stroke-width="0.035cm" svg:stroke-color="#000000" draw:marker-start-width="0.253cm" draw:marker-end-width="0.253cm" svg:stroke-linecap="square" draw:fill="none" draw:textarea-vertical-align="middle" fo:padding-top="0.143cm" fo:padding-bottom="0.143cm" fo:padding-left="0.268cm" fo:padding-right="0.268cm" loext:decorative="false"/>
    </style:style>
    <style:style style:name="gr82" style:family="graphic" style:parent-style-name="objectwithoutfill">
      <style:graphic-properties svg:stroke-width="0.053cm" svg:stroke-color="#000000" draw:marker-start-width="0.28cm" draw:marker-end-width="0.28cm" svg:stroke-linecap="square" draw:fill="none" draw:textarea-vertical-align="middle" fo:padding-top="0.152cm" fo:padding-bottom="0.152cm" fo:padding-left="0.277cm" fo:padding-right="0.277cm" loext:decorative="false"/>
    </style:style>
    <style:style style:name="gr83" style:family="graphic" style:parent-style-name="objectwithoutfill">
      <style:graphic-properties svg:stroke-width="0.106cm" svg:stroke-color="#000000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84" style:family="graphic" style:parent-style-name="standard">
      <style:graphic-properties svg:stroke-color="#000000" svg:stroke-linecap="square" draw:textarea-horizontal-align="justify" draw:textarea-vertical-align="middle" draw:auto-grow-height="false" fo:min-height="10.545cm" fo:min-width="1.723cm" style:writing-mode="lr-tb" loext:decorative="false"/>
      <style:paragraph-properties style:writing-mode="lr-tb"/>
    </style:style>
    <style:style style:name="gr85" style:family="graphic" style:parent-style-name="objectwithoutfill">
      <style:graphic-properties draw:stroke-dash="Dot" svg:stroke-width="0.106cm" svg:stroke-color="#00a933" draw:marker-start-width="0.359cm" draw:marker-end-width="0.359cm" svg:stroke-linecap="butt" draw:fill="none" draw:textarea-vertical-align="middle" fo:padding-top="0.178cm" fo:padding-bottom="0.178cm" fo:padding-left="0.303cm" fo:padding-right="0.303cm" loext:decorative="false"/>
    </style:style>
    <style:style style:name="gr86" style:family="graphic" style:parent-style-name="objectwithoutfill">
      <style:graphic-properties draw:stroke-dash="Dot" svg:stroke-width="0.106cm" svg:stroke-color="#2a6099" draw:marker-start-width="0.359cm" draw:marker-end-width="0.359cm" svg:stroke-linecap="butt" draw:fill="none" draw:textarea-vertical-align="middle" fo:padding-top="0.178cm" fo:padding-bottom="0.178cm" fo:padding-left="0.303cm" fo:padding-right="0.303cm" loext:decorative="false"/>
    </style:style>
    <style:style style:name="gr87" style:family="graphic" style:parent-style-name="objectwithoutfill">
      <style:graphic-properties draw:stroke-dash="Dot" svg:stroke-width="0.106cm" svg:stroke-color="#bf0041" draw:marker-start-width="0.359cm" draw:marker-end-width="0.359cm" svg:stroke-linecap="butt" draw:fill="none" draw:textarea-vertical-align="middle" fo:padding-top="0.178cm" fo:padding-bottom="0.178cm" fo:padding-left="0.303cm" fo:padding-right="0.303cm" loext:decorative="false"/>
    </style:style>
    <style:style style:name="gr88" style:family="graphic" style:parent-style-name="objectwithoutfill">
      <style:graphic-properties draw:stroke-dash="Dot" svg:stroke-width="0.106cm" svg:stroke-color="#ff8000" draw:marker-start-width="0.359cm" draw:marker-end-width="0.359cm" svg:stroke-linecap="butt" draw:fill="none" draw:textarea-vertical-align="middle" fo:padding-top="0.178cm" fo:padding-bottom="0.178cm" fo:padding-left="0.303cm" fo:padding-right="0.303cm" loext:decorative="false"/>
    </style:style>
    <style:style style:name="gr89" style:family="graphic" style:parent-style-name="objectwithoutfill">
      <style:graphic-properties draw:stroke-dash="Dot" svg:stroke-width="0.106cm" svg:stroke-color="#55308d" draw:marker-start-width="0.359cm" draw:marker-end-width="0.359cm" draw:stroke-linejoin="bevel" svg:stroke-linecap="butt" draw:fill="none" draw:textarea-vertical-align="middle" fo:padding-top="0.178cm" fo:padding-bottom="0.178cm" fo:padding-left="0.303cm" fo:padding-right="0.303cm" loext:decorative="false"/>
    </style:style>
    <style:style style:name="gr90" style:family="graphic" style:parent-style-name="objectwithoutfill">
      <style:graphic-properties svg:stroke-width="0.018cm" svg:stroke-color="#000000" draw:marker-start="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91" style:family="graphic" style:parent-style-name="objectwithoutfill">
      <style:graphic-properties svg:stroke-width="0.018cm" svg:stroke-color="#bf0041" draw:marker-start="Circle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92" style:family="graphic" style:parent-style-name="objectwithoutfill">
      <style:graphic-properties svg:stroke-width="0.035cm" svg:stroke-color="#000000" draw:marker-start="" draw:marker-start-width="0.102cm" draw:marker-start-center="true" draw:marker-end="" draw:marker-end-width="0.102cm" draw:marker-end-center="true" svg:stroke-linecap="square" draw:fill="none" draw:textarea-vertical-align="middle" fo:padding-top="0.143cm" fo:padding-bottom="0.143cm" fo:padding-left="0.268cm" fo:padding-right="0.268cm" loext:decorative="false"/>
    </style:style>
    <style:style style:name="gr93" style:family="graphic" style:parent-style-name="objectwithoutfill">
      <style:graphic-properties svg:stroke-width="0.035cm" svg:stroke-color="#bf0041" draw:marker-start="Circle" draw:marker-start-width="0.102cm" draw:marker-start-center="true" draw:marker-end="" draw:marker-end-width="0.102cm" draw:marker-end-center="true" svg:stroke-linecap="square" draw:fill="none" draw:textarea-vertical-align="middle" fo:padding-top="0.143cm" fo:padding-bottom="0.143cm" fo:padding-left="0.268cm" fo:padding-right="0.268cm" loext:decorative="false"/>
    </style:style>
    <style:style style:name="gr94" style:family="graphic" style:parent-style-name="objectwithoutfill">
      <style:graphic-properties svg:stroke-width="0.053cm" svg:stroke-color="#bf0041" draw:marker-start="Circle" draw:marker-start-width="0.129cm" draw:marker-start-center="true" draw:marker-end="" draw:marker-end-width="0.129cm" draw:marker-end-center="true" svg:stroke-linecap="square" draw:fill="none" draw:textarea-vertical-align="middle" fo:padding-top="0.152cm" fo:padding-bottom="0.152cm" fo:padding-left="0.277cm" fo:padding-right="0.277cm" loext:decorative="false"/>
    </style:style>
    <style:style style:name="gr95" style:family="graphic" style:parent-style-name="objectwithoutfill">
      <style:graphic-properties svg:stroke-width="0.106cm" svg:stroke-color="#bf0041" draw:marker-start="Circle" draw:marker-start-width="0.208cm" draw:marker-start-center="true" draw:marker-end="" draw:marker-end-width="0.208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96" style:family="graphic" style:parent-style-name="objectwithoutfill">
      <style:graphic-properties svg:stroke-width="0.018cm" svg:stroke-color="#ff8000" draw:marker-start="Circle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97" style:family="graphic" style:parent-style-name="objectwithoutfill">
      <style:graphic-properties svg:stroke-width="0.035cm" svg:stroke-color="#ff8000" draw:marker-start="Circle" draw:marker-start-width="0.102cm" draw:marker-start-center="true" draw:marker-end="" draw:marker-end-width="0.102cm" draw:marker-end-center="true" svg:stroke-linecap="square" draw:fill="none" draw:textarea-vertical-align="middle" fo:padding-top="0.143cm" fo:padding-bottom="0.143cm" fo:padding-left="0.268cm" fo:padding-right="0.268cm" loext:decorative="false"/>
    </style:style>
    <style:style style:name="gr98" style:family="graphic" style:parent-style-name="objectwithoutfill">
      <style:graphic-properties svg:stroke-width="0.053cm" svg:stroke-color="#ff8000" draw:marker-start="Circle" draw:marker-start-width="0.129cm" draw:marker-start-center="true" draw:marker-end="" draw:marker-end-width="0.129cm" draw:marker-end-center="true" svg:stroke-linecap="square" draw:fill="none" draw:textarea-vertical-align="middle" fo:padding-top="0.152cm" fo:padding-bottom="0.152cm" fo:padding-left="0.277cm" fo:padding-right="0.277cm" loext:decorative="false"/>
    </style:style>
    <style:style style:name="gr99" style:family="graphic" style:parent-style-name="objectwithoutfill">
      <style:graphic-properties svg:stroke-width="0.106cm" svg:stroke-color="#ff8000" draw:marker-start="Circle" draw:marker-start-width="0.208cm" draw:marker-start-center="true" draw:marker-end="" draw:marker-end-width="0.208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00" style:family="graphic" style:parent-style-name="objectwithoutfill">
      <style:graphic-properties svg:stroke-width="0.018cm" svg:stroke-color="#2a6099" draw:marker-start="Circle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101" style:family="graphic" style:parent-style-name="objectwithoutfill">
      <style:graphic-properties svg:stroke-width="0.035cm" svg:stroke-color="#2a6099" draw:marker-start="Circle" draw:marker-start-width="0.102cm" draw:marker-start-center="true" draw:marker-end="" draw:marker-end-width="0.102cm" draw:marker-end-center="true" svg:stroke-linecap="square" draw:fill="none" draw:textarea-vertical-align="middle" fo:padding-top="0.143cm" fo:padding-bottom="0.143cm" fo:padding-left="0.268cm" fo:padding-right="0.268cm" loext:decorative="false"/>
    </style:style>
    <style:style style:name="gr102" style:family="graphic" style:parent-style-name="objectwithoutfill">
      <style:graphic-properties svg:stroke-width="0.053cm" svg:stroke-color="#2a6099" draw:marker-start="Circle" draw:marker-start-width="0.129cm" draw:marker-start-center="true" draw:marker-end="" draw:marker-end-width="0.129cm" draw:marker-end-center="true" svg:stroke-linecap="square" draw:fill="none" draw:textarea-vertical-align="middle" fo:padding-top="0.152cm" fo:padding-bottom="0.152cm" fo:padding-left="0.277cm" fo:padding-right="0.277cm" loext:decorative="false"/>
    </style:style>
    <style:style style:name="gr103" style:family="graphic" style:parent-style-name="objectwithoutfill">
      <style:graphic-properties svg:stroke-width="0.106cm" svg:stroke-color="#2a6099" draw:marker-start="Circle" draw:marker-start-width="0.208cm" draw:marker-start-center="true" draw:marker-end="" draw:marker-end-width="0.208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04" style:family="graphic" style:parent-style-name="objectwithoutfill">
      <style:graphic-properties svg:stroke-width="0.018cm" svg:stroke-color="#00a933" draw:marker-start="Circle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105" style:family="graphic" style:parent-style-name="objectwithoutfill">
      <style:graphic-properties svg:stroke-width="0.035cm" svg:stroke-color="#00a933" draw:marker-start="Circle" draw:marker-start-width="0.102cm" draw:marker-start-center="true" draw:marker-end="" draw:marker-end-width="0.102cm" draw:marker-end-center="true" svg:stroke-linecap="square" draw:fill="none" draw:textarea-vertical-align="middle" fo:padding-top="0.143cm" fo:padding-bottom="0.143cm" fo:padding-left="0.268cm" fo:padding-right="0.268cm" loext:decorative="false"/>
    </style:style>
    <style:style style:name="gr106" style:family="graphic" style:parent-style-name="objectwithoutfill">
      <style:graphic-properties svg:stroke-width="0.053cm" svg:stroke-color="#00a933" draw:marker-start="Circle" draw:marker-start-width="0.129cm" draw:marker-start-center="true" draw:marker-end="" draw:marker-end-width="0.129cm" draw:marker-end-center="true" svg:stroke-linecap="square" draw:fill="none" draw:textarea-vertical-align="middle" fo:padding-top="0.152cm" fo:padding-bottom="0.152cm" fo:padding-left="0.277cm" fo:padding-right="0.277cm" loext:decorative="false"/>
    </style:style>
    <style:style style:name="gr107" style:family="graphic" style:parent-style-name="objectwithoutfill">
      <style:graphic-properties svg:stroke-width="0.106cm" svg:stroke-color="#00a933" draw:marker-start="Circle" draw:marker-start-width="0.208cm" draw:marker-start-center="true" draw:marker-end="" draw:marker-end-width="0.208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08" style:family="graphic" style:parent-style-name="standard">
      <style:graphic-properties svg:stroke-width="0.053cm" svg:stroke-color="#000000" draw:marker-start-width="0.279cm" draw:marker-end-width="0.279cm" svg:stroke-linecap="square" draw:textarea-horizontal-align="justify" draw:textarea-vertical-align="middle" draw:auto-grow-height="false" fo:min-height="1.02cm" fo:min-width="5.214cm" fo:padding-top="0.151cm" fo:padding-bottom="0.151cm" fo:padding-left="0.276cm" fo:padding-right="0.276cm" style:writing-mode="lr-tb" loext:decorative="false"/>
      <style:paragraph-properties style:writing-mode="lr-tb"/>
    </style:style>
    <style:style style:name="gr109" style:family="graphic" style:parent-style-name="objectwithoutfill">
      <style:graphic-properties svg:stroke-width="0.018cm" svg:stroke-color="#bf0041" draw:marker-start="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110" style:family="graphic" style:parent-style-name="objectwithoutfill">
      <style:graphic-properties svg:stroke-width="0.018cm" svg:stroke-color="#55308d" draw:marker-start="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111" style:family="graphic" style:parent-style-name="standard">
      <style:graphic-properties svg:stroke-width="0.053cm" svg:stroke-color="#000000" draw:marker-start-width="0.279cm" draw:marker-end-width="0.279cm" svg:stroke-linecap="square" draw:textarea-horizontal-align="justify" draw:textarea-vertical-align="middle" draw:auto-grow-height="false" fo:min-height="1.02cm" fo:min-width="2.993cm" fo:padding-top="0.151cm" fo:padding-bottom="0.151cm" fo:padding-left="0.276cm" fo:padding-right="0.276cm" style:writing-mode="lr-tb" loext:decorative="false"/>
      <style:paragraph-properties style:writing-mode="lr-tb"/>
    </style:style>
    <style:style style:name="gr112" style:family="graphic" style:parent-style-name="objectwithoutfill">
      <style:graphic-properties svg:stroke-width="0.018cm" svg:stroke-color="#ff8000" draw:marker-start="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113" style:family="graphic" style:parent-style-name="objectwithoutfill">
      <style:graphic-properties svg:stroke-width="0.018cm" svg:stroke-color="#2a6099" draw:marker-start="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114" style:family="graphic" style:parent-style-name="objectwithoutfill">
      <style:graphic-properties svg:stroke-width="0.018cm" svg:stroke-color="#00a933" draw:marker-start="" draw:marker-start-width="0.102cm" draw:marker-start-center="true" draw:marker-end="" draw:marker-end-width="0.102cm" draw:marker-end-center="true" svg:stroke-linecap="square" draw:fill="none" draw:textarea-vertical-align="middle" fo:padding-top="0.134cm" fo:padding-bottom="0.134cm" fo:padding-left="0.259cm" fo:padding-right="0.259cm" loext:decorative="false"/>
    </style:style>
    <style:style style:name="gr115" style:family="graphic" style:parent-style-name="standard">
      <style:graphic-properties svg:stroke-width="0.053cm" svg:stroke-color="#000000" draw:marker-start-width="0.28cm" draw:marker-end-width="0.28cm" svg:stroke-linecap="square" draw:fill="solid" draw:fill-color="#ffffff" draw:textarea-horizontal-align="justify" draw:textarea-vertical-align="middle" draw:auto-grow-height="false" fo:min-height="0.656cm" fo:min-width="0.588cm" fo:padding-top="0.152cm" fo:padding-bottom="0.152cm" fo:padding-left="0.277cm" fo:padding-right="0.277cm" loext:decorative="false"/>
    </style:style>
    <style:style style:name="gr116" style:family="graphic" style:parent-style-name="standard">
      <style:graphic-properties svg:stroke-width="0.053cm" svg:stroke-color="#000000" draw:marker-start-width="0.28cm" draw:marker-end-width="0.28cm" svg:stroke-linecap="square" draw:fill="solid" draw:fill-color="#ffffff" draw:textarea-horizontal-align="justify" draw:textarea-vertical-align="middle" draw:auto-grow-height="false" fo:min-height="0.602cm" fo:min-width="0.534cm" fo:padding-top="0.152cm" fo:padding-bottom="0.152cm" fo:padding-left="0.277cm" fo:padding-right="0.277cm" loext:decorative="false"/>
    </style:style>
    <style:style style:name="gr1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.444cm" fo:min-width="2.419cm" fo:padding-top="0.151cm" fo:padding-bottom="0.151cm" fo:padding-left="0.276cm" fo:padding-right="0.276cm" draw:shadow="hidden" loext:decorative="false"/>
    </style:style>
    <style:style style:name="gr118" style:family="graphic" style:parent-style-name="objectwithoutfill">
      <style:graphic-properties draw:stroke-dash="Dot" svg:stroke-width="0.106cm" svg:stroke-color="#729fcf" draw:marker-start="" draw:marker-start-width="0.359cm" draw:marker-end="Circle" draw:marker-end-width="0.203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19" style:family="graphic" style:parent-style-name="objectwithoutfill">
      <style:graphic-properties draw:stroke-dash="Dot" svg:stroke-width="0.106cm" svg:stroke-color="#ff0000" draw:marker-start="" draw:marker-start-width="0.359cm" draw:marker-end="Circle" draw:marker-end-width="0.203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20" style:family="graphic" style:parent-style-name="objectwithoutfill">
      <style:graphic-properties draw:stroke-dash="Dot" svg:stroke-width="0.106cm" svg:stroke-color="#224b12" draw:marker-start="" draw:marker-start-width="0.359cm" draw:marker-end="Circle" draw:marker-end-width="0.203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21" style:family="graphic" style:parent-style-name="standard">
      <style:graphic-properties svg:stroke-width="0.053cm" svg:stroke-color="#000000" draw:marker-start-width="0.28cm" draw:marker-end-width="0.28cm" svg:stroke-linecap="square" draw:fill="solid" draw:fill-color="#ffffff" draw:textarea-horizontal-align="justify" draw:textarea-vertical-align="middle" draw:auto-grow-height="false" fo:min-height="1.055cm" fo:min-width="0.806cm" fo:padding-top="0.152cm" fo:padding-bottom="0.152cm" fo:padding-left="0.277cm" fo:padding-right="0.277cm" loext:decorative="false"/>
    </style:style>
    <style:style style:name="gr122" style:family="graphic" style:parent-style-name="objectwithoutfill">
      <style:graphic-properties draw:stroke-dash="Dot" svg:stroke-width="0.106cm" svg:stroke-color="#ec9ba4" draw:marker-start="" draw:marker-start-width="0.359cm" draw:marker-end="Circle" draw:marker-end-width="0.203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23" style:family="graphic" style:parent-style-name="objectwithoutfill">
      <style:graphic-properties draw:stroke-dash="Dot" svg:stroke-width="0.106cm" svg:stroke-color="#afd095" draw:marker-start="" draw:marker-start-width="0.359cm" draw:marker-end="Circle" draw:marker-end-width="0.203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24" style:family="graphic" style:parent-style-name="objectwithoutfill">
      <style:graphic-properties draw:stroke-dash="Dot" svg:stroke-width="0.106cm" svg:stroke-color="#2a6099" draw:marker-start="" draw:marker-start-width="0.359cm" draw:marker-end="Circle" draw:marker-end-width="0.203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25" style:family="graphic" style:parent-style-name="objectwithoutfill">
      <style:graphic-properties draw:stroke-dash="Dot" svg:stroke-width="0.106cm" svg:stroke-color="#2a6099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126" style:family="graphic" style:parent-style-name="objectwithoutfill">
      <style:graphic-properties draw:stroke-dash="Dot" svg:stroke-width="0.106cm" svg:stroke-color="#729fcf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127" style:family="graphic" style:parent-style-name="objectwithoutfill">
      <style:graphic-properties draw:stroke-dash="Dot" svg:stroke-width="0.106cm" svg:stroke-color="#224b12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128" style:family="graphic" style:parent-style-name="objectwithoutfill">
      <style:graphic-properties draw:stroke-dash="Dot" svg:stroke-width="0.106cm" svg:stroke-color="#afd095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129" style:family="graphic" style:parent-style-name="objectwithoutfill">
      <style:graphic-properties draw:stroke-dash="Dot" svg:stroke-width="0.106cm" svg:stroke-color="#ff0000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130" style:family="graphic" style:parent-style-name="objectwithoutfill">
      <style:graphic-properties draw:stroke-dash="Dot" svg:stroke-width="0.106cm" svg:stroke-color="#ec9ba4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131" style:family="graphic" style:parent-style-name="standard">
      <style:graphic-properties svg:stroke-width="0.053cm" svg:stroke-color="#000000" draw:marker-start-width="0.279cm" draw:marker-end-width="0.279cm" svg:stroke-linecap="square" draw:textarea-horizontal-align="justify" draw:textarea-vertical-align="middle" draw:auto-grow-height="false" fo:min-height="1.285cm" fo:min-width="0.718cm" fo:padding-top="0.151cm" fo:padding-bottom="0.151cm" fo:padding-left="0.276cm" fo:padding-right="0.276cm" style:writing-mode="lr-tb" loext:decorative="false"/>
      <style:paragraph-properties style:writing-mode="lr-tb"/>
    </style:style>
    <style:style style:name="gr13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174cm" fo:min-width="0.136cm" fo:padding-top="0.151cm" fo:padding-bottom="0.151cm" fo:padding-left="0.276cm" fo:padding-right="0.276cm" loext:decorative="false"/>
    </style:style>
    <style:style style:name="gr13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13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122cm" fo:min-width="0.084cm" fo:padding-top="0.151cm" fo:padding-bottom="0.151cm" fo:padding-left="0.276cm" fo:padding-right="0.276cm" loext:decorative="false"/>
    </style:style>
    <style:style style:name="gr135" style:family="graphic" style:parent-style-name="standard">
      <style:graphic-properties svg:stroke-width="0.053cm" svg:stroke-color="#000000" draw:marker-start-width="0.279cm" draw:marker-end-width="0.279cm" svg:stroke-linecap="square" draw:textarea-horizontal-align="justify" draw:textarea-vertical-align="middle" draw:auto-grow-height="false" fo:min-height="0.967cm" fo:min-width="1.035cm" fo:padding-top="0.151cm" fo:padding-bottom="0.151cm" fo:padding-left="0.276cm" fo:padding-right="0.276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width="0.706cm" svg:stroke-color="#1e6a39" draw:marker-start-width="1.254cm" draw:marker-end-width="1.254cm" svg:stroke-linecap="round" draw:fill="none" draw:textarea-vertical-align="middle" fo:padding-top="0.473cm" fo:padding-bottom="0.473cm" fo:padding-left="0.598cm" fo:padding-right="0.598cm" loext:decorative="false"/>
    </style:style>
    <style:style style:name="gr137" style:family="graphic" style:parent-style-name="objectwithoutfill">
      <style:graphic-properties svg:stroke-width="0.212cm" svg:stroke-color="#333333" draw:marker-start-width="0.514cm" draw:marker-end-width="0.514cm" svg:stroke-linecap="round" draw:fill="none" draw:textarea-vertical-align="middle" fo:padding-top="0.227cm" fo:padding-bottom="0.227cm" fo:padding-left="0.352cm" fo:padding-right="0.352cm" loext:decorative="false"/>
    </style:style>
    <style:style style:name="gr138" style:family="graphic" style:parent-style-name="objectwithoutfill">
      <style:graphic-properties svg:stroke-width="0.706cm" svg:stroke-color="#c9211e" draw:marker-start-width="1.254cm" draw:marker-end-width="1.254cm" svg:stroke-linecap="round" draw:fill="none" draw:textarea-vertical-align="middle" fo:padding-top="0.473cm" fo:padding-bottom="0.473cm" fo:padding-left="0.598cm" fo:padding-right="0.598cm" loext:decorative="false"/>
    </style:style>
    <style:style style:name="gr139" style:family="graphic" style:parent-style-name="objectwithoutfill">
      <style:graphic-properties svg:stroke-width="0.706cm" svg:stroke-color="#355269" draw:marker-start-width="1.254cm" draw:marker-end-width="1.254cm" svg:stroke-linecap="round" draw:fill="none" draw:textarea-vertical-align="middle" fo:padding-top="0.473cm" fo:padding-bottom="0.473cm" fo:padding-left="0.598cm" fo:padding-right="0.598cm" loext:decorative="false"/>
    </style:style>
    <style:style style:name="gr140" style:family="graphic" style:parent-style-name="objectwithoutfill">
      <style:graphic-properties svg:stroke-width="0.212cm" svg:stroke-color="#333333" draw:marker-start="Circle" draw:marker-start-width="0.406cm" draw:marker-start-center="true" draw:marker-end-width="0.514cm" svg:stroke-linecap="round" draw:fill="none" draw:textarea-vertical-align="middle" fo:padding-top="0.227cm" fo:padding-bottom="0.227cm" fo:padding-left="0.352cm" fo:padding-right="0.352cm" loext:decorative="false"/>
    </style:style>
    <style:style style:name="gr141" style:family="graphic" style:parent-style-name="objectwithoutfill">
      <style:graphic-properties svg:stroke-width="0.706cm" svg:stroke-color="#729fcf" draw:marker-start-width="1.254cm" draw:marker-end-width="1.254cm" svg:stroke-linecap="round" draw:fill="none" draw:textarea-vertical-align="middle" fo:padding-top="0.473cm" fo:padding-bottom="0.473cm" fo:padding-left="0.598cm" fo:padding-right="0.598cm" loext:decorative="false"/>
    </style:style>
    <style:style style:name="gr142" style:family="graphic" style:parent-style-name="objectwithoutfill">
      <style:graphic-properties svg:stroke-width="0.706cm" svg:stroke-color="#000000" draw:marker-start-width="1.254cm" draw:marker-end-width="1.254cm" svg:stroke-linecap="round" draw:fill="none" draw:textarea-vertical-align="middle" fo:padding-top="0.473cm" fo:padding-bottom="0.473cm" fo:padding-left="0.598cm" fo:padding-right="0.598cm" loext:decorative="false"/>
    </style:style>
    <style:style style:name="gr143" style:family="graphic" style:parent-style-name="objectwithoutfill">
      <style:graphic-properties svg:stroke-width="0.706cm" svg:stroke-color="#55308d" draw:marker-start-width="1.254cm" draw:marker-end-width="1.254cm" svg:stroke-linecap="round" draw:fill="none" draw:textarea-vertical-align="middle" fo:padding-top="0.473cm" fo:padding-bottom="0.473cm" fo:padding-left="0.598cm" fo:padding-right="0.598cm" loext:decorative="false"/>
    </style:style>
    <style:style style:name="gr144" style:family="graphic" style:parent-style-name="objectwithoutfill">
      <style:graphic-properties svg:stroke-width="0.706cm" svg:stroke-color="#bf0041" draw:marker-start-width="1.254cm" draw:marker-end-width="1.254cm" svg:stroke-linecap="round" draw:fill="none" draw:textarea-vertical-align="middle" fo:padding-top="0.473cm" fo:padding-bottom="0.473cm" fo:padding-left="0.598cm" fo:padding-right="0.598cm" loext:decorative="false"/>
    </style:style>
    <style:style style:name="gr145" style:family="graphic" style:parent-style-name="objectwithoutfill">
      <style:graphic-properties svg:stroke-width="0.706cm" svg:stroke-color="#ff8000" draw:marker-start-width="1.254cm" draw:marker-end-width="1.254cm" svg:stroke-linecap="round" draw:fill="none" draw:textarea-vertical-align="middle" fo:padding-top="0.473cm" fo:padding-bottom="0.473cm" fo:padding-left="0.598cm" fo:padding-right="0.598cm" loext:decorative="false"/>
    </style:style>
    <style:style style:name="gr146" style:family="graphic" style:parent-style-name="objectwithoutfill">
      <style:graphic-properties svg:stroke-width="0.706cm" svg:stroke-color="#2a6099" draw:marker-start-width="1.254cm" draw:marker-end-width="1.254cm" svg:stroke-linecap="round" draw:fill="none" draw:textarea-vertical-align="middle" fo:padding-top="0.473cm" fo:padding-bottom="0.473cm" fo:padding-left="0.598cm" fo:padding-right="0.598cm" loext:decorative="false"/>
    </style:style>
    <style:style style:name="gr147" style:family="graphic" style:parent-style-name="objectwithoutfill">
      <style:graphic-properties svg:stroke-width="0.106cm" svg:stroke-color="#492300" draw:marker-start-width="0.359cm" draw:marker-end-width="0.359cm" svg:stroke-linecap="square" draw:fill="none" draw:textarea-vertical-align="middle" fo:padding-top="0.178cm" fo:padding-bottom="0.178cm" fo:padding-left="0.303cm" fo:padding-right="0.303cm" loext:decorative="false"/>
    </style:style>
    <style:style style:name="gr148" style:family="graphic" style:parent-style-name="objectwithoutfill">
      <style:graphic-properties svg:stroke-width="0.018cm" svg:stroke-color="#492300" draw:marker-start-width="0.227cm" draw:marker-end-width="0.227cm" svg:stroke-linecap="square" draw:fill="none" draw:textarea-vertical-align="middle" fo:padding-top="0.134cm" fo:padding-bottom="0.134cm" fo:padding-left="0.259cm" fo:padding-right="0.259cm" loext:decorative="false"/>
    </style:style>
    <style:style style:name="gr149" style:family="graphic" style:parent-style-name="objectwithoutfill">
      <style:graphic-properties svg:stroke-width="0.035cm" svg:stroke-color="#492300" draw:marker-start-width="0.253cm" draw:marker-end-width="0.253cm" svg:stroke-linecap="square" draw:fill="none" draw:textarea-vertical-align="middle" fo:padding-top="0.143cm" fo:padding-bottom="0.143cm" fo:padding-left="0.268cm" fo:padding-right="0.268cm" loext:decorative="false"/>
    </style:style>
    <style:style style:name="gr150" style:family="graphic" style:parent-style-name="objectwithoutfill">
      <style:graphic-properties svg:stroke-width="0.053cm" svg:stroke-color="#492300" draw:marker-start-width="0.28cm" draw:marker-end-width="0.28cm" svg:stroke-linecap="square" draw:fill="none" draw:textarea-vertical-align="middle" fo:padding-top="0.152cm" fo:padding-bottom="0.152cm" fo:padding-left="0.277cm" fo:padding-right="0.277cm" loext:decorative="false"/>
    </style:style>
    <style:style style:name="gr151" style:family="graphic" style:parent-style-name="standard">
      <style:graphic-properties svg:stroke-color="#000000" svg:stroke-linecap="square" draw:textarea-horizontal-align="justify" draw:textarea-vertical-align="middle" draw:auto-grow-height="false" fo:min-height="2.222cm" fo:min-width="28.575cm" style:writing-mode="lr-tb" loext:decorative="false"/>
      <style:paragraph-properties style:writing-mode="lr-tb"/>
    </style:style>
    <style:style style:name="gr152" style:family="graphic" style:parent-style-name="standard">
      <style:graphic-properties svg:stroke-width="0.053cm" svg:stroke-color="#000000" draw:marker-start-width="0.279cm" draw:marker-end-width="0.279cm" svg:stroke-linecap="square" draw:textarea-horizontal-align="justify" draw:textarea-vertical-align="middle" draw:auto-grow-height="false" fo:min-height="0.968cm" fo:min-width="2.941cm" fo:padding-top="0.151cm" fo:padding-bottom="0.151cm" fo:padding-left="0.276cm" fo:padding-right="0.276cm" style:writing-mode="lr-tb" loext:decorative="false"/>
      <style:paragraph-properties style:writing-mode="lr-tb"/>
    </style:style>
    <style:style style:name="gr153" style:family="graphic" style:parent-style-name="objectwithoutfill">
      <style:graphic-properties svg:stroke-width="0.018cm" svg:stroke-color="#55308d" draw:marker-start-width="0.228cm" draw:marker-end-width="0.228cm" svg:stroke-linecap="square" draw:fill="none" draw:textarea-vertical-align="middle" fo:padding-top="0.135cm" fo:padding-bottom="0.135cm" fo:padding-left="0.26cm" fo:padding-right="0.26cm" loext:decorative="false"/>
    </style:style>
    <style:style style:name="gr154" style:family="graphic" style:parent-style-name="objectwithoutfill">
      <style:graphic-properties svg:stroke-width="0.018cm" svg:stroke-color="#bf0041" draw:marker-start-width="0.228cm" draw:marker-end-width="0.228cm" svg:stroke-linecap="square" draw:fill="none" draw:textarea-vertical-align="middle" fo:padding-top="0.135cm" fo:padding-bottom="0.135cm" fo:padding-left="0.26cm" fo:padding-right="0.26cm" loext:decorative="false"/>
    </style:style>
    <style:style style:name="gr155" style:family="graphic" style:parent-style-name="objectwithoutfill">
      <style:graphic-properties svg:stroke-width="0.018cm" svg:stroke-color="#ff8000" draw:marker-start-width="0.228cm" draw:marker-end-width="0.228cm" svg:stroke-linecap="square" draw:fill="none" draw:textarea-vertical-align="middle" fo:padding-top="0.135cm" fo:padding-bottom="0.135cm" fo:padding-left="0.26cm" fo:padding-right="0.26cm" loext:decorative="false"/>
    </style:style>
    <style:style style:name="gr156" style:family="graphic" style:parent-style-name="objectwithoutfill">
      <style:graphic-properties svg:stroke-width="0.018cm" svg:stroke-color="#2a6099" draw:marker-start-width="0.228cm" draw:marker-end-width="0.228cm" svg:stroke-linecap="square" draw:fill="none" draw:textarea-vertical-align="middle" fo:padding-top="0.135cm" fo:padding-bottom="0.135cm" fo:padding-left="0.26cm" fo:padding-right="0.26cm" loext:decorative="false"/>
    </style:style>
    <style:style style:name="gr157" style:family="graphic" style:parent-style-name="objectwithoutfill">
      <style:graphic-properties svg:stroke-width="0.018cm" svg:stroke-color="#00a933" draw:marker-start-width="0.228cm" draw:marker-end-width="0.228cm" svg:stroke-linecap="square" draw:fill="none" draw:textarea-vertical-align="middle" fo:padding-top="0.135cm" fo:padding-bottom="0.135cm" fo:padding-left="0.26cm" fo:padding-right="0.26cm" loext:decorative="false"/>
    </style:style>
    <style:style style:name="gr158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0.41cm" fo:min-width="1.228cm" fo:padding-top="0.151cm" fo:padding-bottom="0.151cm" fo:padding-left="0.276cm" fo:padding-right="0.276cm" style:writing-mode="lr-tb" loext:decorative="false"/>
      <style:paragraph-properties style:writing-mode="lr-tb"/>
    </style:style>
    <style:style style:name="gr159" style:family="graphic" style:parent-style-name="objectwithoutfill">
      <style:graphic-properties svg:stroke-width="0.035cm" svg:stroke-color="#000000" draw:marker-start="Arrowheads_20_1" draw:marker-start-width="0.102cm" draw:marker-start-center="true" draw:marker-end-width="0.253cm" svg:stroke-linecap="square" draw:fill="none" draw:textarea-vertical-align="middle" fo:padding-top="0.143cm" fo:padding-bottom="0.143cm" fo:padding-left="0.268cm" fo:padding-right="0.268cm" loext:decorative="false"/>
    </style:style>
    <style:style style:name="gr160" style:family="graphic" style:parent-style-name="objectwithoutfill">
      <style:graphic-properties svg:stroke-width="0.106cm" svg:stroke-color="#000000" draw:marker-start="" draw:marker-start-width="0.359cm" draw:marker-end="Circle" draw:marker-end-width="0.152cm" draw:marker-end-center="true" svg:stroke-linecap="square" draw:fill="none" draw:textarea-vertical-align="middle" fo:padding-top="0.178cm" fo:padding-bottom="0.178cm" fo:padding-left="0.303cm" fo:padding-right="0.303cm" loext:decorative="false"/>
    </style:style>
    <style:style style:name="gr161" style:family="graphic" style:parent-style-name="objectwithoutfill">
      <style:graphic-properties svg:stroke-width="0.053cm" svg:stroke-color="#000000" draw:marker-start="" draw:marker-start-width="0.28cm" draw:marker-end="Circle" draw:marker-end-width="0.152cm" draw:marker-end-center="true" svg:stroke-linecap="square" draw:fill="none" draw:textarea-vertical-align="middle" fo:padding-top="0.152cm" fo:padding-bottom="0.152cm" fo:padding-left="0.277cm" fo:padding-right="0.277cm" loext:decorative="false"/>
    </style:style>
    <style:style style:name="gr162" style:family="graphic" style:parent-style-name="objectwithoutfill">
      <style:graphic-properties svg:stroke-width="0.035cm" svg:stroke-color="#000000" draw:marker-start="" draw:marker-start-width="0.253cm" draw:marker-end="Circle" draw:marker-end-width="0.152cm" draw:marker-end-center="true" svg:stroke-linecap="square" draw:fill="none" draw:textarea-vertical-align="middle" fo:padding-top="0.143cm" fo:padding-bottom="0.143cm" fo:padding-left="0.268cm" fo:padding-right="0.268cm" loext:decorative="false"/>
    </style:style>
    <style:style style:name="gr163" style:family="graphic" style:parent-style-name="standard">
      <style:graphic-properties svg:stroke-width="0.053cm" svg:stroke-color="#000000" draw:marker-start-width="0.279cm" draw:marker-end-width="0.279cm" svg:stroke-linecap="square" draw:textarea-horizontal-align="justify" draw:textarea-vertical-align="middle" draw:auto-grow-height="false" fo:min-height="0.968cm" fo:min-width="1.036cm" fo:padding-top="0.151cm" fo:padding-bottom="0.151cm" fo:padding-left="0.276cm" fo:padding-right="0.276cm" style:writing-mode="lr-tb" loext:decorative="false"/>
      <style:paragraph-properties style:writing-mode="lr-tb"/>
    </style:style>
    <style:style style:name="gr164" style:family="graphic" style:parent-style-name="standard">
      <style:graphic-properties svg:stroke-width="0.212cm" svg:stroke-color="#000000" draw:marker-start-width="0.517cm" draw:marker-end-width="0.517cm" svg:stroke-linecap="square" draw:fill="solid" draw:fill-color="#b2b2b2" draw:textarea-horizontal-align="justify" draw:textarea-vertical-align="middle" draw:auto-grow-height="false" fo:min-height="6.683cm" fo:min-width="4.528cm" fo:padding-top="0.23cm" fo:padding-bottom="0.23cm" fo:padding-left="0.355cm" fo:padding-right="0.355cm" style:writing-mode="lr-tb" loext:decorative="false"/>
      <style:paragraph-properties style:writing-mode="lr-tb"/>
    </style:style>
    <style:style style:name="gr165" style:family="graphic" style:parent-style-name="standard">
      <style:graphic-properties svg:stroke-width="0.018cm" svg:stroke-color="#000000" draw:marker-start-width="0.227cm" draw:marker-end-width="0.227cm" svg:stroke-linecap="square" draw:fill="none" draw:fill-color="#b2b2b2" loext:fill-use-slide-background="false" draw:textarea-horizontal-align="justify" draw:textarea-vertical-align="middle" draw:auto-grow-height="false" fo:min-height="0.367cm" fo:min-width="1.387cm" fo:padding-top="0.134cm" fo:padding-bottom="0.134cm" fo:padding-left="0.259cm" fo:padding-right="0.259cm" style:writing-mode="lr-tb" loext:decorative="false"/>
      <style:paragraph-properties style:writing-mode="lr-tb"/>
    </style:style>
    <style:style style:name="gr166" style:family="graphic" style:parent-style-name="standard">
      <style:graphic-properties svg:stroke-width="0.018cm" svg:stroke-color="#000000" draw:marker-start-width="0.227cm" draw:marker-end-width="0.227cm" svg:stroke-linecap="square" draw:fill="none" draw:fill-color="#b2b2b2" loext:fill-use-slide-background="false" draw:textarea-horizontal-align="justify" draw:textarea-vertical-align="middle" draw:auto-grow-height="false" fo:min-height="2.589cm" fo:min-width="0.117cm" fo:padding-top="0.134cm" fo:padding-bottom="0.134cm" fo:padding-left="0.259cm" fo:padding-right="0.259cm" style:writing-mode="lr-tb" loext:decorative="false"/>
      <style:paragraph-properties style:writing-mode="lr-tb"/>
    </style:style>
    <style:style style:name="gr167" style:family="graphic" style:parent-style-name="standard">
      <style:graphic-properties svg:stroke-width="0.018cm" svg:stroke-color="#000000" draw:marker-start-width="0.227cm" draw:marker-end-width="0.227cm" svg:stroke-linecap="square" draw:fill="none" draw:fill-color="#b2b2b2" loext:fill-use-slide-background="false" draw:textarea-horizontal-align="justify" draw:textarea-vertical-align="middle" draw:auto-grow-height="false" fo:min-height="2.59cm" fo:min-width="0.117cm" fo:padding-top="0.134cm" fo:padding-bottom="0.134cm" fo:padding-left="0.259cm" fo:padding-right="0.259cm" style:writing-mode="lr-tb" loext:decorative="false"/>
      <style:paragraph-properties style:writing-mode="lr-tb"/>
    </style:style>
    <style:style style:name="gr168" style:family="graphic" style:parent-style-name="standard">
      <style:graphic-properties svg:stroke-width="0.018cm" svg:stroke-color="#000000" draw:marker-start-width="0.227cm" draw:marker-end-width="0.227cm" svg:stroke-linecap="square" draw:fill="none" draw:fill-color="#b2b2b2" loext:fill-use-slide-background="false" draw:textarea-horizontal-align="justify" draw:textarea-vertical-align="middle" draw:auto-grow-height="false" fo:min-height="4.812cm" fo:min-width="0.117cm" fo:padding-top="0.134cm" fo:padding-bottom="0.134cm" fo:padding-left="0.259cm" fo:padding-right="0.259cm" style:writing-mode="lr-tb" loext:decorative="false"/>
      <style:paragraph-properties style:writing-mode="lr-tb"/>
    </style:style>
    <style:style style:name="gr169" style:family="graphic" style:parent-style-name="objectwithoutfill">
      <style:graphic-properties svg:stroke-width="0.706cm" svg:stroke-color="#00a933" draw:marker-start-width="1.254cm" draw:marker-end-width="1.254cm" svg:stroke-linecap="round" draw:fill="none" draw:textarea-vertical-align="middle" fo:padding-top="0.473cm" fo:padding-bottom="0.473cm" fo:padding-left="0.598cm" fo:padding-right="0.598cm" loext:decorative="false"/>
    </style:style>
    <style:style style:name="gr170" style:family="graphic" style:parent-style-name="standard">
      <style:graphic-properties svg:stroke-width="0.053cm" svg:stroke-color="#000000" draw:marker-start-width="0.279cm" draw:marker-end-width="0.279cm" svg:stroke-linecap="square" draw:textarea-horizontal-align="justify" draw:textarea-vertical-align="middle" draw:auto-grow-height="false" fo:min-height="0.968cm" fo:min-width="0.718cm" fo:padding-top="0.151cm" fo:padding-bottom="0.151cm" fo:padding-left="0.276cm" fo:padding-right="0.276cm" style:writing-mode="lr-tb" loext:decorative="false"/>
      <style:paragraph-properties style:writing-mode="lr-tb"/>
    </style:style>
    <style:style style:name="gr171" style:family="graphic" style:parent-style-name="standard">
      <style:graphic-properties svg:stroke-width="0.053cm" svg:stroke-color="#00a933" draw:marker-start-width="0.279cm" draw:marker-end-width="0.279cm" svg:stroke-linecap="square" draw:fill="solid" draw:fill-color="#b2b2b2" draw:textarea-horizontal-align="justify" draw:textarea-vertical-align="middle" draw:auto-grow-height="false" fo:min-height="1.92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172" style:family="graphic" style:parent-style-name="standard">
      <style:graphic-properties svg:stroke-width="0.053cm" svg:stroke-color="#2a6099" draw:marker-start-width="0.279cm" draw:marker-end-width="0.279cm" svg:stroke-linecap="square" draw:fill="solid" draw:fill-color="#b2b2b2" draw:textarea-horizontal-align="justify" draw:textarea-vertical-align="middle" draw:auto-grow-height="false" fo:min-height="1.92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173" style:family="graphic" style:parent-style-name="standard">
      <style:graphic-properties svg:stroke-width="0.053cm" svg:stroke-color="#ff8000" draw:marker-start-width="0.279cm" draw:marker-end-width="0.279cm" svg:stroke-linecap="square" draw:fill="solid" draw:fill-color="#b2b2b2" draw:textarea-horizontal-align="justify" draw:textarea-vertical-align="middle" draw:auto-grow-height="false" fo:min-height="0.967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174" style:family="graphic" style:parent-style-name="standard">
      <style:graphic-properties svg:stroke-width="0.053cm" svg:stroke-color="#55308d" draw:marker-start-width="0.279cm" draw:marker-end-width="0.279cm" svg:stroke-linecap="square" draw:fill="solid" draw:fill-color="#b2b2b2" draw:textarea-horizontal-align="justify" draw:textarea-vertical-align="middle" draw:auto-grow-height="false" fo:min-height="0.968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175" style:family="graphic" style:parent-style-name="standard">
      <style:graphic-properties svg:stroke-width="0.053cm" svg:stroke-color="#bf0041" draw:marker-start-width="0.279cm" draw:marker-end-width="0.279cm" svg:stroke-linecap="square" draw:fill="solid" draw:fill-color="#b2b2b2" draw:textarea-horizontal-align="justify" draw:textarea-vertical-align="middle" draw:auto-grow-height="false" fo:min-height="0.968cm" fo:min-width="1.988cm" fo:padding-top="0.151cm" fo:padding-bottom="0.151cm" fo:padding-left="0.276cm" fo:padding-right="0.276cm" style:writing-mode="lr-tb" loext:decorative="false"/>
      <style:paragraph-properties style:writing-mode="lr-tb"/>
    </style:style>
    <style:style style:name="gr176" style:family="graphic" style:parent-style-name="objectwithoutfill">
      <style:graphic-properties svg:stroke-width="0.212cm" svg:stroke-color="#333333" draw:marker-start="Arrowheads_20_1" draw:marker-start-width="0.514cm" draw:marker-end-width="0.514cm" svg:stroke-linecap="round" draw:fill="none" draw:textarea-vertical-align="middle" fo:padding-top="0.227cm" fo:padding-bottom="0.227cm" fo:padding-left="0.352cm" fo:padding-right="0.352cm" loext:decorative="false"/>
    </style:style>
    <style:style style:name="gr177" style:family="graphic" style:parent-style-name="objectwithoutfill">
      <style:graphic-properties svg:stroke-width="0.706cm" svg:stroke-color="#342a06" draw:marker-start-width="1.254cm" draw:marker-end-width="1.254cm" svg:stroke-linecap="round" draw:fill="none" draw:textarea-vertical-align="middle" fo:padding-top="0.473cm" fo:padding-bottom="0.473cm" fo:padding-left="0.598cm" fo:padding-right="0.598cm" loext:decorative="false"/>
    </style:style>
    <style:style style:name="gr178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1.129cm" fo:min-width="5.172cm" fo:padding-top="0.151cm" fo:padding-bottom="0.151cm" fo:padding-left="0.276cm" fo:padding-right="0.276cm" style:writing-mode="lr-tb" loext:decorative="false"/>
      <style:paragraph-properties style:writing-mode="lr-tb"/>
    </style:style>
    <style:style style:name="gr179" style:family="graphic" style:parent-style-name="standard">
      <style:graphic-properties svg:stroke-width="0.212cm" svg:stroke-color="#000000" draw:marker-start-width="0.517cm" draw:marker-end-width="0.517cm" svg:stroke-linecap="square" draw:fill="solid" draw:fill-color="#b2b2b2" draw:textarea-horizontal-align="justify" draw:textarea-vertical-align="middle" draw:auto-grow-height="false" fo:min-height="1.446cm" fo:min-width="1.195cm" fo:padding-top="0.23cm" fo:padding-bottom="0.23cm" fo:padding-left="0.355cm" fo:padding-right="0.355cm" style:writing-mode="lr-tb" loext:decorative="false"/>
      <style:paragraph-properties style:writing-mode="lr-tb"/>
    </style:style>
    <style:style style:name="gr180" style:family="graphic" style:parent-style-name="standard">
      <style:graphic-properties svg:stroke-width="0.212cm" svg:stroke-color="#000000" draw:marker-start-width="0.517cm" draw:marker-end-width="0.517cm" svg:stroke-linecap="square" draw:fill="solid" draw:fill-color="#b2b2b2" draw:textarea-horizontal-align="justify" draw:textarea-vertical-align="middle" draw:auto-grow-height="false" fo:min-height="1.445cm" fo:min-width="1.195cm" fo:padding-top="0.23cm" fo:padding-bottom="0.23cm" fo:padding-left="0.355cm" fo:padding-right="0.355cm" style:writing-mode="lr-tb" loext:decorative="false"/>
      <style:paragraph-properties style:writing-mode="lr-tb"/>
    </style:style>
    <style:style style:name="gr181" style:family="graphic" style:parent-style-name="standard">
      <style:graphic-properties svg:stroke-width="0.212cm" svg:stroke-color="#000000" draw:marker-start-width="0.517cm" draw:marker-end-width="0.517cm" svg:stroke-linecap="square" draw:fill="solid" draw:fill-color="#b2b2b2" draw:textarea-horizontal-align="justify" draw:textarea-vertical-align="middle" draw:auto-grow-height="false" fo:min-height="1.444cm" fo:min-width="1.195cm" fo:padding-top="0.23cm" fo:padding-bottom="0.23cm" fo:padding-left="0.355cm" fo:padding-right="0.355cm" style:writing-mode="lr-tb" loext:decorative="false"/>
      <style:paragraph-properties style:writing-mode="lr-tb"/>
    </style:style>
    <style:style style:name="gr182" style:family="graphic" style:parent-style-name="objectwithoutfill">
      <style:graphic-properties svg:stroke-width="0.706cm" svg:stroke-color="#000000" draw:marker-start-width="1.254cm" draw:marker-end-width="1.254cm" svg:stroke-linecap="square" draw:fill="none" draw:textarea-vertical-align="middle" fo:padding-top="0.473cm" fo:padding-bottom="0.473cm" fo:padding-left="0.598cm" fo:padding-right="0.598cm" loext:decorative="false"/>
    </style:style>
    <style:style style:name="gr183" style:family="graphic" style:parent-style-name="objectwithoutfill">
      <style:graphic-properties svg:stroke-width="0.212cm" svg:stroke-color="#333333" draw:marker-start-width="0.514cm" draw:marker-end-width="0.514cm" svg:stroke-linecap="square" draw:fill="none" draw:textarea-vertical-align="middle" fo:padding-top="0.227cm" fo:padding-bottom="0.227cm" fo:padding-left="0.352cm" fo:padding-right="0.352cm" loext:decorative="false"/>
    </style:style>
    <style:style style:name="gr184" style:family="graphic" style:parent-style-name="standard">
      <style:graphic-properties svg:stroke-width="0.212cm" svg:stroke-color="#000000" draw:marker-start-width="0.517cm" draw:marker-end-width="0.517cm" svg:stroke-linecap="square" draw:fill="solid" draw:fill-color="#b2b2b2" draw:textarea-horizontal-align="justify" draw:textarea-vertical-align="middle" draw:auto-grow-height="false" fo:min-height="2.08cm" fo:min-width="3.735cm" fo:padding-top="0.23cm" fo:padding-bottom="0.23cm" fo:padding-left="0.355cm" fo:padding-right="0.355cm" style:writing-mode="lr-tb" loext:decorative="false"/>
      <style:paragraph-properties style:writing-mode="lr-tb"/>
    </style:style>
    <style:style style:name="gr185" style:family="graphic" style:parent-style-name="standard">
      <style:graphic-properties svg:stroke-width="0.018cm" svg:stroke-color="#000000" draw:marker-start-width="0.227cm" draw:marker-end-width="0.227cm" svg:stroke-linecap="square" draw:fill="none" draw:fill-color="#b2b2b2" loext:fill-use-slide-background="false" draw:textarea-horizontal-align="justify" draw:textarea-vertical-align="middle" draw:auto-grow-height="false" fo:min-height="0.367cm" fo:min-width="0.435cm" fo:padding-top="0.134cm" fo:padding-bottom="0.134cm" fo:padding-left="0.259cm" fo:padding-right="0.259cm" style:writing-mode="lr-tb" loext:decorative="false"/>
      <style:paragraph-properties style:writing-mode="lr-tb"/>
    </style:style>
    <style:style style:name="gr186" style:family="graphic" style:parent-style-name="standard">
      <style:graphic-properties svg:stroke-width="0.018cm" svg:stroke-color="#000000" draw:marker-start-width="0.227cm" draw:marker-end-width="0.227cm" svg:stroke-linecap="square" draw:fill="none" draw:fill-color="#b2b2b2" loext:fill-use-slide-background="false" draw:textarea-horizontal-align="justify" draw:textarea-vertical-align="middle" draw:auto-grow-height="false" fo:min-height="0.368cm" fo:min-width="0.435cm" fo:padding-top="0.134cm" fo:padding-bottom="0.134cm" fo:padding-left="0.259cm" fo:padding-right="0.259cm" style:writing-mode="lr-tb" loext:decorative="false"/>
      <style:paragraph-properties style:writing-mode="lr-tb"/>
    </style:style>
    <style:style style:name="gr187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0.722cm" fo:min-width="2.105cm" fo:padding-top="0.151cm" fo:padding-bottom="0.151cm" fo:padding-left="0.276cm" fo:padding-right="0.276cm" style:writing-mode="lr-tb" loext:decorative="false"/>
      <style:paragraph-properties style:writing-mode="lr-tb"/>
    </style:style>
    <style:style style:name="gr188" style:family="graphic" style:parent-style-name="standard">
      <style:graphic-properties svg:stroke-width="0.106cm" svg:stroke-color="#000000" draw:marker-start-width="0.358cm" draw:marker-end-width="0.358cm" svg:stroke-linecap="square" draw:fill="gradient" draw:fill-gradient-name="Deep_20_Ocean" draw:gradient-step-count="0" draw:textarea-horizontal-align="justify" draw:textarea-vertical-align="middle" draw:auto-grow-height="false" fo:min-height="0.968cm" fo:min-width="0.718cm" fo:padding-top="0.177cm" fo:padding-bottom="0.177cm" fo:padding-left="0.302cm" fo:padding-right="0.302cm" style:writing-mode="lr-tb" loext:decorative="false"/>
      <style:paragraph-properties style:writing-mode="lr-tb"/>
    </style:style>
    <style:style style:name="gr189" style:family="graphic" style:parent-style-name="objectwithoutfill">
      <style:graphic-properties svg:stroke-width="0.053cm" svg:stroke-color="#000000" draw:marker-start-width="0.28cm" draw:marker-end-width="0.28cm" svg:stroke-linecap="square" draw:fill="gradient" draw:fill-gradient-name="Deep_20_Ocean" draw:gradient-step-count="0" draw:textarea-vertical-align="middle" fo:padding-top="0.152cm" fo:padding-bottom="0.152cm" fo:padding-left="0.277cm" fo:padding-right="0.277cm" loext:decorative="false"/>
    </style:style>
    <style:style style:name="gr190" style:family="graphic" style:parent-style-name="objectwithoutfill">
      <style:graphic-properties svg:stroke-width="0.035cm" svg:stroke-color="#000000" draw:marker-start-width="0.253cm" draw:marker-end-width="0.253cm" svg:stroke-linecap="square" draw:fill="gradient" draw:fill-gradient-name="Deep_20_Ocean" draw:gradient-step-count="0" draw:textarea-vertical-align="middle" fo:padding-top="0.143cm" fo:padding-bottom="0.143cm" fo:padding-left="0.268cm" fo:padding-right="0.268cm" loext:decorative="false"/>
    </style:style>
    <style:style style:name="gr191" style:family="graphic" style:parent-style-name="objectwithoutfill">
      <style:graphic-properties svg:stroke-width="0.212cm" svg:stroke-color="#333333" draw:marker-start-width="0.514cm" draw:marker-end="Circle" draw:marker-end-width="0.406cm" draw:marker-end-center="true" svg:stroke-linecap="round" draw:fill="none" draw:textarea-vertical-align="middle" fo:padding-top="0.227cm" fo:padding-bottom="0.227cm" fo:padding-left="0.352cm" fo:padding-right="0.352cm" loext:decorative="false"/>
    </style:style>
    <style:style style:name="gr192" style:family="graphic" style:parent-style-name="standard">
      <style:graphic-properties svg:stroke-width="0.106cm" svg:stroke-color="#000000" draw:marker-start-width="0.358cm" draw:marker-end-width="0.358cm" svg:stroke-linecap="square" draw:fill="gradient" draw:fill-gradient-name="Deep_20_Ocean" draw:gradient-step-count="0" draw:textarea-horizontal-align="justify" draw:textarea-vertical-align="middle" draw:auto-grow-height="false" fo:min-height="0.916cm" fo:min-width="0.666cm" fo:padding-top="0.177cm" fo:padding-bottom="0.177cm" fo:padding-left="0.302cm" fo:padding-right="0.302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Liberation Mono"/>
    </style:style>
    <style:style style:name="P2" style:family="paragraph">
      <style:paragraph-properties fo:text-align="center"/>
      <style:text-properties style:font-name="Liberation Mono"/>
    </style:style>
    <style:style style:name="P3" style:family="paragraph">
      <loext:graphic-properties draw:fill="solid" draw:fill-color="#b2b2b2"/>
      <style:paragraph-properties fo:text-align="center" style:writing-mode="lr-tb"/>
      <style:text-properties style:font-name="Liberation Mono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Liberation Mono" fo:font-size="42pt" style:font-size-asian="42pt" style:font-size-complex="42pt"/>
    </style:style>
    <style:style style:name="P6" style:family="paragraph">
      <style:paragraph-properties fo:text-align="center" style:writing-mode="lr-tb"/>
      <style:text-properties style:font-name="Liberation Mono" fo:font-size="42pt" style:font-size-asian="42pt" style:font-size-complex="42pt"/>
    </style:style>
    <style:style style:name="P7" style:family="paragraph">
      <style:paragraph-properties fo:text-align="center"/>
      <style:text-properties style:font-name="Liberation Mono" fo:font-size="20pt" style:font-size-asian="20pt" style:font-size-complex="20pt"/>
    </style:style>
    <style:style style:name="P8" style:family="paragraph">
      <style:paragraph-properties fo:text-align="center" style:writing-mode="lr-tb"/>
      <style:text-properties style:font-name="Liberation Mono" fo:font-size="20pt" style:font-size-asian="20pt" style:font-size-complex="20pt"/>
    </style:style>
    <style:style style:name="P9" style:family="paragraph">
      <loext:graphic-properties draw:fill="solid" draw:fill-color="#b2b2b2"/>
      <style:paragraph-properties fo:text-align="center"/>
    </style:style>
    <style:style style:name="P10" style:family="paragraph">
      <style:paragraph-properties fo:text-align="center"/>
      <style:text-properties style:font-name="Liberation Mono" fo:font-size="18pt" style:font-size-asian="20pt" style:font-size-complex="20pt"/>
    </style:style>
    <style:style style:name="P11" style:family="paragraph">
      <style:paragraph-properties fo:text-align="center" style:writing-mode="lr-tb"/>
      <style:text-properties style:font-name="Liberation Mono" fo:font-size="18pt" style:font-size-asian="20pt" style:font-size-complex="20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paragraph-properties fo:text-align="center"/>
      <style:text-properties fo:color="#00a933" loext:opacity="100%" style:font-name="Liberation Mono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color="#00a933" loext:opacity="100%" style:font-name="Liberation Mono" fo:font-weight="bold" style:font-weight-asian="bold" style:font-weight-complex="bold"/>
    </style:style>
    <style:style style:name="P15" style:family="paragraph">
      <loext:graphic-properties draw:fill="solid" draw:fill-color="#b2b2b2"/>
      <style:paragraph-properties fo:text-align="center" style:writing-mode="lr-tb"/>
      <style:text-properties fo:color="#00a933" loext:opacity="100%" style:font-name="Liberation Mono" fo:font-weight="bold" style:font-weight-asian="bold" style:font-weight-complex="bold"/>
    </style:style>
    <style:style style:name="P16" style:family="paragraph">
      <style:paragraph-properties fo:text-align="center"/>
      <style:text-properties fo:color="#2a6099" loext:opacity="100%" style:font-name="Liberation Mono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color="#2a6099" loext:opacity="100%" style:font-name="Liberation Mono" fo:font-weight="bold" style:font-weight-asian="bold" style:font-weight-complex="bold"/>
    </style:style>
    <style:style style:name="P18" style:family="paragraph">
      <loext:graphic-properties draw:fill="solid" draw:fill-color="#b2b2b2"/>
      <style:paragraph-properties fo:text-align="center" style:writing-mode="lr-tb"/>
      <style:text-properties fo:color="#2a6099" loext:opacity="100%" style:font-name="Liberation Mono" fo:font-weight="bold" style:font-weight-asian="bold" style:font-weight-complex="bold"/>
    </style:style>
    <style:style style:name="P19" style:family="paragraph">
      <style:paragraph-properties fo:text-align="center"/>
      <style:text-properties fo:color="#bf0041" loext:opacity="100%" style:font-name="Liberation Mono" fo:font-weight="bold" style:font-weight-asian="bold" style:font-weight-complex="bold"/>
    </style:style>
    <style:style style:name="P20" style:family="paragraph">
      <loext:graphic-properties draw:fill="solid" draw:fill-color="#b2b2b2"/>
      <style:paragraph-properties fo:text-align="center" style:writing-mode="lr-tb"/>
      <style:text-properties fo:color="#bf0041" loext:opacity="100%" style:font-name="Liberation Mono" fo:font-weight="bold" style:font-weight-asian="bold" style:font-weight-complex="bold"/>
    </style:style>
    <style:style style:name="P21" style:family="paragraph">
      <style:paragraph-properties fo:text-align="center"/>
      <style:text-properties fo:color="#ff8000" loext:opacity="100%" style:font-name="Liberation Mono"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color="#ff8000" loext:opacity="100%" style:font-name="Liberation Mono" fo:font-weight="bold" style:font-weight-asian="bold" style:font-weight-complex="bold"/>
    </style:style>
    <style:style style:name="P23" style:family="paragraph">
      <loext:graphic-properties draw:fill="solid" draw:fill-color="#b2b2b2"/>
      <style:paragraph-properties fo:text-align="center" style:writing-mode="lr-tb"/>
      <style:text-properties fo:color="#ff8000" loext:opacity="100%" style:font-name="Liberation Mono" fo:font-weight="bold" style:font-weight-asian="bold" style:font-weight-complex="bold"/>
    </style:style>
    <style:style style:name="P24" style:family="paragraph">
      <style:paragraph-properties fo:text-align="center"/>
      <style:text-properties fo:color="#55308d" loext:opacity="100%" style:font-name="Liberation Mono" fo:font-weight="bold"/>
    </style:style>
    <style:style style:name="P25" style:family="paragraph">
      <loext:graphic-properties draw:fill="solid" draw:fill-color="#b2b2b2"/>
      <style:paragraph-properties fo:text-align="center" style:writing-mode="lr-tb"/>
      <style:text-properties fo:color="#55308d" loext:opacity="100%" style:font-name="Liberation Mono" fo:font-weight="bold"/>
    </style:style>
    <style:style style:name="P26" style:family="paragraph">
      <loext:graphic-properties draw:fill="none"/>
      <style:paragraph-properties fo:text-align="center"/>
      <style:text-properties style:font-name="Liberation Mono" fo:font-weight="bold"/>
    </style:style>
    <style:style style:name="P27" style:family="paragraph">
      <loext:graphic-properties draw:fill="none"/>
      <style:paragraph-properties fo:text-align="center"/>
      <style:text-properties fo:font-weight="bold"/>
    </style:style>
    <style:style style:name="P28" style:family="paragraph">
      <style:paragraph-properties fo:text-align="center"/>
      <style:text-properties style:font-name="Liberation Mono" fo:font-size="12pt" fo:font-weight="bold" style:font-size-asian="12pt" style:font-size-complex="12pt"/>
    </style:style>
    <style:style style:name="P29" style:family="paragraph">
      <loext:graphic-properties draw:fill="solid" draw:fill-color="#b2b2b2"/>
      <style:paragraph-properties fo:text-align="center" style:writing-mode="lr-tb"/>
      <style:text-properties style:font-name="Liberation Mono" fo:font-size="12pt" fo:font-weight="bold" style:font-size-asian="12pt" style:font-size-complex="12pt"/>
    </style:style>
    <style:style style:name="P30" style:family="paragraph">
      <style:paragraph-properties fo:text-align="center"/>
      <style:text-properties fo:color="#000000" loext:opacity="100%" style:font-name="Liberation Mono" fo:font-weight="bold" style:font-weight-asian="bold" style:font-weight-complex="bold"/>
    </style:style>
    <style:style style:name="P31" style:family="paragraph">
      <loext:graphic-properties draw:fill="solid" draw:fill-color="#b2b2b2"/>
      <style:paragraph-properties fo:text-align="center" style:writing-mode="lr-tb"/>
      <style:text-properties fo:color="#000000" loext:opacity="100%" style:font-name="Liberation Mono" fo:font-weight="bold" style:font-weight-asian="bold" style:font-weight-complex="bold"/>
    </style:style>
    <style:style style:name="P32" style:family="paragraph">
      <style:paragraph-properties fo:text-align="center"/>
      <style:text-properties fo:color="#000000" loext:opacity="100%" style:font-name="Liberation Mono" fo:font-size="8pt" fo:font-weight="normal" style:font-size-asian="8pt" style:font-weight-asian="normal" style:font-size-complex="8pt" style:font-weight-complex="normal"/>
    </style:style>
    <style:style style:name="P33" style:family="paragraph">
      <loext:graphic-properties draw:fill="none" draw:fill-color="#b2b2b2"/>
      <style:paragraph-properties fo:text-align="center" style:writing-mode="lr-tb"/>
      <style:text-properties fo:color="#000000" loext:opacity="100%" style:font-name="Liberation Mono" fo:font-size="8pt" fo:font-weight="normal" style:font-size-asian="8pt" style:font-weight-asian="normal" style:font-size-complex="8pt" style:font-weight-complex="normal"/>
    </style:style>
    <style:style style:name="P34" style:family="paragraph">
      <style:paragraph-properties fo:text-align="center"/>
      <style:text-properties style:font-name="Liberation Mono" fo:font-size="14pt" style:font-size-asian="14pt" style:font-size-complex="14pt"/>
    </style:style>
    <style:style style:name="P35" style:family="paragraph">
      <style:paragraph-properties fo:text-align="center" style:writing-mode="lr-tb"/>
      <style:text-properties style:font-name="Liberation Mono" fo:font-size="14pt" style:font-size-asian="14pt" style:font-size-complex="14pt"/>
    </style:style>
    <style:style style:name="P36" style:family="paragraph">
      <style:paragraph-properties fo:text-align="center"/>
      <style:text-properties fo:color="#00a933" loext:opacity="100%" style:font-name="Liberation Mono" fo:font-size="14pt" fo:font-weight="bold" style:font-weight-asian="bold" style:font-weight-complex="bold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fo:color="#00a933" loext:opacity="100%" style:font-name="Liberation Mono" fo:font-size="14pt" fo:font-weight="bold" style:font-weight-asian="bold" style:font-weight-complex="bold"/>
    </style:style>
    <style:style style:name="P38" style:family="paragraph">
      <loext:graphic-properties draw:fill="solid" draw:fill-color="#b2b2b2"/>
      <style:paragraph-properties fo:text-align="center" style:writing-mode="lr-tb"/>
      <style:text-properties fo:color="#00a933" loext:opacity="100%" style:font-name="Liberation Mono" fo:font-size="14pt" fo:font-weight="bold" style:font-weight-asian="bold" style:font-weight-complex="bold"/>
    </style:style>
    <style:style style:name="P39" style:family="paragraph">
      <style:paragraph-properties fo:text-align="center"/>
      <style:text-properties fo:color="#2a6099" loext:opacity="100%" style:font-name="Liberation Mono" fo:font-size="14pt" fo:font-weight="bold" style:font-weight-asian="bold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fo:color="#2a6099" loext:opacity="100%" style:font-name="Liberation Mono" fo:font-size="14pt" fo:font-weight="bold" style:font-weight-asian="bold" style:font-weight-complex="bold"/>
    </style:style>
    <style:style style:name="P41" style:family="paragraph">
      <loext:graphic-properties draw:fill="solid" draw:fill-color="#b2b2b2"/>
      <style:paragraph-properties fo:text-align="center" style:writing-mode="lr-tb"/>
      <style:text-properties fo:color="#2a6099" loext:opacity="100%" style:font-name="Liberation Mono" fo:font-size="14pt" fo:font-weight="bold" style:font-weight-asian="bold" style:font-weight-complex="bold"/>
    </style:style>
    <style:style style:name="P42" style:family="paragraph">
      <style:paragraph-properties fo:text-align="center"/>
      <style:text-properties fo:color="#ff8000" loext:opacity="100%" style:font-name="Liberation Mono" fo:font-size="14pt" fo:font-weight="bold" style:font-weight-asian="bold" style:font-weight-complex="bold"/>
    </style:style>
    <style:style style:name="P43" style:family="paragraph">
      <style:paragraph-properties fo:margin-left="0cm" fo:margin-right="0cm" fo:margin-top="0cm" fo:margin-bottom="0cm" fo:line-height="100%" fo:text-align="center" fo:text-indent="0cm"/>
      <style:text-properties fo:color="#ff8000" loext:opacity="100%" style:font-name="Liberation Mono" fo:font-size="14pt" fo:font-weight="bold" style:font-weight-asian="bold" style:font-weight-complex="bold"/>
    </style:style>
    <style:style style:name="P44" style:family="paragraph">
      <loext:graphic-properties draw:fill="solid" draw:fill-color="#b2b2b2"/>
      <style:paragraph-properties fo:text-align="center" style:writing-mode="lr-tb"/>
      <style:text-properties fo:color="#ff8000" loext:opacity="100%" style:font-name="Liberation Mono" fo:font-size="14pt" fo:font-weight="bold" style:font-weight-asian="bold" style:font-weight-complex="bold"/>
    </style:style>
    <style:style style:name="P45" style:family="paragraph">
      <style:paragraph-properties fo:text-align="center"/>
      <style:text-properties fo:color="#55308d" loext:opacity="100%" style:font-name="Liberation Mono" fo:font-size="14pt" fo:font-weight="bold"/>
    </style:style>
    <style:style style:name="P46" style:family="paragraph">
      <loext:graphic-properties draw:fill="solid" draw:fill-color="#b2b2b2"/>
      <style:paragraph-properties fo:text-align="center" style:writing-mode="lr-tb"/>
      <style:text-properties fo:color="#55308d" loext:opacity="100%" style:font-name="Liberation Mono" fo:font-size="14pt" fo:font-weight="bold"/>
    </style:style>
    <style:style style:name="P47" style:family="paragraph">
      <style:paragraph-properties fo:text-align="center"/>
      <style:text-properties fo:color="#bf0041" loext:opacity="100%" style:font-name="Liberation Mono" fo:font-size="14pt" fo:font-weight="bold" style:font-weight-asian="bold" style:font-weight-complex="bold"/>
    </style:style>
    <style:style style:name="P48" style:family="paragraph">
      <loext:graphic-properties draw:fill="solid" draw:fill-color="#b2b2b2"/>
      <style:paragraph-properties fo:text-align="center" style:writing-mode="lr-tb"/>
      <style:text-properties fo:color="#bf0041" loext:opacity="100%" style:font-name="Liberation Mono" fo:font-size="14pt" fo:font-weight="bold" style:font-weight-asian="bold" style:font-weight-complex="bold"/>
    </style:style>
    <style:style style:name="P49" style:family="paragraph">
      <loext:graphic-properties draw:fill="gradient" draw:fill-gradient-name="Deep_20_Ocean" draw:gradient-step-count="0"/>
      <style:paragraph-properties fo:text-align="center" style:writing-mode="lr-tb"/>
      <style:text-properties style:font-name="Liberation Mono" fo:font-size="14pt" style:font-size-asian="14pt" style:font-size-complex="14pt"/>
    </style:style>
    <style:style style:name="P50" style:family="paragraph">
      <loext:graphic-properties draw:fill="gradient" draw:fill-gradient-name="Deep_20_Ocean" draw:gradient-step-count="0"/>
      <style:paragraph-properties fo:text-align="center"/>
      <style:text-properties style:font-name="Liberation Mono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42pt" style:font-size-asian="42pt" style:font-size-complex="42pt"/>
    </style:style>
    <style:style style:name="T3" style:family="text">
      <style:text-properties style:font-name="Liberation Mono" fo:font-size="20pt" style:font-size-asian="20pt" style:font-size-complex="20pt"/>
    </style:style>
    <style:style style:name="T4" style:family="text">
      <style:text-properties style:font-name="Liberation Mono" fo:font-size="18pt" style:font-size-asian="20pt" style:font-size-complex="20pt"/>
    </style:style>
    <style:style style:name="T5" style:family="text">
      <style:text-properties fo:font-variant="normal" fo:text-transform="none" fo:color="#00a933" loext:opacity="100%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a933" loext:opacity="100%" style:font-name="Liberation Mono" fo:font-weight="bold" style:font-weight-asian="bold" style:font-weight-complex="bold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2a6099" loext:opacity="100%" style:font-name="Liberation Mono" fo:font-weight="bold" style:font-weight-asian="bold" style:font-weight-complex="bold"/>
    </style:style>
    <style:style style:name="T9" style:family="text">
      <style:text-properties fo:color="#bf0041" loext:opacity="100%" style:font-name="Liberation Mono" fo:font-weight="bold" style:font-weight-asian="bold" style:font-weight-complex="bold"/>
    </style:style>
    <style:style style:name="T10" style:family="text">
      <style:text-properties fo:font-variant="normal" fo:text-transform="none" fo:color="#ff8000" loext:opacity="100%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8000" loext:opacity="100%" style:font-name="Liberation Mono" fo:font-weight="bold" style:font-weight-asian="bold" style:font-weight-complex="bold"/>
    </style:style>
    <style:style style:name="T12" style:family="text">
      <style:text-properties fo:color="#55308d" loext:opacity="100%" style:font-name="Liberation Mono" fo:font-weight="bold"/>
    </style:style>
    <style:style style:name="T13" style:family="text">
      <style:text-properties style:font-name="Liberation Mono" fo:font-size="12pt" fo:font-weight="bold" style:font-size-asian="12pt" style:font-size-complex="12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Mono" fo:font-size="14pt" style:font-size-asian="14pt" style:font-size-complex="14pt"/>
    </style:style>
    <style:style style:name="T17" style:family="text">
      <style:text-properties fo:font-variant="normal" fo:text-transform="none" fo:color="#00a933" loext:opacity="10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a933" loext:opacity="100%" style:font-name="Liberation Mono" fo:font-size="14pt" fo:font-weight="bold" style:font-weight-asian="bold" style:font-weight-complex="bold"/>
    </style:style>
    <style:style style:name="T19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2a6099" loext:opacity="100%" style:font-name="Liberation Mono" fo:font-size="14pt" fo:font-weight="bold" style:font-weight-asian="bold" style:font-weight-complex="bold"/>
    </style:style>
    <style:style style:name="T21" style:family="text">
      <style:text-properties fo:font-variant="normal" fo:text-transform="none" fo:color="#ff8000" loext:opacity="10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8000" loext:opacity="100%" style:font-name="Liberation Mono" fo:font-size="14pt" fo:font-weight="bold" style:font-weight-asian="bold" style:font-weight-complex="bold"/>
    </style:style>
    <style:style style:name="T23" style:family="text">
      <style:text-properties fo:color="#55308d" loext:opacity="100%" style:font-name="Liberation Mono" fo:font-size="14pt" fo:font-weight="bold"/>
    </style:style>
    <style:style style:name="T24" style:family="text">
      <style:text-properties fo:color="#bf0041" loext:opacity="100%" style:font-name="Liberation Mono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line draw:style-name="gr2" draw:text-style-name="P1" draw:layer="layout" svg:x1="4.175cm" svg:y1="3.857cm" svg:x2="5.127cm" svg:y2="3.857cm">
            <text:p/>
          </draw:line>
          <draw:line draw:style-name="gr2" draw:text-style-name="P1" draw:layer="layout" svg:x1="4.175cm" svg:y1="4.175cm" svg:x2="5.127cm" svg:y2="4.175cm">
            <text:p/>
          </draw:line>
          <draw:line draw:style-name="gr3" draw:text-style-name="P1" draw:layer="layout" svg:x1="4.175cm" svg:y1="4.492cm" svg:x2="5.127cm" svg:y2="4.492cm">
            <text:p/>
          </draw:line>
          <draw:line draw:style-name="gr3" draw:text-style-name="P1" draw:layer="layout" svg:x1="4.175cm" svg:y1="4.81cm" svg:x2="5.127cm" svg:y2="4.81cm">
            <text:p/>
          </draw:line>
          <draw:line draw:style-name="gr4" draw:text-style-name="P1" draw:layer="layout" svg:x1="4.175cm" svg:y1="5.127cm" svg:x2="5.127cm" svg:y2="5.127cm">
            <text:p/>
          </draw:line>
          <draw:line draw:style-name="gr4" draw:text-style-name="P1" draw:layer="layout" svg:x1="4.175cm" svg:y1="5.445cm" svg:x2="5.127cm" svg:y2="5.445cm">
            <text:p/>
          </draw:line>
          <draw:line draw:style-name="gr5" draw:text-style-name="P1" draw:layer="layout" svg:x1="4.175cm" svg:y1="5.763cm" svg:x2="5.127cm" svg:y2="5.763cm">
            <text:p/>
          </draw:line>
          <draw:line draw:style-name="gr5" draw:text-style-name="P1" draw:layer="layout" svg:x1="4.175cm" svg:y1="6.08cm" svg:x2="5.127cm" svg:y2="6.08cm">
            <text:p/>
          </draw:line>
          <draw:line draw:style-name="gr2" draw:text-style-name="P1" draw:layer="layout" svg:x1="4.175cm" svg:y1="6.715cm" svg:x2="5.127cm" svg:y2="6.715cm">
            <text:p/>
          </draw:line>
          <draw:line draw:style-name="gr2" draw:text-style-name="P1" draw:layer="layout" svg:x1="4.175cm" svg:y1="7.033cm" svg:x2="5.127cm" svg:y2="7.033cm">
            <text:p/>
          </draw:line>
          <draw:line draw:style-name="gr3" draw:text-style-name="P1" draw:layer="layout" svg:x1="4.175cm" svg:y1="7.35cm" svg:x2="5.127cm" svg:y2="7.35cm">
            <text:p/>
          </draw:line>
          <draw:line draw:style-name="gr3" draw:text-style-name="P1" draw:layer="layout" svg:x1="4.175cm" svg:y1="7.668cm" svg:x2="5.127cm" svg:y2="7.668cm">
            <text:p/>
          </draw:line>
          <draw:line draw:style-name="gr4" draw:text-style-name="P1" draw:layer="layout" svg:x1="4.175cm" svg:y1="7.985cm" svg:x2="5.127cm" svg:y2="7.985cm">
            <text:p/>
          </draw:line>
          <draw:line draw:style-name="gr4" draw:text-style-name="P1" draw:layer="layout" svg:x1="4.175cm" svg:y1="8.303cm" svg:x2="5.127cm" svg:y2="8.303cm">
            <text:p/>
          </draw:line>
          <draw:line draw:style-name="gr5" draw:text-style-name="P1" draw:layer="layout" svg:x1="4.175cm" svg:y1="8.621cm" svg:x2="5.127cm" svg:y2="8.621cm">
            <text:p/>
          </draw:line>
          <draw:line draw:style-name="gr5" draw:text-style-name="P1" draw:layer="layout" svg:x1="4.175cm" svg:y1="8.938cm" svg:x2="5.127cm" svg:y2="8.938cm">
            <text:p/>
          </draw:line>
          <draw:line draw:style-name="gr2" draw:text-style-name="P1" draw:layer="layout" svg:x1="7.667cm" svg:y1="4.175cm" svg:x2="8.619cm" svg:y2="4.175cm">
            <text:p/>
          </draw:line>
          <draw:line draw:style-name="gr2" draw:text-style-name="P1" draw:layer="layout" svg:x1="7.667cm" svg:y1="4.81cm" svg:x2="8.619cm" svg:y2="4.81cm">
            <text:p/>
          </draw:line>
          <draw:line draw:style-name="gr3" draw:text-style-name="P1" draw:layer="layout" svg:x1="7.668cm" svg:y1="5.445cm" svg:x2="8.62cm" svg:y2="5.445cm">
            <text:p/>
          </draw:line>
          <draw:line draw:style-name="gr3" draw:text-style-name="P1" draw:layer="layout" svg:x1="7.667cm" svg:y1="6.08cm" svg:x2="8.619cm" svg:y2="6.08cm">
            <text:p/>
          </draw:line>
          <draw:line draw:style-name="gr4" draw:text-style-name="P1" draw:layer="layout" svg:x1="7.667cm" svg:y1="6.715cm" svg:x2="8.619cm" svg:y2="6.715cm">
            <text:p/>
          </draw:line>
          <draw:line draw:style-name="gr4" draw:text-style-name="P1" draw:layer="layout" svg:x1="7.667cm" svg:y1="7.35cm" svg:x2="8.619cm" svg:y2="7.35cm">
            <text:p/>
          </draw:line>
          <draw:line draw:style-name="gr5" draw:text-style-name="P1" draw:layer="layout" svg:x1="7.667cm" svg:y1="8.62cm" svg:x2="8.619cm" svg:y2="8.62cm">
            <text:p/>
          </draw:line>
          <draw:line draw:style-name="gr5" draw:text-style-name="P1" draw:layer="layout" svg:x1="7.667cm" svg:y1="7.985cm" svg:x2="8.619cm" svg:y2="7.985cm">
            <text:p/>
          </draw:line>
          <draw:custom-shape draw:style-name="gr6" draw:text-style-name="P3" draw:layer="layout" svg:width="2.54cm" svg:height="5.715cm" svg:x="5.127cm" svg:y="3.54cm">
            <text:p text:style-name="P2"><text:span text:style-name="T1">ADD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2" draw:text-style-name="P1" draw:layer="layout" svg:x1="4.175cm" svg:y1="10.524cm" svg:x2="5.127cm" svg:y2="10.524cm">
            <text:p/>
          </draw:line>
          <draw:line draw:style-name="gr2" draw:text-style-name="P1" draw:layer="layout" svg:x1="4.175cm" svg:y1="10.842cm" svg:x2="5.127cm" svg:y2="10.842cm">
            <text:p/>
          </draw:line>
          <draw:line draw:style-name="gr3" draw:text-style-name="P1" draw:layer="layout" svg:x1="4.175cm" svg:y1="11.159cm" svg:x2="5.127cm" svg:y2="11.159cm">
            <text:p/>
          </draw:line>
          <draw:line draw:style-name="gr3" draw:text-style-name="P1" draw:layer="layout" svg:x1="4.175cm" svg:y1="11.477cm" svg:x2="5.127cm" svg:y2="11.477cm">
            <text:p/>
          </draw:line>
          <draw:line draw:style-name="gr4" draw:text-style-name="P1" draw:layer="layout" svg:x1="4.175cm" svg:y1="11.794cm" svg:x2="5.127cm" svg:y2="11.794cm">
            <text:p/>
          </draw:line>
          <draw:line draw:style-name="gr4" draw:text-style-name="P1" draw:layer="layout" svg:x1="4.175cm" svg:y1="12.112cm" svg:x2="5.127cm" svg:y2="12.112cm">
            <text:p/>
          </draw:line>
          <draw:line draw:style-name="gr5" draw:text-style-name="P1" draw:layer="layout" svg:x1="4.175cm" svg:y1="12.43cm" svg:x2="5.127cm" svg:y2="12.43cm">
            <text:p/>
          </draw:line>
          <draw:line draw:style-name="gr5" draw:text-style-name="P1" draw:layer="layout" svg:x1="4.175cm" svg:y1="12.747cm" svg:x2="5.127cm" svg:y2="12.747cm">
            <text:p/>
          </draw:line>
          <draw:line draw:style-name="gr2" draw:text-style-name="P1" draw:layer="layout" svg:x1="4.175cm" svg:y1="13.382cm" svg:x2="5.127cm" svg:y2="13.382cm">
            <text:p/>
          </draw:line>
          <draw:line draw:style-name="gr2" draw:text-style-name="P1" draw:layer="layout" svg:x1="4.175cm" svg:y1="13.7cm" svg:x2="5.127cm" svg:y2="13.7cm">
            <text:p/>
          </draw:line>
          <draw:line draw:style-name="gr3" draw:text-style-name="P1" draw:layer="layout" svg:x1="4.175cm" svg:y1="14.017cm" svg:x2="5.127cm" svg:y2="14.017cm">
            <text:p/>
          </draw:line>
          <draw:line draw:style-name="gr3" draw:text-style-name="P1" draw:layer="layout" svg:x1="4.175cm" svg:y1="14.335cm" svg:x2="5.127cm" svg:y2="14.335cm">
            <text:p/>
          </draw:line>
          <draw:line draw:style-name="gr4" draw:text-style-name="P1" draw:layer="layout" svg:x1="4.175cm" svg:y1="14.652cm" svg:x2="5.127cm" svg:y2="14.652cm">
            <text:p/>
          </draw:line>
          <draw:line draw:style-name="gr4" draw:text-style-name="P1" draw:layer="layout" svg:x1="4.175cm" svg:y1="14.97cm" svg:x2="5.127cm" svg:y2="14.97cm">
            <text:p/>
          </draw:line>
          <draw:line draw:style-name="gr5" draw:text-style-name="P1" draw:layer="layout" svg:x1="4.175cm" svg:y1="15.288cm" svg:x2="5.127cm" svg:y2="15.288cm">
            <text:p/>
          </draw:line>
          <draw:line draw:style-name="gr5" draw:text-style-name="P1" draw:layer="layout" svg:x1="4.175cm" svg:y1="15.605cm" svg:x2="5.127cm" svg:y2="15.605cm">
            <text:p/>
          </draw:line>
          <draw:line draw:style-name="gr2" draw:text-style-name="P1" draw:layer="layout" svg:x1="7.667cm" svg:y1="10.842cm" svg:x2="8.619cm" svg:y2="10.842cm">
            <text:p/>
          </draw:line>
          <draw:line draw:style-name="gr2" draw:text-style-name="P1" draw:layer="layout" svg:x1="7.667cm" svg:y1="11.477cm" svg:x2="8.619cm" svg:y2="11.477cm">
            <text:p/>
          </draw:line>
          <draw:line draw:style-name="gr3" draw:text-style-name="P1" draw:layer="layout" svg:x1="7.668cm" svg:y1="12.112cm" svg:x2="8.62cm" svg:y2="12.112cm">
            <text:p/>
          </draw:line>
          <draw:line draw:style-name="gr3" draw:text-style-name="P1" draw:layer="layout" svg:x1="7.667cm" svg:y1="12.747cm" svg:x2="8.619cm" svg:y2="12.747cm">
            <text:p/>
          </draw:line>
          <draw:line draw:style-name="gr4" draw:text-style-name="P1" draw:layer="layout" svg:x1="7.667cm" svg:y1="13.382cm" svg:x2="8.619cm" svg:y2="13.382cm">
            <text:p/>
          </draw:line>
          <draw:line draw:style-name="gr4" draw:text-style-name="P1" draw:layer="layout" svg:x1="7.667cm" svg:y1="14.017cm" svg:x2="8.619cm" svg:y2="14.017cm">
            <text:p/>
          </draw:line>
          <draw:line draw:style-name="gr5" draw:text-style-name="P1" draw:layer="layout" svg:x1="7.667cm" svg:y1="15.287cm" svg:x2="8.619cm" svg:y2="15.287cm">
            <text:p/>
          </draw:line>
          <draw:line draw:style-name="gr5" draw:text-style-name="P1" draw:layer="layout" svg:x1="7.667cm" svg:y1="14.652cm" svg:x2="8.619cm" svg:y2="14.652cm">
            <text:p/>
          </draw:line>
          <draw:custom-shape draw:style-name="gr6" draw:text-style-name="P3" draw:layer="layout" svg:width="2.54cm" svg:height="5.715cm" svg:x="5.127cm" svg:y="10.207cm">
            <text:p text:style-name="P2"><text:span text:style-name="T1">SUBS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2" draw:text-style-name="P1" draw:layer="layout" svg:x1="9.89cm" svg:y1="3.857cm" svg:x2="10.842cm" svg:y2="3.857cm">
            <text:p/>
          </draw:line>
          <draw:line draw:style-name="gr2" draw:text-style-name="P1" draw:layer="layout" svg:x1="9.89cm" svg:y1="4.175cm" svg:x2="10.842cm" svg:y2="4.175cm">
            <text:p/>
          </draw:line>
          <draw:line draw:style-name="gr3" draw:text-style-name="P1" draw:layer="layout" svg:x1="9.89cm" svg:y1="4.492cm" svg:x2="10.842cm" svg:y2="4.492cm">
            <text:p/>
          </draw:line>
          <draw:line draw:style-name="gr3" draw:text-style-name="P1" draw:layer="layout" svg:x1="9.89cm" svg:y1="4.81cm" svg:x2="10.842cm" svg:y2="4.81cm">
            <text:p/>
          </draw:line>
          <draw:line draw:style-name="gr4" draw:text-style-name="P1" draw:layer="layout" svg:x1="9.89cm" svg:y1="5.127cm" svg:x2="10.842cm" svg:y2="5.127cm">
            <text:p/>
          </draw:line>
          <draw:line draw:style-name="gr4" draw:text-style-name="P1" draw:layer="layout" svg:x1="9.89cm" svg:y1="5.445cm" svg:x2="10.842cm" svg:y2="5.445cm">
            <text:p/>
          </draw:line>
          <draw:line draw:style-name="gr5" draw:text-style-name="P1" draw:layer="layout" svg:x1="9.89cm" svg:y1="5.763cm" svg:x2="10.842cm" svg:y2="5.763cm">
            <text:p/>
          </draw:line>
          <draw:line draw:style-name="gr5" draw:text-style-name="P1" draw:layer="layout" svg:x1="9.89cm" svg:y1="6.08cm" svg:x2="10.842cm" svg:y2="6.08cm">
            <text:p/>
          </draw:line>
          <draw:line draw:style-name="gr2" draw:text-style-name="P1" draw:layer="layout" svg:x1="13.383cm" svg:y1="3.857cm" svg:x2="14.335cm" svg:y2="3.857cm">
            <text:p/>
          </draw:line>
          <draw:line draw:style-name="gr2" draw:text-style-name="P1" draw:layer="layout" svg:x1="13.383cm" svg:y1="4.175cm" svg:x2="14.335cm" svg:y2="4.175cm">
            <text:p/>
          </draw:line>
          <draw:line draw:style-name="gr3" draw:text-style-name="P1" draw:layer="layout" svg:x1="13.383cm" svg:y1="4.492cm" svg:x2="14.335cm" svg:y2="4.492cm">
            <text:p/>
          </draw:line>
          <draw:line draw:style-name="gr3" draw:text-style-name="P1" draw:layer="layout" svg:x1="13.383cm" svg:y1="4.81cm" svg:x2="14.335cm" svg:y2="4.81cm">
            <text:p/>
          </draw:line>
          <draw:line draw:style-name="gr4" draw:text-style-name="P1" draw:layer="layout" svg:x1="13.383cm" svg:y1="5.127cm" svg:x2="14.335cm" svg:y2="5.127cm">
            <text:p/>
          </draw:line>
          <draw:line draw:style-name="gr4" draw:text-style-name="P1" draw:layer="layout" svg:x1="13.383cm" svg:y1="5.445cm" svg:x2="14.335cm" svg:y2="5.445cm">
            <text:p/>
          </draw:line>
          <draw:line draw:style-name="gr5" draw:text-style-name="P1" draw:layer="layout" svg:x1="13.383cm" svg:y1="5.763cm" svg:x2="14.335cm" svg:y2="5.763cm">
            <text:p/>
          </draw:line>
          <draw:line draw:style-name="gr5" draw:text-style-name="P1" draw:layer="layout" svg:x1="13.383cm" svg:y1="6.08cm" svg:x2="14.335cm" svg:y2="6.08cm">
            <text:p/>
          </draw:line>
          <draw:custom-shape draw:style-name="gr7" draw:text-style-name="P3" draw:layer="layout" svg:width="2.54cm" svg:height="2.857cm" svg:x="10.842cm" svg:y="3.54cm">
            <text:p text:style-name="P2"><text:span text:style-name="T1">INCR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2" draw:text-style-name="P1" draw:layer="layout" svg:x1="9.89cm" svg:y1="7.667cm" svg:x2="10.842cm" svg:y2="7.667cm">
            <text:p/>
          </draw:line>
          <draw:line draw:style-name="gr2" draw:text-style-name="P1" draw:layer="layout" svg:x1="9.89cm" svg:y1="7.985cm" svg:x2="10.842cm" svg:y2="7.985cm">
            <text:p/>
          </draw:line>
          <draw:line draw:style-name="gr3" draw:text-style-name="P1" draw:layer="layout" svg:x1="9.89cm" svg:y1="8.302cm" svg:x2="10.842cm" svg:y2="8.302cm">
            <text:p/>
          </draw:line>
          <draw:line draw:style-name="gr3" draw:text-style-name="P1" draw:layer="layout" svg:x1="9.89cm" svg:y1="8.62cm" svg:x2="10.842cm" svg:y2="8.62cm">
            <text:p/>
          </draw:line>
          <draw:line draw:style-name="gr4" draw:text-style-name="P1" draw:layer="layout" svg:x1="9.89cm" svg:y1="8.937cm" svg:x2="10.842cm" svg:y2="8.937cm">
            <text:p/>
          </draw:line>
          <draw:line draw:style-name="gr4" draw:text-style-name="P1" draw:layer="layout" svg:x1="9.89cm" svg:y1="9.255cm" svg:x2="10.842cm" svg:y2="9.255cm">
            <text:p/>
          </draw:line>
          <draw:line draw:style-name="gr5" draw:text-style-name="P1" draw:layer="layout" svg:x1="9.89cm" svg:y1="9.573cm" svg:x2="10.842cm" svg:y2="9.573cm">
            <text:p/>
          </draw:line>
          <draw:line draw:style-name="gr5" draw:text-style-name="P1" draw:layer="layout" svg:x1="9.89cm" svg:y1="9.89cm" svg:x2="10.842cm" svg:y2="9.89cm">
            <text:p/>
          </draw:line>
          <draw:line draw:style-name="gr2" draw:text-style-name="P1" draw:layer="layout" svg:x1="13.383cm" svg:y1="7.667cm" svg:x2="14.335cm" svg:y2="7.667cm">
            <text:p/>
          </draw:line>
          <draw:line draw:style-name="gr2" draw:text-style-name="P1" draw:layer="layout" svg:x1="13.383cm" svg:y1="7.985cm" svg:x2="14.335cm" svg:y2="7.985cm">
            <text:p/>
          </draw:line>
          <draw:line draw:style-name="gr3" draw:text-style-name="P1" draw:layer="layout" svg:x1="13.383cm" svg:y1="8.302cm" svg:x2="14.335cm" svg:y2="8.302cm">
            <text:p/>
          </draw:line>
          <draw:line draw:style-name="gr3" draw:text-style-name="P1" draw:layer="layout" svg:x1="13.383cm" svg:y1="8.62cm" svg:x2="14.335cm" svg:y2="8.62cm">
            <text:p/>
          </draw:line>
          <draw:line draw:style-name="gr4" draw:text-style-name="P1" draw:layer="layout" svg:x1="13.383cm" svg:y1="8.937cm" svg:x2="14.335cm" svg:y2="8.937cm">
            <text:p/>
          </draw:line>
          <draw:line draw:style-name="gr4" draw:text-style-name="P1" draw:layer="layout" svg:x1="13.383cm" svg:y1="9.255cm" svg:x2="14.335cm" svg:y2="9.255cm">
            <text:p/>
          </draw:line>
          <draw:line draw:style-name="gr5" draw:text-style-name="P1" draw:layer="layout" svg:x1="13.383cm" svg:y1="9.573cm" svg:x2="14.335cm" svg:y2="9.573cm">
            <text:p/>
          </draw:line>
          <draw:line draw:style-name="gr5" draw:text-style-name="P1" draw:layer="layout" svg:x1="13.383cm" svg:y1="9.89cm" svg:x2="14.335cm" svg:y2="9.89cm">
            <text:p/>
          </draw:line>
          <draw:custom-shape draw:style-name="gr7" draw:text-style-name="P3" draw:layer="layout" svg:width="2.54cm" svg:height="2.857cm" svg:x="10.842cm" svg:y="7.35cm">
            <text:p text:style-name="P2"><text:span text:style-name="T1">DECR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2" draw:text-style-name="P1" draw:layer="layout" svg:x1="13.383cm" svg:y1="12.43cm" svg:x2="14.335cm" svg:y2="12.43cm">
            <text:p/>
          </draw:line>
          <draw:line draw:style-name="gr2" draw:text-style-name="P1" draw:layer="layout" svg:x1="13.383cm" svg:y1="12.748cm" svg:x2="14.335cm" svg:y2="12.748cm">
            <text:p/>
          </draw:line>
          <draw:line draw:style-name="gr3" draw:text-style-name="P1" draw:layer="layout" svg:x1="13.383cm" svg:y1="13.065cm" svg:x2="14.335cm" svg:y2="13.065cm">
            <text:p/>
          </draw:line>
          <draw:line draw:style-name="gr3" draw:text-style-name="P1" draw:layer="layout" svg:x1="13.383cm" svg:y1="13.383cm" svg:x2="14.335cm" svg:y2="13.383cm">
            <text:p/>
          </draw:line>
          <draw:line draw:style-name="gr4" draw:text-style-name="P1" draw:layer="layout" svg:x1="13.383cm" svg:y1="13.7cm" svg:x2="14.335cm" svg:y2="13.7cm">
            <text:p/>
          </draw:line>
          <draw:line draw:style-name="gr4" draw:text-style-name="P1" draw:layer="layout" svg:x1="13.383cm" svg:y1="14.018cm" svg:x2="14.335cm" svg:y2="14.018cm">
            <text:p/>
          </draw:line>
          <draw:line draw:style-name="gr5" draw:text-style-name="P1" draw:layer="layout" svg:x1="13.383cm" svg:y1="14.336cm" svg:x2="14.335cm" svg:y2="14.336cm">
            <text:p/>
          </draw:line>
          <draw:line draw:style-name="gr5" draw:text-style-name="P1" draw:layer="layout" svg:x1="13.383cm" svg:y1="14.653cm" svg:x2="14.335cm" svg:y2="14.653cm">
            <text:p/>
          </draw:line>
          <draw:custom-shape draw:style-name="gr7" draw:text-style-name="P3" draw:layer="layout" svg:width="2.54cm" svg:height="2.857cm" svg:x="10.842cm" svg:y="12.113cm">
            <text:p text:style-name="P2"><text:span text:style-name="T1">ZERO</text:span>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g draw:style-name="gr1">
          <draw:line draw:style-name="gr8" draw:text-style-name="P1" draw:layer="layout" svg:x1="12.43cm" svg:y1="20.684cm" svg:x2="13.382cm" svg:y2="20.684cm">
            <text:p/>
          </draw:line>
          <draw:line draw:style-name="gr8" draw:text-style-name="P1" draw:layer="layout" svg:x1="12.43cm" svg:y1="21.002cm" svg:x2="13.382cm" svg:y2="21.002cm">
            <text:p/>
          </draw:line>
          <draw:line draw:style-name="gr9" draw:text-style-name="P1" draw:layer="layout" svg:x1="12.43cm" svg:y1="21.319cm" svg:x2="13.382cm" svg:y2="21.319cm">
            <text:p/>
          </draw:line>
          <draw:line draw:style-name="gr9" draw:text-style-name="P1" draw:layer="layout" svg:x1="12.43cm" svg:y1="21.637cm" svg:x2="13.382cm" svg:y2="21.637cm">
            <text:p/>
          </draw:line>
          <draw:line draw:style-name="gr10" draw:text-style-name="P1" draw:layer="layout" svg:x1="12.43cm" svg:y1="21.954cm" svg:x2="13.382cm" svg:y2="21.954cm">
            <text:p/>
          </draw:line>
          <draw:line draw:style-name="gr10" draw:text-style-name="P1" draw:layer="layout" svg:x1="12.43cm" svg:y1="22.272cm" svg:x2="13.382cm" svg:y2="22.272cm">
            <text:p/>
          </draw:line>
          <draw:line draw:style-name="gr11" draw:text-style-name="P1" draw:layer="layout" svg:x1="12.43cm" svg:y1="22.59cm" svg:x2="13.382cm" svg:y2="22.59cm">
            <text:p/>
          </draw:line>
          <draw:line draw:style-name="gr11" draw:text-style-name="P1" draw:layer="layout" svg:x1="12.43cm" svg:y1="22.907cm" svg:x2="13.382cm" svg:y2="22.907cm">
            <text:p/>
          </draw:line>
          <draw:line draw:style-name="gr8" draw:text-style-name="P1" draw:layer="layout" svg:x1="12.43cm" svg:y1="23.542cm" svg:x2="13.382cm" svg:y2="23.542cm">
            <text:p/>
          </draw:line>
          <draw:line draw:style-name="gr8" draw:text-style-name="P1" draw:layer="layout" svg:x1="12.43cm" svg:y1="23.86cm" svg:x2="13.382cm" svg:y2="23.86cm">
            <text:p/>
          </draw:line>
          <draw:line draw:style-name="gr9" draw:text-style-name="P1" draw:layer="layout" svg:x1="12.43cm" svg:y1="24.177cm" svg:x2="13.382cm" svg:y2="24.177cm">
            <text:p/>
          </draw:line>
          <draw:line draw:style-name="gr9" draw:text-style-name="P1" draw:layer="layout" svg:x1="12.43cm" svg:y1="24.495cm" svg:x2="13.382cm" svg:y2="24.495cm">
            <text:p/>
          </draw:line>
          <draw:line draw:style-name="gr10" draw:text-style-name="P1" draw:layer="layout" svg:x1="12.43cm" svg:y1="24.812cm" svg:x2="13.382cm" svg:y2="24.812cm">
            <text:p/>
          </draw:line>
          <draw:line draw:style-name="gr10" draw:text-style-name="P1" draw:layer="layout" svg:x1="12.43cm" svg:y1="25.13cm" svg:x2="13.382cm" svg:y2="25.13cm">
            <text:p/>
          </draw:line>
          <draw:line draw:style-name="gr11" draw:text-style-name="P1" draw:layer="layout" svg:x1="12.43cm" svg:y1="25.448cm" svg:x2="13.382cm" svg:y2="25.448cm">
            <text:p/>
          </draw:line>
          <draw:line draw:style-name="gr11" draw:text-style-name="P1" draw:layer="layout" svg:x1="12.43cm" svg:y1="25.765cm" svg:x2="13.382cm" svg:y2="25.765cm">
            <text:p/>
          </draw:line>
          <draw:line draw:style-name="gr8" draw:text-style-name="P1" draw:layer="layout" svg:x1="15.922cm" svg:y1="21.002cm" svg:x2="16.874cm" svg:y2="21.002cm">
            <text:p/>
          </draw:line>
          <draw:line draw:style-name="gr8" draw:text-style-name="P1" draw:layer="layout" svg:x1="15.922cm" svg:y1="21.637cm" svg:x2="16.874cm" svg:y2="21.637cm">
            <text:p/>
          </draw:line>
          <draw:line draw:style-name="gr9" draw:text-style-name="P1" draw:layer="layout" svg:x1="15.923cm" svg:y1="22.272cm" svg:x2="16.875cm" svg:y2="22.272cm">
            <text:p/>
          </draw:line>
          <draw:line draw:style-name="gr9" draw:text-style-name="P1" draw:layer="layout" svg:x1="15.922cm" svg:y1="22.907cm" svg:x2="16.874cm" svg:y2="22.907cm">
            <text:p/>
          </draw:line>
          <draw:line draw:style-name="gr10" draw:text-style-name="P1" draw:layer="layout" svg:x1="15.922cm" svg:y1="23.542cm" svg:x2="16.874cm" svg:y2="23.542cm">
            <text:p/>
          </draw:line>
          <draw:line draw:style-name="gr10" draw:text-style-name="P1" draw:layer="layout" svg:x1="15.922cm" svg:y1="24.177cm" svg:x2="16.874cm" svg:y2="24.177cm">
            <text:p/>
          </draw:line>
          <draw:line draw:style-name="gr11" draw:text-style-name="P1" draw:layer="layout" svg:x1="15.922cm" svg:y1="25.447cm" svg:x2="16.874cm" svg:y2="25.447cm">
            <text:p/>
          </draw:line>
          <draw:line draw:style-name="gr11" draw:text-style-name="P1" draw:layer="layout" svg:x1="15.922cm" svg:y1="24.812cm" svg:x2="16.874cm" svg:y2="24.812cm">
            <text:p/>
          </draw:line>
          <draw:custom-shape draw:style-name="gr12" draw:text-style-name="P3" draw:layer="layout" svg:width="2.54cm" svg:height="5.715cm" svg:x="13.382cm" svg:y="20.367cm">
            <text:p text:style-name="P2"><text:span text:style-name="T1">ADD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13" draw:text-style-name="P1" draw:layer="layout" svg:x1="12.43cm" svg:y1="14.334cm" svg:x2="13.382cm" svg:y2="14.334cm">
            <text:p/>
          </draw:line>
          <draw:line draw:style-name="gr13" draw:text-style-name="P1" draw:layer="layout" svg:x1="12.43cm" svg:y1="14.652cm" svg:x2="13.382cm" svg:y2="14.652cm">
            <text:p/>
          </draw:line>
          <draw:line draw:style-name="gr14" draw:text-style-name="P1" draw:layer="layout" svg:x1="12.43cm" svg:y1="14.969cm" svg:x2="13.382cm" svg:y2="14.969cm">
            <text:p/>
          </draw:line>
          <draw:line draw:style-name="gr14" draw:text-style-name="P1" draw:layer="layout" svg:x1="12.43cm" svg:y1="15.287cm" svg:x2="13.382cm" svg:y2="15.287cm">
            <text:p/>
          </draw:line>
          <draw:line draw:style-name="gr15" draw:text-style-name="P1" draw:layer="layout" svg:x1="12.43cm" svg:y1="15.604cm" svg:x2="13.382cm" svg:y2="15.604cm">
            <text:p/>
          </draw:line>
          <draw:line draw:style-name="gr15" draw:text-style-name="P1" draw:layer="layout" svg:x1="12.43cm" svg:y1="15.922cm" svg:x2="13.382cm" svg:y2="15.922cm">
            <text:p/>
          </draw:line>
          <draw:line draw:style-name="gr16" draw:text-style-name="P1" draw:layer="layout" svg:x1="12.43cm" svg:y1="16.24cm" svg:x2="13.382cm" svg:y2="16.24cm">
            <text:p/>
          </draw:line>
          <draw:line draw:style-name="gr16" draw:text-style-name="P1" draw:layer="layout" svg:x1="12.43cm" svg:y1="16.557cm" svg:x2="13.382cm" svg:y2="16.557cm">
            <text:p/>
          </draw:line>
          <draw:line draw:style-name="gr13" draw:text-style-name="P1" draw:layer="layout" svg:x1="12.43cm" svg:y1="17.192cm" svg:x2="13.382cm" svg:y2="17.192cm">
            <text:p/>
          </draw:line>
          <draw:line draw:style-name="gr13" draw:text-style-name="P1" draw:layer="layout" svg:x1="12.43cm" svg:y1="17.51cm" svg:x2="13.382cm" svg:y2="17.51cm">
            <text:p/>
          </draw:line>
          <draw:line draw:style-name="gr14" draw:text-style-name="P1" draw:layer="layout" svg:x1="12.43cm" svg:y1="17.827cm" svg:x2="13.382cm" svg:y2="17.827cm">
            <text:p/>
          </draw:line>
          <draw:line draw:style-name="gr14" draw:text-style-name="P1" draw:layer="layout" svg:x1="12.43cm" svg:y1="18.145cm" svg:x2="13.382cm" svg:y2="18.145cm">
            <text:p/>
          </draw:line>
          <draw:line draw:style-name="gr15" draw:text-style-name="P1" draw:layer="layout" svg:x1="12.43cm" svg:y1="18.462cm" svg:x2="13.382cm" svg:y2="18.462cm">
            <text:p/>
          </draw:line>
          <draw:line draw:style-name="gr15" draw:text-style-name="P1" draw:layer="layout" svg:x1="12.43cm" svg:y1="18.78cm" svg:x2="13.382cm" svg:y2="18.78cm">
            <text:p/>
          </draw:line>
          <draw:line draw:style-name="gr16" draw:text-style-name="P1" draw:layer="layout" svg:x1="12.43cm" svg:y1="19.098cm" svg:x2="13.382cm" svg:y2="19.098cm">
            <text:p/>
          </draw:line>
          <draw:line draw:style-name="gr16" draw:text-style-name="P1" draw:layer="layout" svg:x1="12.43cm" svg:y1="19.415cm" svg:x2="13.382cm" svg:y2="19.415cm">
            <text:p/>
          </draw:line>
          <draw:line draw:style-name="gr13" draw:text-style-name="P1" draw:layer="layout" svg:x1="15.922cm" svg:y1="14.652cm" svg:x2="16.874cm" svg:y2="14.652cm">
            <text:p/>
          </draw:line>
          <draw:line draw:style-name="gr13" draw:text-style-name="P1" draw:layer="layout" svg:x1="15.922cm" svg:y1="15.287cm" svg:x2="16.874cm" svg:y2="15.287cm">
            <text:p/>
          </draw:line>
          <draw:line draw:style-name="gr14" draw:text-style-name="P1" draw:layer="layout" svg:x1="15.923cm" svg:y1="15.922cm" svg:x2="16.875cm" svg:y2="15.922cm">
            <text:p/>
          </draw:line>
          <draw:line draw:style-name="gr14" draw:text-style-name="P1" draw:layer="layout" svg:x1="15.922cm" svg:y1="16.557cm" svg:x2="16.874cm" svg:y2="16.557cm">
            <text:p/>
          </draw:line>
          <draw:line draw:style-name="gr15" draw:text-style-name="P1" draw:layer="layout" svg:x1="15.922cm" svg:y1="17.192cm" svg:x2="16.874cm" svg:y2="17.192cm">
            <text:p/>
          </draw:line>
          <draw:line draw:style-name="gr15" draw:text-style-name="P1" draw:layer="layout" svg:x1="15.922cm" svg:y1="17.827cm" svg:x2="16.874cm" svg:y2="17.827cm">
            <text:p/>
          </draw:line>
          <draw:line draw:style-name="gr16" draw:text-style-name="P1" draw:layer="layout" svg:x1="15.922cm" svg:y1="19.097cm" svg:x2="16.874cm" svg:y2="19.097cm">
            <text:p/>
          </draw:line>
          <draw:line draw:style-name="gr16" draw:text-style-name="P1" draw:layer="layout" svg:x1="15.922cm" svg:y1="18.462cm" svg:x2="16.874cm" svg:y2="18.462cm">
            <text:p/>
          </draw:line>
          <draw:custom-shape draw:style-name="gr17" draw:text-style-name="P3" draw:layer="layout" svg:width="2.54cm" svg:height="5.715cm" svg:x="13.382cm" svg:y="14.017cm">
            <text:p text:style-name="P2"><text:span text:style-name="T1">SUBS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18" draw:text-style-name="P1" draw:layer="layout" svg:x1="12.43cm" svg:y1="7.349cm" svg:x2="13.382cm" svg:y2="7.349cm">
            <text:p/>
          </draw:line>
          <draw:line draw:style-name="gr18" draw:text-style-name="P1" draw:layer="layout" svg:x1="12.43cm" svg:y1="7.667cm" svg:x2="13.382cm" svg:y2="7.667cm">
            <text:p/>
          </draw:line>
          <draw:line draw:style-name="gr19" draw:text-style-name="P1" draw:layer="layout" svg:x1="12.43cm" svg:y1="7.984cm" svg:x2="13.382cm" svg:y2="7.984cm">
            <text:p/>
          </draw:line>
          <draw:line draw:style-name="gr19" draw:text-style-name="P1" draw:layer="layout" svg:x1="12.43cm" svg:y1="8.302cm" svg:x2="13.382cm" svg:y2="8.302cm">
            <text:p/>
          </draw:line>
          <draw:line draw:style-name="gr20" draw:text-style-name="P1" draw:layer="layout" svg:x1="12.43cm" svg:y1="8.619cm" svg:x2="13.382cm" svg:y2="8.619cm">
            <text:p/>
          </draw:line>
          <draw:line draw:style-name="gr20" draw:text-style-name="P1" draw:layer="layout" svg:x1="12.43cm" svg:y1="8.937cm" svg:x2="13.382cm" svg:y2="8.937cm">
            <text:p/>
          </draw:line>
          <draw:line draw:style-name="gr21" draw:text-style-name="P1" draw:layer="layout" svg:x1="12.43cm" svg:y1="9.255cm" svg:x2="13.382cm" svg:y2="9.255cm">
            <text:p/>
          </draw:line>
          <draw:line draw:style-name="gr21" draw:text-style-name="P1" draw:layer="layout" svg:x1="12.43cm" svg:y1="9.572cm" svg:x2="13.382cm" svg:y2="9.572cm">
            <text:p/>
          </draw:line>
          <draw:line draw:style-name="gr18" draw:text-style-name="P1" draw:layer="layout" svg:x1="15.923cm" svg:y1="7.349cm" svg:x2="16.875cm" svg:y2="7.349cm">
            <text:p/>
          </draw:line>
          <draw:line draw:style-name="gr18" draw:text-style-name="P1" draw:layer="layout" svg:x1="15.923cm" svg:y1="7.667cm" svg:x2="16.875cm" svg:y2="7.667cm">
            <text:p/>
          </draw:line>
          <draw:line draw:style-name="gr19" draw:text-style-name="P1" draw:layer="layout" svg:x1="15.923cm" svg:y1="7.984cm" svg:x2="16.875cm" svg:y2="7.984cm">
            <text:p/>
          </draw:line>
          <draw:line draw:style-name="gr19" draw:text-style-name="P1" draw:layer="layout" svg:x1="15.923cm" svg:y1="8.302cm" svg:x2="16.875cm" svg:y2="8.302cm">
            <text:p/>
          </draw:line>
          <draw:line draw:style-name="gr20" draw:text-style-name="P1" draw:layer="layout" svg:x1="15.923cm" svg:y1="8.619cm" svg:x2="16.875cm" svg:y2="8.619cm">
            <text:p/>
          </draw:line>
          <draw:line draw:style-name="gr20" draw:text-style-name="P1" draw:layer="layout" svg:x1="15.923cm" svg:y1="8.937cm" svg:x2="16.875cm" svg:y2="8.937cm">
            <text:p/>
          </draw:line>
          <draw:line draw:style-name="gr21" draw:text-style-name="P1" draw:layer="layout" svg:x1="15.923cm" svg:y1="9.255cm" svg:x2="16.875cm" svg:y2="9.255cm">
            <text:p/>
          </draw:line>
          <draw:line draw:style-name="gr21" draw:text-style-name="P1" draw:layer="layout" svg:x1="15.923cm" svg:y1="9.572cm" svg:x2="16.875cm" svg:y2="9.572cm">
            <text:p/>
          </draw:line>
          <draw:custom-shape draw:style-name="gr22" draw:text-style-name="P3" draw:layer="layout" svg:width="2.54cm" svg:height="2.857cm" svg:x="13.382cm" svg:y="7.032cm">
            <text:p text:style-name="P2"><text:span text:style-name="T1">INCR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23" draw:text-style-name="P1" draw:layer="layout" svg:x1="12.43cm" svg:y1="10.842cm" svg:x2="13.382cm" svg:y2="10.842cm">
            <text:p/>
          </draw:line>
          <draw:line draw:style-name="gr23" draw:text-style-name="P1" draw:layer="layout" svg:x1="12.43cm" svg:y1="11.16cm" svg:x2="13.382cm" svg:y2="11.16cm">
            <text:p/>
          </draw:line>
          <draw:line draw:style-name="gr24" draw:text-style-name="P1" draw:layer="layout" svg:x1="12.43cm" svg:y1="11.477cm" svg:x2="13.382cm" svg:y2="11.477cm">
            <text:p/>
          </draw:line>
          <draw:line draw:style-name="gr24" draw:text-style-name="P1" draw:layer="layout" svg:x1="12.43cm" svg:y1="11.795cm" svg:x2="13.382cm" svg:y2="11.795cm">
            <text:p/>
          </draw:line>
          <draw:line draw:style-name="gr25" draw:text-style-name="P1" draw:layer="layout" svg:x1="12.43cm" svg:y1="12.112cm" svg:x2="13.382cm" svg:y2="12.112cm">
            <text:p/>
          </draw:line>
          <draw:line draw:style-name="gr25" draw:text-style-name="P1" draw:layer="layout" svg:x1="12.43cm" svg:y1="12.43cm" svg:x2="13.382cm" svg:y2="12.43cm">
            <text:p/>
          </draw:line>
          <draw:line draw:style-name="gr26" draw:text-style-name="P1" draw:layer="layout" svg:x1="12.43cm" svg:y1="12.748cm" svg:x2="13.382cm" svg:y2="12.748cm">
            <text:p/>
          </draw:line>
          <draw:line draw:style-name="gr26" draw:text-style-name="P1" draw:layer="layout" svg:x1="12.43cm" svg:y1="13.065cm" svg:x2="13.382cm" svg:y2="13.065cm">
            <text:p/>
          </draw:line>
          <draw:line draw:style-name="gr23" draw:text-style-name="P1" draw:layer="layout" svg:x1="15.923cm" svg:y1="10.842cm" svg:x2="16.875cm" svg:y2="10.842cm">
            <text:p/>
          </draw:line>
          <draw:line draw:style-name="gr23" draw:text-style-name="P1" draw:layer="layout" svg:x1="15.923cm" svg:y1="11.16cm" svg:x2="16.875cm" svg:y2="11.16cm">
            <text:p/>
          </draw:line>
          <draw:line draw:style-name="gr24" draw:text-style-name="P1" draw:layer="layout" svg:x1="15.923cm" svg:y1="11.477cm" svg:x2="16.875cm" svg:y2="11.477cm">
            <text:p/>
          </draw:line>
          <draw:line draw:style-name="gr24" draw:text-style-name="P1" draw:layer="layout" svg:x1="15.923cm" svg:y1="11.795cm" svg:x2="16.875cm" svg:y2="11.795cm">
            <text:p/>
          </draw:line>
          <draw:line draw:style-name="gr25" draw:text-style-name="P1" draw:layer="layout" svg:x1="15.923cm" svg:y1="12.112cm" svg:x2="16.875cm" svg:y2="12.112cm">
            <text:p/>
          </draw:line>
          <draw:line draw:style-name="gr25" draw:text-style-name="P1" draw:layer="layout" svg:x1="15.923cm" svg:y1="12.43cm" svg:x2="16.875cm" svg:y2="12.43cm">
            <text:p/>
          </draw:line>
          <draw:line draw:style-name="gr26" draw:text-style-name="P1" draw:layer="layout" svg:x1="15.923cm" svg:y1="12.748cm" svg:x2="16.875cm" svg:y2="12.748cm">
            <text:p/>
          </draw:line>
          <draw:line draw:style-name="gr26" draw:text-style-name="P1" draw:layer="layout" svg:x1="15.923cm" svg:y1="13.065cm" svg:x2="16.875cm" svg:y2="13.065cm">
            <text:p/>
          </draw:line>
          <draw:custom-shape draw:style-name="gr27" draw:text-style-name="P3" draw:layer="layout" svg:width="2.54cm" svg:height="2.857cm" svg:x="13.382cm" svg:y="10.525cm">
            <text:p text:style-name="P2"><text:span text:style-name="T1">DECR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28" draw:text-style-name="P1" draw:layer="layout" svg:x1="15.923cm" svg:y1="3.857cm" svg:x2="16.875cm" svg:y2="3.857cm">
            <text:p/>
          </draw:line>
          <draw:line draw:style-name="gr28" draw:text-style-name="P1" draw:layer="layout" svg:x1="15.923cm" svg:y1="4.175cm" svg:x2="16.875cm" svg:y2="4.175cm">
            <text:p/>
          </draw:line>
          <draw:line draw:style-name="gr29" draw:text-style-name="P1" draw:layer="layout" svg:x1="15.923cm" svg:y1="4.492cm" svg:x2="16.875cm" svg:y2="4.492cm">
            <text:p/>
          </draw:line>
          <draw:line draw:style-name="gr29" draw:text-style-name="P1" draw:layer="layout" svg:x1="15.923cm" svg:y1="4.81cm" svg:x2="16.875cm" svg:y2="4.81cm">
            <text:p/>
          </draw:line>
          <draw:line draw:style-name="gr30" draw:text-style-name="P1" draw:layer="layout" svg:x1="15.923cm" svg:y1="5.127cm" svg:x2="16.875cm" svg:y2="5.127cm">
            <text:p/>
          </draw:line>
          <draw:line draw:style-name="gr30" draw:text-style-name="P1" draw:layer="layout" svg:x1="15.923cm" svg:y1="5.445cm" svg:x2="16.875cm" svg:y2="5.445cm">
            <text:p/>
          </draw:line>
          <draw:line draw:style-name="gr31" draw:text-style-name="P1" draw:layer="layout" svg:x1="15.923cm" svg:y1="5.763cm" svg:x2="16.875cm" svg:y2="5.763cm">
            <text:p/>
          </draw:line>
          <draw:line draw:style-name="gr31" draw:text-style-name="P1" draw:layer="layout" svg:x1="15.923cm" svg:y1="6.08cm" svg:x2="16.875cm" svg:y2="6.08cm">
            <text:p/>
          </draw:line>
          <draw:custom-shape draw:style-name="gr32" draw:text-style-name="P3" draw:layer="layout" svg:width="2.54cm" svg:height="2.857cm" svg:x="13.382cm" svg:y="3.54cm">
            <text:p text:style-name="P2"><text:span text:style-name="T1">ZERO</text:span></text:p>
            <draw:enhanced-geometry svg:viewBox="0 0 21600 21600" draw:type="rectangle" draw:enhanced-path="M 0 0 L 21600 0 21600 21600 0 21600 0 0 Z N"/>
          </draw:custom-shape>
        </draw:g>
        <draw:line draw:style-name="gr2" draw:text-style-name="P4" draw:layer="layout" svg:x1="4.81cm" svg:y1="17.509cm" svg:x2="7.665cm" svg:y2="17.509cm">
          <text:p/>
        </draw:line>
        <draw:line draw:style-name="gr2" draw:text-style-name="P4" draw:layer="layout" svg:x1="4.81cm" svg:y1="16.239cm" svg:x2="7.665cm" svg:y2="16.239cm">
          <text:p/>
        </draw:line>
        <draw:line draw:style-name="gr3" draw:text-style-name="P4" draw:layer="layout" svg:x1="4.813cm" svg:y1="18.779cm" svg:x2="7.668cm" svg:y2="18.779cm">
          <text:p/>
        </draw:line>
        <draw:line draw:style-name="gr3" draw:text-style-name="P4" draw:layer="layout" svg:x1="4.81cm" svg:y1="20.049cm" svg:x2="7.665cm" svg:y2="20.049cm">
          <text:p/>
        </draw:line>
        <draw:line draw:style-name="gr4" draw:text-style-name="P4" draw:layer="layout" svg:x1="4.81cm" svg:y1="21.319cm" svg:x2="7.665cm" svg:y2="21.319cm">
          <text:p/>
        </draw:line>
        <draw:line draw:style-name="gr4" draw:text-style-name="P4" draw:layer="layout" svg:x1="4.81cm" svg:y1="22.589cm" svg:x2="7.665cm" svg:y2="22.589cm">
          <text:p/>
        </draw:line>
        <draw:line draw:style-name="gr5" draw:text-style-name="P4" draw:layer="layout" svg:x1="4.813cm" svg:y1="25.129cm" svg:x2="7.668cm" svg:y2="25.129cm">
          <text:p/>
        </draw:line>
        <draw:line draw:style-name="gr5" draw:text-style-name="P4" draw:layer="layout" svg:x1="4.81cm" svg:y1="23.859cm" svg:x2="7.665cm" svg:y2="23.859cm">
          <text:p/>
        </draw:line>
        <draw:line draw:style-name="gr2" draw:text-style-name="P4" draw:layer="layout" svg:x1="42.91cm" svg:y1="11.795cm" svg:x2="45.765cm" svg:y2="11.795cm">
          <text:p/>
        </draw:line>
        <draw:line draw:style-name="gr2" draw:text-style-name="P4" draw:layer="layout" svg:x1="42.91cm" svg:y1="10.525cm" svg:x2="45.765cm" svg:y2="10.525cm">
          <text:p/>
        </draw:line>
        <draw:line draw:style-name="gr3" draw:text-style-name="P4" draw:layer="layout" svg:x1="42.913cm" svg:y1="13.065cm" svg:x2="45.768cm" svg:y2="13.065cm">
          <text:p/>
        </draw:line>
        <draw:line draw:style-name="gr3" draw:text-style-name="P4" draw:layer="layout" svg:x1="42.91cm" svg:y1="14.335cm" svg:x2="45.765cm" svg:y2="14.335cm">
          <text:p/>
        </draw:line>
        <draw:line draw:style-name="gr4" draw:text-style-name="P4" draw:layer="layout" svg:x1="42.91cm" svg:y1="15.605cm" svg:x2="45.765cm" svg:y2="15.605cm">
          <text:p/>
        </draw:line>
        <draw:line draw:style-name="gr4" draw:text-style-name="P4" draw:layer="layout" svg:x1="42.91cm" svg:y1="16.875cm" svg:x2="45.765cm" svg:y2="16.875cm">
          <text:p/>
        </draw:line>
        <draw:line draw:style-name="gr5" draw:text-style-name="P4" draw:layer="layout" svg:x1="42.913cm" svg:y1="19.415cm" svg:x2="45.768cm" svg:y2="19.415cm">
          <text:p/>
        </draw:line>
        <draw:line draw:style-name="gr5" draw:text-style-name="P4" draw:layer="layout" svg:x1="42.91cm" svg:y1="18.145cm" svg:x2="45.765cm" svg:y2="18.145cm">
          <text:p/>
        </draw:line>
        <draw:custom-shape draw:style-name="gr33" draw:text-style-name="P6" draw:layer="layout" svg:width="2.223cm" svg:height="10.795cm" svg:x="2.587cm" svg:y="15.287cm">
          <text:p text:style-name="P5"><text:span text:style-name="T2">I</text:span></text:p>
          <text:p text:style-name="P5"><text:span text:style-name="T2">N</text:span></text:p>
          <text:p text:style-name="P5"><text:span text:style-name="T2">P</text:span></text:p>
          <text:p text:style-name="P5"><text:span text:style-name="T2">U</text:span></text:p>
          <text:p text:style-name="P5"><text:span text:style-name="T2">T</text:span></text:p>
          <text:p text:style-name="P5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223cm" svg:height="10.795cm" svg:x="45.768cm" svg:y="9.89cm">
          <text:p text:style-name="P5"><text:span text:style-name="T2">O</text:span></text:p>
          <text:p text:style-name="P5"><text:span text:style-name="T2">U</text:span></text:p>
          <text:p text:style-name="P5"><text:span text:style-name="T2">T</text:span></text:p>
          <text:p text:style-name="P5"><text:span text:style-name="T2">P</text:span></text:p>
          <text:p text:style-name="P5"><text:span text:style-name="T2">U</text:span></text:p>
          <text:p text:style-name="P5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9.526cm" svg:height="2.223cm" svg:x="30.844cm" svg:y="0.365cm">
          <text:p text:style-name="P5"><text:span text:style-name="T2">selectors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38.783cm" svg:y1="2.587cm" svg:x2="38.783cm" svg:y2="4.175cm">
          <text:p/>
        </draw:line>
        <draw:line draw:style-name="gr16" draw:text-style-name="P4" draw:layer="layout" svg:x1="37.195cm" svg:y1="2.587cm" svg:x2="37.195cm" svg:y2="4.175cm">
          <text:p/>
        </draw:line>
        <draw:line draw:style-name="gr21" draw:text-style-name="P4" draw:layer="layout" svg:x1="34.02cm" svg:y1="2.587cm" svg:x2="34.02cm" svg:y2="4.175cm">
          <text:p/>
        </draw:line>
        <draw:line draw:style-name="gr26" draw:text-style-name="P4" draw:layer="layout" svg:x1="35.608cm" svg:y1="2.587cm" svg:x2="35.608cm" svg:y2="4.175cm">
          <text:p/>
        </draw:line>
        <draw:line draw:style-name="gr31" draw:text-style-name="P4" draw:layer="layout" svg:x1="32.433cm" svg:y1="2.587cm" svg:x2="32.433cm" svg:y2="4.175cm">
          <text:p/>
        </draw:line>
        <draw:line draw:style-name="gr2" draw:text-style-name="P4" draw:layer="layout" svg:x1="4.809cm" svg:y1="5.762cm" svg:x2="7.664cm" svg:y2="5.762cm">
          <text:p/>
        </draw:line>
        <draw:line draw:style-name="gr2" draw:text-style-name="P4" draw:layer="layout" svg:x1="4.809cm" svg:y1="4.492cm" svg:x2="7.664cm" svg:y2="4.492cm">
          <text:p/>
        </draw:line>
        <draw:line draw:style-name="gr3" draw:text-style-name="P4" draw:layer="layout" svg:x1="4.812cm" svg:y1="7.032cm" svg:x2="7.667cm" svg:y2="7.032cm">
          <text:p/>
        </draw:line>
        <draw:line draw:style-name="gr3" draw:text-style-name="P4" draw:layer="layout" svg:x1="4.809cm" svg:y1="8.302cm" svg:x2="7.664cm" svg:y2="8.302cm">
          <text:p/>
        </draw:line>
        <draw:line draw:style-name="gr4" draw:text-style-name="P4" draw:layer="layout" svg:x1="4.809cm" svg:y1="9.572cm" svg:x2="7.664cm" svg:y2="9.572cm">
          <text:p/>
        </draw:line>
        <draw:line draw:style-name="gr4" draw:text-style-name="P4" draw:layer="layout" svg:x1="4.809cm" svg:y1="10.842cm" svg:x2="7.664cm" svg:y2="10.842cm">
          <text:p/>
        </draw:line>
        <draw:line draw:style-name="gr5" draw:text-style-name="P4" draw:layer="layout" svg:x1="4.812cm" svg:y1="13.382cm" svg:x2="7.667cm" svg:y2="13.382cm">
          <text:p/>
        </draw:line>
        <draw:line draw:style-name="gr5" draw:text-style-name="P4" draw:layer="layout" svg:x1="4.809cm" svg:y1="12.112cm" svg:x2="7.664cm" svg:y2="12.112cm">
          <text:p/>
        </draw:line>
        <draw:custom-shape draw:style-name="gr33" draw:text-style-name="P6" draw:layer="layout" svg:width="2.223cm" svg:height="10.795cm" svg:x="2.586cm" svg:y="3.54cm">
          <text:p text:style-name="P5"><text:span text:style-name="T2">I</text:span></text:p>
          <text:p text:style-name="P5"><text:span text:style-name="T2">N</text:span></text:p>
          <text:p text:style-name="P5"><text:span text:style-name="T2">P</text:span></text:p>
          <text:p text:style-name="P5"><text:span text:style-name="T2">U</text:span></text:p>
          <text:p text:style-name="P5"><text:span text:style-name="T2">T</text:span></text:p>
          <text:p text:style-name="P5"><text:span text:style-name="T2">1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 draw:style-name="gr1">
          <draw:line draw:style-name="gr8" draw:text-style-name="P1" draw:layer="layout" svg:x1="12.43cm" svg:y1="20.684cm" svg:x2="13.382cm" svg:y2="20.684cm">
            <text:p/>
          </draw:line>
          <draw:line draw:style-name="gr8" draw:text-style-name="P1" draw:layer="layout" svg:x1="12.43cm" svg:y1="21.002cm" svg:x2="13.382cm" svg:y2="21.002cm">
            <text:p/>
          </draw:line>
          <draw:line draw:style-name="gr9" draw:text-style-name="P1" draw:layer="layout" svg:x1="12.43cm" svg:y1="21.319cm" svg:x2="13.382cm" svg:y2="21.319cm">
            <text:p/>
          </draw:line>
          <draw:line draw:style-name="gr9" draw:text-style-name="P1" draw:layer="layout" svg:x1="12.43cm" svg:y1="21.637cm" svg:x2="13.382cm" svg:y2="21.637cm">
            <text:p/>
          </draw:line>
          <draw:line draw:style-name="gr10" draw:text-style-name="P1" draw:layer="layout" svg:x1="12.43cm" svg:y1="21.954cm" svg:x2="13.382cm" svg:y2="21.954cm">
            <text:p/>
          </draw:line>
          <draw:line draw:style-name="gr10" draw:text-style-name="P1" draw:layer="layout" svg:x1="12.43cm" svg:y1="22.272cm" svg:x2="13.382cm" svg:y2="22.272cm">
            <text:p/>
          </draw:line>
          <draw:line draw:style-name="gr11" draw:text-style-name="P1" draw:layer="layout" svg:x1="12.43cm" svg:y1="22.59cm" svg:x2="13.382cm" svg:y2="22.59cm">
            <text:p/>
          </draw:line>
          <draw:line draw:style-name="gr11" draw:text-style-name="P1" draw:layer="layout" svg:x1="12.43cm" svg:y1="22.907cm" svg:x2="13.382cm" svg:y2="22.907cm">
            <text:p/>
          </draw:line>
          <draw:line draw:style-name="gr8" draw:text-style-name="P1" draw:layer="layout" svg:x1="12.43cm" svg:y1="23.542cm" svg:x2="13.382cm" svg:y2="23.542cm">
            <text:p/>
          </draw:line>
          <draw:line draw:style-name="gr8" draw:text-style-name="P1" draw:layer="layout" svg:x1="12.43cm" svg:y1="23.86cm" svg:x2="13.382cm" svg:y2="23.86cm">
            <text:p/>
          </draw:line>
          <draw:line draw:style-name="gr9" draw:text-style-name="P1" draw:layer="layout" svg:x1="12.43cm" svg:y1="24.177cm" svg:x2="13.382cm" svg:y2="24.177cm">
            <text:p/>
          </draw:line>
          <draw:line draw:style-name="gr9" draw:text-style-name="P1" draw:layer="layout" svg:x1="12.43cm" svg:y1="24.495cm" svg:x2="13.382cm" svg:y2="24.495cm">
            <text:p/>
          </draw:line>
          <draw:line draw:style-name="gr10" draw:text-style-name="P1" draw:layer="layout" svg:x1="12.43cm" svg:y1="24.812cm" svg:x2="13.382cm" svg:y2="24.812cm">
            <text:p/>
          </draw:line>
          <draw:line draw:style-name="gr10" draw:text-style-name="P1" draw:layer="layout" svg:x1="12.43cm" svg:y1="25.13cm" svg:x2="13.382cm" svg:y2="25.13cm">
            <text:p/>
          </draw:line>
          <draw:line draw:style-name="gr11" draw:text-style-name="P1" draw:layer="layout" svg:x1="12.43cm" svg:y1="25.448cm" svg:x2="13.382cm" svg:y2="25.448cm">
            <text:p/>
          </draw:line>
          <draw:line draw:style-name="gr11" draw:text-style-name="P1" draw:layer="layout" svg:x1="12.43cm" svg:y1="25.765cm" svg:x2="13.382cm" svg:y2="25.765cm">
            <text:p/>
          </draw:line>
          <draw:line draw:style-name="gr8" draw:text-style-name="P1" draw:layer="layout" svg:x1="15.922cm" svg:y1="21.002cm" svg:x2="16.874cm" svg:y2="21.002cm">
            <text:p/>
          </draw:line>
          <draw:line draw:style-name="gr8" draw:text-style-name="P1" draw:layer="layout" svg:x1="15.922cm" svg:y1="21.637cm" svg:x2="16.874cm" svg:y2="21.637cm">
            <text:p/>
          </draw:line>
          <draw:line draw:style-name="gr9" draw:text-style-name="P1" draw:layer="layout" svg:x1="15.923cm" svg:y1="22.272cm" svg:x2="16.875cm" svg:y2="22.272cm">
            <text:p/>
          </draw:line>
          <draw:line draw:style-name="gr9" draw:text-style-name="P1" draw:layer="layout" svg:x1="15.922cm" svg:y1="22.907cm" svg:x2="16.874cm" svg:y2="22.907cm">
            <text:p/>
          </draw:line>
          <draw:line draw:style-name="gr10" draw:text-style-name="P1" draw:layer="layout" svg:x1="15.922cm" svg:y1="23.542cm" svg:x2="16.874cm" svg:y2="23.542cm">
            <text:p/>
          </draw:line>
          <draw:line draw:style-name="gr10" draw:text-style-name="P1" draw:layer="layout" svg:x1="15.922cm" svg:y1="24.177cm" svg:x2="16.874cm" svg:y2="24.177cm">
            <text:p/>
          </draw:line>
          <draw:line draw:style-name="gr11" draw:text-style-name="P1" draw:layer="layout" svg:x1="15.922cm" svg:y1="25.447cm" svg:x2="16.874cm" svg:y2="25.447cm">
            <text:p/>
          </draw:line>
          <draw:line draw:style-name="gr11" draw:text-style-name="P1" draw:layer="layout" svg:x1="15.922cm" svg:y1="24.812cm" svg:x2="16.874cm" svg:y2="24.812cm">
            <text:p/>
          </draw:line>
          <draw:custom-shape draw:style-name="gr12" draw:text-style-name="P3" draw:layer="layout" svg:width="2.54cm" svg:height="5.715cm" svg:x="13.382cm" svg:y="20.367cm">
            <text:p text:style-name="P2"><text:span text:style-name="T1">ADD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13" draw:text-style-name="P1" draw:layer="layout" svg:x1="12.43cm" svg:y1="14.334cm" svg:x2="13.382cm" svg:y2="14.334cm">
            <text:p/>
          </draw:line>
          <draw:line draw:style-name="gr13" draw:text-style-name="P1" draw:layer="layout" svg:x1="12.43cm" svg:y1="14.652cm" svg:x2="13.382cm" svg:y2="14.652cm">
            <text:p/>
          </draw:line>
          <draw:line draw:style-name="gr14" draw:text-style-name="P1" draw:layer="layout" svg:x1="12.43cm" svg:y1="14.969cm" svg:x2="13.382cm" svg:y2="14.969cm">
            <text:p/>
          </draw:line>
          <draw:line draw:style-name="gr14" draw:text-style-name="P1" draw:layer="layout" svg:x1="12.43cm" svg:y1="15.287cm" svg:x2="13.382cm" svg:y2="15.287cm">
            <text:p/>
          </draw:line>
          <draw:line draw:style-name="gr15" draw:text-style-name="P1" draw:layer="layout" svg:x1="12.43cm" svg:y1="15.604cm" svg:x2="13.382cm" svg:y2="15.604cm">
            <text:p/>
          </draw:line>
          <draw:line draw:style-name="gr15" draw:text-style-name="P1" draw:layer="layout" svg:x1="12.43cm" svg:y1="15.922cm" svg:x2="13.382cm" svg:y2="15.922cm">
            <text:p/>
          </draw:line>
          <draw:line draw:style-name="gr16" draw:text-style-name="P1" draw:layer="layout" svg:x1="12.43cm" svg:y1="16.24cm" svg:x2="13.382cm" svg:y2="16.24cm">
            <text:p/>
          </draw:line>
          <draw:line draw:style-name="gr16" draw:text-style-name="P1" draw:layer="layout" svg:x1="12.43cm" svg:y1="16.557cm" svg:x2="13.382cm" svg:y2="16.557cm">
            <text:p/>
          </draw:line>
          <draw:line draw:style-name="gr13" draw:text-style-name="P1" draw:layer="layout" svg:x1="12.43cm" svg:y1="17.192cm" svg:x2="13.382cm" svg:y2="17.192cm">
            <text:p/>
          </draw:line>
          <draw:line draw:style-name="gr13" draw:text-style-name="P1" draw:layer="layout" svg:x1="12.43cm" svg:y1="17.51cm" svg:x2="13.382cm" svg:y2="17.51cm">
            <text:p/>
          </draw:line>
          <draw:line draw:style-name="gr14" draw:text-style-name="P1" draw:layer="layout" svg:x1="12.43cm" svg:y1="17.827cm" svg:x2="13.382cm" svg:y2="17.827cm">
            <text:p/>
          </draw:line>
          <draw:line draw:style-name="gr14" draw:text-style-name="P1" draw:layer="layout" svg:x1="12.43cm" svg:y1="18.145cm" svg:x2="13.382cm" svg:y2="18.145cm">
            <text:p/>
          </draw:line>
          <draw:line draw:style-name="gr15" draw:text-style-name="P1" draw:layer="layout" svg:x1="12.43cm" svg:y1="18.462cm" svg:x2="13.382cm" svg:y2="18.462cm">
            <text:p/>
          </draw:line>
          <draw:line draw:style-name="gr15" draw:text-style-name="P1" draw:layer="layout" svg:x1="12.43cm" svg:y1="18.78cm" svg:x2="13.382cm" svg:y2="18.78cm">
            <text:p/>
          </draw:line>
          <draw:line draw:style-name="gr16" draw:text-style-name="P1" draw:layer="layout" svg:x1="12.43cm" svg:y1="19.098cm" svg:x2="13.382cm" svg:y2="19.098cm">
            <text:p/>
          </draw:line>
          <draw:line draw:style-name="gr16" draw:text-style-name="P1" draw:layer="layout" svg:x1="12.43cm" svg:y1="19.415cm" svg:x2="13.382cm" svg:y2="19.415cm">
            <text:p/>
          </draw:line>
          <draw:line draw:style-name="gr13" draw:text-style-name="P1" draw:layer="layout" svg:x1="15.922cm" svg:y1="14.652cm" svg:x2="16.874cm" svg:y2="14.652cm">
            <text:p/>
          </draw:line>
          <draw:line draw:style-name="gr13" draw:text-style-name="P1" draw:layer="layout" svg:x1="15.922cm" svg:y1="15.287cm" svg:x2="16.874cm" svg:y2="15.287cm">
            <text:p/>
          </draw:line>
          <draw:line draw:style-name="gr14" draw:text-style-name="P1" draw:layer="layout" svg:x1="15.923cm" svg:y1="15.922cm" svg:x2="16.875cm" svg:y2="15.922cm">
            <text:p/>
          </draw:line>
          <draw:line draw:style-name="gr14" draw:text-style-name="P1" draw:layer="layout" svg:x1="15.922cm" svg:y1="16.557cm" svg:x2="16.874cm" svg:y2="16.557cm">
            <text:p/>
          </draw:line>
          <draw:line draw:style-name="gr15" draw:text-style-name="P1" draw:layer="layout" svg:x1="15.922cm" svg:y1="17.192cm" svg:x2="16.874cm" svg:y2="17.192cm">
            <text:p/>
          </draw:line>
          <draw:line draw:style-name="gr15" draw:text-style-name="P1" draw:layer="layout" svg:x1="15.922cm" svg:y1="17.827cm" svg:x2="16.874cm" svg:y2="17.827cm">
            <text:p/>
          </draw:line>
          <draw:line draw:style-name="gr16" draw:text-style-name="P1" draw:layer="layout" svg:x1="15.922cm" svg:y1="19.097cm" svg:x2="16.874cm" svg:y2="19.097cm">
            <text:p/>
          </draw:line>
          <draw:line draw:style-name="gr16" draw:text-style-name="P1" draw:layer="layout" svg:x1="15.922cm" svg:y1="18.462cm" svg:x2="16.874cm" svg:y2="18.462cm">
            <text:p/>
          </draw:line>
          <draw:custom-shape draw:style-name="gr17" draw:text-style-name="P3" draw:layer="layout" svg:width="2.54cm" svg:height="5.715cm" svg:x="13.382cm" svg:y="14.017cm">
            <text:p text:style-name="P2"><text:span text:style-name="T1">SUBS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18" draw:text-style-name="P1" draw:layer="layout" svg:x1="12.43cm" svg:y1="7.349cm" svg:x2="13.382cm" svg:y2="7.349cm">
            <text:p/>
          </draw:line>
          <draw:line draw:style-name="gr18" draw:text-style-name="P1" draw:layer="layout" svg:x1="12.43cm" svg:y1="7.667cm" svg:x2="13.382cm" svg:y2="7.667cm">
            <text:p/>
          </draw:line>
          <draw:line draw:style-name="gr19" draw:text-style-name="P1" draw:layer="layout" svg:x1="12.43cm" svg:y1="7.984cm" svg:x2="13.382cm" svg:y2="7.984cm">
            <text:p/>
          </draw:line>
          <draw:line draw:style-name="gr19" draw:text-style-name="P1" draw:layer="layout" svg:x1="12.43cm" svg:y1="8.302cm" svg:x2="13.382cm" svg:y2="8.302cm">
            <text:p/>
          </draw:line>
          <draw:line draw:style-name="gr20" draw:text-style-name="P1" draw:layer="layout" svg:x1="12.43cm" svg:y1="8.619cm" svg:x2="13.382cm" svg:y2="8.619cm">
            <text:p/>
          </draw:line>
          <draw:line draw:style-name="gr20" draw:text-style-name="P1" draw:layer="layout" svg:x1="12.43cm" svg:y1="8.937cm" svg:x2="13.382cm" svg:y2="8.937cm">
            <text:p/>
          </draw:line>
          <draw:line draw:style-name="gr21" draw:text-style-name="P1" draw:layer="layout" svg:x1="12.43cm" svg:y1="9.255cm" svg:x2="13.382cm" svg:y2="9.255cm">
            <text:p/>
          </draw:line>
          <draw:line draw:style-name="gr21" draw:text-style-name="P1" draw:layer="layout" svg:x1="12.43cm" svg:y1="9.572cm" svg:x2="13.382cm" svg:y2="9.572cm">
            <text:p/>
          </draw:line>
          <draw:line draw:style-name="gr18" draw:text-style-name="P1" draw:layer="layout" svg:x1="15.923cm" svg:y1="7.349cm" svg:x2="16.875cm" svg:y2="7.349cm">
            <text:p/>
          </draw:line>
          <draw:line draw:style-name="gr18" draw:text-style-name="P1" draw:layer="layout" svg:x1="15.923cm" svg:y1="7.667cm" svg:x2="16.875cm" svg:y2="7.667cm">
            <text:p/>
          </draw:line>
          <draw:line draw:style-name="gr19" draw:text-style-name="P1" draw:layer="layout" svg:x1="15.923cm" svg:y1="7.984cm" svg:x2="16.875cm" svg:y2="7.984cm">
            <text:p/>
          </draw:line>
          <draw:line draw:style-name="gr19" draw:text-style-name="P1" draw:layer="layout" svg:x1="15.923cm" svg:y1="8.302cm" svg:x2="16.875cm" svg:y2="8.302cm">
            <text:p/>
          </draw:line>
          <draw:line draw:style-name="gr20" draw:text-style-name="P1" draw:layer="layout" svg:x1="15.923cm" svg:y1="8.619cm" svg:x2="16.875cm" svg:y2="8.619cm">
            <text:p/>
          </draw:line>
          <draw:line draw:style-name="gr20" draw:text-style-name="P1" draw:layer="layout" svg:x1="15.923cm" svg:y1="8.937cm" svg:x2="16.875cm" svg:y2="8.937cm">
            <text:p/>
          </draw:line>
          <draw:line draw:style-name="gr21" draw:text-style-name="P1" draw:layer="layout" svg:x1="15.923cm" svg:y1="9.255cm" svg:x2="16.875cm" svg:y2="9.255cm">
            <text:p/>
          </draw:line>
          <draw:line draw:style-name="gr21" draw:text-style-name="P1" draw:layer="layout" svg:x1="15.923cm" svg:y1="9.572cm" svg:x2="16.875cm" svg:y2="9.572cm">
            <text:p/>
          </draw:line>
          <draw:custom-shape draw:style-name="gr22" draw:text-style-name="P3" draw:layer="layout" svg:width="2.54cm" svg:height="2.857cm" svg:x="13.382cm" svg:y="7.032cm">
            <text:p text:style-name="P2"><text:span text:style-name="T1">INCR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23" draw:text-style-name="P1" draw:layer="layout" svg:x1="12.43cm" svg:y1="10.842cm" svg:x2="13.382cm" svg:y2="10.842cm">
            <text:p/>
          </draw:line>
          <draw:line draw:style-name="gr23" draw:text-style-name="P1" draw:layer="layout" svg:x1="12.43cm" svg:y1="11.16cm" svg:x2="13.382cm" svg:y2="11.16cm">
            <text:p/>
          </draw:line>
          <draw:line draw:style-name="gr24" draw:text-style-name="P1" draw:layer="layout" svg:x1="12.43cm" svg:y1="11.477cm" svg:x2="13.382cm" svg:y2="11.477cm">
            <text:p/>
          </draw:line>
          <draw:line draw:style-name="gr24" draw:text-style-name="P1" draw:layer="layout" svg:x1="12.43cm" svg:y1="11.795cm" svg:x2="13.382cm" svg:y2="11.795cm">
            <text:p/>
          </draw:line>
          <draw:line draw:style-name="gr25" draw:text-style-name="P1" draw:layer="layout" svg:x1="12.43cm" svg:y1="12.112cm" svg:x2="13.382cm" svg:y2="12.112cm">
            <text:p/>
          </draw:line>
          <draw:line draw:style-name="gr25" draw:text-style-name="P1" draw:layer="layout" svg:x1="12.43cm" svg:y1="12.43cm" svg:x2="13.382cm" svg:y2="12.43cm">
            <text:p/>
          </draw:line>
          <draw:line draw:style-name="gr26" draw:text-style-name="P1" draw:layer="layout" svg:x1="12.43cm" svg:y1="12.748cm" svg:x2="13.382cm" svg:y2="12.748cm">
            <text:p/>
          </draw:line>
          <draw:line draw:style-name="gr26" draw:text-style-name="P1" draw:layer="layout" svg:x1="12.43cm" svg:y1="13.065cm" svg:x2="13.382cm" svg:y2="13.065cm">
            <text:p/>
          </draw:line>
          <draw:line draw:style-name="gr23" draw:text-style-name="P1" draw:layer="layout" svg:x1="15.923cm" svg:y1="10.842cm" svg:x2="16.875cm" svg:y2="10.842cm">
            <text:p/>
          </draw:line>
          <draw:line draw:style-name="gr23" draw:text-style-name="P1" draw:layer="layout" svg:x1="15.923cm" svg:y1="11.16cm" svg:x2="16.875cm" svg:y2="11.16cm">
            <text:p/>
          </draw:line>
          <draw:line draw:style-name="gr24" draw:text-style-name="P1" draw:layer="layout" svg:x1="15.923cm" svg:y1="11.477cm" svg:x2="16.875cm" svg:y2="11.477cm">
            <text:p/>
          </draw:line>
          <draw:line draw:style-name="gr24" draw:text-style-name="P1" draw:layer="layout" svg:x1="15.923cm" svg:y1="11.795cm" svg:x2="16.875cm" svg:y2="11.795cm">
            <text:p/>
          </draw:line>
          <draw:line draw:style-name="gr25" draw:text-style-name="P1" draw:layer="layout" svg:x1="15.923cm" svg:y1="12.112cm" svg:x2="16.875cm" svg:y2="12.112cm">
            <text:p/>
          </draw:line>
          <draw:line draw:style-name="gr25" draw:text-style-name="P1" draw:layer="layout" svg:x1="15.923cm" svg:y1="12.43cm" svg:x2="16.875cm" svg:y2="12.43cm">
            <text:p/>
          </draw:line>
          <draw:line draw:style-name="gr26" draw:text-style-name="P1" draw:layer="layout" svg:x1="15.923cm" svg:y1="12.748cm" svg:x2="16.875cm" svg:y2="12.748cm">
            <text:p/>
          </draw:line>
          <draw:line draw:style-name="gr26" draw:text-style-name="P1" draw:layer="layout" svg:x1="15.923cm" svg:y1="13.065cm" svg:x2="16.875cm" svg:y2="13.065cm">
            <text:p/>
          </draw:line>
          <draw:custom-shape draw:style-name="gr27" draw:text-style-name="P3" draw:layer="layout" svg:width="2.54cm" svg:height="2.857cm" svg:x="13.382cm" svg:y="10.525cm">
            <text:p text:style-name="P2"><text:span text:style-name="T1">DECR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28" draw:text-style-name="P1" draw:layer="layout" svg:x1="15.923cm" svg:y1="3.857cm" svg:x2="16.875cm" svg:y2="3.857cm">
            <text:p/>
          </draw:line>
          <draw:line draw:style-name="gr28" draw:text-style-name="P1" draw:layer="layout" svg:x1="15.923cm" svg:y1="4.175cm" svg:x2="16.875cm" svg:y2="4.175cm">
            <text:p/>
          </draw:line>
          <draw:line draw:style-name="gr29" draw:text-style-name="P1" draw:layer="layout" svg:x1="15.923cm" svg:y1="4.492cm" svg:x2="16.875cm" svg:y2="4.492cm">
            <text:p/>
          </draw:line>
          <draw:line draw:style-name="gr29" draw:text-style-name="P1" draw:layer="layout" svg:x1="15.923cm" svg:y1="4.81cm" svg:x2="16.875cm" svg:y2="4.81cm">
            <text:p/>
          </draw:line>
          <draw:line draw:style-name="gr30" draw:text-style-name="P1" draw:layer="layout" svg:x1="15.923cm" svg:y1="5.127cm" svg:x2="16.875cm" svg:y2="5.127cm">
            <text:p/>
          </draw:line>
          <draw:line draw:style-name="gr30" draw:text-style-name="P1" draw:layer="layout" svg:x1="15.923cm" svg:y1="5.445cm" svg:x2="16.875cm" svg:y2="5.445cm">
            <text:p/>
          </draw:line>
          <draw:line draw:style-name="gr31" draw:text-style-name="P1" draw:layer="layout" svg:x1="15.923cm" svg:y1="5.763cm" svg:x2="16.875cm" svg:y2="5.763cm">
            <text:p/>
          </draw:line>
          <draw:line draw:style-name="gr31" draw:text-style-name="P1" draw:layer="layout" svg:x1="15.923cm" svg:y1="6.08cm" svg:x2="16.875cm" svg:y2="6.08cm">
            <text:p/>
          </draw:line>
          <draw:custom-shape draw:style-name="gr32" draw:text-style-name="P3" draw:layer="layout" svg:width="2.54cm" svg:height="2.857cm" svg:x="13.382cm" svg:y="3.54cm">
            <text:p text:style-name="P2"><text:span text:style-name="T1">ZERO</text:span></text:p>
            <draw:enhanced-geometry svg:viewBox="0 0 21600 21600" draw:type="rectangle" draw:enhanced-path="M 0 0 L 21600 0 21600 21600 0 21600 0 0 Z N"/>
          </draw:custom-shape>
        </draw:g>
        <draw:line draw:style-name="gr2" draw:text-style-name="P4" draw:layer="layout" svg:x1="42.91cm" svg:y1="11.795cm" svg:x2="45.765cm" svg:y2="11.795cm">
          <text:p/>
        </draw:line>
        <draw:line draw:style-name="gr2" draw:text-style-name="P4" draw:layer="layout" svg:x1="42.91cm" svg:y1="10.525cm" svg:x2="45.765cm" svg:y2="10.525cm">
          <text:p/>
        </draw:line>
        <draw:line draw:style-name="gr3" draw:text-style-name="P4" draw:layer="layout" svg:x1="42.913cm" svg:y1="13.065cm" svg:x2="45.768cm" svg:y2="13.065cm">
          <text:p/>
        </draw:line>
        <draw:line draw:style-name="gr3" draw:text-style-name="P4" draw:layer="layout" svg:x1="42.91cm" svg:y1="14.335cm" svg:x2="45.765cm" svg:y2="14.335cm">
          <text:p/>
        </draw:line>
        <draw:line draw:style-name="gr4" draw:text-style-name="P4" draw:layer="layout" svg:x1="42.91cm" svg:y1="15.605cm" svg:x2="45.765cm" svg:y2="15.605cm">
          <text:p/>
        </draw:line>
        <draw:line draw:style-name="gr4" draw:text-style-name="P4" draw:layer="layout" svg:x1="42.91cm" svg:y1="16.875cm" svg:x2="45.765cm" svg:y2="16.875cm">
          <text:p/>
        </draw:line>
        <draw:line draw:style-name="gr5" draw:text-style-name="P4" draw:layer="layout" svg:x1="42.913cm" svg:y1="19.415cm" svg:x2="45.768cm" svg:y2="19.415cm">
          <text:p/>
        </draw:line>
        <draw:line draw:style-name="gr5" draw:text-style-name="P4" draw:layer="layout" svg:x1="42.91cm" svg:y1="18.145cm" svg:x2="45.765cm" svg:y2="18.145cm">
          <text:p/>
        </draw:line>
        <draw:custom-shape draw:style-name="gr33" draw:text-style-name="P6" draw:layer="layout" svg:width="2.223cm" svg:height="10.795cm" svg:x="45.768cm" svg:y="9.89cm">
          <text:p text:style-name="P5"><text:span text:style-name="T2">O</text:span></text:p>
          <text:p text:style-name="P5"><text:span text:style-name="T2">U</text:span></text:p>
          <text:p text:style-name="P5"><text:span text:style-name="T2">T</text:span></text:p>
          <text:p text:style-name="P5"><text:span text:style-name="T2">P</text:span></text:p>
          <text:p text:style-name="P5"><text:span text:style-name="T2">U</text:span></text:p>
          <text:p text:style-name="P5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9.526cm" svg:height="2.223cm" svg:x="30.844cm" svg:y="0.365cm">
          <text:p text:style-name="P5"><text:span text:style-name="T2">selectors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38.783cm" svg:y1="2.587cm" svg:x2="38.783cm" svg:y2="4.175cm">
          <text:p/>
        </draw:line>
        <draw:line draw:style-name="gr16" draw:text-style-name="P4" draw:layer="layout" svg:x1="37.195cm" svg:y1="2.587cm" svg:x2="37.195cm" svg:y2="4.175cm">
          <text:p/>
        </draw:line>
        <draw:line draw:style-name="gr21" draw:text-style-name="P4" draw:layer="layout" svg:x1="34.02cm" svg:y1="2.587cm" svg:x2="34.02cm" svg:y2="4.175cm">
          <text:p/>
        </draw:line>
        <draw:line draw:style-name="gr26" draw:text-style-name="P4" draw:layer="layout" svg:x1="35.608cm" svg:y1="2.587cm" svg:x2="35.608cm" svg:y2="4.175cm">
          <text:p/>
        </draw:line>
        <draw:line draw:style-name="gr31" draw:text-style-name="P4" draw:layer="layout" svg:x1="32.433cm" svg:y1="2.587cm" svg:x2="32.433cm" svg:y2="4.175cm">
          <text:p/>
        </draw:line>
        <draw:custom-shape draw:style-name="gr35" draw:text-style-name="P8" draw:layer="layout" svg:width="3.493cm" svg:height="1.27cm" svg:x="8.937cm" svg:y="1.317cm">
          <text:p text:style-name="P7"><text:span text:style-name="T3">INPUT 1</text:span></text:p>
          <draw:enhanced-geometry svg:viewBox="0 0 21600 21600" draw:type="rectangle" draw:enhanced-path="M 0 0 L 21600 0 21600 21600 0 21600 0 0 Z N"/>
        </draw:custom-shape>
        <draw:line draw:style-name="gr36" draw:text-style-name="P4" draw:layer="layout" svg:x1="11.795cm" svg:y1="2.587cm" svg:x2="11.795cm" svg:y2="20.685cm">
          <text:p/>
        </draw:line>
        <draw:line draw:style-name="gr37" draw:text-style-name="P4" draw:layer="layout" svg:x1="11.795cm" svg:y1="7.35cm" svg:x2="12.43cm" svg:y2="7.35cm">
          <text:p/>
        </draw:line>
        <draw:line draw:style-name="gr36" draw:text-style-name="P4" draw:layer="layout" svg:x1="11.477cm" svg:y1="21.002cm" svg:x2="11.477cm" svg:y2="2.587cm">
          <text:p/>
        </draw:line>
        <draw:line draw:style-name="gr37" draw:text-style-name="P4" draw:layer="layout" svg:x1="11.477cm" svg:y1="7.667cm" svg:x2="12.43cm" svg:y2="7.667cm">
          <text:p/>
        </draw:line>
        <draw:line draw:style-name="gr38" draw:text-style-name="P4" draw:layer="layout" svg:x1="11.16cm" svg:y1="2.587cm" svg:x2="11.16cm" svg:y2="21.32cm">
          <text:p/>
        </draw:line>
        <draw:line draw:style-name="gr39" draw:text-style-name="P4" draw:layer="layout" svg:x1="11.16cm" svg:y1="7.985cm" svg:x2="12.43cm" svg:y2="7.985cm">
          <text:p/>
        </draw:line>
        <draw:line draw:style-name="gr3" draw:text-style-name="P4" draw:layer="layout" svg:x1="10.842cm" svg:y1="2.587cm" svg:x2="10.842cm" svg:y2="21.637cm">
          <text:p/>
        </draw:line>
        <draw:line draw:style-name="gr4" draw:text-style-name="P4" draw:layer="layout" svg:x1="10.525cm" svg:y1="2.587cm" svg:x2="10.525cm" svg:y2="21.955cm">
          <text:p/>
        </draw:line>
        <draw:line draw:style-name="gr4" draw:text-style-name="P4" draw:layer="layout" svg:x1="10.207cm" svg:y1="2.587cm" svg:x2="10.207cm" svg:y2="22.272cm">
          <text:p/>
        </draw:line>
        <draw:line draw:style-name="gr5" draw:text-style-name="P4" draw:layer="layout" svg:x1="9.89cm" svg:y1="2.587cm" svg:x2="9.89cm" svg:y2="22.59cm">
          <text:p/>
        </draw:line>
        <draw:line draw:style-name="gr5" draw:text-style-name="P4" draw:layer="layout" svg:x1="9.572cm" svg:y1="2.587cm" svg:x2="9.572cm" svg:y2="22.907cm">
          <text:p/>
        </draw:line>
        <draw:line draw:style-name="gr39" draw:text-style-name="P4" draw:layer="layout" svg:x1="10.842cm" svg:y1="8.302cm" svg:x2="12.43cm" svg:y2="8.302cm">
          <text:p/>
        </draw:line>
        <draw:line draw:style-name="gr40" draw:text-style-name="P4" draw:layer="layout" svg:x1="10.524cm" svg:y1="8.62cm" svg:x2="12.43cm" svg:y2="8.62cm">
          <text:p/>
        </draw:line>
        <draw:line draw:style-name="gr40" draw:text-style-name="P4" draw:layer="layout" svg:x1="10.207cm" svg:y1="8.937cm" svg:x2="12.43cm" svg:y2="8.937cm">
          <text:p/>
        </draw:line>
        <draw:line draw:style-name="gr41" draw:text-style-name="P4" draw:layer="layout" svg:x1="9.89cm" svg:y1="9.255cm" svg:x2="12.43cm" svg:y2="9.255cm">
          <text:p/>
        </draw:line>
        <draw:line draw:style-name="gr41" draw:text-style-name="P4" draw:layer="layout" svg:x1="9.572cm" svg:y1="9.572cm" svg:x2="12.43cm" svg:y2="9.572cm">
          <text:p/>
        </draw:line>
        <draw:line draw:style-name="gr42" draw:text-style-name="P4" draw:layer="layout" svg:x1="11.795cm" svg:y1="10.843cm" svg:x2="12.43cm" svg:y2="10.843cm">
          <text:p/>
        </draw:line>
        <draw:line draw:style-name="gr42" draw:text-style-name="P4" draw:layer="layout" svg:x1="11.477cm" svg:y1="11.16cm" svg:x2="12.43cm" svg:y2="11.16cm">
          <text:p/>
        </draw:line>
        <draw:line draw:style-name="gr43" draw:text-style-name="P4" draw:layer="layout" svg:x1="11.16cm" svg:y1="11.478cm" svg:x2="12.43cm" svg:y2="11.478cm">
          <text:p/>
        </draw:line>
        <draw:line draw:style-name="gr43" draw:text-style-name="P4" draw:layer="layout" svg:x1="10.842cm" svg:y1="11.795cm" svg:x2="12.43cm" svg:y2="11.795cm">
          <text:p/>
        </draw:line>
        <draw:line draw:style-name="gr44" draw:text-style-name="P4" draw:layer="layout" svg:x1="10.524cm" svg:y1="12.113cm" svg:x2="12.43cm" svg:y2="12.113cm">
          <text:p/>
        </draw:line>
        <draw:line draw:style-name="gr44" draw:text-style-name="P4" draw:layer="layout" svg:x1="10.207cm" svg:y1="12.43cm" svg:x2="12.43cm" svg:y2="12.43cm">
          <text:p/>
        </draw:line>
        <draw:line draw:style-name="gr45" draw:text-style-name="P4" draw:layer="layout" svg:x1="9.89cm" svg:y1="12.748cm" svg:x2="12.43cm" svg:y2="12.748cm">
          <text:p/>
        </draw:line>
        <draw:line draw:style-name="gr45" draw:text-style-name="P4" draw:layer="layout" svg:x1="9.572cm" svg:y1="13.065cm" svg:x2="12.43cm" svg:y2="13.065cm">
          <text:p/>
        </draw:line>
        <draw:line draw:style-name="gr46" draw:text-style-name="P4" draw:layer="layout" svg:x1="11.795cm" svg:y1="14.335cm" svg:x2="12.43cm" svg:y2="14.335cm">
          <text:p/>
        </draw:line>
        <draw:line draw:style-name="gr46" draw:text-style-name="P4" draw:layer="layout" svg:x1="11.477cm" svg:y1="14.652cm" svg:x2="12.43cm" svg:y2="14.652cm">
          <text:p/>
        </draw:line>
        <draw:line draw:style-name="gr47" draw:text-style-name="P4" draw:layer="layout" svg:x1="11.16cm" svg:y1="14.97cm" svg:x2="12.43cm" svg:y2="14.97cm">
          <text:p/>
        </draw:line>
        <draw:line draw:style-name="gr47" draw:text-style-name="P4" draw:layer="layout" svg:x1="10.842cm" svg:y1="15.287cm" svg:x2="12.43cm" svg:y2="15.287cm">
          <text:p/>
        </draw:line>
        <draw:line draw:style-name="gr48" draw:text-style-name="P4" draw:layer="layout" svg:x1="10.524cm" svg:y1="15.605cm" svg:x2="12.43cm" svg:y2="15.605cm">
          <text:p/>
        </draw:line>
        <draw:line draw:style-name="gr48" draw:text-style-name="P4" draw:layer="layout" svg:x1="10.207cm" svg:y1="15.922cm" svg:x2="12.43cm" svg:y2="15.922cm">
          <text:p/>
        </draw:line>
        <draw:line draw:style-name="gr49" draw:text-style-name="P4" draw:layer="layout" svg:x1="9.89cm" svg:y1="16.24cm" svg:x2="12.43cm" svg:y2="16.24cm">
          <text:p/>
        </draw:line>
        <draw:line draw:style-name="gr49" draw:text-style-name="P4" draw:layer="layout" svg:x1="9.572cm" svg:y1="16.557cm" svg:x2="12.43cm" svg:y2="16.557cm">
          <text:p/>
        </draw:line>
        <draw:line draw:style-name="gr50" draw:text-style-name="P4" draw:layer="layout" svg:x1="11.795cm" svg:y1="20.685cm" svg:x2="12.43cm" svg:y2="20.685cm">
          <text:p/>
        </draw:line>
        <draw:line draw:style-name="gr50" draw:text-style-name="P4" draw:layer="layout" svg:x1="11.477cm" svg:y1="21.002cm" svg:x2="12.43cm" svg:y2="21.002cm">
          <text:p/>
        </draw:line>
        <draw:line draw:style-name="gr51" draw:text-style-name="P4" draw:layer="layout" svg:x1="11.16cm" svg:y1="21.32cm" svg:x2="12.43cm" svg:y2="21.32cm">
          <text:p/>
        </draw:line>
        <draw:line draw:style-name="gr51" draw:text-style-name="P4" draw:layer="layout" svg:x1="10.842cm" svg:y1="21.637cm" svg:x2="12.43cm" svg:y2="21.637cm">
          <text:p/>
        </draw:line>
        <draw:line draw:style-name="gr52" draw:text-style-name="P4" draw:layer="layout" svg:x1="10.524cm" svg:y1="21.955cm" svg:x2="12.43cm" svg:y2="21.955cm">
          <text:p/>
        </draw:line>
        <draw:line draw:style-name="gr52" draw:text-style-name="P4" draw:layer="layout" svg:x1="10.207cm" svg:y1="22.272cm" svg:x2="12.43cm" svg:y2="22.272cm">
          <text:p/>
        </draw:line>
        <draw:line draw:style-name="gr53" draw:text-style-name="P4" draw:layer="layout" svg:x1="9.89cm" svg:y1="22.59cm" svg:x2="12.43cm" svg:y2="22.59cm">
          <text:p/>
        </draw:line>
        <draw:line draw:style-name="gr53" draw:text-style-name="P4" draw:layer="layout" svg:x1="9.572cm" svg:y1="22.907cm" svg:x2="12.43cm" svg:y2="22.907cm">
          <text:p/>
        </draw:line>
        <draw:custom-shape draw:style-name="gr35" draw:text-style-name="P8" draw:layer="layout" svg:width="3.493cm" svg:height="1.27cm" svg:x="5.127cm" svg:y="1.317cm">
          <text:p text:style-name="P7"><text:span text:style-name="T3">INPUT 2</text:span></text:p>
          <draw:enhanced-geometry svg:viewBox="0 0 21600 21600" draw:type="rectangle" draw:enhanced-path="M 0 0 L 21600 0 21600 21600 0 21600 0 0 Z N"/>
        </draw:custom-shape>
        <draw:line draw:style-name="gr36" draw:text-style-name="P4" draw:layer="layout" svg:x1="7.985cm" svg:y1="2.587cm" svg:x2="7.985cm" svg:y2="23.542cm">
          <text:p/>
        </draw:line>
        <draw:line draw:style-name="gr36" draw:text-style-name="P4" draw:layer="layout" svg:x1="7.667cm" svg:y1="23.86cm" svg:x2="7.667cm" svg:y2="2.587cm">
          <text:p/>
        </draw:line>
        <draw:line draw:style-name="gr38" draw:text-style-name="P4" draw:layer="layout" svg:x1="7.35cm" svg:y1="2.587cm" svg:x2="7.35cm" svg:y2="24.177cm">
          <text:p/>
        </draw:line>
        <draw:line draw:style-name="gr3" draw:text-style-name="P4" draw:layer="layout" svg:x1="7.032cm" svg:y1="2.587cm" svg:x2="7.032cm" svg:y2="24.495cm">
          <text:p/>
        </draw:line>
        <draw:line draw:style-name="gr4" draw:text-style-name="P4" draw:layer="layout" svg:x1="6.715cm" svg:y1="2.587cm" svg:x2="6.715cm" svg:y2="24.812cm">
          <text:p/>
        </draw:line>
        <draw:line draw:style-name="gr4" draw:text-style-name="P4" draw:layer="layout" svg:x1="6.397cm" svg:y1="2.587cm" svg:x2="6.397cm" svg:y2="25.13cm">
          <text:p/>
        </draw:line>
        <draw:line draw:style-name="gr5" draw:text-style-name="P4" draw:layer="layout" svg:x1="6.08cm" svg:y1="2.587cm" svg:x2="6.08cm" svg:y2="25.447cm">
          <text:p/>
        </draw:line>
        <draw:line draw:style-name="gr5" draw:text-style-name="P4" draw:layer="layout" svg:x1="5.762cm" svg:y1="2.587cm" svg:x2="5.762cm" svg:y2="25.765cm">
          <text:p/>
        </draw:line>
        <draw:line draw:style-name="gr46" draw:text-style-name="P4" draw:layer="layout" svg:x1="7.985cm" svg:y1="17.193cm" svg:x2="12.43cm" svg:y2="17.192cm">
          <text:p/>
        </draw:line>
        <draw:line draw:style-name="gr46" draw:text-style-name="P4" draw:layer="layout" svg:x1="7.667cm" svg:y1="17.51cm" svg:x2="12.43cm" svg:y2="17.51cm">
          <text:p/>
        </draw:line>
        <draw:line draw:style-name="gr47" draw:text-style-name="P4" draw:layer="layout" svg:x1="7.35cm" svg:y1="17.828cm" svg:x2="12.43cm" svg:y2="17.827cm">
          <text:p/>
        </draw:line>
        <draw:line draw:style-name="gr47" draw:text-style-name="P4" draw:layer="layout" svg:x1="7.032cm" svg:y1="18.145cm" svg:x2="12.43cm" svg:y2="18.145cm">
          <text:p/>
        </draw:line>
        <draw:line draw:style-name="gr48" draw:text-style-name="P4" draw:layer="layout" svg:x1="6.714cm" svg:y1="18.463cm" svg:x2="12.43cm" svg:y2="18.462cm">
          <text:p/>
        </draw:line>
        <draw:line draw:style-name="gr48" draw:text-style-name="P4" draw:layer="layout" svg:x1="6.397cm" svg:y1="18.78cm" svg:x2="12.43cm" svg:y2="18.78cm">
          <text:p/>
        </draw:line>
        <draw:line draw:style-name="gr49" draw:text-style-name="P4" draw:layer="layout" svg:x1="6.08cm" svg:y1="19.098cm" svg:x2="12.43cm" svg:y2="19.097cm">
          <text:p/>
        </draw:line>
        <draw:line draw:style-name="gr49" draw:text-style-name="P4" draw:layer="layout" svg:x1="5.762cm" svg:y1="19.415cm" svg:x2="12.43cm" svg:y2="19.415cm">
          <text:p/>
        </draw:line>
        <draw:line draw:style-name="gr50" draw:text-style-name="P4" draw:layer="layout" svg:x1="7.985cm" svg:y1="23.542cm" svg:x2="12.43cm" svg:y2="23.542cm">
          <text:p/>
        </draw:line>
        <draw:line draw:style-name="gr50" draw:text-style-name="P4" draw:layer="layout" svg:x1="7.667cm" svg:y1="23.859cm" svg:x2="12.43cm" svg:y2="23.86cm">
          <text:p/>
        </draw:line>
        <draw:line draw:style-name="gr51" draw:text-style-name="P4" draw:layer="layout" svg:x1="7.35cm" svg:y1="24.177cm" svg:x2="12.43cm" svg:y2="24.177cm">
          <text:p/>
        </draw:line>
        <draw:line draw:style-name="gr51" draw:text-style-name="P4" draw:layer="layout" svg:x1="7.032cm" svg:y1="24.494cm" svg:x2="12.43cm" svg:y2="24.495cm">
          <text:p/>
        </draw:line>
        <draw:line draw:style-name="gr52" draw:text-style-name="P4" draw:layer="layout" svg:x1="6.714cm" svg:y1="24.812cm" svg:x2="12.43cm" svg:y2="24.812cm">
          <text:p/>
        </draw:line>
        <draw:line draw:style-name="gr52" draw:text-style-name="P4" draw:layer="layout" svg:x1="6.397cm" svg:y1="25.129cm" svg:x2="12.43cm" svg:y2="25.13cm">
          <text:p/>
        </draw:line>
        <draw:line draw:style-name="gr53" draw:text-style-name="P4" draw:layer="layout" svg:x1="6.08cm" svg:y1="25.447cm" svg:x2="12.43cm" svg:y2="25.447cm">
          <text:p/>
        </draw:line>
        <draw:line draw:style-name="gr53" draw:text-style-name="P4" draw:layer="layout" svg:x1="5.762cm" svg:y1="25.764cm" svg:x2="12.43cm" svg:y2="25.765cm">
          <text:p/>
        </draw:line>
      </draw:page>
      <draw:page draw:name="page4" draw:style-name="dp1" draw:master-page-name="Default">
        <draw:custom-shape draw:style-name="gr54" draw:text-style-name="P9" draw:layer="layout" svg:width="34.29cm" svg:height="17.145cm" draw:transform="rotate (1.5707963267949) translate (55.927cm 113.39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g draw:style-name="gr1">
          <draw:line draw:style-name="gr55" draw:text-style-name="P1" draw:layer="layout" svg:x1="12.43cm" svg:y1="20.684cm" svg:x2="13.382cm" svg:y2="20.684cm">
            <text:p/>
          </draw:line>
          <draw:line draw:style-name="gr55" draw:text-style-name="P1" draw:layer="layout" svg:x1="12.43cm" svg:y1="21.002cm" svg:x2="13.382cm" svg:y2="21.002cm">
            <text:p/>
          </draw:line>
          <draw:line draw:style-name="gr56" draw:text-style-name="P1" draw:layer="layout" svg:x1="12.43cm" svg:y1="21.319cm" svg:x2="13.382cm" svg:y2="21.319cm">
            <text:p/>
          </draw:line>
          <draw:line draw:style-name="gr56" draw:text-style-name="P1" draw:layer="layout" svg:x1="12.43cm" svg:y1="21.637cm" svg:x2="13.382cm" svg:y2="21.637cm">
            <text:p/>
          </draw:line>
          <draw:line draw:style-name="gr57" draw:text-style-name="P1" draw:layer="layout" svg:x1="12.43cm" svg:y1="21.954cm" svg:x2="13.382cm" svg:y2="21.954cm">
            <text:p/>
          </draw:line>
          <draw:line draw:style-name="gr57" draw:text-style-name="P1" draw:layer="layout" svg:x1="12.43cm" svg:y1="22.272cm" svg:x2="13.382cm" svg:y2="22.272cm">
            <text:p/>
          </draw:line>
          <draw:line draw:style-name="gr58" draw:text-style-name="P1" draw:layer="layout" svg:x1="12.43cm" svg:y1="22.59cm" svg:x2="13.382cm" svg:y2="22.59cm">
            <text:p/>
          </draw:line>
          <draw:line draw:style-name="gr58" draw:text-style-name="P1" draw:layer="layout" svg:x1="12.43cm" svg:y1="22.907cm" svg:x2="13.382cm" svg:y2="22.907cm">
            <text:p/>
          </draw:line>
          <draw:line draw:style-name="gr55" draw:text-style-name="P1" draw:layer="layout" svg:x1="12.43cm" svg:y1="23.542cm" svg:x2="13.382cm" svg:y2="23.542cm">
            <text:p/>
          </draw:line>
          <draw:line draw:style-name="gr55" draw:text-style-name="P1" draw:layer="layout" svg:x1="12.43cm" svg:y1="23.86cm" svg:x2="13.382cm" svg:y2="23.86cm">
            <text:p/>
          </draw:line>
          <draw:line draw:style-name="gr56" draw:text-style-name="P1" draw:layer="layout" svg:x1="12.43cm" svg:y1="24.177cm" svg:x2="13.382cm" svg:y2="24.177cm">
            <text:p/>
          </draw:line>
          <draw:line draw:style-name="gr56" draw:text-style-name="P1" draw:layer="layout" svg:x1="12.43cm" svg:y1="24.495cm" svg:x2="13.382cm" svg:y2="24.495cm">
            <text:p/>
          </draw:line>
          <draw:line draw:style-name="gr57" draw:text-style-name="P1" draw:layer="layout" svg:x1="12.43cm" svg:y1="24.812cm" svg:x2="13.382cm" svg:y2="24.812cm">
            <text:p/>
          </draw:line>
          <draw:line draw:style-name="gr57" draw:text-style-name="P1" draw:layer="layout" svg:x1="12.43cm" svg:y1="25.13cm" svg:x2="13.382cm" svg:y2="25.13cm">
            <text:p/>
          </draw:line>
          <draw:line draw:style-name="gr58" draw:text-style-name="P1" draw:layer="layout" svg:x1="12.43cm" svg:y1="25.448cm" svg:x2="13.382cm" svg:y2="25.448cm">
            <text:p/>
          </draw:line>
          <draw:line draw:style-name="gr58" draw:text-style-name="P1" draw:layer="layout" svg:x1="12.43cm" svg:y1="25.765cm" svg:x2="13.382cm" svg:y2="25.765cm">
            <text:p/>
          </draw:line>
          <draw:line draw:style-name="gr55" draw:text-style-name="P1" draw:layer="layout" svg:x1="15.922cm" svg:y1="21.002cm" svg:x2="16.874cm" svg:y2="21.002cm">
            <text:p/>
          </draw:line>
          <draw:line draw:style-name="gr55" draw:text-style-name="P1" draw:layer="layout" svg:x1="15.922cm" svg:y1="21.637cm" svg:x2="16.874cm" svg:y2="21.637cm">
            <text:p/>
          </draw:line>
          <draw:line draw:style-name="gr56" draw:text-style-name="P1" draw:layer="layout" svg:x1="15.923cm" svg:y1="22.272cm" svg:x2="16.875cm" svg:y2="22.272cm">
            <text:p/>
          </draw:line>
          <draw:line draw:style-name="gr56" draw:text-style-name="P1" draw:layer="layout" svg:x1="15.922cm" svg:y1="22.907cm" svg:x2="16.874cm" svg:y2="22.907cm">
            <text:p/>
          </draw:line>
          <draw:line draw:style-name="gr57" draw:text-style-name="P1" draw:layer="layout" svg:x1="15.922cm" svg:y1="23.542cm" svg:x2="16.874cm" svg:y2="23.542cm">
            <text:p/>
          </draw:line>
          <draw:line draw:style-name="gr57" draw:text-style-name="P1" draw:layer="layout" svg:x1="15.922cm" svg:y1="24.177cm" svg:x2="16.874cm" svg:y2="24.177cm">
            <text:p/>
          </draw:line>
          <draw:line draw:style-name="gr58" draw:text-style-name="P1" draw:layer="layout" svg:x1="15.922cm" svg:y1="25.447cm" svg:x2="16.874cm" svg:y2="25.447cm">
            <text:p/>
          </draw:line>
          <draw:line draw:style-name="gr58" draw:text-style-name="P1" draw:layer="layout" svg:x1="15.922cm" svg:y1="24.812cm" svg:x2="16.874cm" svg:y2="24.812cm">
            <text:p/>
          </draw:line>
          <draw:custom-shape draw:style-name="gr59" draw:text-style-name="P3" draw:layer="layout" svg:width="2.54cm" svg:height="5.715cm" svg:x="13.382cm" svg:y="20.367cm">
            <text:p text:style-name="P2"><text:span text:style-name="T1">ADD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60" draw:text-style-name="P1" draw:layer="layout" svg:x1="12.43cm" svg:y1="14.334cm" svg:x2="13.382cm" svg:y2="14.334cm">
            <text:p/>
          </draw:line>
          <draw:line draw:style-name="gr60" draw:text-style-name="P1" draw:layer="layout" svg:x1="12.43cm" svg:y1="14.652cm" svg:x2="13.382cm" svg:y2="14.652cm">
            <text:p/>
          </draw:line>
          <draw:line draw:style-name="gr61" draw:text-style-name="P1" draw:layer="layout" svg:x1="12.43cm" svg:y1="14.969cm" svg:x2="13.382cm" svg:y2="14.969cm">
            <text:p/>
          </draw:line>
          <draw:line draw:style-name="gr61" draw:text-style-name="P1" draw:layer="layout" svg:x1="12.43cm" svg:y1="15.287cm" svg:x2="13.382cm" svg:y2="15.287cm">
            <text:p/>
          </draw:line>
          <draw:line draw:style-name="gr62" draw:text-style-name="P1" draw:layer="layout" svg:x1="12.43cm" svg:y1="15.604cm" svg:x2="13.382cm" svg:y2="15.604cm">
            <text:p/>
          </draw:line>
          <draw:line draw:style-name="gr62" draw:text-style-name="P1" draw:layer="layout" svg:x1="12.43cm" svg:y1="15.922cm" svg:x2="13.382cm" svg:y2="15.922cm">
            <text:p/>
          </draw:line>
          <draw:line draw:style-name="gr63" draw:text-style-name="P1" draw:layer="layout" svg:x1="12.43cm" svg:y1="16.24cm" svg:x2="13.382cm" svg:y2="16.24cm">
            <text:p/>
          </draw:line>
          <draw:line draw:style-name="gr63" draw:text-style-name="P1" draw:layer="layout" svg:x1="12.43cm" svg:y1="16.557cm" svg:x2="13.382cm" svg:y2="16.557cm">
            <text:p/>
          </draw:line>
          <draw:line draw:style-name="gr60" draw:text-style-name="P1" draw:layer="layout" svg:x1="12.43cm" svg:y1="17.192cm" svg:x2="13.382cm" svg:y2="17.192cm">
            <text:p/>
          </draw:line>
          <draw:line draw:style-name="gr60" draw:text-style-name="P1" draw:layer="layout" svg:x1="12.43cm" svg:y1="17.51cm" svg:x2="13.382cm" svg:y2="17.51cm">
            <text:p/>
          </draw:line>
          <draw:line draw:style-name="gr61" draw:text-style-name="P1" draw:layer="layout" svg:x1="12.43cm" svg:y1="17.827cm" svg:x2="13.382cm" svg:y2="17.827cm">
            <text:p/>
          </draw:line>
          <draw:line draw:style-name="gr61" draw:text-style-name="P1" draw:layer="layout" svg:x1="12.43cm" svg:y1="18.145cm" svg:x2="13.382cm" svg:y2="18.145cm">
            <text:p/>
          </draw:line>
          <draw:line draw:style-name="gr62" draw:text-style-name="P1" draw:layer="layout" svg:x1="12.43cm" svg:y1="18.462cm" svg:x2="13.382cm" svg:y2="18.462cm">
            <text:p/>
          </draw:line>
          <draw:line draw:style-name="gr62" draw:text-style-name="P1" draw:layer="layout" svg:x1="12.43cm" svg:y1="18.78cm" svg:x2="13.382cm" svg:y2="18.78cm">
            <text:p/>
          </draw:line>
          <draw:line draw:style-name="gr63" draw:text-style-name="P1" draw:layer="layout" svg:x1="12.43cm" svg:y1="19.098cm" svg:x2="13.382cm" svg:y2="19.098cm">
            <text:p/>
          </draw:line>
          <draw:line draw:style-name="gr63" draw:text-style-name="P1" draw:layer="layout" svg:x1="12.43cm" svg:y1="19.415cm" svg:x2="13.382cm" svg:y2="19.415cm">
            <text:p/>
          </draw:line>
          <draw:line draw:style-name="gr60" draw:text-style-name="P1" draw:layer="layout" svg:x1="15.922cm" svg:y1="14.652cm" svg:x2="16.874cm" svg:y2="14.652cm">
            <text:p/>
          </draw:line>
          <draw:line draw:style-name="gr60" draw:text-style-name="P1" draw:layer="layout" svg:x1="15.922cm" svg:y1="15.287cm" svg:x2="16.874cm" svg:y2="15.287cm">
            <text:p/>
          </draw:line>
          <draw:line draw:style-name="gr61" draw:text-style-name="P1" draw:layer="layout" svg:x1="15.923cm" svg:y1="15.922cm" svg:x2="16.875cm" svg:y2="15.922cm">
            <text:p/>
          </draw:line>
          <draw:line draw:style-name="gr61" draw:text-style-name="P1" draw:layer="layout" svg:x1="15.922cm" svg:y1="16.557cm" svg:x2="16.874cm" svg:y2="16.557cm">
            <text:p/>
          </draw:line>
          <draw:line draw:style-name="gr62" draw:text-style-name="P1" draw:layer="layout" svg:x1="15.922cm" svg:y1="17.192cm" svg:x2="16.874cm" svg:y2="17.192cm">
            <text:p/>
          </draw:line>
          <draw:line draw:style-name="gr62" draw:text-style-name="P1" draw:layer="layout" svg:x1="15.922cm" svg:y1="17.827cm" svg:x2="16.874cm" svg:y2="17.827cm">
            <text:p/>
          </draw:line>
          <draw:line draw:style-name="gr63" draw:text-style-name="P1" draw:layer="layout" svg:x1="15.922cm" svg:y1="19.097cm" svg:x2="16.874cm" svg:y2="19.097cm">
            <text:p/>
          </draw:line>
          <draw:line draw:style-name="gr63" draw:text-style-name="P1" draw:layer="layout" svg:x1="15.922cm" svg:y1="18.462cm" svg:x2="16.874cm" svg:y2="18.462cm">
            <text:p/>
          </draw:line>
          <draw:custom-shape draw:style-name="gr64" draw:text-style-name="P3" draw:layer="layout" svg:width="2.54cm" svg:height="5.715cm" svg:x="13.382cm" svg:y="14.017cm">
            <text:p text:style-name="P2"><text:span text:style-name="T1">SUBS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65" draw:text-style-name="P1" draw:layer="layout" svg:x1="12.43cm" svg:y1="7.349cm" svg:x2="13.382cm" svg:y2="7.349cm">
            <text:p/>
          </draw:line>
          <draw:line draw:style-name="gr65" draw:text-style-name="P1" draw:layer="layout" svg:x1="12.43cm" svg:y1="7.667cm" svg:x2="13.382cm" svg:y2="7.667cm">
            <text:p/>
          </draw:line>
          <draw:line draw:style-name="gr66" draw:text-style-name="P1" draw:layer="layout" svg:x1="12.43cm" svg:y1="7.984cm" svg:x2="13.382cm" svg:y2="7.984cm">
            <text:p/>
          </draw:line>
          <draw:line draw:style-name="gr66" draw:text-style-name="P1" draw:layer="layout" svg:x1="12.43cm" svg:y1="8.302cm" svg:x2="13.382cm" svg:y2="8.302cm">
            <text:p/>
          </draw:line>
          <draw:line draw:style-name="gr67" draw:text-style-name="P1" draw:layer="layout" svg:x1="12.43cm" svg:y1="8.619cm" svg:x2="13.382cm" svg:y2="8.619cm">
            <text:p/>
          </draw:line>
          <draw:line draw:style-name="gr67" draw:text-style-name="P1" draw:layer="layout" svg:x1="12.43cm" svg:y1="8.937cm" svg:x2="13.382cm" svg:y2="8.937cm">
            <text:p/>
          </draw:line>
          <draw:line draw:style-name="gr68" draw:text-style-name="P1" draw:layer="layout" svg:x1="12.43cm" svg:y1="9.255cm" svg:x2="13.382cm" svg:y2="9.255cm">
            <text:p/>
          </draw:line>
          <draw:line draw:style-name="gr68" draw:text-style-name="P1" draw:layer="layout" svg:x1="12.43cm" svg:y1="9.572cm" svg:x2="13.382cm" svg:y2="9.572cm">
            <text:p/>
          </draw:line>
          <draw:line draw:style-name="gr65" draw:text-style-name="P1" draw:layer="layout" svg:x1="15.923cm" svg:y1="7.349cm" svg:x2="16.875cm" svg:y2="7.349cm">
            <text:p/>
          </draw:line>
          <draw:line draw:style-name="gr65" draw:text-style-name="P1" draw:layer="layout" svg:x1="15.923cm" svg:y1="7.667cm" svg:x2="16.875cm" svg:y2="7.667cm">
            <text:p/>
          </draw:line>
          <draw:line draw:style-name="gr66" draw:text-style-name="P1" draw:layer="layout" svg:x1="15.923cm" svg:y1="7.984cm" svg:x2="16.875cm" svg:y2="7.984cm">
            <text:p/>
          </draw:line>
          <draw:line draw:style-name="gr66" draw:text-style-name="P1" draw:layer="layout" svg:x1="15.923cm" svg:y1="8.302cm" svg:x2="16.875cm" svg:y2="8.302cm">
            <text:p/>
          </draw:line>
          <draw:line draw:style-name="gr67" draw:text-style-name="P1" draw:layer="layout" svg:x1="15.923cm" svg:y1="8.619cm" svg:x2="16.875cm" svg:y2="8.619cm">
            <text:p/>
          </draw:line>
          <draw:line draw:style-name="gr67" draw:text-style-name="P1" draw:layer="layout" svg:x1="15.923cm" svg:y1="8.937cm" svg:x2="16.875cm" svg:y2="8.937cm">
            <text:p/>
          </draw:line>
          <draw:line draw:style-name="gr68" draw:text-style-name="P1" draw:layer="layout" svg:x1="15.923cm" svg:y1="9.255cm" svg:x2="16.875cm" svg:y2="9.255cm">
            <text:p/>
          </draw:line>
          <draw:line draw:style-name="gr68" draw:text-style-name="P1" draw:layer="layout" svg:x1="15.923cm" svg:y1="9.572cm" svg:x2="16.875cm" svg:y2="9.572cm">
            <text:p/>
          </draw:line>
          <draw:custom-shape draw:style-name="gr69" draw:text-style-name="P3" draw:layer="layout" svg:width="2.54cm" svg:height="2.857cm" svg:x="13.382cm" svg:y="7.032cm">
            <text:p text:style-name="P2"><text:span text:style-name="T1">INCR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70" draw:text-style-name="P1" draw:layer="layout" svg:x1="12.43cm" svg:y1="10.842cm" svg:x2="13.382cm" svg:y2="10.842cm">
            <text:p/>
          </draw:line>
          <draw:line draw:style-name="gr70" draw:text-style-name="P1" draw:layer="layout" svg:x1="12.43cm" svg:y1="11.16cm" svg:x2="13.382cm" svg:y2="11.16cm">
            <text:p/>
          </draw:line>
          <draw:line draw:style-name="gr71" draw:text-style-name="P1" draw:layer="layout" svg:x1="12.43cm" svg:y1="11.477cm" svg:x2="13.382cm" svg:y2="11.477cm">
            <text:p/>
          </draw:line>
          <draw:line draw:style-name="gr71" draw:text-style-name="P1" draw:layer="layout" svg:x1="12.43cm" svg:y1="11.795cm" svg:x2="13.382cm" svg:y2="11.795cm">
            <text:p/>
          </draw:line>
          <draw:line draw:style-name="gr72" draw:text-style-name="P1" draw:layer="layout" svg:x1="12.43cm" svg:y1="12.112cm" svg:x2="13.382cm" svg:y2="12.112cm">
            <text:p/>
          </draw:line>
          <draw:line draw:style-name="gr72" draw:text-style-name="P1" draw:layer="layout" svg:x1="12.43cm" svg:y1="12.43cm" svg:x2="13.382cm" svg:y2="12.43cm">
            <text:p/>
          </draw:line>
          <draw:line draw:style-name="gr73" draw:text-style-name="P1" draw:layer="layout" svg:x1="12.43cm" svg:y1="12.748cm" svg:x2="13.382cm" svg:y2="12.748cm">
            <text:p/>
          </draw:line>
          <draw:line draw:style-name="gr73" draw:text-style-name="P1" draw:layer="layout" svg:x1="12.43cm" svg:y1="13.065cm" svg:x2="13.382cm" svg:y2="13.065cm">
            <text:p/>
          </draw:line>
          <draw:line draw:style-name="gr70" draw:text-style-name="P1" draw:layer="layout" svg:x1="15.923cm" svg:y1="10.842cm" svg:x2="16.875cm" svg:y2="10.842cm">
            <text:p/>
          </draw:line>
          <draw:line draw:style-name="gr70" draw:text-style-name="P1" draw:layer="layout" svg:x1="15.923cm" svg:y1="11.16cm" svg:x2="16.875cm" svg:y2="11.16cm">
            <text:p/>
          </draw:line>
          <draw:line draw:style-name="gr71" draw:text-style-name="P1" draw:layer="layout" svg:x1="15.923cm" svg:y1="11.477cm" svg:x2="16.875cm" svg:y2="11.477cm">
            <text:p/>
          </draw:line>
          <draw:line draw:style-name="gr71" draw:text-style-name="P1" draw:layer="layout" svg:x1="15.923cm" svg:y1="11.795cm" svg:x2="16.875cm" svg:y2="11.795cm">
            <text:p/>
          </draw:line>
          <draw:line draw:style-name="gr72" draw:text-style-name="P1" draw:layer="layout" svg:x1="15.923cm" svg:y1="12.112cm" svg:x2="16.875cm" svg:y2="12.112cm">
            <text:p/>
          </draw:line>
          <draw:line draw:style-name="gr72" draw:text-style-name="P1" draw:layer="layout" svg:x1="15.923cm" svg:y1="12.43cm" svg:x2="16.875cm" svg:y2="12.43cm">
            <text:p/>
          </draw:line>
          <draw:line draw:style-name="gr73" draw:text-style-name="P1" draw:layer="layout" svg:x1="15.923cm" svg:y1="12.748cm" svg:x2="16.875cm" svg:y2="12.748cm">
            <text:p/>
          </draw:line>
          <draw:line draw:style-name="gr73" draw:text-style-name="P1" draw:layer="layout" svg:x1="15.923cm" svg:y1="13.065cm" svg:x2="16.875cm" svg:y2="13.065cm">
            <text:p/>
          </draw:line>
          <draw:custom-shape draw:style-name="gr74" draw:text-style-name="P3" draw:layer="layout" svg:width="2.54cm" svg:height="2.857cm" svg:x="13.382cm" svg:y="10.525cm">
            <text:p text:style-name="P2"><text:span text:style-name="T1">DECR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75" draw:text-style-name="P1" draw:layer="layout" svg:x1="15.923cm" svg:y1="3.857cm" svg:x2="16.875cm" svg:y2="3.857cm">
            <text:p/>
          </draw:line>
          <draw:line draw:style-name="gr75" draw:text-style-name="P1" draw:layer="layout" svg:x1="15.923cm" svg:y1="4.175cm" svg:x2="16.875cm" svg:y2="4.175cm">
            <text:p/>
          </draw:line>
          <draw:line draw:style-name="gr76" draw:text-style-name="P1" draw:layer="layout" svg:x1="15.923cm" svg:y1="4.492cm" svg:x2="16.875cm" svg:y2="4.492cm">
            <text:p/>
          </draw:line>
          <draw:line draw:style-name="gr76" draw:text-style-name="P1" draw:layer="layout" svg:x1="15.923cm" svg:y1="4.81cm" svg:x2="16.875cm" svg:y2="4.81cm">
            <text:p/>
          </draw:line>
          <draw:line draw:style-name="gr77" draw:text-style-name="P1" draw:layer="layout" svg:x1="15.923cm" svg:y1="5.127cm" svg:x2="16.875cm" svg:y2="5.127cm">
            <text:p/>
          </draw:line>
          <draw:line draw:style-name="gr77" draw:text-style-name="P1" draw:layer="layout" svg:x1="15.923cm" svg:y1="5.445cm" svg:x2="16.875cm" svg:y2="5.445cm">
            <text:p/>
          </draw:line>
          <draw:line draw:style-name="gr78" draw:text-style-name="P1" draw:layer="layout" svg:x1="15.923cm" svg:y1="5.763cm" svg:x2="16.875cm" svg:y2="5.763cm">
            <text:p/>
          </draw:line>
          <draw:line draw:style-name="gr78" draw:text-style-name="P1" draw:layer="layout" svg:x1="15.923cm" svg:y1="6.08cm" svg:x2="16.875cm" svg:y2="6.08cm">
            <text:p/>
          </draw:line>
          <draw:custom-shape draw:style-name="gr79" draw:text-style-name="P3" draw:layer="layout" svg:width="2.54cm" svg:height="2.857cm" svg:x="13.382cm" svg:y="3.54cm">
            <text:p text:style-name="P2"><text:span text:style-name="T1">ZERO</text:span></text:p>
            <draw:enhanced-geometry svg:viewBox="0 0 21600 21600" draw:type="rectangle" draw:enhanced-path="M 0 0 L 21600 0 21600 21600 0 21600 0 0 Z N"/>
          </draw:custom-shape>
        </draw:g>
        <draw:line draw:style-name="gr80" draw:text-style-name="P4" draw:layer="layout" svg:x1="37.194cm" svg:y1="10.207cm" svg:x2="40.049cm" svg:y2="10.207cm">
          <text:p/>
        </draw:line>
        <draw:line draw:style-name="gr80" draw:text-style-name="P4" draw:layer="layout" svg:x1="37.194cm" svg:y1="8.937cm" svg:x2="40.049cm" svg:y2="8.937cm">
          <text:p/>
        </draw:line>
        <draw:line draw:style-name="gr81" draw:text-style-name="P4" draw:layer="layout" svg:x1="37.197cm" svg:y1="11.477cm" svg:x2="40.052cm" svg:y2="11.477cm">
          <text:p/>
        </draw:line>
        <draw:line draw:style-name="gr81" draw:text-style-name="P4" draw:layer="layout" svg:x1="37.194cm" svg:y1="12.747cm" svg:x2="40.049cm" svg:y2="12.747cm">
          <text:p/>
        </draw:line>
        <draw:line draw:style-name="gr82" draw:text-style-name="P4" draw:layer="layout" svg:x1="37.194cm" svg:y1="14.017cm" svg:x2="40.049cm" svg:y2="14.017cm">
          <text:p/>
        </draw:line>
        <draw:line draw:style-name="gr82" draw:text-style-name="P4" draw:layer="layout" svg:x1="37.194cm" svg:y1="15.287cm" svg:x2="40.049cm" svg:y2="15.287cm">
          <text:p/>
        </draw:line>
        <draw:line draw:style-name="gr83" draw:text-style-name="P4" draw:layer="layout" svg:x1="37.197cm" svg:y1="17.827cm" svg:x2="40.052cm" svg:y2="17.827cm">
          <text:p/>
        </draw:line>
        <draw:line draw:style-name="gr83" draw:text-style-name="P4" draw:layer="layout" svg:x1="37.194cm" svg:y1="16.557cm" svg:x2="40.049cm" svg:y2="16.557cm">
          <text:p/>
        </draw:line>
        <draw:custom-shape draw:style-name="gr84" draw:text-style-name="P6" draw:layer="layout" svg:width="2.223cm" svg:height="10.795cm" svg:x="40.052cm" svg:y="8.302cm">
          <text:p text:style-name="P5"><text:span text:style-name="T2">O</text:span></text:p>
          <text:p text:style-name="P5"><text:span text:style-name="T2">U</text:span></text:p>
          <text:p text:style-name="P5"><text:span text:style-name="T2">T</text:span></text:p>
          <text:p text:style-name="P5"><text:span text:style-name="T2">P</text:span></text:p>
          <text:p text:style-name="P5"><text:span text:style-name="T2">U</text:span></text:p>
          <text:p text:style-name="P5"><text:span text:style-name="T2">T</text:span></text:p>
          <draw:enhanced-geometry svg:viewBox="0 0 21600 21600" draw:type="rectangle" draw:enhanced-path="M 0 0 L 21600 0 21600 21600 0 21600 0 0 Z N"/>
        </draw:custom-shape>
        <draw:line draw:style-name="gr85" draw:text-style-name="P4" draw:layer="layout" svg:x1="26.082cm" svg:y1="2.587cm" svg:x2="26.082cm" svg:y2="12.43cm">
          <text:p/>
        </draw:line>
        <draw:line draw:style-name="gr86" draw:text-style-name="P4" draw:layer="layout" svg:x1="25.13cm" svg:y1="2.587cm" svg:x2="25.13cm" svg:y2="10.525cm">
          <text:p/>
        </draw:line>
        <draw:line draw:style-name="gr87" draw:text-style-name="P4" draw:layer="layout" svg:x1="23.225cm" svg:y1="2.587cm" svg:x2="23.225cm" svg:y2="6.715cm">
          <text:p/>
        </draw:line>
        <draw:line draw:style-name="gr88" draw:text-style-name="P4" draw:layer="layout" svg:x1="24.177cm" svg:y1="2.587cm" svg:x2="24.177cm" svg:y2="8.62cm">
          <text:p/>
        </draw:line>
        <draw:line draw:style-name="gr89" draw:text-style-name="P4" draw:layer="layout" svg:x1="22.272cm" svg:y1="2.587cm" svg:x2="22.272cm" svg:y2="4.81cm">
          <text:p/>
        </draw:line>
        <draw:line draw:style-name="gr90" draw:text-style-name="P4" draw:layer="layout" svg:x1="11.795cm" svg:y1="2.587cm" svg:x2="11.795cm" svg:y2="20.685cm">
          <text:p/>
        </draw:line>
        <draw:line draw:style-name="gr91" draw:text-style-name="P4" draw:layer="layout" svg:x1="11.795cm" svg:y1="7.35cm" svg:x2="12.43cm" svg:y2="7.35cm">
          <text:p/>
        </draw:line>
        <draw:line draw:style-name="gr90" draw:text-style-name="P4" draw:layer="layout" svg:x1="11.477cm" svg:y1="21.002cm" svg:x2="11.477cm" svg:y2="2.587cm">
          <text:p/>
        </draw:line>
        <draw:line draw:style-name="gr91" draw:text-style-name="P4" draw:layer="layout" svg:x1="11.477cm" svg:y1="7.667cm" svg:x2="12.43cm" svg:y2="7.667cm">
          <text:p/>
        </draw:line>
        <draw:line draw:style-name="gr92" draw:text-style-name="P4" draw:layer="layout" svg:x1="11.16cm" svg:y1="2.587cm" svg:x2="11.16cm" svg:y2="21.32cm">
          <text:p/>
        </draw:line>
        <draw:line draw:style-name="gr93" draw:text-style-name="P4" draw:layer="layout" svg:x1="11.16cm" svg:y1="7.985cm" svg:x2="12.43cm" svg:y2="7.985cm">
          <text:p/>
        </draw:line>
        <draw:line draw:style-name="gr81" draw:text-style-name="P4" draw:layer="layout" svg:x1="10.842cm" svg:y1="2.587cm" svg:x2="10.842cm" svg:y2="21.637cm">
          <text:p/>
        </draw:line>
        <draw:line draw:style-name="gr82" draw:text-style-name="P4" draw:layer="layout" svg:x1="10.525cm" svg:y1="2.587cm" svg:x2="10.525cm" svg:y2="21.955cm">
          <text:p/>
        </draw:line>
        <draw:line draw:style-name="gr82" draw:text-style-name="P4" draw:layer="layout" svg:x1="10.207cm" svg:y1="2.587cm" svg:x2="10.207cm" svg:y2="22.272cm">
          <text:p/>
        </draw:line>
        <draw:line draw:style-name="gr83" draw:text-style-name="P4" draw:layer="layout" svg:x1="9.89cm" svg:y1="2.587cm" svg:x2="9.89cm" svg:y2="22.59cm">
          <text:p/>
        </draw:line>
        <draw:line draw:style-name="gr83" draw:text-style-name="P4" draw:layer="layout" svg:x1="9.572cm" svg:y1="2.587cm" svg:x2="9.572cm" svg:y2="22.907cm">
          <text:p/>
        </draw:line>
        <draw:line draw:style-name="gr93" draw:text-style-name="P4" draw:layer="layout" svg:x1="10.842cm" svg:y1="8.302cm" svg:x2="12.43cm" svg:y2="8.302cm">
          <text:p/>
        </draw:line>
        <draw:line draw:style-name="gr94" draw:text-style-name="P4" draw:layer="layout" svg:x1="10.524cm" svg:y1="8.62cm" svg:x2="12.43cm" svg:y2="8.62cm">
          <text:p/>
        </draw:line>
        <draw:line draw:style-name="gr94" draw:text-style-name="P4" draw:layer="layout" svg:x1="10.207cm" svg:y1="8.937cm" svg:x2="12.43cm" svg:y2="8.937cm">
          <text:p/>
        </draw:line>
        <draw:line draw:style-name="gr95" draw:text-style-name="P4" draw:layer="layout" svg:x1="9.89cm" svg:y1="9.255cm" svg:x2="12.43cm" svg:y2="9.255cm">
          <text:p/>
        </draw:line>
        <draw:line draw:style-name="gr95" draw:text-style-name="P4" draw:layer="layout" svg:x1="9.572cm" svg:y1="9.572cm" svg:x2="12.43cm" svg:y2="9.572cm">
          <text:p/>
        </draw:line>
        <draw:line draw:style-name="gr96" draw:text-style-name="P4" draw:layer="layout" svg:x1="11.795cm" svg:y1="10.843cm" svg:x2="12.43cm" svg:y2="10.843cm">
          <text:p/>
        </draw:line>
        <draw:line draw:style-name="gr96" draw:text-style-name="P4" draw:layer="layout" svg:x1="11.477cm" svg:y1="11.16cm" svg:x2="12.43cm" svg:y2="11.16cm">
          <text:p/>
        </draw:line>
        <draw:line draw:style-name="gr97" draw:text-style-name="P4" draw:layer="layout" svg:x1="11.16cm" svg:y1="11.478cm" svg:x2="12.43cm" svg:y2="11.478cm">
          <text:p/>
        </draw:line>
        <draw:line draw:style-name="gr97" draw:text-style-name="P4" draw:layer="layout" svg:x1="10.842cm" svg:y1="11.795cm" svg:x2="12.43cm" svg:y2="11.795cm">
          <text:p/>
        </draw:line>
        <draw:line draw:style-name="gr98" draw:text-style-name="P4" draw:layer="layout" svg:x1="10.524cm" svg:y1="12.113cm" svg:x2="12.43cm" svg:y2="12.113cm">
          <text:p/>
        </draw:line>
        <draw:line draw:style-name="gr98" draw:text-style-name="P4" draw:layer="layout" svg:x1="10.207cm" svg:y1="12.43cm" svg:x2="12.43cm" svg:y2="12.43cm">
          <text:p/>
        </draw:line>
        <draw:line draw:style-name="gr99" draw:text-style-name="P4" draw:layer="layout" svg:x1="9.89cm" svg:y1="12.748cm" svg:x2="12.43cm" svg:y2="12.748cm">
          <text:p/>
        </draw:line>
        <draw:line draw:style-name="gr99" draw:text-style-name="P4" draw:layer="layout" svg:x1="9.572cm" svg:y1="13.065cm" svg:x2="12.43cm" svg:y2="13.065cm">
          <text:p/>
        </draw:line>
        <draw:line draw:style-name="gr100" draw:text-style-name="P4" draw:layer="layout" svg:x1="11.795cm" svg:y1="14.335cm" svg:x2="12.43cm" svg:y2="14.335cm">
          <text:p/>
        </draw:line>
        <draw:line draw:style-name="gr100" draw:text-style-name="P4" draw:layer="layout" svg:x1="11.477cm" svg:y1="14.652cm" svg:x2="12.43cm" svg:y2="14.652cm">
          <text:p/>
        </draw:line>
        <draw:line draw:style-name="gr101" draw:text-style-name="P4" draw:layer="layout" svg:x1="11.16cm" svg:y1="14.97cm" svg:x2="12.43cm" svg:y2="14.97cm">
          <text:p/>
        </draw:line>
        <draw:line draw:style-name="gr101" draw:text-style-name="P4" draw:layer="layout" svg:x1="10.842cm" svg:y1="15.287cm" svg:x2="12.43cm" svg:y2="15.287cm">
          <text:p/>
        </draw:line>
        <draw:line draw:style-name="gr102" draw:text-style-name="P4" draw:layer="layout" svg:x1="10.524cm" svg:y1="15.605cm" svg:x2="12.43cm" svg:y2="15.605cm">
          <text:p/>
        </draw:line>
        <draw:line draw:style-name="gr102" draw:text-style-name="P4" draw:layer="layout" svg:x1="10.207cm" svg:y1="15.922cm" svg:x2="12.43cm" svg:y2="15.922cm">
          <text:p/>
        </draw:line>
        <draw:line draw:style-name="gr103" draw:text-style-name="P4" draw:layer="layout" svg:x1="9.89cm" svg:y1="16.24cm" svg:x2="12.43cm" svg:y2="16.24cm">
          <text:p/>
        </draw:line>
        <draw:line draw:style-name="gr103" draw:text-style-name="P4" draw:layer="layout" svg:x1="9.572cm" svg:y1="16.557cm" svg:x2="12.43cm" svg:y2="16.557cm">
          <text:p/>
        </draw:line>
        <draw:line draw:style-name="gr104" draw:text-style-name="P4" draw:layer="layout" svg:x1="11.795cm" svg:y1="20.685cm" svg:x2="12.43cm" svg:y2="20.685cm">
          <text:p/>
        </draw:line>
        <draw:line draw:style-name="gr104" draw:text-style-name="P4" draw:layer="layout" svg:x1="11.477cm" svg:y1="21.002cm" svg:x2="12.43cm" svg:y2="21.002cm">
          <text:p/>
        </draw:line>
        <draw:line draw:style-name="gr105" draw:text-style-name="P4" draw:layer="layout" svg:x1="11.16cm" svg:y1="21.32cm" svg:x2="12.43cm" svg:y2="21.32cm">
          <text:p/>
        </draw:line>
        <draw:line draw:style-name="gr105" draw:text-style-name="P4" draw:layer="layout" svg:x1="10.842cm" svg:y1="21.637cm" svg:x2="12.43cm" svg:y2="21.637cm">
          <text:p/>
        </draw:line>
        <draw:line draw:style-name="gr106" draw:text-style-name="P4" draw:layer="layout" svg:x1="10.524cm" svg:y1="21.955cm" svg:x2="12.43cm" svg:y2="21.955cm">
          <text:p/>
        </draw:line>
        <draw:line draw:style-name="gr106" draw:text-style-name="P4" draw:layer="layout" svg:x1="10.207cm" svg:y1="22.272cm" svg:x2="12.43cm" svg:y2="22.272cm">
          <text:p/>
        </draw:line>
        <draw:line draw:style-name="gr107" draw:text-style-name="P4" draw:layer="layout" svg:x1="9.89cm" svg:y1="22.59cm" svg:x2="12.43cm" svg:y2="22.59cm">
          <text:p/>
        </draw:line>
        <draw:line draw:style-name="gr107" draw:text-style-name="P4" draw:layer="layout" svg:x1="9.572cm" svg:y1="22.907cm" svg:x2="12.43cm" svg:y2="22.907cm">
          <text:p/>
        </draw:line>
        <draw:line draw:style-name="gr90" draw:text-style-name="P4" draw:layer="layout" svg:x1="7.985cm" svg:y1="2.587cm" svg:x2="7.985cm" svg:y2="23.542cm">
          <text:p/>
        </draw:line>
        <draw:line draw:style-name="gr90" draw:text-style-name="P4" draw:layer="layout" svg:x1="7.667cm" svg:y1="23.86cm" svg:x2="7.667cm" svg:y2="2.587cm">
          <text:p/>
        </draw:line>
        <draw:line draw:style-name="gr92" draw:text-style-name="P4" draw:layer="layout" svg:x1="7.35cm" svg:y1="2.587cm" svg:x2="7.35cm" svg:y2="24.177cm">
          <text:p/>
        </draw:line>
        <draw:line draw:style-name="gr81" draw:text-style-name="P4" draw:layer="layout" svg:x1="7.032cm" svg:y1="2.587cm" svg:x2="7.032cm" svg:y2="24.495cm">
          <text:p/>
        </draw:line>
        <draw:line draw:style-name="gr82" draw:text-style-name="P4" draw:layer="layout" svg:x1="6.715cm" svg:y1="2.587cm" svg:x2="6.715cm" svg:y2="24.812cm">
          <text:p/>
        </draw:line>
        <draw:line draw:style-name="gr82" draw:text-style-name="P4" draw:layer="layout" svg:x1="6.397cm" svg:y1="2.587cm" svg:x2="6.397cm" svg:y2="25.13cm">
          <text:p/>
        </draw:line>
        <draw:line draw:style-name="gr83" draw:text-style-name="P4" draw:layer="layout" svg:x1="6.08cm" svg:y1="2.587cm" svg:x2="6.08cm" svg:y2="25.447cm">
          <text:p/>
        </draw:line>
        <draw:line draw:style-name="gr83" draw:text-style-name="P4" draw:layer="layout" svg:x1="5.762cm" svg:y1="2.587cm" svg:x2="5.762cm" svg:y2="25.765cm">
          <text:p/>
        </draw:line>
        <draw:line draw:style-name="gr100" draw:text-style-name="P4" draw:layer="layout" svg:x1="7.985cm" svg:y1="17.193cm" svg:x2="12.43cm" svg:y2="17.192cm">
          <text:p/>
        </draw:line>
        <draw:line draw:style-name="gr100" draw:text-style-name="P4" draw:layer="layout" svg:x1="7.667cm" svg:y1="17.51cm" svg:x2="12.43cm" svg:y2="17.51cm">
          <text:p/>
        </draw:line>
        <draw:line draw:style-name="gr101" draw:text-style-name="P4" draw:layer="layout" svg:x1="7.35cm" svg:y1="17.828cm" svg:x2="12.43cm" svg:y2="17.827cm">
          <text:p/>
        </draw:line>
        <draw:line draw:style-name="gr101" draw:text-style-name="P4" draw:layer="layout" svg:x1="7.032cm" svg:y1="18.145cm" svg:x2="12.43cm" svg:y2="18.145cm">
          <text:p/>
        </draw:line>
        <draw:line draw:style-name="gr102" draw:text-style-name="P4" draw:layer="layout" svg:x1="6.714cm" svg:y1="18.463cm" svg:x2="12.43cm" svg:y2="18.462cm">
          <text:p/>
        </draw:line>
        <draw:line draw:style-name="gr102" draw:text-style-name="P4" draw:layer="layout" svg:x1="6.397cm" svg:y1="18.78cm" svg:x2="12.43cm" svg:y2="18.78cm">
          <text:p/>
        </draw:line>
        <draw:line draw:style-name="gr103" draw:text-style-name="P4" draw:layer="layout" svg:x1="6.08cm" svg:y1="19.098cm" svg:x2="12.43cm" svg:y2="19.097cm">
          <text:p/>
        </draw:line>
        <draw:line draw:style-name="gr103" draw:text-style-name="P4" draw:layer="layout" svg:x1="5.762cm" svg:y1="19.415cm" svg:x2="12.43cm" svg:y2="19.415cm">
          <text:p/>
        </draw:line>
        <draw:line draw:style-name="gr104" draw:text-style-name="P4" draw:layer="layout" svg:x1="7.985cm" svg:y1="23.542cm" svg:x2="12.43cm" svg:y2="23.542cm">
          <text:p/>
        </draw:line>
        <draw:line draw:style-name="gr104" draw:text-style-name="P4" draw:layer="layout" svg:x1="7.667cm" svg:y1="23.859cm" svg:x2="12.43cm" svg:y2="23.86cm">
          <text:p/>
        </draw:line>
        <draw:line draw:style-name="gr105" draw:text-style-name="P4" draw:layer="layout" svg:x1="7.35cm" svg:y1="24.177cm" svg:x2="12.43cm" svg:y2="24.177cm">
          <text:p/>
        </draw:line>
        <draw:line draw:style-name="gr105" draw:text-style-name="P4" draw:layer="layout" svg:x1="7.032cm" svg:y1="24.494cm" svg:x2="12.43cm" svg:y2="24.495cm">
          <text:p/>
        </draw:line>
        <draw:line draw:style-name="gr106" draw:text-style-name="P4" draw:layer="layout" svg:x1="6.714cm" svg:y1="24.812cm" svg:x2="12.43cm" svg:y2="24.812cm">
          <text:p/>
        </draw:line>
        <draw:line draw:style-name="gr106" draw:text-style-name="P4" draw:layer="layout" svg:x1="6.397cm" svg:y1="25.129cm" svg:x2="12.43cm" svg:y2="25.13cm">
          <text:p/>
        </draw:line>
        <draw:line draw:style-name="gr107" draw:text-style-name="P4" draw:layer="layout" svg:x1="6.08cm" svg:y1="25.447cm" svg:x2="12.43cm" svg:y2="25.447cm">
          <text:p/>
        </draw:line>
        <draw:line draw:style-name="gr107" draw:text-style-name="P4" draw:layer="layout" svg:x1="5.762cm" svg:y1="25.764cm" svg:x2="12.43cm" svg:y2="25.765cm">
          <text:p/>
        </draw:line>
        <draw:custom-shape draw:style-name="gr108" draw:text-style-name="P11" draw:layer="layout" svg:width="5.714cm" svg:height="1.27cm" svg:x="21.32cm" svg:y="1.317cm">
          <text:p text:style-name="P10"><text:span text:style-name="T4">SELECTORS</text:span></text:p>
          <draw:enhanced-geometry svg:viewBox="0 0 21600 21600" draw:type="rectangle" draw:enhanced-path="M 0 0 L 21600 0 21600 21600 0 21600 0 0 Z N"/>
        </draw:custom-shape>
        <draw:line draw:style-name="gr109" draw:text-style-name="P4" draw:layer="layout" svg:x1="16.875cm" svg:y1="7.35cm" svg:x2="27.987cm" svg:y2="7.35cm">
          <text:p/>
        </draw:line>
        <draw:line draw:style-name="gr87" draw:text-style-name="P4" draw:layer="layout" svg:x1="27.987cm" svg:y1="6.715cm" svg:x2="23.225cm" svg:y2="6.715cm">
          <text:p/>
        </draw:line>
        <draw:line draw:style-name="gr110" draw:text-style-name="P4" draw:layer="layout" svg:x1="18.462cm" svg:y1="5.445cm" svg:x2="27.987cm" svg:y2="5.445cm">
          <text:p/>
        </draw:line>
        <draw:line draw:style-name="gr110" draw:text-style-name="P4" draw:layer="layout" svg:x1="18.463cm" svg:y1="5.445cm" svg:x2="18.462cm" svg:y2="3.857cm">
          <text:p/>
        </draw:line>
        <draw:line draw:style-name="gr110" draw:text-style-name="P4" draw:layer="layout" svg:x1="16.875cm" svg:y1="3.857cm" svg:x2="18.463cm" svg:y2="3.857cm">
          <text:p/>
        </draw:line>
        <draw:line draw:style-name="gr89" draw:text-style-name="P4" draw:layer="layout" svg:x1="27.987cm" svg:y1="4.81cm" svg:x2="22.272cm" svg:y2="4.81cm">
          <text:p/>
        </draw:line>
        <draw:custom-shape draw:style-name="gr111" draw:text-style-name="P11" draw:layer="layout" svg:width="3.493cm" svg:height="1.27cm" svg:x="8.937cm" svg:y="1.317cm">
          <text:p text:style-name="P10"><text:span text:style-name="T4">INPUT 1</text:span></text:p>
          <draw:enhanced-geometry svg:viewBox="0 0 21600 21600" draw:type="rectangle" draw:enhanced-path="M 0 0 L 21600 0 21600 21600 0 21600 0 0 Z N"/>
        </draw:custom-shape>
        <draw:custom-shape draw:style-name="gr111" draw:text-style-name="P11" draw:layer="layout" svg:width="3.493cm" svg:height="1.27cm" svg:x="5.127cm" svg:y="1.317cm">
          <text:p text:style-name="P10"><text:span text:style-name="T4">INPUT 2</text:span></text:p>
          <draw:enhanced-geometry svg:viewBox="0 0 21600 21600" draw:type="rectangle" draw:enhanced-path="M 0 0 L 21600 0 21600 21600 0 21600 0 0 Z N"/>
        </draw:custom-shape>
        <draw:line draw:style-name="gr112" draw:text-style-name="P4" draw:layer="layout" svg:x1="24.177cm" svg:y1="9.255cm" svg:x2="27.987cm" svg:y2="9.255cm">
          <text:p/>
        </draw:line>
        <draw:line draw:style-name="gr88" draw:text-style-name="P4" draw:layer="layout" svg:x1="27.987cm" svg:y1="8.62cm" svg:x2="24.177cm" svg:y2="8.62cm">
          <text:p/>
        </draw:line>
        <draw:line draw:style-name="gr86" draw:text-style-name="P4" draw:layer="layout" svg:x1="27.987cm" svg:y1="10.525cm" svg:x2="25.13cm" svg:y2="10.526cm">
          <text:p/>
        </draw:line>
        <draw:line draw:style-name="gr85" draw:text-style-name="P4" draw:layer="layout" svg:x1="27.987cm" svg:y1="12.429cm" svg:x2="26.082cm" svg:y2="12.43cm">
          <text:p/>
        </draw:line>
        <draw:line draw:style-name="gr112" draw:text-style-name="P4" draw:layer="layout" svg:x1="24.177cm" svg:y1="9.255cm" svg:x2="24.177cm" svg:y2="10.842cm">
          <text:p/>
        </draw:line>
        <draw:line draw:style-name="gr112" draw:text-style-name="P4" draw:layer="layout" svg:x1="16.875cm" svg:y1="10.842cm" svg:x2="24.177cm" svg:y2="10.843cm">
          <text:p/>
        </draw:line>
        <draw:line draw:style-name="gr113" draw:text-style-name="P4" draw:layer="layout" svg:x1="25.13cm" svg:y1="11.16cm" svg:x2="27.987cm" svg:y2="11.159cm">
          <text:p/>
        </draw:line>
        <draw:line draw:style-name="gr113" draw:text-style-name="P4" draw:layer="layout" svg:x1="25.13cm" svg:y1="11.16cm" svg:x2="25.13cm" svg:y2="14.652cm">
          <text:p/>
        </draw:line>
        <draw:line draw:style-name="gr113" draw:text-style-name="P4" draw:layer="layout" svg:x1="16.875cm" svg:y1="14.651cm" svg:x2="25.13cm" svg:y2="14.652cm">
          <text:p/>
        </draw:line>
        <draw:line draw:style-name="gr114" draw:text-style-name="P4" draw:layer="layout" svg:x1="26.082cm" svg:y1="13.065cm" svg:x2="27.987cm" svg:y2="13.065cm">
          <text:p/>
        </draw:line>
        <draw:line draw:style-name="gr114" draw:text-style-name="P4" draw:layer="layout" svg:x1="26.082cm" svg:y1="13.065cm" svg:x2="26.082cm" svg:y2="21.002cm">
          <text:p/>
        </draw:line>
        <draw:line draw:style-name="gr114" draw:text-style-name="P4" draw:layer="layout" svg:x1="16.875cm" svg:y1="21.002cm" svg:x2="26.082cm" svg:y2="21.002cm">
          <text:p/>
        </draw:line>
        <draw:custom-shape draw:style-name="gr115" draw:text-style-name="P12" draw:layer="layout" svg:width="1.27cm" svg:height="1.27cm" svg:x="27.987cm" svg:y="4.49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6" draw:text-style-name="P12" draw:layer="layout" svg:width="1.27cm" svg:height="1.27cm" svg:x="27.987cm" svg:y="6.39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6" draw:text-style-name="P12" draw:layer="layout" svg:width="1.27cm" svg:height="1.27cm" svg:x="27.987cm" svg:y="8.30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6" draw:text-style-name="P12" draw:layer="layout" svg:width="1.27cm" svg:height="1.27cm" svg:x="27.987cm" svg:y="10.20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6" draw:text-style-name="P12" draw:layer="layout" svg:width="1.27cm" svg:height="1.27cm" svg:x="27.987cm" svg:y="12.11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0" draw:text-style-name="P4" draw:layer="layout" svg:x1="29.257cm" svg:y1="5.127cm" svg:x2="30.845cm" svg:y2="5.127cm">
          <text:p/>
        </draw:line>
        <draw:line draw:style-name="gr90" draw:text-style-name="P4" draw:layer="layout" svg:x1="29.257cm" svg:y1="8.937cm" svg:x2="32.75cm" svg:y2="8.937cm">
          <text:p/>
        </draw:line>
        <draw:line draw:style-name="gr90" draw:text-style-name="P4" draw:layer="layout" svg:x1="29.257cm" svg:y1="7.032cm" svg:x2="30.21cm" svg:y2="7.032cm">
          <text:p/>
        </draw:line>
        <draw:line draw:style-name="gr90" draw:text-style-name="P4" draw:layer="layout" svg:x1="29.257cm" svg:y1="10.842cm" svg:x2="30.21cm" svg:y2="10.842cm">
          <text:p/>
        </draw:line>
        <draw:line draw:style-name="gr90" draw:text-style-name="P4" draw:layer="layout" svg:x1="29.257cm" svg:y1="12.747cm" svg:x2="30.845cm" svg:y2="12.747cm">
          <text:p/>
        </draw:line>
        <draw:line draw:style-name="gr90" draw:text-style-name="P4" draw:layer="layout" svg:x1="30.21cm" svg:y1="9.255cm" svg:x2="30.211cm" svg:y2="10.842cm">
          <text:p/>
        </draw:line>
        <draw:line draw:style-name="gr90" draw:text-style-name="P4" draw:layer="layout" svg:x1="30.211cm" svg:y1="9.256cm" svg:x2="32.75cm" svg:y2="9.255cm">
          <text:p/>
        </draw:line>
        <draw:line draw:style-name="gr90" draw:text-style-name="P4" draw:layer="layout" svg:x1="30.21cm" svg:y1="8.62cm" svg:x2="30.211cm" svg:y2="7.032cm">
          <text:p/>
        </draw:line>
        <draw:line draw:style-name="gr90" draw:text-style-name="P4" draw:layer="layout" svg:x1="30.211cm" svg:y1="8.62cm" svg:x2="32.75cm" svg:y2="8.62cm">
          <text:p/>
        </draw:line>
        <draw:line draw:style-name="gr90" draw:text-style-name="P4" draw:layer="layout" svg:x1="30.845cm" svg:y1="8.302cm" svg:x2="30.845cm" svg:y2="5.127cm">
          <text:p/>
        </draw:line>
        <draw:line draw:style-name="gr90" draw:text-style-name="P4" draw:layer="layout" svg:x1="30.845cm" svg:y1="8.303cm" svg:x2="32.75cm" svg:y2="8.302cm">
          <text:p/>
        </draw:line>
        <draw:line draw:style-name="gr90" draw:text-style-name="P4" draw:layer="layout" svg:x1="30.845cm" svg:y1="9.572cm" svg:x2="30.845cm" svg:y2="12.747cm">
          <text:p/>
        </draw:line>
        <draw:line draw:style-name="gr90" draw:text-style-name="P4" draw:layer="layout" svg:x1="30.845cm" svg:y1="9.573cm" svg:x2="32.75cm" svg:y2="9.572cm">
          <text:p/>
        </draw:line>
        <draw:line draw:style-name="gr90" draw:text-style-name="P4" draw:layer="layout" svg:x1="33.702cm" svg:y1="8.937cm" svg:x2="37.195cm" svg:y2="8.937cm">
          <text:p/>
        </draw:line>
        <draw:path draw:style-name="gr117" draw:text-style-name="P12" draw:layer="layout" svg:width="1.704cm" svg:height="1.904cm" svg:x="32.115cm" svg:y="7.985cm" svg:viewBox="0 0 1705 1905" svg:d="M254 1667c193-218 295-464 295-715s-102-497-295-714c-73-82-158-159-253-230 66-5 133-8 200-8 264 0 523 44 752 128 229 83 418 203 550 348s202 309 202 477c0 167-70 331-202 476s-321 265-550 348c-229 84-488 128-752 128-67 0-135-3-201-9 96-70 181-147 254-229z">
          <text:p/>
        </draw:path>
        <draw:line draw:style-name="gr87" draw:text-style-name="P4" draw:layer="layout" svg:x1="67.04cm" svg:y1="7.668cm" svg:x2="65.135cm" svg:y2="7.667cm">
          <text:p/>
        </draw:line>
        <draw:line draw:style-name="gr89" draw:text-style-name="P4" draw:layer="layout" svg:x1="67.04cm" svg:y1="5.763cm" svg:x2="65.135cm" svg:y2="5.762cm">
          <text:p/>
        </draw:line>
        <draw:line draw:style-name="gr112" draw:text-style-name="P4" draw:layer="layout" svg:x1="65.135cm" svg:y1="10.207cm" svg:x2="67.04cm" svg:y2="10.208cm">
          <text:p/>
        </draw:line>
        <draw:line draw:style-name="gr88" draw:text-style-name="P4" draw:layer="layout" svg:x1="67.04cm" svg:y1="9.573cm" svg:x2="65.135cm" svg:y2="9.572cm">
          <text:p/>
        </draw:line>
        <draw:line draw:style-name="gr86" draw:text-style-name="P4" draw:layer="layout" svg:x1="67.04cm" svg:y1="11.478cm" svg:x2="65.135cm" svg:y2="11.477cm">
          <text:p/>
        </draw:line>
        <draw:line draw:style-name="gr85" draw:text-style-name="P4" draw:layer="layout" svg:x1="67.04cm" svg:y1="13.382cm" svg:x2="65.135cm" svg:y2="13.383cm">
          <text:p/>
        </draw:line>
        <draw:line draw:style-name="gr113" draw:text-style-name="P4" draw:layer="layout" svg:x1="65.135cm" svg:y1="12.112cm" svg:x2="67.04cm" svg:y2="12.112cm">
          <text:p/>
        </draw:line>
        <draw:line draw:style-name="gr114" draw:text-style-name="P4" draw:layer="layout" svg:x1="65.135cm" svg:y1="14.018cm" svg:x2="67.04cm" svg:y2="14.018cm">
          <text:p/>
        </draw:line>
        <draw:custom-shape draw:style-name="gr116" draw:text-style-name="P12" draw:layer="layout" svg:width="1.27cm" svg:height="1.27cm" svg:x="67.04cm" svg:y="5.44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6" draw:text-style-name="P12" draw:layer="layout" svg:width="1.27cm" svg:height="1.27cm" svg:x="67.04cm" svg:y="7.3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6" draw:text-style-name="P12" draw:layer="layout" svg:width="1.27cm" svg:height="1.27cm" svg:x="67.04cm" svg:y="9.25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6" draw:text-style-name="P12" draw:layer="layout" svg:width="1.27cm" svg:height="1.27cm" svg:x="67.04cm" svg:y="11.16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6" draw:text-style-name="P12" draw:layer="layout" svg:width="1.27cm" svg:height="1.27cm" svg:x="67.04cm" svg:y="13.06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0" draw:text-style-name="P4" draw:layer="layout" svg:x1="68.31cm" svg:y1="6.08cm" svg:x2="69.898cm" svg:y2="6.08cm">
          <text:p/>
        </draw:line>
        <draw:line draw:style-name="gr90" draw:text-style-name="P4" draw:layer="layout" svg:x1="68.31cm" svg:y1="9.89cm" svg:x2="71.803cm" svg:y2="9.89cm">
          <text:p/>
        </draw:line>
        <draw:line draw:style-name="gr90" draw:text-style-name="P4" draw:layer="layout" svg:x1="68.31cm" svg:y1="7.985cm" svg:x2="69.263cm" svg:y2="7.985cm">
          <text:p/>
        </draw:line>
        <draw:line draw:style-name="gr90" draw:text-style-name="P4" draw:layer="layout" svg:x1="68.31cm" svg:y1="11.795cm" svg:x2="69.263cm" svg:y2="11.795cm">
          <text:p/>
        </draw:line>
        <draw:line draw:style-name="gr90" draw:text-style-name="P4" draw:layer="layout" svg:x1="68.31cm" svg:y1="13.7cm" svg:x2="69.898cm" svg:y2="13.7cm">
          <text:p/>
        </draw:line>
        <draw:line draw:style-name="gr90" draw:text-style-name="P4" draw:layer="layout" svg:x1="69.263cm" svg:y1="10.208cm" svg:x2="69.264cm" svg:y2="11.795cm">
          <text:p/>
        </draw:line>
        <draw:line draw:style-name="gr90" draw:text-style-name="P4" draw:layer="layout" svg:x1="69.264cm" svg:y1="10.209cm" svg:x2="71.803cm" svg:y2="10.208cm">
          <text:p/>
        </draw:line>
        <draw:line draw:style-name="gr90" draw:text-style-name="P4" draw:layer="layout" svg:x1="69.263cm" svg:y1="9.573cm" svg:x2="69.264cm" svg:y2="7.985cm">
          <text:p/>
        </draw:line>
        <draw:line draw:style-name="gr90" draw:text-style-name="P4" draw:layer="layout" svg:x1="69.264cm" svg:y1="9.573cm" svg:x2="71.803cm" svg:y2="9.573cm">
          <text:p/>
        </draw:line>
        <draw:line draw:style-name="gr90" draw:text-style-name="P4" draw:layer="layout" svg:x1="69.898cm" svg:y1="9.255cm" svg:x2="69.898cm" svg:y2="6.08cm">
          <text:p/>
        </draw:line>
        <draw:line draw:style-name="gr90" draw:text-style-name="P4" draw:layer="layout" svg:x1="69.898cm" svg:y1="9.256cm" svg:x2="71.803cm" svg:y2="9.255cm">
          <text:p/>
        </draw:line>
        <draw:line draw:style-name="gr90" draw:text-style-name="P4" draw:layer="layout" svg:x1="69.898cm" svg:y1="10.525cm" svg:x2="69.898cm" svg:y2="13.7cm">
          <text:p/>
        </draw:line>
        <draw:line draw:style-name="gr90" draw:text-style-name="P4" draw:layer="layout" svg:x1="69.898cm" svg:y1="10.526cm" svg:x2="71.803cm" svg:y2="10.525cm">
          <text:p/>
        </draw:line>
        <draw:path draw:style-name="gr117" draw:text-style-name="P12" draw:layer="layout" svg:width="1.704cm" svg:height="1.904cm" svg:x="71.168cm" svg:y="8.938cm" svg:viewBox="0 0 1705 1905" svg:d="M254 1667c193-218 295-464 295-715s-102-497-295-714c-73-82-158-159-253-230 66-5 133-8 200-8 264 0 523 44 752 128 229 83 418 203 550 348s202 309 202 477c0 167-70 331-202 476s-321 265-550 348c-229 84-488 128-752 128-67 0-135-3-201-9 96-70 181-147 254-229z">
          <text:p/>
        </draw:path>
        <draw:line draw:style-name="gr109" draw:text-style-name="P4" draw:layer="layout" svg:x1="65.135cm" svg:y1="8.302cm" svg:x2="67.04cm" svg:y2="8.303cm">
          <text:p/>
        </draw:line>
        <draw:line draw:style-name="gr110" draw:text-style-name="P4" draw:layer="layout" svg:x1="65.135cm" svg:y1="6.397cm" svg:x2="67.04cm" svg:y2="6.398cm">
          <text:p/>
        </draw:line>
        <draw:line draw:style-name="gr90" draw:text-style-name="P4" draw:layer="layout" svg:x1="74.025cm" svg:y1="48.943cm" svg:x2="76.564cm" svg:y2="48.942cm">
          <text:p/>
        </draw:line>
        <draw:line draw:style-name="gr90" draw:text-style-name="P4" draw:layer="layout" svg:x1="73.707cm" svg:y1="47.355cm" svg:x2="76.565cm" svg:y2="47.354cm">
          <text:p/>
        </draw:line>
        <draw:line draw:style-name="gr90" draw:text-style-name="P4" draw:layer="layout" svg:x1="73.39cm" svg:y1="47.672cm" svg:x2="76.564cm" svg:y2="47.671cm">
          <text:p/>
        </draw:line>
        <draw:line draw:style-name="gr90" draw:text-style-name="P4" draw:layer="layout" svg:x1="74.342cm" svg:y1="49.26cm" svg:x2="76.564cm" svg:y2="49.259cm">
          <text:p/>
        </draw:line>
        <draw:line draw:style-name="gr90" draw:text-style-name="P4" draw:layer="layout" svg:x1="73.707cm" svg:y1="48.625cm" svg:x2="76.565cm" svg:y2="48.625cm">
          <text:p/>
        </draw:line>
        <draw:line draw:style-name="gr90" draw:text-style-name="P4" draw:layer="layout" svg:x1="73.39cm" svg:y1="48.308cm" svg:x2="76.565cm" svg:y2="48.307cm">
          <text:p/>
        </draw:line>
        <draw:line draw:style-name="gr90" draw:text-style-name="P4" draw:layer="layout" svg:x1="74.025cm" svg:y1="47.037cm" svg:x2="76.565cm" svg:y2="47.037cm">
          <text:p/>
        </draw:line>
        <draw:line draw:style-name="gr90" draw:text-style-name="P4" draw:layer="layout" svg:x1="74.342cm" svg:y1="46.72cm" svg:x2="76.565cm" svg:y2="46.719cm">
          <text:p/>
        </draw:line>
        <draw:path draw:style-name="gr117" draw:text-style-name="P12" draw:layer="layout" svg:width="2.656cm" svg:height="3.174cm" svg:x="75.495cm" svg:y="46.402cm" svg:viewBox="0 0 2657 3175" svg:d="M396 2777c301-362 459-772 459-1189 0-419-158-829-459-1191-114-137-246-265-395-383 103-10 207-14 312-14 412 0 816 73 1172 212 356 140 652 340 858 582 205 241 314 515 314 794 0 278-109 552-314 794-206 241-502 441-858 581-356 139-760 212-1172 212-105 0-210-4-313-14 149-118 282-246 396-384z">
          <text:p/>
        </draw:path>
        <draw:line draw:style-name="gr118" draw:text-style-name="P4" draw:layer="layout" svg:x1="70.215cm" svg:y1="46.72cm" svg:x2="63.23cm" svg:y2="46.72cm">
          <text:p/>
        </draw:line>
        <draw:line draw:style-name="gr90" draw:text-style-name="P4" draw:layer="layout" svg:x1="61.007cm" svg:y1="47.356cm" svg:x2="69.897cm" svg:y2="47.355cm">
          <text:p/>
        </draw:line>
        <draw:line draw:style-name="gr90" draw:text-style-name="P4" draw:layer="layout" svg:x1="74.025cm" svg:y1="47.037cm" svg:x2="74.025cm" svg:y2="42.275cm">
          <text:p/>
        </draw:line>
        <draw:line draw:style-name="gr90" draw:text-style-name="P4" draw:layer="layout" svg:x1="73.707cm" svg:y1="47.355cm" svg:x2="73.707cm" svg:y2="44.497cm">
          <text:p/>
        </draw:line>
        <draw:line draw:style-name="gr90" draw:text-style-name="P4" draw:layer="layout" svg:x1="74.343cm" svg:y1="46.721cm" svg:x2="74.342cm" svg:y2="40.052cm">
          <text:p/>
        </draw:line>
        <draw:line draw:style-name="gr90" draw:text-style-name="P4" draw:layer="layout" svg:x1="74.026cm" svg:y1="48.944cm" svg:x2="74.025cm" svg:y2="53.705cm">
          <text:p/>
        </draw:line>
        <draw:line draw:style-name="gr90" draw:text-style-name="P4" draw:layer="layout" svg:x1="74.342cm" svg:y1="55.928cm" svg:x2="74.342cm" svg:y2="49.26cm">
          <text:p/>
        </draw:line>
        <draw:line draw:style-name="gr90" draw:text-style-name="P4" draw:layer="layout" svg:x1="71.485cm" svg:y1="46.72cm" svg:x2="73.39cm" svg:y2="46.72cm">
          <text:p/>
        </draw:line>
        <draw:line draw:style-name="gr119" draw:text-style-name="P4" draw:layer="layout" svg:x1="69.897cm" svg:y1="46.085cm" svg:x2="66.722cm" svg:y2="46.085cm">
          <text:p/>
        </draw:line>
        <draw:line draw:style-name="gr120" draw:text-style-name="P4" draw:layer="layout" svg:x1="69.897cm" svg:y1="46.402cm" svg:x2="64.5cm" svg:y2="46.402cm">
          <text:p/>
        </draw:line>
        <draw:custom-shape draw:style-name="gr121" draw:text-style-name="P12" draw:layer="layout" svg:width="1.588cm" svg:height="1.905cm" svg:x="69.897cm" svg:y="45.76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8" draw:text-style-name="P4" draw:layer="layout" svg:x1="70.215cm" svg:y1="44.498cm" svg:x2="63.23cm" svg:y2="44.497cm">
          <text:p/>
        </draw:line>
        <draw:line draw:style-name="gr90" draw:text-style-name="P4" draw:layer="layout" svg:x1="61.007cm" svg:y1="45.134cm" svg:x2="69.897cm" svg:y2="45.133cm">
          <text:p/>
        </draw:line>
        <draw:line draw:style-name="gr90" draw:text-style-name="P4" draw:layer="layout" svg:x1="71.485cm" svg:y1="44.498cm" svg:x2="73.707cm" svg:y2="44.497cm">
          <text:p/>
        </draw:line>
        <draw:line draw:style-name="gr122" draw:text-style-name="P4" draw:layer="layout" svg:x1="70.215cm" svg:y1="43.862cm" svg:x2="67.675cm" svg:y2="43.861cm">
          <text:p/>
        </draw:line>
        <draw:line draw:style-name="gr120" draw:text-style-name="P4" draw:layer="layout" svg:x1="69.897cm" svg:y1="44.18cm" svg:x2="64.5cm" svg:y2="44.18cm">
          <text:p/>
        </draw:line>
        <draw:custom-shape draw:style-name="gr121" draw:text-style-name="P12" draw:layer="layout" svg:width="1.588cm" svg:height="1.905cm" svg:x="69.897cm" svg:y="43.54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8" draw:text-style-name="P4" draw:layer="layout" svg:x1="70.215cm" svg:y1="42.275cm" svg:x2="63.23cm" svg:y2="42.275cm">
          <text:p/>
        </draw:line>
        <draw:line draw:style-name="gr90" draw:text-style-name="P4" draw:layer="layout" svg:x1="61.007cm" svg:y1="42.911cm" svg:x2="69.897cm" svg:y2="42.91cm">
          <text:p/>
        </draw:line>
        <draw:line draw:style-name="gr90" draw:text-style-name="P4" draw:layer="layout" svg:x1="71.485cm" svg:y1="42.275cm" svg:x2="74.025cm" svg:y2="42.275cm">
          <text:p/>
        </draw:line>
        <draw:line draw:style-name="gr119" draw:text-style-name="P4" draw:layer="layout" svg:x1="69.897cm" svg:y1="41.64cm" svg:x2="66.722cm" svg:y2="41.64cm">
          <text:p/>
        </draw:line>
        <draw:line draw:style-name="gr123" draw:text-style-name="P4" draw:layer="layout" svg:x1="70.214cm" svg:y1="41.957cm" svg:x2="65.452cm" svg:y2="41.957cm">
          <text:p/>
        </draw:line>
        <draw:custom-shape draw:style-name="gr121" draw:text-style-name="P12" draw:layer="layout" svg:width="1.588cm" svg:height="1.905cm" svg:x="69.897cm" svg:y="41.32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8" draw:text-style-name="P4" draw:layer="layout" svg:x1="70.215cm" svg:y1="40.053cm" svg:x2="63.23cm" svg:y2="40.052cm">
          <text:p/>
        </draw:line>
        <draw:line draw:style-name="gr90" draw:text-style-name="P4" draw:layer="layout" svg:x1="61.007cm" svg:y1="40.689cm" svg:x2="69.897cm" svg:y2="40.688cm">
          <text:p/>
        </draw:line>
        <draw:line draw:style-name="gr90" draw:text-style-name="P4" draw:layer="layout" svg:x1="71.485cm" svg:y1="40.053cm" svg:x2="74.342cm" svg:y2="40.052cm">
          <text:p/>
        </draw:line>
        <draw:line draw:style-name="gr122" draw:text-style-name="P4" draw:layer="layout" svg:x1="70.215cm" svg:y1="39.417cm" svg:x2="67.675cm" svg:y2="39.416cm">
          <text:p/>
        </draw:line>
        <draw:line draw:style-name="gr123" draw:text-style-name="P4" draw:layer="layout" svg:x1="70.214cm" svg:y1="39.735cm" svg:x2="65.452cm" svg:y2="39.735cm">
          <text:p/>
        </draw:line>
        <draw:custom-shape draw:style-name="gr121" draw:text-style-name="P12" draw:layer="layout" svg:width="1.588cm" svg:height="1.905cm" svg:x="69.897cm" svg:y="39.1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24" draw:text-style-name="P4" draw:layer="layout" svg:x1="69.897cm" svg:y1="55.928cm" svg:x2="62.277cm" svg:y2="55.927cm">
          <text:p/>
        </draw:line>
        <draw:line draw:style-name="gr90" draw:text-style-name="P4" draw:layer="layout" svg:x1="61.007cm" svg:y1="56.564cm" svg:x2="69.897cm" svg:y2="56.563cm">
          <text:p/>
        </draw:line>
        <draw:line draw:style-name="gr90" draw:text-style-name="P4" draw:layer="layout" svg:x1="71.485cm" svg:y1="55.928cm" svg:x2="74.342cm" svg:y2="55.928cm">
          <text:p/>
        </draw:line>
        <draw:line draw:style-name="gr119" draw:text-style-name="P4" draw:layer="layout" svg:x1="69.897cm" svg:y1="55.293cm" svg:x2="66.722cm" svg:y2="55.292cm">
          <text:p/>
        </draw:line>
        <draw:line draw:style-name="gr120" draw:text-style-name="P4" draw:layer="layout" svg:x1="69.897cm" svg:y1="55.61cm" svg:x2="64.5cm" svg:y2="55.61cm">
          <text:p/>
        </draw:line>
        <draw:custom-shape draw:style-name="gr121" draw:text-style-name="P12" draw:layer="layout" svg:width="1.588cm" svg:height="1.905cm" svg:x="69.897cm" svg:y="54.97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24" draw:text-style-name="P4" draw:layer="layout" svg:x1="69.897cm" svg:y1="53.706cm" svg:x2="62.277cm" svg:y2="53.705cm">
          <text:p/>
        </draw:line>
        <draw:line draw:style-name="gr90" draw:text-style-name="P4" draw:layer="layout" svg:x1="61.007cm" svg:y1="54.342cm" svg:x2="69.897cm" svg:y2="54.341cm">
          <text:p/>
        </draw:line>
        <draw:line draw:style-name="gr90" draw:text-style-name="P4" draw:layer="layout" svg:x1="71.485cm" svg:y1="53.706cm" svg:x2="74.025cm" svg:y2="53.705cm">
          <text:p/>
        </draw:line>
        <draw:line draw:style-name="gr122" draw:text-style-name="P4" draw:layer="layout" svg:x1="70.215cm" svg:y1="53.07cm" svg:x2="67.675cm" svg:y2="53.069cm">
          <text:p/>
        </draw:line>
        <draw:line draw:style-name="gr120" draw:text-style-name="P4" draw:layer="layout" svg:x1="69.897cm" svg:y1="53.388cm" svg:x2="64.5cm" svg:y2="53.387cm">
          <text:p/>
        </draw:line>
        <draw:custom-shape draw:style-name="gr121" draw:text-style-name="P12" draw:layer="layout" svg:width="1.588cm" svg:height="1.905cm" svg:x="69.897cm" svg:y="52.753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24" draw:text-style-name="P4" draw:layer="layout" svg:x1="69.897cm" svg:y1="51.483cm" svg:x2="62.277cm" svg:y2="51.482cm">
          <text:p/>
        </draw:line>
        <draw:line draw:style-name="gr90" draw:text-style-name="P4" draw:layer="layout" svg:x1="61.007cm" svg:y1="52.119cm" svg:x2="69.897cm" svg:y2="52.118cm">
          <text:p/>
        </draw:line>
        <draw:line draw:style-name="gr90" draw:text-style-name="P4" draw:layer="layout" svg:x1="71.485cm" svg:y1="51.483cm" svg:x2="73.707cm" svg:y2="51.483cm">
          <text:p/>
        </draw:line>
        <draw:line draw:style-name="gr119" draw:text-style-name="P4" draw:layer="layout" svg:x1="69.897cm" svg:y1="50.848cm" svg:x2="66.722cm" svg:y2="50.847cm">
          <text:p/>
        </draw:line>
        <draw:line draw:style-name="gr123" draw:text-style-name="P4" draw:layer="layout" svg:x1="70.214cm" svg:y1="51.165cm" svg:x2="65.452cm" svg:y2="51.165cm">
          <text:p/>
        </draw:line>
        <draw:custom-shape draw:style-name="gr121" draw:text-style-name="P12" draw:layer="layout" svg:width="1.588cm" svg:height="1.905cm" svg:x="69.897cm" svg:y="50.53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24" draw:text-style-name="P4" draw:layer="layout" svg:x1="69.897cm" svg:y1="49.261cm" svg:x2="62.277cm" svg:y2="49.26cm">
          <text:p/>
        </draw:line>
        <draw:line draw:style-name="gr90" draw:text-style-name="P4" draw:layer="layout" svg:x1="61.007cm" svg:y1="49.897cm" svg:x2="69.897cm" svg:y2="49.896cm">
          <text:p/>
        </draw:line>
        <draw:line draw:style-name="gr90" draw:text-style-name="P4" draw:layer="layout" svg:x1="71.485cm" svg:y1="49.261cm" svg:x2="73.39cm" svg:y2="49.26cm">
          <text:p/>
        </draw:line>
        <draw:line draw:style-name="gr122" draw:text-style-name="P4" draw:layer="layout" svg:x1="70.215cm" svg:y1="48.625cm" svg:x2="67.675cm" svg:y2="48.624cm">
          <text:p/>
        </draw:line>
        <draw:line draw:style-name="gr123" draw:text-style-name="P4" draw:layer="layout" svg:x1="70.214cm" svg:y1="48.943cm" svg:x2="65.452cm" svg:y2="48.942cm">
          <text:p/>
        </draw:line>
        <draw:custom-shape draw:style-name="gr121" draw:text-style-name="P12" draw:layer="layout" svg:width="1.588cm" svg:height="1.905cm" svg:x="69.897cm" svg:y="48.308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0" draw:text-style-name="P4" draw:layer="layout" svg:x1="73.39cm" svg:y1="47.673cm" svg:x2="73.39cm" svg:y2="46.72cm">
          <text:p/>
        </draw:line>
        <draw:line draw:style-name="gr90" draw:text-style-name="P4" draw:layer="layout" svg:x1="73.39cm" svg:y1="49.26cm" svg:x2="73.39cm" svg:y2="48.307cm">
          <text:p/>
        </draw:line>
        <draw:line draw:style-name="gr90" draw:text-style-name="P4" draw:layer="layout" svg:x1="73.707cm" svg:y1="51.483cm" svg:x2="73.707cm" svg:y2="48.625cm">
          <text:p/>
        </draw:line>
        <draw:line draw:style-name="gr90" draw:text-style-name="P4" draw:layer="layout" svg:x1="78.152cm" svg:y1="47.99cm" svg:x2="80.057cm" svg:y2="47.99cm">
          <text:p/>
        </draw:line>
        <draw:line draw:style-name="gr125" draw:text-style-name="P4" draw:layer="layout" svg:x1="62.277cm" svg:y1="34.972cm" svg:x2="62.277cm" svg:y2="55.927cm">
          <text:p/>
        </draw:line>
        <draw:line draw:style-name="gr126" draw:text-style-name="P4" draw:layer="layout" svg:x1="63.23cm" svg:y1="37.83cm" svg:x2="63.23cm" svg:y2="46.72cm">
          <text:p/>
        </draw:line>
        <draw:line draw:style-name="gr127" draw:text-style-name="P4" draw:layer="layout" svg:x1="64.5cm" svg:y1="34.972cm" svg:x2="64.5cm" svg:y2="55.61cm">
          <text:p/>
        </draw:line>
        <draw:line draw:style-name="gr128" draw:text-style-name="P4" draw:layer="layout" svg:x1="65.452cm" svg:y1="37.83cm" svg:x2="65.452cm" svg:y2="51.165cm">
          <text:p/>
        </draw:line>
        <draw:line draw:style-name="gr129" draw:text-style-name="P4" draw:layer="layout" svg:x1="66.722cm" svg:y1="34.972cm" svg:x2="66.722cm" svg:y2="55.292cm">
          <text:p/>
        </draw:line>
        <draw:line draw:style-name="gr130" draw:text-style-name="P4" draw:layer="layout" svg:x1="67.675cm" svg:y1="37.829cm" svg:x2="67.675cm" svg:y2="53.069cm">
          <text:p/>
        </draw:line>
        <draw:custom-shape draw:style-name="gr131" draw:text-style-name="P11" draw:layer="layout" svg:width="1.27cm" svg:height="1.587cm" svg:x="66.087cm" svg:y="33.385cm">
          <text:p text:style-name="P10"><text:span text:style-name="T4">S0</text:span></text:p>
          <draw:enhanced-geometry svg:viewBox="0 0 21600 21600" draw:type="rectangle" draw:enhanced-path="M 0 0 L 21600 0 21600 21600 0 21600 0 0 Z N"/>
        </draw:custom-shape>
        <draw:custom-shape draw:style-name="gr131" draw:text-style-name="P11" draw:layer="layout" svg:width="1.27cm" svg:height="1.587cm" svg:x="63.865cm" svg:y="33.385cm">
          <text:p text:style-name="P10"><text:span text:style-name="T4">S1</text:span></text:p>
          <draw:enhanced-geometry svg:viewBox="0 0 21600 21600" draw:type="rectangle" draw:enhanced-path="M 0 0 L 21600 0 21600 21600 0 21600 0 0 Z N"/>
        </draw:custom-shape>
        <draw:custom-shape draw:style-name="gr131" draw:text-style-name="P11" draw:layer="layout" svg:width="1.27cm" svg:height="1.587cm" svg:x="61.642cm" svg:y="33.385cm">
          <text:p text:style-name="P10"><text:span text:style-name="T4">S2</text:span></text:p>
          <draw:enhanced-geometry svg:viewBox="0 0 21600 21600" draw:type="rectangle" draw:enhanced-path="M 0 0 L 21600 0 21600 21600 0 21600 0 0 Z N"/>
        </draw:custom-shape>
        <draw:line draw:style-name="gr119" draw:text-style-name="P4" draw:layer="layout" svg:x1="67.675cm" svg:y1="35.607cm" svg:x2="66.722cm" svg:y2="35.606cm">
          <text:p/>
        </draw:line>
        <draw:line draw:style-name="gr129" draw:text-style-name="P4" draw:layer="layout" svg:x1="67.675cm" svg:y1="35.607cm" svg:x2="67.675cm" svg:y2="36.242cm">
          <text:p/>
        </draw:line>
        <draw:line draw:style-name="gr120" draw:text-style-name="P4" draw:layer="layout" svg:x1="65.453cm" svg:y1="35.607cm" svg:x2="64.5cm" svg:y2="35.606cm">
          <text:p/>
        </draw:line>
        <draw:line draw:style-name="gr127" draw:text-style-name="P4" draw:layer="layout" svg:x1="65.453cm" svg:y1="35.607cm" svg:x2="65.453cm" svg:y2="36.242cm">
          <text:p/>
        </draw:line>
        <draw:line draw:style-name="gr124" draw:text-style-name="P4" draw:layer="layout" svg:x1="63.23cm" svg:y1="35.608cm" svg:x2="62.277cm" svg:y2="35.607cm">
          <text:p/>
        </draw:line>
        <draw:line draw:style-name="gr125" draw:text-style-name="P4" draw:layer="layout" svg:x1="63.23cm" svg:y1="35.608cm" svg:x2="63.23cm" svg:y2="36.243cm">
          <text:p/>
        </draw:line>
        <draw:custom-shape draw:style-name="gr132" draw:text-style-name="P12" draw:layer="layout" svg:width="1.27cm" svg:height="1.27cm" draw:transform="rotate (-3.14159265358979) translate (68.31cm 37.5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33" draw:text-style-name="P12" draw:layer="layout" svg:width="0.318cm" svg:height="0.318cm" svg:x="67.515cm" svg:y="37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2" draw:layer="layout" svg:width="1.27cm" svg:height="1.27cm" draw:transform="rotate (-3.14159265358979) translate (66.087cm 37.5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33" draw:text-style-name="P12" draw:layer="layout" svg:width="0.318cm" svg:height="0.318cm" svg:x="65.292cm" svg:y="37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2" draw:layer="layout" svg:width="1.27cm" svg:height="1.27cm" draw:transform="rotate (-3.14159265358979) translate (63.865cm 37.5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33" draw:text-style-name="P12" draw:layer="layout" svg:width="0.318cm" svg:height="0.318cm" svg:x="63.07cm" svg:y="37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1" draw:layer="layout" svg:width="1.587cm" svg:height="1.269cm" svg:x="59.42cm" svg:y="40.053cm">
          <text:p text:style-name="P10"><text:span text:style-name="T4">I0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9.42cm" svg:y="42.275cm">
          <text:p text:style-name="P10"><text:span text:style-name="T4">I1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9.42cm" svg:y="44.499cm">
          <text:p text:style-name="P10"><text:span text:style-name="T4">I2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9.42cm" svg:y="46.721cm">
          <text:p text:style-name="P10"><text:span text:style-name="T4">I3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9.42cm" svg:y="49.26cm">
          <text:p text:style-name="P10"><text:span text:style-name="T4">I4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9.42cm" svg:y="51.482cm">
          <text:p text:style-name="P10"><text:span text:style-name="T4">I5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9.42cm" svg:y="53.706cm">
          <text:p text:style-name="P10"><text:span text:style-name="T4">I6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9.42cm" svg:y="55.928cm">
          <text:p text:style-name="P10"><text:span text:style-name="T4">I7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80.057cm" svg:y="47.356cm">
          <text:p text:style-name="P10"><text:span text:style-name="T4">O</text:span></text:p>
          <draw:enhanced-geometry svg:viewBox="0 0 21600 21600" draw:type="rectangle" draw:enhanced-path="M 0 0 L 21600 0 21600 21600 0 21600 0 0 Z N"/>
        </draw:custom-shape>
        <draw:line draw:style-name="gr90" draw:text-style-name="P4" draw:layer="layout" svg:x1="68.31cm" svg:y1="97.203cm" svg:x2="70.849cm" svg:y2="97.202cm">
          <text:p/>
        </draw:line>
        <draw:line draw:style-name="gr90" draw:text-style-name="P4" draw:layer="layout" svg:x1="67.992cm" svg:y1="95.615cm" svg:x2="70.85cm" svg:y2="95.614cm">
          <text:p/>
        </draw:line>
        <draw:line draw:style-name="gr90" draw:text-style-name="P4" draw:layer="layout" svg:x1="67.675cm" svg:y1="95.932cm" svg:x2="70.849cm" svg:y2="95.931cm">
          <text:p/>
        </draw:line>
        <draw:line draw:style-name="gr90" draw:text-style-name="P4" draw:layer="layout" svg:x1="68.627cm" svg:y1="97.52cm" svg:x2="70.849cm" svg:y2="97.519cm">
          <text:p/>
        </draw:line>
        <draw:line draw:style-name="gr90" draw:text-style-name="P4" draw:layer="layout" svg:x1="67.992cm" svg:y1="96.885cm" svg:x2="70.85cm" svg:y2="96.885cm">
          <text:p/>
        </draw:line>
        <draw:line draw:style-name="gr90" draw:text-style-name="P4" draw:layer="layout" svg:x1="67.675cm" svg:y1="96.568cm" svg:x2="70.85cm" svg:y2="96.567cm">
          <text:p/>
        </draw:line>
        <draw:line draw:style-name="gr90" draw:text-style-name="P4" draw:layer="layout" svg:x1="68.31cm" svg:y1="95.297cm" svg:x2="70.85cm" svg:y2="95.297cm">
          <text:p/>
        </draw:line>
        <draw:line draw:style-name="gr90" draw:text-style-name="P4" draw:layer="layout" svg:x1="68.627cm" svg:y1="94.98cm" svg:x2="70.85cm" svg:y2="94.979cm">
          <text:p/>
        </draw:line>
        <draw:path draw:style-name="gr117" draw:text-style-name="P12" draw:layer="layout" svg:width="2.656cm" svg:height="3.174cm" svg:x="69.78cm" svg:y="94.662cm" svg:viewBox="0 0 2657 3175" svg:d="M396 2777c301-362 459-772 459-1189 0-419-158-829-459-1191-114-137-246-265-395-383 103-10 207-14 312-14 412 0 816 73 1172 212 356 140 652 340 858 582 205 241 314 515 314 794 0 278-109 552-314 794-206 241-502 441-858 581-356 139-760 212-1172 212-105 0-210-4-313-14 149-118 282-246 396-384z">
          <text:p/>
        </draw:path>
        <draw:line draw:style-name="gr118" draw:text-style-name="P4" draw:layer="layout" svg:x1="64.5cm" svg:y1="94.98cm" svg:x2="57.515cm" svg:y2="94.98cm">
          <text:p/>
        </draw:line>
        <draw:line draw:style-name="gr90" draw:text-style-name="P4" draw:layer="layout" svg:x1="55.292cm" svg:y1="95.616cm" svg:x2="64.182cm" svg:y2="95.615cm">
          <text:p/>
        </draw:line>
        <draw:line draw:style-name="gr90" draw:text-style-name="P4" draw:layer="layout" svg:x1="68.31cm" svg:y1="95.297cm" svg:x2="68.31cm" svg:y2="90.535cm">
          <text:p/>
        </draw:line>
        <draw:line draw:style-name="gr90" draw:text-style-name="P4" draw:layer="layout" svg:x1="67.992cm" svg:y1="95.615cm" svg:x2="67.992cm" svg:y2="92.757cm">
          <text:p/>
        </draw:line>
        <draw:line draw:style-name="gr90" draw:text-style-name="P4" draw:layer="layout" svg:x1="68.628cm" svg:y1="94.981cm" svg:x2="68.627cm" svg:y2="88.312cm">
          <text:p/>
        </draw:line>
        <draw:line draw:style-name="gr90" draw:text-style-name="P4" draw:layer="layout" svg:x1="68.311cm" svg:y1="97.204cm" svg:x2="68.31cm" svg:y2="101.965cm">
          <text:p/>
        </draw:line>
        <draw:line draw:style-name="gr90" draw:text-style-name="P4" draw:layer="layout" svg:x1="68.627cm" svg:y1="104.188cm" svg:x2="68.627cm" svg:y2="97.52cm">
          <text:p/>
        </draw:line>
        <draw:line draw:style-name="gr90" draw:text-style-name="P4" draw:layer="layout" svg:x1="65.77cm" svg:y1="94.98cm" svg:x2="67.675cm" svg:y2="94.98cm">
          <text:p/>
        </draw:line>
        <draw:line draw:style-name="gr119" draw:text-style-name="P4" draw:layer="layout" svg:x1="64.182cm" svg:y1="94.345cm" svg:x2="61.007cm" svg:y2="94.345cm">
          <text:p/>
        </draw:line>
        <draw:line draw:style-name="gr120" draw:text-style-name="P4" draw:layer="layout" svg:x1="64.182cm" svg:y1="94.662cm" svg:x2="58.785cm" svg:y2="94.662cm">
          <text:p/>
        </draw:line>
        <draw:custom-shape draw:style-name="gr121" draw:text-style-name="P12" draw:layer="layout" svg:width="1.588cm" svg:height="1.905cm" svg:x="64.182cm" svg:y="94.02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8" draw:text-style-name="P4" draw:layer="layout" svg:x1="64.5cm" svg:y1="92.758cm" svg:x2="57.515cm" svg:y2="92.757cm">
          <text:p/>
        </draw:line>
        <draw:line draw:style-name="gr90" draw:text-style-name="P4" draw:layer="layout" svg:x1="55.292cm" svg:y1="93.394cm" svg:x2="64.182cm" svg:y2="93.393cm">
          <text:p/>
        </draw:line>
        <draw:line draw:style-name="gr90" draw:text-style-name="P4" draw:layer="layout" svg:x1="65.77cm" svg:y1="92.758cm" svg:x2="67.992cm" svg:y2="92.757cm">
          <text:p/>
        </draw:line>
        <draw:line draw:style-name="gr122" draw:text-style-name="P4" draw:layer="layout" svg:x1="64.5cm" svg:y1="92.122cm" svg:x2="61.96cm" svg:y2="92.121cm">
          <text:p/>
        </draw:line>
        <draw:line draw:style-name="gr120" draw:text-style-name="P4" draw:layer="layout" svg:x1="64.182cm" svg:y1="92.44cm" svg:x2="58.785cm" svg:y2="92.44cm">
          <text:p/>
        </draw:line>
        <draw:custom-shape draw:style-name="gr121" draw:text-style-name="P12" draw:layer="layout" svg:width="1.588cm" svg:height="1.905cm" svg:x="64.182cm" svg:y="91.80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8" draw:text-style-name="P4" draw:layer="layout" svg:x1="64.5cm" svg:y1="90.535cm" svg:x2="57.515cm" svg:y2="90.535cm">
          <text:p/>
        </draw:line>
        <draw:line draw:style-name="gr90" draw:text-style-name="P4" draw:layer="layout" svg:x1="55.292cm" svg:y1="91.171cm" svg:x2="64.182cm" svg:y2="91.17cm">
          <text:p/>
        </draw:line>
        <draw:line draw:style-name="gr90" draw:text-style-name="P4" draw:layer="layout" svg:x1="65.77cm" svg:y1="90.535cm" svg:x2="68.31cm" svg:y2="90.535cm">
          <text:p/>
        </draw:line>
        <draw:line draw:style-name="gr119" draw:text-style-name="P4" draw:layer="layout" svg:x1="64.182cm" svg:y1="89.9cm" svg:x2="61.007cm" svg:y2="89.9cm">
          <text:p/>
        </draw:line>
        <draw:line draw:style-name="gr123" draw:text-style-name="P4" draw:layer="layout" svg:x1="64.499cm" svg:y1="90.217cm" svg:x2="59.737cm" svg:y2="90.217cm">
          <text:p/>
        </draw:line>
        <draw:custom-shape draw:style-name="gr121" draw:text-style-name="P12" draw:layer="layout" svg:width="1.588cm" svg:height="1.905cm" svg:x="64.182cm" svg:y="89.58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8" draw:text-style-name="P4" draw:layer="layout" svg:x1="64.5cm" svg:y1="88.313cm" svg:x2="57.515cm" svg:y2="88.312cm">
          <text:p/>
        </draw:line>
        <draw:line draw:style-name="gr90" draw:text-style-name="P4" draw:layer="layout" svg:x1="55.292cm" svg:y1="88.949cm" svg:x2="64.182cm" svg:y2="88.948cm">
          <text:p/>
        </draw:line>
        <draw:line draw:style-name="gr90" draw:text-style-name="P4" draw:layer="layout" svg:x1="65.77cm" svg:y1="88.313cm" svg:x2="68.627cm" svg:y2="88.312cm">
          <text:p/>
        </draw:line>
        <draw:line draw:style-name="gr122" draw:text-style-name="P4" draw:layer="layout" svg:x1="64.5cm" svg:y1="87.677cm" svg:x2="61.96cm" svg:y2="87.676cm">
          <text:p/>
        </draw:line>
        <draw:line draw:style-name="gr123" draw:text-style-name="P4" draw:layer="layout" svg:x1="64.499cm" svg:y1="87.995cm" svg:x2="59.737cm" svg:y2="87.995cm">
          <text:p/>
        </draw:line>
        <draw:custom-shape draw:style-name="gr121" draw:text-style-name="P12" draw:layer="layout" svg:width="1.588cm" svg:height="1.905cm" svg:x="64.182cm" svg:y="87.36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24" draw:text-style-name="P4" draw:layer="layout" svg:x1="64.182cm" svg:y1="104.188cm" svg:x2="56.562cm" svg:y2="104.187cm">
          <text:p/>
        </draw:line>
        <draw:line draw:style-name="gr90" draw:text-style-name="P4" draw:layer="layout" svg:x1="55.292cm" svg:y1="104.824cm" svg:x2="64.182cm" svg:y2="104.823cm">
          <text:p/>
        </draw:line>
        <draw:line draw:style-name="gr90" draw:text-style-name="P4" draw:layer="layout" svg:x1="65.77cm" svg:y1="104.188cm" svg:x2="68.627cm" svg:y2="104.188cm">
          <text:p/>
        </draw:line>
        <draw:line draw:style-name="gr119" draw:text-style-name="P4" draw:layer="layout" svg:x1="64.182cm" svg:y1="103.553cm" svg:x2="61.007cm" svg:y2="103.552cm">
          <text:p/>
        </draw:line>
        <draw:line draw:style-name="gr120" draw:text-style-name="P4" draw:layer="layout" svg:x1="64.182cm" svg:y1="103.87cm" svg:x2="58.785cm" svg:y2="103.87cm">
          <text:p/>
        </draw:line>
        <draw:custom-shape draw:style-name="gr121" draw:text-style-name="P12" draw:layer="layout" svg:width="1.588cm" svg:height="1.905cm" svg:x="64.182cm" svg:y="103.23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24" draw:text-style-name="P4" draw:layer="layout" svg:x1="64.182cm" svg:y1="101.966cm" svg:x2="56.562cm" svg:y2="101.965cm">
          <text:p/>
        </draw:line>
        <draw:line draw:style-name="gr90" draw:text-style-name="P4" draw:layer="layout" svg:x1="55.292cm" svg:y1="102.602cm" svg:x2="64.182cm" svg:y2="102.601cm">
          <text:p/>
        </draw:line>
        <draw:line draw:style-name="gr90" draw:text-style-name="P4" draw:layer="layout" svg:x1="65.77cm" svg:y1="101.966cm" svg:x2="68.31cm" svg:y2="101.965cm">
          <text:p/>
        </draw:line>
        <draw:line draw:style-name="gr122" draw:text-style-name="P4" draw:layer="layout" svg:x1="64.5cm" svg:y1="101.33cm" svg:x2="61.96cm" svg:y2="101.329cm">
          <text:p/>
        </draw:line>
        <draw:line draw:style-name="gr120" draw:text-style-name="P4" draw:layer="layout" svg:x1="64.182cm" svg:y1="101.648cm" svg:x2="58.785cm" svg:y2="101.647cm">
          <text:p/>
        </draw:line>
        <draw:custom-shape draw:style-name="gr121" draw:text-style-name="P12" draw:layer="layout" svg:width="1.588cm" svg:height="1.905cm" svg:x="64.182cm" svg:y="101.013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24" draw:text-style-name="P4" draw:layer="layout" svg:x1="64.182cm" svg:y1="99.743cm" svg:x2="56.562cm" svg:y2="99.742cm">
          <text:p/>
        </draw:line>
        <draw:line draw:style-name="gr90" draw:text-style-name="P4" draw:layer="layout" svg:x1="55.292cm" svg:y1="100.379cm" svg:x2="64.182cm" svg:y2="100.378cm">
          <text:p/>
        </draw:line>
        <draw:line draw:style-name="gr90" draw:text-style-name="P4" draw:layer="layout" svg:x1="65.77cm" svg:y1="99.743cm" svg:x2="67.992cm" svg:y2="99.743cm">
          <text:p/>
        </draw:line>
        <draw:line draw:style-name="gr119" draw:text-style-name="P4" draw:layer="layout" svg:x1="64.182cm" svg:y1="99.108cm" svg:x2="61.007cm" svg:y2="99.107cm">
          <text:p/>
        </draw:line>
        <draw:line draw:style-name="gr123" draw:text-style-name="P4" draw:layer="layout" svg:x1="64.499cm" svg:y1="99.425cm" svg:x2="59.737cm" svg:y2="99.425cm">
          <text:p/>
        </draw:line>
        <draw:custom-shape draw:style-name="gr121" draw:text-style-name="P12" draw:layer="layout" svg:width="1.588cm" svg:height="1.905cm" svg:x="64.182cm" svg:y="98.79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24" draw:text-style-name="P4" draw:layer="layout" svg:x1="64.182cm" svg:y1="97.521cm" svg:x2="56.562cm" svg:y2="97.52cm">
          <text:p/>
        </draw:line>
        <draw:line draw:style-name="gr90" draw:text-style-name="P4" draw:layer="layout" svg:x1="55.292cm" svg:y1="98.157cm" svg:x2="64.182cm" svg:y2="98.156cm">
          <text:p/>
        </draw:line>
        <draw:line draw:style-name="gr90" draw:text-style-name="P4" draw:layer="layout" svg:x1="65.77cm" svg:y1="97.521cm" svg:x2="67.675cm" svg:y2="97.52cm">
          <text:p/>
        </draw:line>
        <draw:line draw:style-name="gr122" draw:text-style-name="P4" draw:layer="layout" svg:x1="64.5cm" svg:y1="96.885cm" svg:x2="61.96cm" svg:y2="96.884cm">
          <text:p/>
        </draw:line>
        <draw:line draw:style-name="gr123" draw:text-style-name="P4" draw:layer="layout" svg:x1="64.499cm" svg:y1="97.203cm" svg:x2="59.737cm" svg:y2="97.202cm">
          <text:p/>
        </draw:line>
        <draw:custom-shape draw:style-name="gr121" draw:text-style-name="P12" draw:layer="layout" svg:width="1.588cm" svg:height="1.905cm" svg:x="64.182cm" svg:y="96.568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0" draw:text-style-name="P4" draw:layer="layout" svg:x1="67.675cm" svg:y1="95.933cm" svg:x2="67.675cm" svg:y2="94.98cm">
          <text:p/>
        </draw:line>
        <draw:line draw:style-name="gr90" draw:text-style-name="P4" draw:layer="layout" svg:x1="67.675cm" svg:y1="97.52cm" svg:x2="67.675cm" svg:y2="96.567cm">
          <text:p/>
        </draw:line>
        <draw:line draw:style-name="gr90" draw:text-style-name="P4" draw:layer="layout" svg:x1="67.992cm" svg:y1="99.743cm" svg:x2="67.992cm" svg:y2="96.885cm">
          <text:p/>
        </draw:line>
        <draw:line draw:style-name="gr90" draw:text-style-name="P4" draw:layer="layout" svg:x1="72.437cm" svg:y1="96.25cm" svg:x2="74.342cm" svg:y2="96.25cm">
          <text:p/>
        </draw:line>
        <draw:line draw:style-name="gr125" draw:text-style-name="P4" draw:layer="layout" svg:x1="56.562cm" svg:y1="81.645cm" svg:x2="56.562cm" svg:y2="104.187cm">
          <text:p/>
        </draw:line>
        <draw:line draw:style-name="gr126" draw:text-style-name="P4" draw:layer="layout" svg:x1="57.515cm" svg:y1="86.09cm" svg:x2="57.515cm" svg:y2="94.98cm">
          <text:p/>
        </draw:line>
        <draw:line draw:style-name="gr127" draw:text-style-name="P4" draw:layer="layout" svg:x1="58.785cm" svg:y1="82.597cm" svg:x2="58.785cm" svg:y2="103.87cm">
          <text:p/>
        </draw:line>
        <draw:line draw:style-name="gr128" draw:text-style-name="P4" draw:layer="layout" svg:x1="59.737cm" svg:y1="86.09cm" svg:x2="59.737cm" svg:y2="99.425cm">
          <text:p/>
        </draw:line>
        <draw:line draw:style-name="gr129" draw:text-style-name="P4" draw:layer="layout" svg:x1="61.007cm" svg:y1="83.232cm" svg:x2="61.007cm" svg:y2="103.552cm">
          <text:p/>
        </draw:line>
        <draw:line draw:style-name="gr130" draw:text-style-name="P4" draw:layer="layout" svg:x1="61.96cm" svg:y1="86.089cm" svg:x2="61.96cm" svg:y2="101.329cm">
          <text:p/>
        </draw:line>
        <draw:line draw:style-name="gr119" draw:text-style-name="P4" draw:layer="layout" svg:x1="61.96cm" svg:y1="83.867cm" svg:x2="61.007cm" svg:y2="83.866cm">
          <text:p/>
        </draw:line>
        <draw:line draw:style-name="gr129" draw:text-style-name="P4" draw:layer="layout" svg:x1="61.96cm" svg:y1="83.867cm" svg:x2="61.96cm" svg:y2="84.502cm">
          <text:p/>
        </draw:line>
        <draw:line draw:style-name="gr120" draw:text-style-name="P4" draw:layer="layout" svg:x1="59.738cm" svg:y1="83.867cm" svg:x2="58.785cm" svg:y2="83.866cm">
          <text:p/>
        </draw:line>
        <draw:line draw:style-name="gr127" draw:text-style-name="P4" draw:layer="layout" svg:x1="59.738cm" svg:y1="83.867cm" svg:x2="59.738cm" svg:y2="84.502cm">
          <text:p/>
        </draw:line>
        <draw:line draw:style-name="gr124" draw:text-style-name="P4" draw:layer="layout" svg:x1="57.515cm" svg:y1="83.868cm" svg:x2="56.562cm" svg:y2="83.867cm">
          <text:p/>
        </draw:line>
        <draw:line draw:style-name="gr125" draw:text-style-name="P4" draw:layer="layout" svg:x1="57.515cm" svg:y1="83.868cm" svg:x2="57.515cm" svg:y2="84.503cm">
          <text:p/>
        </draw:line>
        <draw:custom-shape draw:style-name="gr134" draw:text-style-name="P12" draw:layer="layout" svg:width="1.27cm" svg:height="1.27cm" draw:transform="rotate (-3.14159265358979) translate (62.595cm 85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33" draw:text-style-name="P12" draw:layer="layout" svg:width="0.318cm" svg:height="0.318cm" svg:x="61.8cm" svg:y="85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2" draw:layer="layout" svg:width="1.27cm" svg:height="1.27cm" draw:transform="rotate (-3.14159265358979) translate (60.372cm 85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33" draw:text-style-name="P12" draw:layer="layout" svg:width="0.318cm" svg:height="0.318cm" svg:x="59.577cm" svg:y="85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2" draw:layer="layout" svg:width="1.27cm" svg:height="1.27cm" draw:transform="rotate (-3.14159265358979) translate (58.15cm 85.7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33" draw:text-style-name="P12" draw:layer="layout" svg:width="0.318cm" svg:height="0.318cm" svg:x="57.355cm" svg:y="85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1" draw:layer="layout" svg:width="1.587cm" svg:height="1.269cm" svg:x="53.705cm" svg:y="88.313cm">
          <text:p text:style-name="P10"><text:span text:style-name="T4">I0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3.705cm" svg:y="90.535cm">
          <text:p text:style-name="P10"><text:span text:style-name="T4">I1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3.705cm" svg:y="92.759cm">
          <text:p text:style-name="P10"><text:span text:style-name="T4">I2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3.705cm" svg:y="94.981cm">
          <text:p text:style-name="P10"><text:span text:style-name="T4">I3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3.705cm" svg:y="97.52cm">
          <text:p text:style-name="P10"><text:span text:style-name="T4">I4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3.705cm" svg:y="99.742cm">
          <text:p text:style-name="P10"><text:span text:style-name="T4">I5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3.705cm" svg:y="101.966cm">
          <text:p text:style-name="P10"><text:span text:style-name="T4">I6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53.705cm" svg:y="104.188cm">
          <text:p text:style-name="P10"><text:span text:style-name="T4">I7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.587cm" svg:height="1.269cm" svg:x="74.342cm" svg:y="95.616cm">
          <text:p text:style-name="P10"><text:span text:style-name="T4">O</text:span></text:p>
          <draw:enhanced-geometry svg:viewBox="0 0 21600 21600" draw:type="rectangle" draw:enhanced-path="M 0 0 L 21600 0 21600 21600 0 21600 0 0 Z N"/>
        </draw:custom-shape>
        <draw:line draw:style-name="gr129" draw:text-style-name="P4" draw:layer="layout" svg:x1="63.23cm" svg:y1="83.232cm" svg:x2="61.007cm" svg:y2="83.232cm">
          <text:p/>
        </draw:line>
        <draw:line draw:style-name="gr129" draw:text-style-name="P4" draw:layer="layout" svg:x1="63.231cm" svg:y1="83.232cm" svg:x2="63.23cm" svg:y2="78.787cm">
          <text:p/>
        </draw:line>
        <draw:line draw:style-name="gr127" draw:text-style-name="P4" draw:layer="layout" svg:x1="61.007cm" svg:y1="78.787cm" svg:x2="61.007cm" svg:y2="82.597cm">
          <text:p/>
        </draw:line>
        <draw:line draw:style-name="gr127" draw:text-style-name="P4" draw:layer="layout" svg:x1="58.785cm" svg:y1="82.597cm" svg:x2="61.007cm" svg:y2="82.598cm">
          <text:p/>
        </draw:line>
        <draw:line draw:style-name="gr125" draw:text-style-name="P4" draw:layer="layout" svg:x1="58.785cm" svg:y1="78.787cm" svg:x2="58.785cm" svg:y2="81.645cm">
          <text:p/>
        </draw:line>
        <draw:line draw:style-name="gr125" draw:text-style-name="P4" draw:layer="layout" svg:x1="56.562cm" svg:y1="81.645cm" svg:x2="58.785cm" svg:y2="81.646cm">
          <text:p/>
        </draw:line>
        <draw:custom-shape draw:style-name="gr131" draw:text-style-name="P11" draw:layer="layout" svg:width="1.27cm" svg:height="1.587cm" svg:x="62.595cm" svg:y="77.2cm">
          <text:p text:style-name="P10"><text:span text:style-name="T4">S0</text:span></text:p>
          <draw:enhanced-geometry svg:viewBox="0 0 21600 21600" draw:type="rectangle" draw:enhanced-path="M 0 0 L 21600 0 21600 21600 0 21600 0 0 Z N"/>
        </draw:custom-shape>
        <draw:custom-shape draw:style-name="gr131" draw:text-style-name="P11" draw:layer="layout" svg:width="1.27cm" svg:height="1.587cm" svg:x="60.373cm" svg:y="77.2cm">
          <text:p text:style-name="P10"><text:span text:style-name="T4">S1</text:span></text:p>
          <draw:enhanced-geometry svg:viewBox="0 0 21600 21600" draw:type="rectangle" draw:enhanced-path="M 0 0 L 21600 0 21600 21600 0 21600 0 0 Z N"/>
        </draw:custom-shape>
        <draw:custom-shape draw:style-name="gr131" draw:text-style-name="P11" draw:layer="layout" svg:width="1.27cm" svg:height="1.587cm" svg:x="58.15cm" svg:y="77.2cm">
          <text:p text:style-name="P10"><text:span text:style-name="T4">S2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line draw:style-name="gr82" draw:text-style-name="P1" draw:layer="layout" svg:x1="16.875cm" svg:y1="80.692cm" svg:x2="16.875cm" svg:y2="74.66cm">
          <text:p/>
        </draw:line>
        <draw:line draw:style-name="gr81" draw:text-style-name="P1" draw:layer="layout" svg:x1="17.192cm" svg:y1="81.327cm" svg:x2="17.192cm" svg:y2="74.66cm">
          <text:p/>
        </draw:line>
        <draw:line draw:style-name="gr136" draw:text-style-name="P1" draw:layer="layout" svg:x1="18.144cm" svg:y1="78.787cm" svg:x2="13.7cm" svg:y2="78.787cm">
          <text:p/>
        </draw:line>
        <draw:line draw:style-name="gr136" draw:text-style-name="P1" draw:layer="layout" svg:x1="16.239cm" svg:y1="74.66cm" svg:x2="13.7cm" svg:y2="74.66cm">
          <text:p/>
        </draw:line>
        <draw:line draw:style-name="gr136" draw:text-style-name="P1" draw:layer="layout" svg:x1="13.7cm" svg:y1="78.787cm" svg:x2="13.7cm" svg:y2="70.85cm">
          <text:p/>
        </draw:line>
        <draw:line draw:style-name="gr137" draw:text-style-name="P1" draw:layer="layout" svg:x1="13.7cm" svg:y1="70.85cm" svg:x2="13.7cm" svg:y2="78.787cm">
          <text:p/>
        </draw:line>
        <draw:line draw:style-name="gr138" draw:text-style-name="P1" draw:layer="layout" svg:x1="16.239cm" svg:y1="73.708cm" svg:x2="11.16cm" svg:y2="73.707cm">
          <text:p/>
        </draw:line>
        <draw:line draw:style-name="gr138" draw:text-style-name="P1" draw:layer="layout" svg:x1="11.16cm" svg:y1="77.835cm" svg:x2="11.16cm" svg:y2="70.85cm">
          <text:p/>
        </draw:line>
        <draw:line draw:style-name="gr137" draw:text-style-name="P1" draw:layer="layout" svg:x1="11.16cm" svg:y1="70.85cm" svg:x2="11.16cm" svg:y2="77.835cm">
          <text:p/>
        </draw:line>
        <draw:line draw:style-name="gr139" draw:text-style-name="P1" draw:layer="layout" svg:x1="16.239cm" svg:y1="72.755cm" svg:x2="8.62cm" svg:y2="72.755cm">
          <text:p/>
        </draw:line>
        <draw:line draw:style-name="gr140" draw:text-style-name="P1" draw:layer="layout" svg:x1="11.16cm" svg:y1="73.707cm" svg:x2="16.239cm" svg:y2="73.708cm">
          <text:p/>
        </draw:line>
        <draw:line draw:style-name="gr140" draw:text-style-name="P1" draw:layer="layout" svg:x1="13.7cm" svg:y1="74.66cm" svg:x2="16.239cm" svg:y2="74.66cm">
          <text:p/>
        </draw:line>
        <draw:line draw:style-name="gr139" draw:text-style-name="P1" draw:layer="layout" svg:x1="8.62cm" svg:y1="76.882cm" svg:x2="8.62cm" svg:y2="70.85cm">
          <text:p/>
        </draw:line>
        <draw:line draw:style-name="gr137" draw:text-style-name="P1" draw:layer="layout" svg:x1="8.62cm" svg:y1="76.882cm" svg:x2="8.62cm" svg:y2="70.85cm">
          <text:p/>
        </draw:line>
        <draw:line draw:style-name="gr141" draw:text-style-name="P1" draw:layer="layout" svg:x1="16.239cm" svg:y1="71.803cm" svg:x2="6.08cm" svg:y2="71.802cm">
          <text:p/>
        </draw:line>
        <draw:line draw:style-name="gr141" draw:text-style-name="P1" draw:layer="layout" svg:x1="18.144cm" svg:y1="75.93cm" svg:x2="6.08cm" svg:y2="75.93cm">
          <text:p/>
        </draw:line>
        <draw:line draw:style-name="gr142" draw:text-style-name="P1" draw:layer="layout" svg:x1="20.05cm" svg:y1="74.025cm" svg:x2="20.05cm" svg:y2="75.292cm">
          <text:p/>
        </draw:line>
        <draw:line draw:style-name="gr143" draw:text-style-name="P1" draw:layer="layout" svg:x1="20.05cm" svg:y1="42.592cm" svg:x2="20.05cm" svg:y2="38.147cm">
          <text:p/>
        </draw:line>
        <draw:line draw:style-name="gr144" draw:text-style-name="P1" draw:layer="layout" svg:x1="19.097cm" svg:y1="43.545cm" svg:x2="19.097cm" svg:y2="39.735cm">
          <text:p/>
        </draw:line>
        <draw:line draw:style-name="gr145" draw:text-style-name="P1" draw:layer="layout" svg:x1="18.145cm" svg:y1="41.322cm" svg:x2="18.145cm" svg:y2="44.497cm">
          <text:p/>
        </draw:line>
        <draw:line draw:style-name="gr146" draw:text-style-name="P1" draw:layer="layout" svg:x1="17.192cm" svg:y1="45.45cm" svg:x2="17.192cm" svg:y2="43.227cm">
          <text:p/>
        </draw:line>
        <draw:line draw:style-name="gr83" draw:text-style-name="P4" draw:layer="layout" svg:x1="4.492cm" svg:y1="27.352cm" svg:x2="4.492cm" svg:y2="28.622cm">
          <text:p/>
        </draw:line>
        <draw:line draw:style-name="gr81" draw:text-style-name="P4" draw:layer="layout" svg:x1="4.493cm" svg:y1="29.257cm" svg:x2="4.492cm" svg:y2="30.527cm">
          <text:p/>
        </draw:line>
        <draw:line draw:style-name="gr83" draw:text-style-name="P4" draw:layer="layout" svg:x1="4.492cm" svg:y1="27.352cm" svg:x2="3.54cm" svg:y2="27.352cm">
          <text:p/>
        </draw:line>
        <draw:line draw:style-name="gr81" draw:text-style-name="P4" draw:layer="layout" svg:x1="3.54cm" svg:y1="30.527cm" svg:x2="4.493cm" svg:y2="30.527cm">
          <text:p/>
        </draw:line>
        <draw:line draw:style-name="gr83" draw:text-style-name="P4" draw:layer="layout" svg:x1="44.18cm" svg:y1="28.622cm" svg:x2="4.492cm" svg:y2="28.622cm">
          <text:p/>
        </draw:line>
        <draw:line draw:style-name="gr82" draw:text-style-name="P4" draw:layer="layout" svg:x1="44.497cm" svg:y1="28.94cm" svg:x2="3.54cm" svg:y2="28.94cm">
          <text:p/>
        </draw:line>
        <draw:line draw:style-name="gr81" draw:text-style-name="P4" draw:layer="layout" svg:x1="4.492cm" svg:y1="29.257cm" svg:x2="44.815cm" svg:y2="29.257cm">
          <text:p/>
        </draw:line>
        <draw:line draw:style-name="gr147" draw:text-style-name="P4" draw:layer="layout" svg:x1="46.174cm" svg:y1="31.162cm" svg:x2="46.174cm" svg:y2="28.305cm">
          <text:p/>
        </draw:line>
        <draw:line draw:style-name="gr148" draw:text-style-name="P4" draw:layer="layout" svg:x1="23.314cm" svg:y1="28.305cm" svg:x2="23.314cm" svg:y2="31.162cm">
          <text:p/>
        </draw:line>
        <draw:line draw:style-name="gr148" draw:text-style-name="P4" draw:layer="layout" svg:x1="19.504cm" svg:y1="28.305cm" svg:x2="19.504cm" svg:y2="31.162cm">
          <text:p/>
        </draw:line>
        <draw:line draw:style-name="gr149" draw:text-style-name="P4" draw:layer="layout" svg:x1="27.124cm" svg:y1="28.305cm" svg:x2="27.124cm" svg:y2="31.162cm">
          <text:p/>
        </draw:line>
        <draw:line draw:style-name="gr149" draw:text-style-name="P4" draw:layer="layout" svg:x1="30.934cm" svg:y1="28.305cm" svg:x2="30.934cm" svg:y2="31.162cm">
          <text:p/>
        </draw:line>
        <draw:line draw:style-name="gr150" draw:text-style-name="P4" draw:layer="layout" svg:x1="34.744cm" svg:y1="28.305cm" svg:x2="34.744cm" svg:y2="31.162cm">
          <text:p/>
        </draw:line>
        <draw:line draw:style-name="gr150" draw:text-style-name="P4" draw:layer="layout" svg:x1="38.554cm" svg:y1="28.305cm" svg:x2="38.554cm" svg:y2="31.162cm">
          <text:p/>
        </draw:line>
        <draw:line draw:style-name="gr147" draw:text-style-name="P4" draw:layer="layout" svg:x1="42.364cm" svg:y1="31.162cm" svg:x2="42.364cm" svg:y2="28.305cm">
          <text:p/>
        </draw:line>
        <draw:custom-shape draw:style-name="gr151" draw:text-style-name="P6" draw:layer="layout" svg:width="28.575cm" svg:height="2.222cm" svg:x="18.462cm" svg:y="29.893cm">
          <text:p text:style-name="P5"><text:span text:style-name="T2">OUTPUT</text:span></text:p>
          <draw:enhanced-geometry svg:viewBox="0 0 21600 21600" draw:type="rectangle" draw:enhanced-path="M 0 0 L 21600 0 21600 21600 0 21600 0 0 Z N"/>
        </draw:custom-shape>
        <draw:line draw:style-name="gr90" draw:text-style-name="P4" draw:layer="layout" svg:x1="11.795cm" svg:y1="2.587cm" svg:x2="11.795cm" svg:y2="20.685cm">
          <text:p/>
        </draw:line>
        <draw:line draw:style-name="gr91" draw:text-style-name="P4" draw:layer="layout" svg:x1="11.795cm" svg:y1="7.35cm" svg:x2="12.43cm" svg:y2="7.35cm">
          <text:p/>
        </draw:line>
        <draw:line draw:style-name="gr90" draw:text-style-name="P4" draw:layer="layout" svg:x1="11.477cm" svg:y1="21.002cm" svg:x2="11.477cm" svg:y2="2.587cm">
          <text:p/>
        </draw:line>
        <draw:line draw:style-name="gr91" draw:text-style-name="P4" draw:layer="layout" svg:x1="11.477cm" svg:y1="7.667cm" svg:x2="12.43cm" svg:y2="7.667cm">
          <text:p/>
        </draw:line>
        <draw:line draw:style-name="gr92" draw:text-style-name="P4" draw:layer="layout" svg:x1="11.16cm" svg:y1="2.587cm" svg:x2="11.16cm" svg:y2="21.32cm">
          <text:p/>
        </draw:line>
        <draw:line draw:style-name="gr93" draw:text-style-name="P4" draw:layer="layout" svg:x1="11.16cm" svg:y1="7.985cm" svg:x2="12.43cm" svg:y2="7.985cm">
          <text:p/>
        </draw:line>
        <draw:line draw:style-name="gr81" draw:text-style-name="P4" draw:layer="layout" svg:x1="10.842cm" svg:y1="2.587cm" svg:x2="10.842cm" svg:y2="21.637cm">
          <text:p/>
        </draw:line>
        <draw:line draw:style-name="gr82" draw:text-style-name="P4" draw:layer="layout" svg:x1="10.525cm" svg:y1="2.587cm" svg:x2="10.525cm" svg:y2="21.955cm">
          <text:p/>
        </draw:line>
        <draw:line draw:style-name="gr82" draw:text-style-name="P4" draw:layer="layout" svg:x1="10.207cm" svg:y1="2.587cm" svg:x2="10.207cm" svg:y2="22.272cm">
          <text:p/>
        </draw:line>
        <draw:line draw:style-name="gr83" draw:text-style-name="P4" draw:layer="layout" svg:x1="9.89cm" svg:y1="2.587cm" svg:x2="9.89cm" svg:y2="22.59cm">
          <text:p/>
        </draw:line>
        <draw:line draw:style-name="gr83" draw:text-style-name="P4" draw:layer="layout" svg:x1="9.572cm" svg:y1="2.587cm" svg:x2="9.572cm" svg:y2="22.907cm">
          <text:p/>
        </draw:line>
        <draw:line draw:style-name="gr93" draw:text-style-name="P4" draw:layer="layout" svg:x1="10.842cm" svg:y1="8.302cm" svg:x2="12.43cm" svg:y2="8.302cm">
          <text:p/>
        </draw:line>
        <draw:line draw:style-name="gr94" draw:text-style-name="P4" draw:layer="layout" svg:x1="10.524cm" svg:y1="8.62cm" svg:x2="12.43cm" svg:y2="8.62cm">
          <text:p/>
        </draw:line>
        <draw:line draw:style-name="gr94" draw:text-style-name="P4" draw:layer="layout" svg:x1="10.207cm" svg:y1="8.937cm" svg:x2="12.43cm" svg:y2="8.937cm">
          <text:p/>
        </draw:line>
        <draw:line draw:style-name="gr95" draw:text-style-name="P4" draw:layer="layout" svg:x1="9.89cm" svg:y1="9.255cm" svg:x2="12.43cm" svg:y2="9.255cm">
          <text:p/>
        </draw:line>
        <draw:line draw:style-name="gr95" draw:text-style-name="P4" draw:layer="layout" svg:x1="9.572cm" svg:y1="9.572cm" svg:x2="12.43cm" svg:y2="9.572cm">
          <text:p/>
        </draw:line>
        <draw:line draw:style-name="gr96" draw:text-style-name="P4" draw:layer="layout" svg:x1="11.795cm" svg:y1="10.843cm" svg:x2="12.43cm" svg:y2="10.843cm">
          <text:p/>
        </draw:line>
        <draw:line draw:style-name="gr96" draw:text-style-name="P4" draw:layer="layout" svg:x1="11.477cm" svg:y1="11.16cm" svg:x2="12.43cm" svg:y2="11.16cm">
          <text:p/>
        </draw:line>
        <draw:line draw:style-name="gr97" draw:text-style-name="P4" draw:layer="layout" svg:x1="11.16cm" svg:y1="11.478cm" svg:x2="12.43cm" svg:y2="11.478cm">
          <text:p/>
        </draw:line>
        <draw:line draw:style-name="gr97" draw:text-style-name="P4" draw:layer="layout" svg:x1="10.842cm" svg:y1="11.795cm" svg:x2="12.43cm" svg:y2="11.795cm">
          <text:p/>
        </draw:line>
        <draw:line draw:style-name="gr98" draw:text-style-name="P4" draw:layer="layout" svg:x1="10.524cm" svg:y1="12.113cm" svg:x2="12.43cm" svg:y2="12.113cm">
          <text:p/>
        </draw:line>
        <draw:line draw:style-name="gr98" draw:text-style-name="P4" draw:layer="layout" svg:x1="10.207cm" svg:y1="12.43cm" svg:x2="12.43cm" svg:y2="12.43cm">
          <text:p/>
        </draw:line>
        <draw:line draw:style-name="gr99" draw:text-style-name="P4" draw:layer="layout" svg:x1="9.89cm" svg:y1="12.748cm" svg:x2="12.43cm" svg:y2="12.748cm">
          <text:p/>
        </draw:line>
        <draw:line draw:style-name="gr99" draw:text-style-name="P4" draw:layer="layout" svg:x1="9.572cm" svg:y1="13.065cm" svg:x2="12.43cm" svg:y2="13.065cm">
          <text:p/>
        </draw:line>
        <draw:line draw:style-name="gr100" draw:text-style-name="P4" draw:layer="layout" svg:x1="11.795cm" svg:y1="14.335cm" svg:x2="12.43cm" svg:y2="14.335cm">
          <text:p/>
        </draw:line>
        <draw:line draw:style-name="gr100" draw:text-style-name="P4" draw:layer="layout" svg:x1="11.477cm" svg:y1="14.652cm" svg:x2="12.43cm" svg:y2="14.652cm">
          <text:p/>
        </draw:line>
        <draw:line draw:style-name="gr101" draw:text-style-name="P4" draw:layer="layout" svg:x1="11.16cm" svg:y1="14.97cm" svg:x2="12.43cm" svg:y2="14.97cm">
          <text:p/>
        </draw:line>
        <draw:line draw:style-name="gr101" draw:text-style-name="P4" draw:layer="layout" svg:x1="10.842cm" svg:y1="15.287cm" svg:x2="12.43cm" svg:y2="15.287cm">
          <text:p/>
        </draw:line>
        <draw:line draw:style-name="gr102" draw:text-style-name="P4" draw:layer="layout" svg:x1="10.524cm" svg:y1="15.605cm" svg:x2="12.43cm" svg:y2="15.605cm">
          <text:p/>
        </draw:line>
        <draw:line draw:style-name="gr102" draw:text-style-name="P4" draw:layer="layout" svg:x1="10.207cm" svg:y1="15.922cm" svg:x2="12.43cm" svg:y2="15.922cm">
          <text:p/>
        </draw:line>
        <draw:line draw:style-name="gr103" draw:text-style-name="P4" draw:layer="layout" svg:x1="9.89cm" svg:y1="16.24cm" svg:x2="12.43cm" svg:y2="16.24cm">
          <text:p/>
        </draw:line>
        <draw:line draw:style-name="gr103" draw:text-style-name="P4" draw:layer="layout" svg:x1="9.572cm" svg:y1="16.557cm" svg:x2="12.43cm" svg:y2="16.557cm">
          <text:p/>
        </draw:line>
        <draw:line draw:style-name="gr104" draw:text-style-name="P4" draw:layer="layout" svg:x1="11.795cm" svg:y1="20.685cm" svg:x2="12.43cm" svg:y2="20.685cm">
          <text:p/>
        </draw:line>
        <draw:line draw:style-name="gr104" draw:text-style-name="P4" draw:layer="layout" svg:x1="11.477cm" svg:y1="21.002cm" svg:x2="12.43cm" svg:y2="21.002cm">
          <text:p/>
        </draw:line>
        <draw:line draw:style-name="gr105" draw:text-style-name="P4" draw:layer="layout" svg:x1="11.16cm" svg:y1="21.32cm" svg:x2="12.43cm" svg:y2="21.32cm">
          <text:p/>
        </draw:line>
        <draw:line draw:style-name="gr105" draw:text-style-name="P4" draw:layer="layout" svg:x1="10.842cm" svg:y1="21.637cm" svg:x2="12.43cm" svg:y2="21.637cm">
          <text:p/>
        </draw:line>
        <draw:line draw:style-name="gr106" draw:text-style-name="P4" draw:layer="layout" svg:x1="10.524cm" svg:y1="21.955cm" svg:x2="12.43cm" svg:y2="21.955cm">
          <text:p/>
        </draw:line>
        <draw:line draw:style-name="gr106" draw:text-style-name="P4" draw:layer="layout" svg:x1="10.207cm" svg:y1="22.272cm" svg:x2="12.43cm" svg:y2="22.272cm">
          <text:p/>
        </draw:line>
        <draw:line draw:style-name="gr107" draw:text-style-name="P4" draw:layer="layout" svg:x1="9.89cm" svg:y1="22.59cm" svg:x2="12.43cm" svg:y2="22.59cm">
          <text:p/>
        </draw:line>
        <draw:line draw:style-name="gr107" draw:text-style-name="P4" draw:layer="layout" svg:x1="9.572cm" svg:y1="22.907cm" svg:x2="12.43cm" svg:y2="22.907cm">
          <text:p/>
        </draw:line>
        <draw:line draw:style-name="gr90" draw:text-style-name="P4" draw:layer="layout" svg:x1="7.985cm" svg:y1="2.587cm" svg:x2="7.985cm" svg:y2="23.542cm">
          <text:p/>
        </draw:line>
        <draw:line draw:style-name="gr90" draw:text-style-name="P4" draw:layer="layout" svg:x1="7.667cm" svg:y1="23.86cm" svg:x2="7.667cm" svg:y2="2.587cm">
          <text:p/>
        </draw:line>
        <draw:line draw:style-name="gr92" draw:text-style-name="P4" draw:layer="layout" svg:x1="7.35cm" svg:y1="2.587cm" svg:x2="7.35cm" svg:y2="24.177cm">
          <text:p/>
        </draw:line>
        <draw:line draw:style-name="gr81" draw:text-style-name="P4" draw:layer="layout" svg:x1="7.032cm" svg:y1="2.587cm" svg:x2="7.032cm" svg:y2="24.495cm">
          <text:p/>
        </draw:line>
        <draw:line draw:style-name="gr82" draw:text-style-name="P4" draw:layer="layout" svg:x1="6.715cm" svg:y1="2.587cm" svg:x2="6.715cm" svg:y2="24.812cm">
          <text:p/>
        </draw:line>
        <draw:line draw:style-name="gr82" draw:text-style-name="P4" draw:layer="layout" svg:x1="6.397cm" svg:y1="2.587cm" svg:x2="6.397cm" svg:y2="25.13cm">
          <text:p/>
        </draw:line>
        <draw:line draw:style-name="gr83" draw:text-style-name="P4" draw:layer="layout" svg:x1="6.08cm" svg:y1="2.587cm" svg:x2="6.08cm" svg:y2="25.447cm">
          <text:p/>
        </draw:line>
        <draw:line draw:style-name="gr83" draw:text-style-name="P4" draw:layer="layout" svg:x1="5.762cm" svg:y1="2.587cm" svg:x2="5.762cm" svg:y2="25.765cm">
          <text:p/>
        </draw:line>
        <draw:line draw:style-name="gr100" draw:text-style-name="P4" draw:layer="layout" svg:x1="7.985cm" svg:y1="17.193cm" svg:x2="12.43cm" svg:y2="17.192cm">
          <text:p/>
        </draw:line>
        <draw:line draw:style-name="gr100" draw:text-style-name="P4" draw:layer="layout" svg:x1="7.667cm" svg:y1="17.51cm" svg:x2="12.43cm" svg:y2="17.51cm">
          <text:p/>
        </draw:line>
        <draw:line draw:style-name="gr101" draw:text-style-name="P4" draw:layer="layout" svg:x1="7.35cm" svg:y1="17.828cm" svg:x2="12.43cm" svg:y2="17.827cm">
          <text:p/>
        </draw:line>
        <draw:line draw:style-name="gr101" draw:text-style-name="P4" draw:layer="layout" svg:x1="7.032cm" svg:y1="18.145cm" svg:x2="12.43cm" svg:y2="18.145cm">
          <text:p/>
        </draw:line>
        <draw:line draw:style-name="gr102" draw:text-style-name="P4" draw:layer="layout" svg:x1="6.714cm" svg:y1="18.463cm" svg:x2="12.43cm" svg:y2="18.462cm">
          <text:p/>
        </draw:line>
        <draw:line draw:style-name="gr102" draw:text-style-name="P4" draw:layer="layout" svg:x1="6.397cm" svg:y1="18.78cm" svg:x2="12.43cm" svg:y2="18.78cm">
          <text:p/>
        </draw:line>
        <draw:line draw:style-name="gr103" draw:text-style-name="P4" draw:layer="layout" svg:x1="6.08cm" svg:y1="19.098cm" svg:x2="12.43cm" svg:y2="19.097cm">
          <text:p/>
        </draw:line>
        <draw:line draw:style-name="gr103" draw:text-style-name="P4" draw:layer="layout" svg:x1="5.762cm" svg:y1="19.415cm" svg:x2="12.43cm" svg:y2="19.415cm">
          <text:p/>
        </draw:line>
        <draw:line draw:style-name="gr104" draw:text-style-name="P4" draw:layer="layout" svg:x1="7.985cm" svg:y1="23.542cm" svg:x2="12.43cm" svg:y2="23.542cm">
          <text:p/>
        </draw:line>
        <draw:line draw:style-name="gr104" draw:text-style-name="P4" draw:layer="layout" svg:x1="7.667cm" svg:y1="23.859cm" svg:x2="12.43cm" svg:y2="23.86cm">
          <text:p/>
        </draw:line>
        <draw:line draw:style-name="gr105" draw:text-style-name="P4" draw:layer="layout" svg:x1="7.35cm" svg:y1="24.177cm" svg:x2="12.43cm" svg:y2="24.177cm">
          <text:p/>
        </draw:line>
        <draw:line draw:style-name="gr105" draw:text-style-name="P4" draw:layer="layout" svg:x1="7.032cm" svg:y1="24.494cm" svg:x2="12.43cm" svg:y2="24.495cm">
          <text:p/>
        </draw:line>
        <draw:line draw:style-name="gr106" draw:text-style-name="P4" draw:layer="layout" svg:x1="6.714cm" svg:y1="24.812cm" svg:x2="12.43cm" svg:y2="24.812cm">
          <text:p/>
        </draw:line>
        <draw:line draw:style-name="gr106" draw:text-style-name="P4" draw:layer="layout" svg:x1="6.397cm" svg:y1="25.129cm" svg:x2="12.43cm" svg:y2="25.13cm">
          <text:p/>
        </draw:line>
        <draw:line draw:style-name="gr107" draw:text-style-name="P4" draw:layer="layout" svg:x1="6.08cm" svg:y1="25.447cm" svg:x2="12.43cm" svg:y2="25.447cm">
          <text:p/>
        </draw:line>
        <draw:line draw:style-name="gr107" draw:text-style-name="P4" draw:layer="layout" svg:x1="5.762cm" svg:y1="25.764cm" svg:x2="12.43cm" svg:y2="25.765cm">
          <text:p/>
        </draw:line>
        <draw:custom-shape draw:style-name="gr152" draw:text-style-name="P11" draw:layer="layout" svg:width="3.493cm" svg:height="1.27cm" svg:x="8.937cm" svg:y="1.317cm">
          <text:p text:style-name="P10"><text:span text:style-name="T4">INPUT 1</text:span></text:p>
          <draw:enhanced-geometry svg:viewBox="0 0 21600 21600" draw:type="rectangle" draw:enhanced-path="M 0 0 L 21600 0 21600 21600 0 21600 0 0 Z N"/>
        </draw:custom-shape>
        <draw:custom-shape draw:style-name="gr152" draw:text-style-name="P11" draw:layer="layout" svg:width="3.493cm" svg:height="1.27cm" svg:x="5.127cm" svg:y="1.317cm">
          <text:p text:style-name="P10"><text:span text:style-name="T4">INPUT 2</text:span></text:p>
          <draw:enhanced-geometry svg:viewBox="0 0 21600 21600" draw:type="rectangle" draw:enhanced-path="M 0 0 L 21600 0 21600 21600 0 21600 0 0 Z N"/>
        </draw:custom-shape>
        <draw:line draw:style-name="gr75" draw:text-style-name="P1" draw:layer="layout" svg:x1="19.415cm" svg:y1="3.857cm" svg:x2="19.415cm" svg:y2="27.035cm">
          <text:p/>
        </draw:line>
        <draw:line draw:style-name="gr75" draw:text-style-name="P1" draw:layer="layout" svg:x1="16.875cm" svg:y1="3.857cm" svg:x2="19.415cm" svg:y2="3.857cm">
          <text:p/>
        </draw:line>
        <draw:line draw:style-name="gr153" draw:text-style-name="P1" draw:layer="layout" svg:x1="23.225cm" svg:y1="27.035cm" svg:x2="23.225cm" svg:y2="4.175cm">
          <text:p/>
        </draw:line>
        <draw:line draw:style-name="gr76" draw:text-style-name="P1" draw:layer="layout" svg:x1="16.875cm" svg:y1="4.492cm" svg:x2="27.035cm" svg:y2="4.492cm">
          <text:p/>
        </draw:line>
        <draw:line draw:style-name="gr76" draw:text-style-name="P1" draw:layer="layout" svg:x1="16.875cm" svg:y1="4.81cm" svg:x2="30.845cm" svg:y2="4.81cm">
          <text:p/>
        </draw:line>
        <draw:line draw:style-name="gr77" draw:text-style-name="P1" draw:layer="layout" svg:x1="16.875cm" svg:y1="5.127cm" svg:x2="34.655cm" svg:y2="5.127cm">
          <text:p/>
        </draw:line>
        <draw:line draw:style-name="gr78" draw:text-style-name="P1" draw:layer="layout" svg:x1="16.875cm" svg:y1="5.762cm" svg:x2="42.275cm" svg:y2="5.762cm">
          <text:p/>
        </draw:line>
        <draw:line draw:style-name="gr78" draw:text-style-name="P1" draw:layer="layout" svg:x1="16.875cm" svg:y1="6.08cm" svg:x2="46.085cm" svg:y2="6.08cm">
          <text:p/>
        </draw:line>
        <draw:line draw:style-name="gr65" draw:text-style-name="P1" draw:layer="layout" svg:x1="19.097cm" svg:y1="27.035cm" svg:x2="19.097cm" svg:y2="7.35cm">
          <text:p/>
        </draw:line>
        <draw:line draw:style-name="gr70" draw:text-style-name="P1" draw:layer="layout" svg:x1="18.78cm" svg:y1="27.035cm" svg:x2="18.781cm" svg:y2="10.842cm">
          <text:p/>
        </draw:line>
        <draw:line draw:style-name="gr60" draw:text-style-name="P1" draw:layer="layout" svg:x1="18.462cm" svg:y1="27.035cm" svg:x2="18.463cm" svg:y2="14.652cm">
          <text:p/>
        </draw:line>
        <draw:line draw:style-name="gr55" draw:text-style-name="P1" draw:layer="layout" svg:x1="18.145cm" svg:y1="27.035cm" svg:x2="18.145cm" svg:y2="21.002cm">
          <text:p/>
        </draw:line>
        <draw:line draw:style-name="gr153" draw:text-style-name="P1" draw:layer="layout" svg:x1="16.875cm" svg:y1="4.175cm" svg:x2="23.225cm" svg:y2="4.175cm">
          <text:p/>
        </draw:line>
        <draw:line draw:style-name="gr65" draw:text-style-name="P1" draw:layer="layout" svg:x1="22.907cm" svg:y1="27.035cm" svg:x2="22.907cm" svg:y2="7.667cm">
          <text:p/>
        </draw:line>
        <draw:line draw:style-name="gr70" draw:text-style-name="P1" draw:layer="layout" svg:x1="22.59cm" svg:y1="27.035cm" svg:x2="22.591cm" svg:y2="11.16cm">
          <text:p/>
        </draw:line>
        <draw:line draw:style-name="gr60" draw:text-style-name="P1" draw:layer="layout" svg:x1="22.272cm" svg:y1="27.035cm" svg:x2="22.273cm" svg:y2="15.287cm">
          <text:p/>
        </draw:line>
        <draw:line draw:style-name="gr55" draw:text-style-name="P1" draw:layer="layout" svg:x1="21.955cm" svg:y1="27.035cm" svg:x2="21.955cm" svg:y2="21.637cm">
          <text:p/>
        </draw:line>
        <draw:line draw:style-name="gr77" draw:text-style-name="P1" draw:layer="layout" svg:x1="16.875cm" svg:y1="5.445cm" svg:x2="38.465cm" svg:y2="5.445cm">
          <text:p/>
        </draw:line>
        <draw:line draw:style-name="gr65" draw:text-style-name="P1" draw:layer="layout" svg:x1="16.557cm" svg:y1="7.349cm" svg:x2="19.097cm" svg:y2="7.349cm">
          <text:p/>
        </draw:line>
        <draw:line draw:style-name="gr66" draw:text-style-name="P1" draw:layer="layout" svg:x1="16.557cm" svg:y1="7.984cm" svg:x2="26.717cm" svg:y2="7.984cm">
          <text:p/>
        </draw:line>
        <draw:line draw:style-name="gr66" draw:text-style-name="P1" draw:layer="layout" svg:x1="16.557cm" svg:y1="8.302cm" svg:x2="30.527cm" svg:y2="8.302cm">
          <text:p/>
        </draw:line>
        <draw:line draw:style-name="gr67" draw:text-style-name="P1" draw:layer="layout" svg:x1="16.557cm" svg:y1="8.619cm" svg:x2="34.337cm" svg:y2="8.619cm">
          <text:p/>
        </draw:line>
        <draw:line draw:style-name="gr68" draw:text-style-name="P1" draw:layer="layout" svg:x1="16.557cm" svg:y1="9.254cm" svg:x2="41.957cm" svg:y2="9.254cm">
          <text:p/>
        </draw:line>
        <draw:line draw:style-name="gr68" draw:text-style-name="P1" draw:layer="layout" svg:x1="16.557cm" svg:y1="9.572cm" svg:x2="45.767cm" svg:y2="9.572cm">
          <text:p/>
        </draw:line>
        <draw:line draw:style-name="gr154" draw:text-style-name="P1" draw:layer="layout" svg:x1="16.557cm" svg:y1="7.667cm" svg:x2="22.907cm" svg:y2="7.667cm">
          <text:p/>
        </draw:line>
        <draw:line draw:style-name="gr67" draw:text-style-name="P1" draw:layer="layout" svg:x1="16.557cm" svg:y1="8.937cm" svg:x2="38.147cm" svg:y2="8.937cm">
          <text:p/>
        </draw:line>
        <draw:line draw:style-name="gr70" draw:text-style-name="P1" draw:layer="layout" svg:x1="16.24cm" svg:y1="10.842cm" svg:x2="18.78cm" svg:y2="10.842cm">
          <text:p/>
        </draw:line>
        <draw:line draw:style-name="gr71" draw:text-style-name="P1" draw:layer="layout" svg:x1="16.24cm" svg:y1="11.477cm" svg:x2="26.4cm" svg:y2="11.477cm">
          <text:p/>
        </draw:line>
        <draw:line draw:style-name="gr71" draw:text-style-name="P1" draw:layer="layout" svg:x1="16.24cm" svg:y1="11.795cm" svg:x2="30.21cm" svg:y2="11.795cm">
          <text:p/>
        </draw:line>
        <draw:line draw:style-name="gr72" draw:text-style-name="P1" draw:layer="layout" svg:x1="16.24cm" svg:y1="12.112cm" svg:x2="34.02cm" svg:y2="12.112cm">
          <text:p/>
        </draw:line>
        <draw:line draw:style-name="gr73" draw:text-style-name="P1" draw:layer="layout" svg:x1="16.24cm" svg:y1="12.747cm" svg:x2="41.64cm" svg:y2="12.747cm">
          <text:p/>
        </draw:line>
        <draw:line draw:style-name="gr73" draw:text-style-name="P1" draw:layer="layout" svg:x1="16.24cm" svg:y1="13.065cm" svg:x2="45.45cm" svg:y2="13.065cm">
          <text:p/>
        </draw:line>
        <draw:line draw:style-name="gr155" draw:text-style-name="P1" draw:layer="layout" svg:x1="16.24cm" svg:y1="11.16cm" svg:x2="22.59cm" svg:y2="11.16cm">
          <text:p/>
        </draw:line>
        <draw:line draw:style-name="gr72" draw:text-style-name="P1" draw:layer="layout" svg:x1="16.24cm" svg:y1="12.43cm" svg:x2="37.83cm" svg:y2="12.43cm">
          <text:p/>
        </draw:line>
        <draw:line draw:style-name="gr60" draw:text-style-name="P1" draw:layer="layout" svg:x1="15.922cm" svg:y1="14.652cm" svg:x2="18.462cm" svg:y2="14.652cm">
          <text:p/>
        </draw:line>
        <draw:line draw:style-name="gr61" draw:text-style-name="P1" draw:layer="layout" svg:x1="15.922cm" svg:y1="15.922cm" svg:x2="26.082cm" svg:y2="15.922cm">
          <text:p/>
        </draw:line>
        <draw:line draw:style-name="gr61" draw:text-style-name="P1" draw:layer="layout" svg:x1="15.922cm" svg:y1="16.557cm" svg:x2="29.892cm" svg:y2="16.557cm">
          <text:p/>
        </draw:line>
        <draw:line draw:style-name="gr62" draw:text-style-name="P1" draw:layer="layout" svg:x1="15.922cm" svg:y1="17.192cm" svg:x2="33.702cm" svg:y2="17.192cm">
          <text:p/>
        </draw:line>
        <draw:line draw:style-name="gr63" draw:text-style-name="P1" draw:layer="layout" svg:x1="15.922cm" svg:y1="18.462cm" svg:x2="41.322cm" svg:y2="18.462cm">
          <text:p/>
        </draw:line>
        <draw:line draw:style-name="gr63" draw:text-style-name="P1" draw:layer="layout" svg:x1="15.922cm" svg:y1="19.097cm" svg:x2="45.132cm" svg:y2="19.097cm">
          <text:p/>
        </draw:line>
        <draw:line draw:style-name="gr156" draw:text-style-name="P1" draw:layer="layout" svg:x1="15.922cm" svg:y1="15.287cm" svg:x2="22.272cm" svg:y2="15.287cm">
          <text:p/>
        </draw:line>
        <draw:line draw:style-name="gr62" draw:text-style-name="P1" draw:layer="layout" svg:x1="15.922cm" svg:y1="17.827cm" svg:x2="37.512cm" svg:y2="17.827cm">
          <text:p/>
        </draw:line>
        <draw:line draw:style-name="gr55" draw:text-style-name="P1" draw:layer="layout" svg:x1="15.605cm" svg:y1="21.002cm" svg:x2="18.145cm" svg:y2="21.002cm">
          <text:p/>
        </draw:line>
        <draw:line draw:style-name="gr56" draw:text-style-name="P1" draw:layer="layout" svg:x1="15.605cm" svg:y1="22.272cm" svg:x2="25.765cm" svg:y2="22.272cm">
          <text:p/>
        </draw:line>
        <draw:line draw:style-name="gr56" draw:text-style-name="P1" draw:layer="layout" svg:x1="15.605cm" svg:y1="22.907cm" svg:x2="29.575cm" svg:y2="22.907cm">
          <text:p/>
        </draw:line>
        <draw:line draw:style-name="gr57" draw:text-style-name="P1" draw:layer="layout" svg:x1="15.605cm" svg:y1="23.542cm" svg:x2="33.385cm" svg:y2="23.542cm">
          <text:p/>
        </draw:line>
        <draw:line draw:style-name="gr58" draw:text-style-name="P1" draw:layer="layout" svg:x1="15.605cm" svg:y1="24.812cm" svg:x2="41.005cm" svg:y2="24.812cm">
          <text:p/>
        </draw:line>
        <draw:line draw:style-name="gr58" draw:text-style-name="P1" draw:layer="layout" svg:x1="15.605cm" svg:y1="25.447cm" svg:x2="44.815cm" svg:y2="25.447cm">
          <text:p/>
        </draw:line>
        <draw:line draw:style-name="gr157" draw:text-style-name="P1" draw:layer="layout" svg:x1="15.605cm" svg:y1="21.637cm" svg:x2="21.955cm" svg:y2="21.637cm">
          <text:p/>
        </draw:line>
        <draw:line draw:style-name="gr57" draw:text-style-name="P1" draw:layer="layout" svg:x1="15.605cm" svg:y1="24.177cm" svg:x2="37.195cm" svg:y2="24.177cm">
          <text:p/>
        </draw:line>
        <draw:g draw:style-name="gr1">
          <draw:line draw:style-name="gr55" draw:text-style-name="P1" draw:layer="layout" svg:x1="12.43cm" svg:y1="20.684cm" svg:x2="13.382cm" svg:y2="20.684cm">
            <text:p/>
          </draw:line>
          <draw:line draw:style-name="gr55" draw:text-style-name="P1" draw:layer="layout" svg:x1="12.43cm" svg:y1="21.002cm" svg:x2="13.382cm" svg:y2="21.002cm">
            <text:p/>
          </draw:line>
          <draw:line draw:style-name="gr56" draw:text-style-name="P1" draw:layer="layout" svg:x1="12.43cm" svg:y1="21.319cm" svg:x2="13.382cm" svg:y2="21.319cm">
            <text:p/>
          </draw:line>
          <draw:line draw:style-name="gr56" draw:text-style-name="P1" draw:layer="layout" svg:x1="12.43cm" svg:y1="21.637cm" svg:x2="13.382cm" svg:y2="21.637cm">
            <text:p/>
          </draw:line>
          <draw:line draw:style-name="gr57" draw:text-style-name="P1" draw:layer="layout" svg:x1="12.43cm" svg:y1="21.954cm" svg:x2="13.382cm" svg:y2="21.954cm">
            <text:p/>
          </draw:line>
          <draw:line draw:style-name="gr57" draw:text-style-name="P1" draw:layer="layout" svg:x1="12.43cm" svg:y1="22.272cm" svg:x2="13.382cm" svg:y2="22.272cm">
            <text:p/>
          </draw:line>
          <draw:line draw:style-name="gr58" draw:text-style-name="P1" draw:layer="layout" svg:x1="12.43cm" svg:y1="22.59cm" svg:x2="13.382cm" svg:y2="22.59cm">
            <text:p/>
          </draw:line>
          <draw:line draw:style-name="gr58" draw:text-style-name="P1" draw:layer="layout" svg:x1="12.43cm" svg:y1="22.907cm" svg:x2="13.382cm" svg:y2="22.907cm">
            <text:p/>
          </draw:line>
          <draw:line draw:style-name="gr55" draw:text-style-name="P1" draw:layer="layout" svg:x1="12.43cm" svg:y1="23.542cm" svg:x2="13.382cm" svg:y2="23.542cm">
            <text:p/>
          </draw:line>
          <draw:line draw:style-name="gr55" draw:text-style-name="P1" draw:layer="layout" svg:x1="12.43cm" svg:y1="23.86cm" svg:x2="13.382cm" svg:y2="23.86cm">
            <text:p/>
          </draw:line>
          <draw:line draw:style-name="gr56" draw:text-style-name="P1" draw:layer="layout" svg:x1="12.43cm" svg:y1="24.177cm" svg:x2="13.382cm" svg:y2="24.177cm">
            <text:p/>
          </draw:line>
          <draw:line draw:style-name="gr56" draw:text-style-name="P1" draw:layer="layout" svg:x1="12.43cm" svg:y1="24.495cm" svg:x2="13.382cm" svg:y2="24.495cm">
            <text:p/>
          </draw:line>
          <draw:line draw:style-name="gr57" draw:text-style-name="P1" draw:layer="layout" svg:x1="12.43cm" svg:y1="24.812cm" svg:x2="13.382cm" svg:y2="24.812cm">
            <text:p/>
          </draw:line>
          <draw:line draw:style-name="gr57" draw:text-style-name="P1" draw:layer="layout" svg:x1="12.43cm" svg:y1="25.13cm" svg:x2="13.382cm" svg:y2="25.13cm">
            <text:p/>
          </draw:line>
          <draw:line draw:style-name="gr58" draw:text-style-name="P1" draw:layer="layout" svg:x1="12.43cm" svg:y1="25.448cm" svg:x2="13.382cm" svg:y2="25.448cm">
            <text:p/>
          </draw:line>
          <draw:line draw:style-name="gr58" draw:text-style-name="P1" draw:layer="layout" svg:x1="12.43cm" svg:y1="25.765cm" svg:x2="13.382cm" svg:y2="25.765cm">
            <text:p/>
          </draw:line>
          <draw:line draw:style-name="gr55" draw:text-style-name="P1" draw:layer="layout" svg:x1="15.922cm" svg:y1="21.002cm" svg:x2="16.874cm" svg:y2="21.002cm">
            <text:p/>
          </draw:line>
          <draw:line draw:style-name="gr55" draw:text-style-name="P1" draw:layer="layout" svg:x1="15.922cm" svg:y1="21.637cm" svg:x2="16.874cm" svg:y2="21.637cm">
            <text:p/>
          </draw:line>
          <draw:line draw:style-name="gr56" draw:text-style-name="P1" draw:layer="layout" svg:x1="15.923cm" svg:y1="22.272cm" svg:x2="16.875cm" svg:y2="22.272cm">
            <text:p/>
          </draw:line>
          <draw:line draw:style-name="gr56" draw:text-style-name="P1" draw:layer="layout" svg:x1="15.922cm" svg:y1="22.907cm" svg:x2="16.874cm" svg:y2="22.907cm">
            <text:p/>
          </draw:line>
          <draw:line draw:style-name="gr57" draw:text-style-name="P1" draw:layer="layout" svg:x1="15.922cm" svg:y1="23.542cm" svg:x2="16.874cm" svg:y2="23.542cm">
            <text:p/>
          </draw:line>
          <draw:line draw:style-name="gr57" draw:text-style-name="P1" draw:layer="layout" svg:x1="15.922cm" svg:y1="24.177cm" svg:x2="16.874cm" svg:y2="24.177cm">
            <text:p/>
          </draw:line>
          <draw:line draw:style-name="gr58" draw:text-style-name="P1" draw:layer="layout" svg:x1="15.922cm" svg:y1="25.447cm" svg:x2="16.874cm" svg:y2="25.447cm">
            <text:p/>
          </draw:line>
          <draw:line draw:style-name="gr58" draw:text-style-name="P1" draw:layer="layout" svg:x1="15.922cm" svg:y1="24.812cm" svg:x2="16.874cm" svg:y2="24.812cm">
            <text:p/>
          </draw:line>
          <draw:custom-shape draw:style-name="gr59" draw:text-style-name="P15" draw:layer="layout" svg:width="2.54cm" svg:height="5.715cm" svg:x="13.382cm" svg:y="20.367cm">
            <text:p text:style-name="P13"><text:span text:style-name="T5">ADD</text:span></text:p>
            <text:p text:style-name="P14"><text:span text:style-name="T6">(111)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60" draw:text-style-name="P1" draw:layer="layout" svg:x1="12.43cm" svg:y1="14.334cm" svg:x2="13.382cm" svg:y2="14.334cm">
            <text:p/>
          </draw:line>
          <draw:line draw:style-name="gr60" draw:text-style-name="P1" draw:layer="layout" svg:x1="12.43cm" svg:y1="14.652cm" svg:x2="13.382cm" svg:y2="14.652cm">
            <text:p/>
          </draw:line>
          <draw:line draw:style-name="gr61" draw:text-style-name="P1" draw:layer="layout" svg:x1="12.43cm" svg:y1="14.969cm" svg:x2="13.382cm" svg:y2="14.969cm">
            <text:p/>
          </draw:line>
          <draw:line draw:style-name="gr61" draw:text-style-name="P1" draw:layer="layout" svg:x1="12.43cm" svg:y1="15.287cm" svg:x2="13.382cm" svg:y2="15.287cm">
            <text:p/>
          </draw:line>
          <draw:line draw:style-name="gr62" draw:text-style-name="P1" draw:layer="layout" svg:x1="12.43cm" svg:y1="15.604cm" svg:x2="13.382cm" svg:y2="15.604cm">
            <text:p/>
          </draw:line>
          <draw:line draw:style-name="gr62" draw:text-style-name="P1" draw:layer="layout" svg:x1="12.43cm" svg:y1="15.922cm" svg:x2="13.382cm" svg:y2="15.922cm">
            <text:p/>
          </draw:line>
          <draw:line draw:style-name="gr63" draw:text-style-name="P1" draw:layer="layout" svg:x1="12.43cm" svg:y1="16.24cm" svg:x2="13.382cm" svg:y2="16.24cm">
            <text:p/>
          </draw:line>
          <draw:line draw:style-name="gr63" draw:text-style-name="P1" draw:layer="layout" svg:x1="12.43cm" svg:y1="16.557cm" svg:x2="13.382cm" svg:y2="16.557cm">
            <text:p/>
          </draw:line>
          <draw:line draw:style-name="gr60" draw:text-style-name="P1" draw:layer="layout" svg:x1="12.43cm" svg:y1="17.192cm" svg:x2="13.382cm" svg:y2="17.192cm">
            <text:p/>
          </draw:line>
          <draw:line draw:style-name="gr60" draw:text-style-name="P1" draw:layer="layout" svg:x1="12.43cm" svg:y1="17.51cm" svg:x2="13.382cm" svg:y2="17.51cm">
            <text:p/>
          </draw:line>
          <draw:line draw:style-name="gr61" draw:text-style-name="P1" draw:layer="layout" svg:x1="12.43cm" svg:y1="17.827cm" svg:x2="13.382cm" svg:y2="17.827cm">
            <text:p/>
          </draw:line>
          <draw:line draw:style-name="gr61" draw:text-style-name="P1" draw:layer="layout" svg:x1="12.43cm" svg:y1="18.145cm" svg:x2="13.382cm" svg:y2="18.145cm">
            <text:p/>
          </draw:line>
          <draw:line draw:style-name="gr62" draw:text-style-name="P1" draw:layer="layout" svg:x1="12.43cm" svg:y1="18.462cm" svg:x2="13.382cm" svg:y2="18.462cm">
            <text:p/>
          </draw:line>
          <draw:line draw:style-name="gr62" draw:text-style-name="P1" draw:layer="layout" svg:x1="12.43cm" svg:y1="18.78cm" svg:x2="13.382cm" svg:y2="18.78cm">
            <text:p/>
          </draw:line>
          <draw:line draw:style-name="gr63" draw:text-style-name="P1" draw:layer="layout" svg:x1="12.43cm" svg:y1="19.098cm" svg:x2="13.382cm" svg:y2="19.098cm">
            <text:p/>
          </draw:line>
          <draw:line draw:style-name="gr63" draw:text-style-name="P1" draw:layer="layout" svg:x1="12.43cm" svg:y1="19.415cm" svg:x2="13.382cm" svg:y2="19.415cm">
            <text:p/>
          </draw:line>
          <draw:line draw:style-name="gr60" draw:text-style-name="P1" draw:layer="layout" svg:x1="15.922cm" svg:y1="14.652cm" svg:x2="16.874cm" svg:y2="14.652cm">
            <text:p/>
          </draw:line>
          <draw:line draw:style-name="gr60" draw:text-style-name="P1" draw:layer="layout" svg:x1="15.922cm" svg:y1="15.287cm" svg:x2="16.874cm" svg:y2="15.287cm">
            <text:p/>
          </draw:line>
          <draw:line draw:style-name="gr61" draw:text-style-name="P1" draw:layer="layout" svg:x1="15.923cm" svg:y1="15.922cm" svg:x2="16.875cm" svg:y2="15.922cm">
            <text:p/>
          </draw:line>
          <draw:line draw:style-name="gr61" draw:text-style-name="P1" draw:layer="layout" svg:x1="15.922cm" svg:y1="16.557cm" svg:x2="16.874cm" svg:y2="16.557cm">
            <text:p/>
          </draw:line>
          <draw:line draw:style-name="gr62" draw:text-style-name="P1" draw:layer="layout" svg:x1="15.922cm" svg:y1="17.192cm" svg:x2="16.874cm" svg:y2="17.192cm">
            <text:p/>
          </draw:line>
          <draw:line draw:style-name="gr62" draw:text-style-name="P1" draw:layer="layout" svg:x1="15.922cm" svg:y1="17.827cm" svg:x2="16.874cm" svg:y2="17.827cm">
            <text:p/>
          </draw:line>
          <draw:line draw:style-name="gr63" draw:text-style-name="P1" draw:layer="layout" svg:x1="15.922cm" svg:y1="19.097cm" svg:x2="16.874cm" svg:y2="19.097cm">
            <text:p/>
          </draw:line>
          <draw:line draw:style-name="gr63" draw:text-style-name="P1" draw:layer="layout" svg:x1="15.922cm" svg:y1="18.462cm" svg:x2="16.874cm" svg:y2="18.462cm">
            <text:p/>
          </draw:line>
          <draw:custom-shape draw:style-name="gr64" draw:text-style-name="P18" draw:layer="layout" svg:width="2.54cm" svg:height="5.715cm" svg:x="13.382cm" svg:y="14.017cm">
            <text:p text:style-name="P16"><text:span text:style-name="T7">SUBS</text:span></text:p>
            <text:p text:style-name="P17"><text:span text:style-name="T8">(110)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65" draw:text-style-name="P1" draw:layer="layout" svg:x1="12.43cm" svg:y1="7.349cm" svg:x2="13.382cm" svg:y2="7.349cm">
            <text:p/>
          </draw:line>
          <draw:line draw:style-name="gr65" draw:text-style-name="P1" draw:layer="layout" svg:x1="12.43cm" svg:y1="7.667cm" svg:x2="13.382cm" svg:y2="7.667cm">
            <text:p/>
          </draw:line>
          <draw:line draw:style-name="gr66" draw:text-style-name="P1" draw:layer="layout" svg:x1="12.43cm" svg:y1="7.984cm" svg:x2="13.382cm" svg:y2="7.984cm">
            <text:p/>
          </draw:line>
          <draw:line draw:style-name="gr66" draw:text-style-name="P1" draw:layer="layout" svg:x1="12.43cm" svg:y1="8.302cm" svg:x2="13.382cm" svg:y2="8.302cm">
            <text:p/>
          </draw:line>
          <draw:line draw:style-name="gr67" draw:text-style-name="P1" draw:layer="layout" svg:x1="12.43cm" svg:y1="8.619cm" svg:x2="13.382cm" svg:y2="8.619cm">
            <text:p/>
          </draw:line>
          <draw:line draw:style-name="gr67" draw:text-style-name="P1" draw:layer="layout" svg:x1="12.43cm" svg:y1="8.937cm" svg:x2="13.382cm" svg:y2="8.937cm">
            <text:p/>
          </draw:line>
          <draw:line draw:style-name="gr68" draw:text-style-name="P1" draw:layer="layout" svg:x1="12.43cm" svg:y1="9.255cm" svg:x2="13.382cm" svg:y2="9.255cm">
            <text:p/>
          </draw:line>
          <draw:line draw:style-name="gr68" draw:text-style-name="P1" draw:layer="layout" svg:x1="12.43cm" svg:y1="9.572cm" svg:x2="13.382cm" svg:y2="9.572cm">
            <text:p/>
          </draw:line>
          <draw:line draw:style-name="gr65" draw:text-style-name="P1" draw:layer="layout" svg:x1="15.923cm" svg:y1="7.349cm" svg:x2="16.875cm" svg:y2="7.349cm">
            <text:p/>
          </draw:line>
          <draw:line draw:style-name="gr65" draw:text-style-name="P1" draw:layer="layout" svg:x1="15.923cm" svg:y1="7.667cm" svg:x2="16.875cm" svg:y2="7.667cm">
            <text:p/>
          </draw:line>
          <draw:line draw:style-name="gr66" draw:text-style-name="P1" draw:layer="layout" svg:x1="15.923cm" svg:y1="7.984cm" svg:x2="16.875cm" svg:y2="7.984cm">
            <text:p/>
          </draw:line>
          <draw:line draw:style-name="gr66" draw:text-style-name="P1" draw:layer="layout" svg:x1="15.923cm" svg:y1="8.302cm" svg:x2="16.875cm" svg:y2="8.302cm">
            <text:p/>
          </draw:line>
          <draw:line draw:style-name="gr67" draw:text-style-name="P1" draw:layer="layout" svg:x1="15.923cm" svg:y1="8.619cm" svg:x2="16.875cm" svg:y2="8.619cm">
            <text:p/>
          </draw:line>
          <draw:line draw:style-name="gr67" draw:text-style-name="P1" draw:layer="layout" svg:x1="15.923cm" svg:y1="8.937cm" svg:x2="16.875cm" svg:y2="8.937cm">
            <text:p/>
          </draw:line>
          <draw:line draw:style-name="gr68" draw:text-style-name="P1" draw:layer="layout" svg:x1="15.923cm" svg:y1="9.255cm" svg:x2="16.875cm" svg:y2="9.255cm">
            <text:p/>
          </draw:line>
          <draw:line draw:style-name="gr68" draw:text-style-name="P1" draw:layer="layout" svg:x1="15.923cm" svg:y1="9.572cm" svg:x2="16.875cm" svg:y2="9.572cm">
            <text:p/>
          </draw:line>
          <draw:custom-shape draw:style-name="gr69" draw:text-style-name="P20" draw:layer="layout" svg:width="2.54cm" svg:height="2.857cm" svg:x="13.382cm" svg:y="7.032cm">
            <text:p text:style-name="P19"><text:span text:style-name="T9">INCR</text:span></text:p>
            <text:p text:style-name="P19"><text:span text:style-name="T9">(100)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70" draw:text-style-name="P1" draw:layer="layout" svg:x1="12.43cm" svg:y1="10.842cm" svg:x2="13.382cm" svg:y2="10.842cm">
            <text:p/>
          </draw:line>
          <draw:line draw:style-name="gr70" draw:text-style-name="P1" draw:layer="layout" svg:x1="12.43cm" svg:y1="11.16cm" svg:x2="13.382cm" svg:y2="11.16cm">
            <text:p/>
          </draw:line>
          <draw:line draw:style-name="gr71" draw:text-style-name="P1" draw:layer="layout" svg:x1="12.43cm" svg:y1="11.477cm" svg:x2="13.382cm" svg:y2="11.477cm">
            <text:p/>
          </draw:line>
          <draw:line draw:style-name="gr71" draw:text-style-name="P1" draw:layer="layout" svg:x1="12.43cm" svg:y1="11.795cm" svg:x2="13.382cm" svg:y2="11.795cm">
            <text:p/>
          </draw:line>
          <draw:line draw:style-name="gr72" draw:text-style-name="P1" draw:layer="layout" svg:x1="12.43cm" svg:y1="12.112cm" svg:x2="13.382cm" svg:y2="12.112cm">
            <text:p/>
          </draw:line>
          <draw:line draw:style-name="gr72" draw:text-style-name="P1" draw:layer="layout" svg:x1="12.43cm" svg:y1="12.43cm" svg:x2="13.382cm" svg:y2="12.43cm">
            <text:p/>
          </draw:line>
          <draw:line draw:style-name="gr73" draw:text-style-name="P1" draw:layer="layout" svg:x1="12.43cm" svg:y1="12.748cm" svg:x2="13.382cm" svg:y2="12.748cm">
            <text:p/>
          </draw:line>
          <draw:line draw:style-name="gr73" draw:text-style-name="P1" draw:layer="layout" svg:x1="12.43cm" svg:y1="13.065cm" svg:x2="13.382cm" svg:y2="13.065cm">
            <text:p/>
          </draw:line>
          <draw:line draw:style-name="gr70" draw:text-style-name="P1" draw:layer="layout" svg:x1="15.923cm" svg:y1="10.842cm" svg:x2="16.875cm" svg:y2="10.842cm">
            <text:p/>
          </draw:line>
          <draw:line draw:style-name="gr70" draw:text-style-name="P1" draw:layer="layout" svg:x1="15.923cm" svg:y1="11.16cm" svg:x2="16.875cm" svg:y2="11.16cm">
            <text:p/>
          </draw:line>
          <draw:line draw:style-name="gr71" draw:text-style-name="P1" draw:layer="layout" svg:x1="15.923cm" svg:y1="11.477cm" svg:x2="16.875cm" svg:y2="11.477cm">
            <text:p/>
          </draw:line>
          <draw:line draw:style-name="gr71" draw:text-style-name="P1" draw:layer="layout" svg:x1="15.923cm" svg:y1="11.795cm" svg:x2="16.875cm" svg:y2="11.795cm">
            <text:p/>
          </draw:line>
          <draw:line draw:style-name="gr72" draw:text-style-name="P1" draw:layer="layout" svg:x1="15.923cm" svg:y1="12.112cm" svg:x2="16.875cm" svg:y2="12.112cm">
            <text:p/>
          </draw:line>
          <draw:line draw:style-name="gr72" draw:text-style-name="P1" draw:layer="layout" svg:x1="15.923cm" svg:y1="12.43cm" svg:x2="16.875cm" svg:y2="12.43cm">
            <text:p/>
          </draw:line>
          <draw:line draw:style-name="gr73" draw:text-style-name="P1" draw:layer="layout" svg:x1="15.923cm" svg:y1="12.748cm" svg:x2="16.875cm" svg:y2="12.748cm">
            <text:p/>
          </draw:line>
          <draw:line draw:style-name="gr73" draw:text-style-name="P1" draw:layer="layout" svg:x1="15.923cm" svg:y1="13.065cm" svg:x2="16.875cm" svg:y2="13.065cm">
            <text:p/>
          </draw:line>
          <draw:custom-shape draw:style-name="gr74" draw:text-style-name="P23" draw:layer="layout" svg:width="2.54cm" svg:height="2.857cm" svg:x="13.382cm" svg:y="10.525cm">
            <text:p text:style-name="P21"><text:span text:style-name="T10">DECR</text:span></text:p>
            <text:p text:style-name="P22"><text:span text:style-name="T11">(101)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line draw:style-name="gr75" draw:text-style-name="P1" draw:layer="layout" svg:x1="15.923cm" svg:y1="3.857cm" svg:x2="16.875cm" svg:y2="3.857cm">
            <text:p/>
          </draw:line>
          <draw:line draw:style-name="gr75" draw:text-style-name="P1" draw:layer="layout" svg:x1="15.923cm" svg:y1="4.175cm" svg:x2="16.875cm" svg:y2="4.175cm">
            <text:p/>
          </draw:line>
          <draw:line draw:style-name="gr76" draw:text-style-name="P1" draw:layer="layout" svg:x1="15.923cm" svg:y1="4.492cm" svg:x2="16.875cm" svg:y2="4.492cm">
            <text:p/>
          </draw:line>
          <draw:line draw:style-name="gr76" draw:text-style-name="P1" draw:layer="layout" svg:x1="15.923cm" svg:y1="4.81cm" svg:x2="16.875cm" svg:y2="4.81cm">
            <text:p/>
          </draw:line>
          <draw:line draw:style-name="gr77" draw:text-style-name="P1" draw:layer="layout" svg:x1="15.923cm" svg:y1="5.127cm" svg:x2="16.875cm" svg:y2="5.127cm">
            <text:p/>
          </draw:line>
          <draw:line draw:style-name="gr77" draw:text-style-name="P1" draw:layer="layout" svg:x1="15.923cm" svg:y1="5.445cm" svg:x2="16.875cm" svg:y2="5.445cm">
            <text:p/>
          </draw:line>
          <draw:line draw:style-name="gr78" draw:text-style-name="P1" draw:layer="layout" svg:x1="15.923cm" svg:y1="5.763cm" svg:x2="16.875cm" svg:y2="5.763cm">
            <text:p/>
          </draw:line>
          <draw:line draw:style-name="gr78" draw:text-style-name="P1" draw:layer="layout" svg:x1="15.923cm" svg:y1="6.08cm" svg:x2="16.875cm" svg:y2="6.08cm">
            <text:p/>
          </draw:line>
          <draw:custom-shape draw:style-name="gr79" draw:text-style-name="P25" draw:layer="layout" svg:width="2.54cm" svg:height="2.857cm" svg:x="13.382cm" svg:y="3.54cm">
            <text:p text:style-name="P24"><text:span text:style-name="T12">ZERO</text:span></text:p>
            <text:p text:style-name="P24"><text:span text:style-name="T12">(011)</text:span></text:p>
            <draw:enhanced-geometry svg:viewBox="0 0 21600 21600" draw:type="rectangle" draw:enhanced-path="M 0 0 L 21600 0 21600 21600 0 21600 0 0 Z N"/>
          </draw:custom-shape>
        </draw:g>
        <draw:line draw:style-name="gr56" draw:text-style-name="P1" draw:layer="layout" svg:x1="25.765cm" svg:y1="27.035cm" svg:x2="25.765cm" svg:y2="22.272cm">
          <text:p/>
        </draw:line>
        <draw:line draw:style-name="gr56" draw:text-style-name="P1" draw:layer="layout" svg:x1="29.575cm" svg:y1="27.035cm" svg:x2="29.575cm" svg:y2="22.907cm">
          <text:p/>
        </draw:line>
        <draw:line draw:style-name="gr57" draw:text-style-name="P1" draw:layer="layout" svg:x1="33.385cm" svg:y1="27.035cm" svg:x2="33.385cm" svg:y2="23.542cm">
          <text:p/>
        </draw:line>
        <draw:line draw:style-name="gr57" draw:text-style-name="P1" draw:layer="layout" svg:x1="37.195cm" svg:y1="27.035cm" svg:x2="37.195cm" svg:y2="24.177cm">
          <text:p/>
        </draw:line>
        <draw:line draw:style-name="gr58" draw:text-style-name="P26" draw:layer="layout" svg:x1="41.005cm" svg:y1="27.035cm" svg:x2="41.005cm" svg:y2="24.812cm">
          <text:p/>
        </draw:line>
        <draw:line draw:style-name="gr58" draw:text-style-name="P26" draw:layer="layout" svg:x1="44.815cm" svg:y1="27.035cm" svg:x2="44.815cm" svg:y2="25.447cm">
          <text:p/>
        </draw:line>
        <draw:line draw:style-name="gr61" draw:text-style-name="P1" draw:layer="layout" svg:x1="26.082cm" svg:y1="27.035cm" svg:x2="26.082cm" svg:y2="15.922cm">
          <text:p/>
        </draw:line>
        <draw:line draw:style-name="gr61" draw:text-style-name="P1" draw:layer="layout" svg:x1="29.892cm" svg:y1="27.035cm" svg:x2="29.892cm" svg:y2="16.557cm">
          <text:p/>
        </draw:line>
        <draw:line draw:style-name="gr62" draw:text-style-name="P1" draw:layer="layout" svg:x1="33.702cm" svg:y1="27.035cm" svg:x2="33.702cm" svg:y2="17.192cm">
          <text:p/>
        </draw:line>
        <draw:line draw:style-name="gr62" draw:text-style-name="P1" draw:layer="layout" svg:x1="37.512cm" svg:y1="27.035cm" svg:x2="37.512cm" svg:y2="17.827cm">
          <text:p/>
        </draw:line>
        <draw:line draw:style-name="gr63" draw:text-style-name="P1" draw:layer="layout" svg:x1="41.322cm" svg:y1="27.035cm" svg:x2="41.322cm" svg:y2="18.462cm">
          <text:p/>
        </draw:line>
        <draw:line draw:style-name="gr63" draw:text-style-name="P1" draw:layer="layout" svg:x1="45.132cm" svg:y1="27.035cm" svg:x2="45.132cm" svg:y2="19.097cm">
          <text:p/>
        </draw:line>
        <draw:line draw:style-name="gr71" draw:text-style-name="P1" draw:layer="layout" svg:x1="26.4cm" svg:y1="27.035cm" svg:x2="26.4cm" svg:y2="11.477cm">
          <text:p/>
        </draw:line>
        <draw:line draw:style-name="gr71" draw:text-style-name="P1" draw:layer="layout" svg:x1="30.21cm" svg:y1="27.035cm" svg:x2="30.21cm" svg:y2="11.795cm">
          <text:p/>
        </draw:line>
        <draw:line draw:style-name="gr72" draw:text-style-name="P1" draw:layer="layout" svg:x1="34.02cm" svg:y1="27.035cm" svg:x2="34.02cm" svg:y2="12.112cm">
          <text:p/>
        </draw:line>
        <draw:line draw:style-name="gr72" draw:text-style-name="P1" draw:layer="layout" svg:x1="37.83cm" svg:y1="27.035cm" svg:x2="37.83cm" svg:y2="12.43cm">
          <text:p/>
        </draw:line>
        <draw:line draw:style-name="gr73" draw:text-style-name="P1" draw:layer="layout" svg:x1="41.64cm" svg:y1="27.035cm" svg:x2="41.64cm" svg:y2="12.747cm">
          <text:p/>
        </draw:line>
        <draw:line draw:style-name="gr73" draw:text-style-name="P1" draw:layer="layout" svg:x1="45.45cm" svg:y1="27.035cm" svg:x2="45.45cm" svg:y2="13.065cm">
          <text:p/>
        </draw:line>
        <draw:line draw:style-name="gr66" draw:text-style-name="P1" draw:layer="layout" svg:x1="26.717cm" svg:y1="27.035cm" svg:x2="26.717cm" svg:y2="7.984cm">
          <text:p/>
        </draw:line>
        <draw:line draw:style-name="gr66" draw:text-style-name="P1" draw:layer="layout" svg:x1="30.527cm" svg:y1="27.035cm" svg:x2="30.527cm" svg:y2="8.302cm">
          <text:p/>
        </draw:line>
        <draw:line draw:style-name="gr67" draw:text-style-name="P1" draw:layer="layout" svg:x1="34.337cm" svg:y1="27.035cm" svg:x2="34.337cm" svg:y2="8.619cm">
          <text:p/>
        </draw:line>
        <draw:line draw:style-name="gr67" draw:text-style-name="P1" draw:layer="layout" svg:x1="38.147cm" svg:y1="27.035cm" svg:x2="38.147cm" svg:y2="8.937cm">
          <text:p/>
        </draw:line>
        <draw:line draw:style-name="gr68" draw:text-style-name="P1" draw:layer="layout" svg:x1="41.957cm" svg:y1="27.035cm" svg:x2="41.957cm" svg:y2="9.254cm">
          <text:p/>
        </draw:line>
        <draw:line draw:style-name="gr68" draw:text-style-name="P1" draw:layer="layout" svg:x1="45.767cm" svg:y1="27.035cm" svg:x2="45.767cm" svg:y2="9.572cm">
          <text:p/>
        </draw:line>
        <draw:line draw:style-name="gr76" draw:text-style-name="P1" draw:layer="layout" svg:x1="27.035cm" svg:y1="27.035cm" svg:x2="27.035cm" svg:y2="4.492cm">
          <text:p/>
        </draw:line>
        <draw:line draw:style-name="gr76" draw:text-style-name="P1" draw:layer="layout" svg:x1="30.845cm" svg:y1="27.035cm" svg:x2="30.845cm" svg:y2="4.81cm">
          <text:p/>
        </draw:line>
        <draw:line draw:style-name="gr77" draw:text-style-name="P1" draw:layer="layout" svg:x1="34.655cm" svg:y1="27.035cm" svg:x2="34.655cm" svg:y2="5.127cm">
          <text:p/>
        </draw:line>
        <draw:line draw:style-name="gr77" draw:text-style-name="P1" draw:layer="layout" svg:x1="38.465cm" svg:y1="27.035cm" svg:x2="38.465cm" svg:y2="5.445cm">
          <text:p/>
        </draw:line>
        <draw:line draw:style-name="gr78" draw:text-style-name="P1" draw:layer="layout" svg:x1="42.275cm" svg:y1="27.035cm" svg:x2="42.275cm" svg:y2="5.762cm">
          <text:p/>
        </draw:line>
        <draw:line draw:style-name="gr78" draw:text-style-name="P1" draw:layer="layout" svg:x1="46.085cm" svg:y1="27.035cm" svg:x2="46.085cm" svg:y2="6.08cm">
          <text:p/>
        </draw:line>
        <draw:g draw:style-name="gr1">
          <draw:line draw:style-name="gr83" draw:text-style-name="P27" draw:layer="layout" svg:x1="17.599cm" svg:y1="27.351cm" svg:x2="18.234cm" svg:y2="27.349cm">
            <text:p/>
          </draw:line>
          <draw:line draw:style-name="gr82" draw:text-style-name="P27" draw:layer="layout" svg:x1="17.917cm" svg:y1="27.67cm" svg:x2="18.551cm" svg:y2="27.669cm">
            <text:p/>
          </draw:line>
          <draw:line draw:style-name="gr81" draw:text-style-name="P27" draw:layer="layout" svg:x1="18.234cm" svg:y1="27.987cm" svg:x2="18.551cm" svg:y2="27.986cm">
            <text:p/>
          </draw:line>
          <draw:custom-shape draw:style-name="gr158" draw:text-style-name="P29" draw:layer="layout" svg:width="3.176cm" svg:height="1.27cm" svg:x="17.916cm" svg:y="27.034cm">
            <text:p text:style-name="P28"><text:span text:style-name="T13">MUX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range-x-minimum="0" draw:handle-range-x-maximum="10800" draw:handle-position="$0 bottom" draw:handle-position-x="$0" draw:handle-position-y="bottom"/>
            </draw:enhanced-geometry>
          </draw:custom-shape>
          <draw:line draw:style-name="gr159" draw:text-style-name="P27" draw:layer="layout" svg:x1="20.774cm" svg:y1="26.717cm" svg:x2="20.774cm" svg:y2="27.034cm">
            <text:p/>
          </draw:line>
          <draw:line draw:style-name="gr159" draw:text-style-name="P27" draw:layer="layout" svg:x1="20.456cm" svg:y1="26.717cm" svg:x2="20.456cm" svg:y2="27.034cm">
            <text:p/>
          </draw:line>
          <draw:line draw:style-name="gr159" draw:text-style-name="P27" draw:layer="layout" svg:x1="20.139cm" svg:y1="26.717cm" svg:x2="20.139cm" svg:y2="27.034cm">
            <text:p/>
          </draw:line>
          <draw:line draw:style-name="gr160" draw:text-style-name="P27" draw:layer="layout" svg:x1="17.6cm" svg:y1="27.351cm" svg:x2="17.599cm" svg:y2="28.622cm">
            <text:p/>
          </draw:line>
          <draw:line draw:style-name="gr161" draw:text-style-name="P27" draw:layer="layout" svg:x1="17.917cm" svg:y1="27.671cm" svg:x2="17.917cm" svg:y2="28.94cm">
            <text:p/>
          </draw:line>
          <draw:line draw:style-name="gr162" draw:text-style-name="P27" draw:layer="layout" svg:x1="18.235cm" svg:y1="27.988cm" svg:x2="18.234cm" svg:y2="29.257cm">
            <text:p/>
          </draw:line>
        </draw:g>
        <draw:g draw:style-name="gr1">
          <draw:line draw:style-name="gr83" draw:text-style-name="P27" draw:layer="layout" svg:x1="21.409cm" svg:y1="27.351cm" svg:x2="22.044cm" svg:y2="27.349cm">
            <text:p/>
          </draw:line>
          <draw:line draw:style-name="gr82" draw:text-style-name="P27" draw:layer="layout" svg:x1="21.727cm" svg:y1="27.67cm" svg:x2="22.361cm" svg:y2="27.669cm">
            <text:p/>
          </draw:line>
          <draw:line draw:style-name="gr81" draw:text-style-name="P27" draw:layer="layout" svg:x1="22.044cm" svg:y1="27.987cm" svg:x2="22.361cm" svg:y2="27.986cm">
            <text:p/>
          </draw:line>
          <draw:custom-shape draw:style-name="gr158" draw:text-style-name="P29" draw:layer="layout" svg:width="3.176cm" svg:height="1.27cm" svg:x="21.726cm" svg:y="27.034cm">
            <text:p text:style-name="P28"><text:span text:style-name="T13">MUX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range-x-minimum="0" draw:handle-range-x-maximum="10800" draw:handle-position="$0 bottom" draw:handle-position-x="$0" draw:handle-position-y="bottom"/>
            </draw:enhanced-geometry>
          </draw:custom-shape>
          <draw:line draw:style-name="gr159" draw:text-style-name="P27" draw:layer="layout" svg:x1="24.584cm" svg:y1="26.717cm" svg:x2="24.584cm" svg:y2="27.034cm">
            <text:p/>
          </draw:line>
          <draw:line draw:style-name="gr159" draw:text-style-name="P27" draw:layer="layout" svg:x1="24.266cm" svg:y1="26.717cm" svg:x2="24.266cm" svg:y2="27.034cm">
            <text:p/>
          </draw:line>
          <draw:line draw:style-name="gr159" draw:text-style-name="P27" draw:layer="layout" svg:x1="23.949cm" svg:y1="26.717cm" svg:x2="23.949cm" svg:y2="27.034cm">
            <text:p/>
          </draw:line>
          <draw:line draw:style-name="gr160" draw:text-style-name="P27" draw:layer="layout" svg:x1="21.41cm" svg:y1="27.351cm" svg:x2="21.409cm" svg:y2="28.622cm">
            <text:p/>
          </draw:line>
          <draw:line draw:style-name="gr161" draw:text-style-name="P27" draw:layer="layout" svg:x1="21.727cm" svg:y1="27.671cm" svg:x2="21.727cm" svg:y2="28.94cm">
            <text:p/>
          </draw:line>
          <draw:line draw:style-name="gr162" draw:text-style-name="P27" draw:layer="layout" svg:x1="22.045cm" svg:y1="27.988cm" svg:x2="22.044cm" svg:y2="29.257cm">
            <text:p/>
          </draw:line>
        </draw:g>
        <draw:g draw:style-name="gr1">
          <draw:line draw:style-name="gr83" draw:text-style-name="P27" draw:layer="layout" svg:x1="25.219cm" svg:y1="27.351cm" svg:x2="25.854cm" svg:y2="27.349cm">
            <text:p/>
          </draw:line>
          <draw:line draw:style-name="gr82" draw:text-style-name="P27" draw:layer="layout" svg:x1="25.537cm" svg:y1="27.67cm" svg:x2="26.171cm" svg:y2="27.669cm">
            <text:p/>
          </draw:line>
          <draw:line draw:style-name="gr81" draw:text-style-name="P27" draw:layer="layout" svg:x1="25.854cm" svg:y1="27.987cm" svg:x2="26.171cm" svg:y2="27.986cm">
            <text:p/>
          </draw:line>
          <draw:custom-shape draw:style-name="gr158" draw:text-style-name="P29" draw:layer="layout" svg:width="3.176cm" svg:height="1.27cm" svg:x="25.536cm" svg:y="27.034cm">
            <text:p text:style-name="P28"><text:span text:style-name="T13">MUX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range-x-minimum="0" draw:handle-range-x-maximum="10800" draw:handle-position="$0 bottom" draw:handle-position-x="$0" draw:handle-position-y="bottom"/>
            </draw:enhanced-geometry>
          </draw:custom-shape>
          <draw:line draw:style-name="gr159" draw:text-style-name="P27" draw:layer="layout" svg:x1="28.394cm" svg:y1="26.717cm" svg:x2="28.394cm" svg:y2="27.034cm">
            <text:p/>
          </draw:line>
          <draw:line draw:style-name="gr159" draw:text-style-name="P27" draw:layer="layout" svg:x1="28.076cm" svg:y1="26.717cm" svg:x2="28.076cm" svg:y2="27.034cm">
            <text:p/>
          </draw:line>
          <draw:line draw:style-name="gr159" draw:text-style-name="P27" draw:layer="layout" svg:x1="27.759cm" svg:y1="26.717cm" svg:x2="27.759cm" svg:y2="27.034cm">
            <text:p/>
          </draw:line>
          <draw:line draw:style-name="gr160" draw:text-style-name="P27" draw:layer="layout" svg:x1="25.22cm" svg:y1="27.351cm" svg:x2="25.219cm" svg:y2="28.622cm">
            <text:p/>
          </draw:line>
          <draw:line draw:style-name="gr161" draw:text-style-name="P27" draw:layer="layout" svg:x1="25.537cm" svg:y1="27.671cm" svg:x2="25.537cm" svg:y2="28.94cm">
            <text:p/>
          </draw:line>
          <draw:line draw:style-name="gr162" draw:text-style-name="P27" draw:layer="layout" svg:x1="25.855cm" svg:y1="27.988cm" svg:x2="25.854cm" svg:y2="29.257cm">
            <text:p/>
          </draw:line>
        </draw:g>
        <draw:g draw:style-name="gr1">
          <draw:line draw:style-name="gr83" draw:text-style-name="P27" draw:layer="layout" svg:x1="29.029cm" svg:y1="27.351cm" svg:x2="29.664cm" svg:y2="27.349cm">
            <text:p/>
          </draw:line>
          <draw:line draw:style-name="gr82" draw:text-style-name="P27" draw:layer="layout" svg:x1="29.347cm" svg:y1="27.67cm" svg:x2="29.981cm" svg:y2="27.669cm">
            <text:p/>
          </draw:line>
          <draw:line draw:style-name="gr81" draw:text-style-name="P27" draw:layer="layout" svg:x1="29.664cm" svg:y1="27.987cm" svg:x2="29.981cm" svg:y2="27.986cm">
            <text:p/>
          </draw:line>
          <draw:custom-shape draw:style-name="gr158" draw:text-style-name="P29" draw:layer="layout" svg:width="3.176cm" svg:height="1.27cm" svg:x="29.346cm" svg:y="27.034cm">
            <text:p text:style-name="P28"><text:span text:style-name="T13">MUX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range-x-minimum="0" draw:handle-range-x-maximum="10800" draw:handle-position="$0 bottom" draw:handle-position-x="$0" draw:handle-position-y="bottom"/>
            </draw:enhanced-geometry>
          </draw:custom-shape>
          <draw:line draw:style-name="gr159" draw:text-style-name="P27" draw:layer="layout" svg:x1="32.204cm" svg:y1="26.717cm" svg:x2="32.204cm" svg:y2="27.034cm">
            <text:p/>
          </draw:line>
          <draw:line draw:style-name="gr159" draw:text-style-name="P27" draw:layer="layout" svg:x1="31.886cm" svg:y1="26.717cm" svg:x2="31.886cm" svg:y2="27.034cm">
            <text:p/>
          </draw:line>
          <draw:line draw:style-name="gr159" draw:text-style-name="P27" draw:layer="layout" svg:x1="31.569cm" svg:y1="26.717cm" svg:x2="31.569cm" svg:y2="27.034cm">
            <text:p/>
          </draw:line>
          <draw:line draw:style-name="gr160" draw:text-style-name="P27" draw:layer="layout" svg:x1="29.03cm" svg:y1="27.351cm" svg:x2="29.029cm" svg:y2="28.622cm">
            <text:p/>
          </draw:line>
          <draw:line draw:style-name="gr161" draw:text-style-name="P27" draw:layer="layout" svg:x1="29.347cm" svg:y1="27.671cm" svg:x2="29.347cm" svg:y2="28.94cm">
            <text:p/>
          </draw:line>
          <draw:line draw:style-name="gr162" draw:text-style-name="P27" draw:layer="layout" svg:x1="29.665cm" svg:y1="27.988cm" svg:x2="29.664cm" svg:y2="29.257cm">
            <text:p/>
          </draw:line>
        </draw:g>
        <draw:g draw:style-name="gr1">
          <draw:line draw:style-name="gr83" draw:text-style-name="P27" draw:layer="layout" svg:x1="32.839cm" svg:y1="27.351cm" svg:x2="33.474cm" svg:y2="27.349cm">
            <text:p/>
          </draw:line>
          <draw:line draw:style-name="gr82" draw:text-style-name="P27" draw:layer="layout" svg:x1="33.157cm" svg:y1="27.67cm" svg:x2="33.791cm" svg:y2="27.669cm">
            <text:p/>
          </draw:line>
          <draw:line draw:style-name="gr81" draw:text-style-name="P27" draw:layer="layout" svg:x1="33.474cm" svg:y1="27.987cm" svg:x2="33.791cm" svg:y2="27.986cm">
            <text:p/>
          </draw:line>
          <draw:custom-shape draw:style-name="gr158" draw:text-style-name="P29" draw:layer="layout" svg:width="3.176cm" svg:height="1.27cm" svg:x="33.156cm" svg:y="27.034cm">
            <text:p text:style-name="P28"><text:span text:style-name="T13">MUX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range-x-minimum="0" draw:handle-range-x-maximum="10800" draw:handle-position="$0 bottom" draw:handle-position-x="$0" draw:handle-position-y="bottom"/>
            </draw:enhanced-geometry>
          </draw:custom-shape>
          <draw:line draw:style-name="gr159" draw:text-style-name="P27" draw:layer="layout" svg:x1="36.014cm" svg:y1="26.717cm" svg:x2="36.014cm" svg:y2="27.034cm">
            <text:p/>
          </draw:line>
          <draw:line draw:style-name="gr159" draw:text-style-name="P27" draw:layer="layout" svg:x1="35.696cm" svg:y1="26.717cm" svg:x2="35.696cm" svg:y2="27.034cm">
            <text:p/>
          </draw:line>
          <draw:line draw:style-name="gr159" draw:text-style-name="P27" draw:layer="layout" svg:x1="35.379cm" svg:y1="26.717cm" svg:x2="35.379cm" svg:y2="27.034cm">
            <text:p/>
          </draw:line>
          <draw:line draw:style-name="gr160" draw:text-style-name="P27" draw:layer="layout" svg:x1="32.84cm" svg:y1="27.351cm" svg:x2="32.839cm" svg:y2="28.622cm">
            <text:p/>
          </draw:line>
          <draw:line draw:style-name="gr161" draw:text-style-name="P27" draw:layer="layout" svg:x1="33.157cm" svg:y1="27.671cm" svg:x2="33.157cm" svg:y2="28.94cm">
            <text:p/>
          </draw:line>
          <draw:line draw:style-name="gr162" draw:text-style-name="P27" draw:layer="layout" svg:x1="33.475cm" svg:y1="27.988cm" svg:x2="33.474cm" svg:y2="29.257cm">
            <text:p/>
          </draw:line>
        </draw:g>
        <draw:g draw:style-name="gr1">
          <draw:line draw:style-name="gr83" draw:text-style-name="P27" draw:layer="layout" svg:x1="36.649cm" svg:y1="27.351cm" svg:x2="37.284cm" svg:y2="27.349cm">
            <text:p/>
          </draw:line>
          <draw:line draw:style-name="gr82" draw:text-style-name="P27" draw:layer="layout" svg:x1="36.967cm" svg:y1="27.67cm" svg:x2="37.601cm" svg:y2="27.669cm">
            <text:p/>
          </draw:line>
          <draw:line draw:style-name="gr81" draw:text-style-name="P27" draw:layer="layout" svg:x1="37.284cm" svg:y1="27.987cm" svg:x2="37.601cm" svg:y2="27.986cm">
            <text:p/>
          </draw:line>
          <draw:custom-shape draw:style-name="gr158" draw:text-style-name="P29" draw:layer="layout" svg:width="3.176cm" svg:height="1.27cm" svg:x="36.966cm" svg:y="27.034cm">
            <text:p text:style-name="P28"><text:span text:style-name="T13">MUX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range-x-minimum="0" draw:handle-range-x-maximum="10800" draw:handle-position="$0 bottom" draw:handle-position-x="$0" draw:handle-position-y="bottom"/>
            </draw:enhanced-geometry>
          </draw:custom-shape>
          <draw:line draw:style-name="gr159" draw:text-style-name="P27" draw:layer="layout" svg:x1="39.824cm" svg:y1="26.717cm" svg:x2="39.824cm" svg:y2="27.034cm">
            <text:p/>
          </draw:line>
          <draw:line draw:style-name="gr159" draw:text-style-name="P27" draw:layer="layout" svg:x1="39.506cm" svg:y1="26.717cm" svg:x2="39.506cm" svg:y2="27.034cm">
            <text:p/>
          </draw:line>
          <draw:line draw:style-name="gr159" draw:text-style-name="P27" draw:layer="layout" svg:x1="39.189cm" svg:y1="26.717cm" svg:x2="39.189cm" svg:y2="27.034cm">
            <text:p/>
          </draw:line>
          <draw:line draw:style-name="gr160" draw:text-style-name="P27" draw:layer="layout" svg:x1="36.65cm" svg:y1="27.351cm" svg:x2="36.649cm" svg:y2="28.622cm">
            <text:p/>
          </draw:line>
          <draw:line draw:style-name="gr161" draw:text-style-name="P27" draw:layer="layout" svg:x1="36.967cm" svg:y1="27.671cm" svg:x2="36.967cm" svg:y2="28.94cm">
            <text:p/>
          </draw:line>
          <draw:line draw:style-name="gr162" draw:text-style-name="P27" draw:layer="layout" svg:x1="37.285cm" svg:y1="27.988cm" svg:x2="37.284cm" svg:y2="29.257cm">
            <text:p/>
          </draw:line>
        </draw:g>
        <draw:g draw:style-name="gr1">
          <draw:line draw:style-name="gr83" draw:text-style-name="P27" draw:layer="layout" svg:x1="40.459cm" svg:y1="27.351cm" svg:x2="41.094cm" svg:y2="27.349cm">
            <text:p/>
          </draw:line>
          <draw:line draw:style-name="gr82" draw:text-style-name="P27" draw:layer="layout" svg:x1="40.777cm" svg:y1="27.67cm" svg:x2="41.411cm" svg:y2="27.669cm">
            <text:p/>
          </draw:line>
          <draw:line draw:style-name="gr81" draw:text-style-name="P27" draw:layer="layout" svg:x1="41.094cm" svg:y1="27.987cm" svg:x2="41.411cm" svg:y2="27.986cm">
            <text:p/>
          </draw:line>
          <draw:custom-shape draw:style-name="gr158" draw:text-style-name="P29" draw:layer="layout" svg:width="3.176cm" svg:height="1.27cm" svg:x="40.776cm" svg:y="27.034cm">
            <text:p text:style-name="P28"><text:span text:style-name="T13">MUX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range-x-minimum="0" draw:handle-range-x-maximum="10800" draw:handle-position="$0 bottom" draw:handle-position-x="$0" draw:handle-position-y="bottom"/>
            </draw:enhanced-geometry>
          </draw:custom-shape>
          <draw:line draw:style-name="gr159" draw:text-style-name="P27" draw:layer="layout" svg:x1="43.634cm" svg:y1="26.717cm" svg:x2="43.634cm" svg:y2="27.034cm">
            <text:p/>
          </draw:line>
          <draw:line draw:style-name="gr159" draw:text-style-name="P27" draw:layer="layout" svg:x1="43.316cm" svg:y1="26.717cm" svg:x2="43.316cm" svg:y2="27.034cm">
            <text:p/>
          </draw:line>
          <draw:line draw:style-name="gr159" draw:text-style-name="P27" draw:layer="layout" svg:x1="42.999cm" svg:y1="26.717cm" svg:x2="42.999cm" svg:y2="27.034cm">
            <text:p/>
          </draw:line>
          <draw:line draw:style-name="gr160" draw:text-style-name="P27" draw:layer="layout" svg:x1="40.46cm" svg:y1="27.351cm" svg:x2="40.459cm" svg:y2="28.622cm">
            <text:p/>
          </draw:line>
          <draw:line draw:style-name="gr161" draw:text-style-name="P27" draw:layer="layout" svg:x1="40.777cm" svg:y1="27.671cm" svg:x2="40.777cm" svg:y2="28.94cm">
            <text:p/>
          </draw:line>
          <draw:line draw:style-name="gr162" draw:text-style-name="P27" draw:layer="layout" svg:x1="41.095cm" svg:y1="27.988cm" svg:x2="41.094cm" svg:y2="29.257cm">
            <text:p/>
          </draw:line>
        </draw:g>
        <draw:g draw:style-name="gr1">
          <draw:line draw:style-name="gr83" draw:text-style-name="P27" draw:layer="layout" svg:x1="44.269cm" svg:y1="27.351cm" svg:x2="44.904cm" svg:y2="27.349cm">
            <text:p/>
          </draw:line>
          <draw:line draw:style-name="gr82" draw:text-style-name="P27" draw:layer="layout" svg:x1="44.587cm" svg:y1="27.67cm" svg:x2="45.221cm" svg:y2="27.669cm">
            <text:p/>
          </draw:line>
          <draw:line draw:style-name="gr81" draw:text-style-name="P27" draw:layer="layout" svg:x1="44.904cm" svg:y1="27.987cm" svg:x2="45.221cm" svg:y2="27.986cm">
            <text:p/>
          </draw:line>
          <draw:custom-shape draw:style-name="gr158" draw:text-style-name="P29" draw:layer="layout" svg:width="3.176cm" svg:height="1.27cm" svg:x="44.586cm" svg:y="27.034cm">
            <text:p text:style-name="P28"><text:span text:style-name="T13">MUX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range-x-minimum="0" draw:handle-range-x-maximum="10800" draw:handle-position="$0 bottom" draw:handle-position-x="$0" draw:handle-position-y="bottom"/>
            </draw:enhanced-geometry>
          </draw:custom-shape>
          <draw:line draw:style-name="gr159" draw:text-style-name="P27" draw:layer="layout" svg:x1="47.444cm" svg:y1="26.717cm" svg:x2="47.444cm" svg:y2="27.034cm">
            <text:p/>
          </draw:line>
          <draw:line draw:style-name="gr159" draw:text-style-name="P27" draw:layer="layout" svg:x1="47.126cm" svg:y1="26.717cm" svg:x2="47.126cm" svg:y2="27.034cm">
            <text:p/>
          </draw:line>
          <draw:line draw:style-name="gr159" draw:text-style-name="P27" draw:layer="layout" svg:x1="46.809cm" svg:y1="26.717cm" svg:x2="46.809cm" svg:y2="27.034cm">
            <text:p/>
          </draw:line>
          <draw:line draw:style-name="gr160" draw:text-style-name="P27" draw:layer="layout" svg:x1="44.27cm" svg:y1="27.351cm" svg:x2="44.269cm" svg:y2="28.622cm">
            <text:p/>
          </draw:line>
          <draw:line draw:style-name="gr161" draw:text-style-name="P27" draw:layer="layout" svg:x1="44.587cm" svg:y1="27.671cm" svg:x2="44.587cm" svg:y2="28.94cm">
            <text:p/>
          </draw:line>
          <draw:line draw:style-name="gr162" draw:text-style-name="P27" draw:layer="layout" svg:x1="44.905cm" svg:y1="27.988cm" svg:x2="44.904cm" svg:y2="29.257cm">
            <text:p/>
          </draw:line>
        </draw:g>
        <draw:custom-shape draw:style-name="gr163" draw:text-style-name="P11" draw:layer="layout" svg:width="1.588cm" svg:height="1.27cm" svg:x="1.952cm" svg:y="28.305cm">
          <text:p text:style-name="P10"><text:span text:style-name="T4">S1</text:span></text:p>
          <draw:enhanced-geometry svg:viewBox="0 0 21600 21600" draw:type="rectangle" draw:enhanced-path="M 0 0 L 21600 0 21600 21600 0 21600 0 0 Z N"/>
        </draw:custom-shape>
        <draw:custom-shape draw:style-name="gr163" draw:text-style-name="P11" draw:layer="layout" svg:width="1.588cm" svg:height="1.27cm" svg:x="1.952cm" svg:y="26.717cm">
          <text:p text:style-name="P10"><text:span text:style-name="T4">S0</text:span></text:p>
          <draw:enhanced-geometry svg:viewBox="0 0 21600 21600" draw:type="rectangle" draw:enhanced-path="M 0 0 L 21600 0 21600 21600 0 21600 0 0 Z N"/>
        </draw:custom-shape>
        <draw:custom-shape draw:style-name="gr163" draw:text-style-name="P11" draw:layer="layout" svg:width="1.588cm" svg:height="1.27cm" svg:x="1.952cm" svg:y="29.892cm">
          <text:p text:style-name="P10"><text:span text:style-name="T4">S2</text:span></text:p>
          <draw:enhanced-geometry svg:viewBox="0 0 21600 21600" draw:type="rectangle" draw:enhanced-path="M 0 0 L 21600 0 21600 21600 0 21600 0 0 Z N"/>
        </draw:custom-shape>
        <draw:line draw:style-name="gr80" draw:text-style-name="P1" draw:layer="layout" svg:x1="59.42cm" svg:y1="15.287cm" svg:x2="60.372cm" svg:y2="15.287cm">
          <text:p/>
        </draw:line>
        <draw:line draw:style-name="gr80" draw:text-style-name="P1" draw:layer="layout" svg:x1="59.42cm" svg:y1="15.605cm" svg:x2="60.372cm" svg:y2="15.605cm">
          <text:p/>
        </draw:line>
        <draw:line draw:style-name="gr81" draw:text-style-name="P1" draw:layer="layout" svg:x1="59.42cm" svg:y1="15.922cm" svg:x2="60.372cm" svg:y2="15.922cm">
          <text:p/>
        </draw:line>
        <draw:line draw:style-name="gr81" draw:text-style-name="P1" draw:layer="layout" svg:x1="59.42cm" svg:y1="16.24cm" svg:x2="60.372cm" svg:y2="16.24cm">
          <text:p/>
        </draw:line>
        <draw:line draw:style-name="gr82" draw:text-style-name="P1" draw:layer="layout" svg:x1="59.42cm" svg:y1="16.557cm" svg:x2="60.372cm" svg:y2="16.557cm">
          <text:p/>
        </draw:line>
        <draw:line draw:style-name="gr82" draw:text-style-name="P1" draw:layer="layout" svg:x1="59.42cm" svg:y1="16.875cm" svg:x2="60.372cm" svg:y2="16.875cm">
          <text:p/>
        </draw:line>
        <draw:line draw:style-name="gr83" draw:text-style-name="P1" draw:layer="layout" svg:x1="59.42cm" svg:y1="17.193cm" svg:x2="60.372cm" svg:y2="17.193cm">
          <text:p/>
        </draw:line>
        <draw:line draw:style-name="gr83" draw:text-style-name="P1" draw:layer="layout" svg:x1="59.42cm" svg:y1="17.51cm" svg:x2="60.372cm" svg:y2="17.51cm">
          <text:p/>
        </draw:line>
        <draw:line draw:style-name="gr80" draw:text-style-name="P1" draw:layer="layout" svg:x1="59.42cm" svg:y1="18.78cm" svg:x2="60.372cm" svg:y2="18.78cm">
          <text:p/>
        </draw:line>
        <draw:line draw:style-name="gr80" draw:text-style-name="P1" draw:layer="layout" svg:x1="59.42cm" svg:y1="19.098cm" svg:x2="60.372cm" svg:y2="19.098cm">
          <text:p/>
        </draw:line>
        <draw:line draw:style-name="gr81" draw:text-style-name="P1" draw:layer="layout" svg:x1="59.42cm" svg:y1="19.415cm" svg:x2="60.372cm" svg:y2="19.415cm">
          <text:p/>
        </draw:line>
        <draw:line draw:style-name="gr81" draw:text-style-name="P1" draw:layer="layout" svg:x1="59.42cm" svg:y1="19.733cm" svg:x2="60.372cm" svg:y2="19.733cm">
          <text:p/>
        </draw:line>
        <draw:line draw:style-name="gr82" draw:text-style-name="P1" draw:layer="layout" svg:x1="59.42cm" svg:y1="20.05cm" svg:x2="60.372cm" svg:y2="20.05cm">
          <text:p/>
        </draw:line>
        <draw:line draw:style-name="gr82" draw:text-style-name="P1" draw:layer="layout" svg:x1="59.42cm" svg:y1="20.368cm" svg:x2="60.372cm" svg:y2="20.368cm">
          <text:p/>
        </draw:line>
        <draw:line draw:style-name="gr83" draw:text-style-name="P1" draw:layer="layout" svg:x1="59.42cm" svg:y1="20.686cm" svg:x2="60.372cm" svg:y2="20.686cm">
          <text:p/>
        </draw:line>
        <draw:line draw:style-name="gr83" draw:text-style-name="P1" draw:layer="layout" svg:x1="63.23cm" svg:y1="22.272cm" svg:x2="63.23cm" svg:y2="21.637cm">
          <text:p/>
        </draw:line>
        <draw:line draw:style-name="gr80" draw:text-style-name="P1" draw:layer="layout" svg:x1="65.452cm" svg:y1="15.922cm" svg:x2="66.404cm" svg:y2="15.922cm">
          <text:p/>
        </draw:line>
        <draw:line draw:style-name="gr80" draw:text-style-name="P1" draw:layer="layout" svg:x1="65.452cm" svg:y1="16.557cm" svg:x2="66.404cm" svg:y2="16.557cm">
          <text:p/>
        </draw:line>
        <draw:line draw:style-name="gr81" draw:text-style-name="P1" draw:layer="layout" svg:x1="65.453cm" svg:y1="17.192cm" svg:x2="66.405cm" svg:y2="17.192cm">
          <text:p/>
        </draw:line>
        <draw:line draw:style-name="gr81" draw:text-style-name="P1" draw:layer="layout" svg:x1="65.452cm" svg:y1="17.827cm" svg:x2="66.404cm" svg:y2="17.827cm">
          <text:p/>
        </draw:line>
        <draw:line draw:style-name="gr82" draw:text-style-name="P1" draw:layer="layout" svg:x1="65.452cm" svg:y1="18.462cm" svg:x2="66.404cm" svg:y2="18.462cm">
          <text:p/>
        </draw:line>
        <draw:line draw:style-name="gr82" draw:text-style-name="P1" draw:layer="layout" svg:x1="65.452cm" svg:y1="19.097cm" svg:x2="66.404cm" svg:y2="19.097cm">
          <text:p/>
        </draw:line>
        <draw:line draw:style-name="gr83" draw:text-style-name="P1" draw:layer="layout" svg:x1="65.452cm" svg:y1="20.367cm" svg:x2="66.404cm" svg:y2="20.367cm">
          <text:p/>
        </draw:line>
        <draw:line draw:style-name="gr83" draw:text-style-name="P1" draw:layer="layout" svg:x1="65.452cm" svg:y1="19.732cm" svg:x2="66.404cm" svg:y2="19.732cm">
          <text:p/>
        </draw:line>
        <draw:line draw:style-name="gr83" draw:text-style-name="P1" draw:layer="layout" svg:x1="59.42cm" svg:y1="21.002cm" svg:x2="60.372cm" svg:y2="21.002cm">
          <text:p/>
        </draw:line>
        <draw:line draw:style-name="gr82" draw:text-style-name="P1" draw:layer="layout" svg:x1="62.912cm" svg:y1="22.272cm" svg:x2="62.912cm" svg:y2="21.637cm">
          <text:p/>
        </draw:line>
        <draw:line draw:style-name="gr81" draw:text-style-name="P1" draw:layer="layout" svg:x1="62.595cm" svg:y1="22.272cm" svg:x2="62.595cm" svg:y2="21.637cm">
          <text:p/>
        </draw:line>
        <draw:custom-shape draw:style-name="gr164" draw:text-style-name="P31" draw:layer="layout" svg:width="5.08cm" svg:height="6.985cm" svg:x="60.372cm" svg:y="14.652cm">
          <text:p text:style-name="P30"><text:span text:style-name="T14">ALU</text:span></text:p>
          <draw:enhanced-geometry svg:viewBox="0 0 21600 21600" draw:type="rectangle" draw:enhanced-path="M 0 0 L 21600 0 21600 21600 0 21600 0 0 Z N"/>
        </draw:custom-shape>
        <draw:custom-shape draw:style-name="gr165" draw:text-style-name="P33" draw:layer="layout" svg:width="1.905cm" svg:height="0.635cm" svg:x="61.96cm" svg:y="21.001cm">
          <text:p text:style-name="P32"><text:span text:style-name="T15">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33" draw:layer="layout" svg:width="0.635cm" svg:height="2.857cm" svg:x="60.372cm" svg:y="14.97cm">
          <text:p text:style-name="P32"><text:span text:style-name="T15">I</text:span></text:p>
          <text:p text:style-name="P32"><text:span text:style-name="T15">N</text:span></text:p>
          <text:p text:style-name="P32"><text:span text:style-name="T15">P</text:span></text:p>
          <text:p text:style-name="P32"><text:span text:style-name="T15">U</text:span></text:p>
          <text:p text:style-name="P32"><text:span text:style-name="T15">T</text:span></text:p>
          <text:p text:style-name="P32"><text:span text:style-name="T15"/></text:p>
          <text:p text:style-name="P32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67" draw:text-style-name="P33" draw:layer="layout" svg:width="0.635cm" svg:height="2.858cm" svg:x="60.372cm" svg:y="18.462cm">
          <text:p text:style-name="P32"><text:span text:style-name="T15">I</text:span></text:p>
          <text:p text:style-name="P32"><text:span text:style-name="T15">N</text:span></text:p>
          <text:p text:style-name="P32"><text:span text:style-name="T15">P</text:span></text:p>
          <text:p text:style-name="P32"><text:span text:style-name="T15">U</text:span></text:p>
          <text:p text:style-name="P32"><text:span text:style-name="T15">T</text:span></text:p>
          <text:p text:style-name="P32"><text:span text:style-name="T15"/></text:p>
          <text:p text:style-name="P32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68" draw:text-style-name="P33" draw:layer="layout" svg:width="0.635cm" svg:height="5.08cm" svg:x="64.817cm" svg:y="15.605cm">
          <text:p text:style-name="P32"><text:span text:style-name="T15">O</text:span></text:p>
          <text:p text:style-name="P32"><text:span text:style-name="T15">U</text:span></text:p>
          <text:p text:style-name="P32"><text:span text:style-name="T15">T</text:span></text:p>
          <text:p text:style-name="P32"><text:span text:style-name="T15">P</text:span></text:p>
          <text:p text:style-name="P32"><text:span text:style-name="T15">U</text:span></text:p>
          <text:p text:style-name="P32"><text:span text:style-name="T15">T</text:span></text:p>
          <draw:enhanced-geometry svg:viewBox="0 0 21600 21600" draw:type="rectangle" draw:enhanced-path="M 0 0 L 21600 0 21600 21600 0 21600 0 0 Z N"/>
        </draw:custom-shape>
        <draw:line draw:style-name="gr142" draw:text-style-name="P1" draw:layer="layout" svg:x1="11.16cm" svg:y1="36.877cm" svg:x2="11.16cm" svg:y2="46.402cm">
          <text:p/>
        </draw:line>
        <draw:line draw:style-name="gr146" draw:text-style-name="P1" draw:layer="layout" svg:x1="14.017cm" svg:y1="43.862cm" svg:x2="11.16cm" svg:y2="43.862cm">
          <text:p/>
        </draw:line>
        <draw:line draw:style-name="gr140" draw:text-style-name="P1" draw:layer="layout" svg:x1="11.16cm" svg:y1="43.862cm" svg:x2="14.018cm" svg:y2="43.862cm">
          <text:p/>
        </draw:line>
        <draw:line draw:style-name="gr169" draw:text-style-name="P1" draw:layer="layout" svg:x1="14.017cm" svg:y1="46.402cm" svg:x2="11.16cm" svg:y2="46.402cm">
          <text:p/>
        </draw:line>
        <draw:line draw:style-name="gr140" draw:text-style-name="P1" draw:layer="layout" svg:x1="11.16cm" svg:y1="46.402cm" svg:x2="14.018cm" svg:y2="46.402cm">
          <text:p/>
        </draw:line>
        <draw:line draw:style-name="gr142" draw:text-style-name="P1" draw:layer="layout" svg:x1="12.747cm" svg:y1="36.877cm" svg:x2="12.747cm" svg:y2="45.45cm">
          <text:p/>
        </draw:line>
        <draw:line draw:style-name="gr144" draw:text-style-name="P1" draw:layer="layout" svg:x1="14.017cm" svg:y1="39.735cm" svg:x2="12.747cm" svg:y2="39.735cm">
          <text:p/>
        </draw:line>
        <draw:line draw:style-name="gr140" draw:text-style-name="P1" draw:layer="layout" svg:x1="12.747cm" svg:y1="39.735cm" svg:x2="14.017cm" svg:y2="39.735cm">
          <text:p/>
        </draw:line>
        <draw:line draw:style-name="gr145" draw:text-style-name="P1" draw:layer="layout" svg:x1="14.017cm" svg:y1="41.322cm" svg:x2="12.747cm" svg:y2="41.322cm">
          <text:p/>
        </draw:line>
        <draw:line draw:style-name="gr140" draw:text-style-name="P1" draw:layer="layout" svg:x1="12.747cm" svg:y1="41.322cm" svg:x2="14.017cm" svg:y2="41.322cm">
          <text:p/>
        </draw:line>
        <draw:line draw:style-name="gr146" draw:text-style-name="P1" draw:layer="layout" svg:x1="14.017cm" svg:y1="42.91cm" svg:x2="12.747cm" svg:y2="42.91cm">
          <text:p/>
        </draw:line>
        <draw:line draw:style-name="gr140" draw:text-style-name="P1" draw:layer="layout" svg:x1="12.747cm" svg:y1="42.91cm" svg:x2="14.017cm" svg:y2="42.91cm">
          <text:p/>
        </draw:line>
        <draw:line draw:style-name="gr169" draw:text-style-name="P1" draw:layer="layout" svg:x1="14.017cm" svg:y1="45.45cm" svg:x2="12.747cm" svg:y2="45.45cm">
          <text:p/>
        </draw:line>
        <draw:line draw:style-name="gr140" draw:text-style-name="P1" draw:layer="layout" svg:x1="12.747cm" svg:y1="45.45cm" svg:x2="14.017cm" svg:y2="45.45cm">
          <text:p/>
        </draw:line>
        <draw:line draw:style-name="gr137" draw:text-style-name="P1" draw:layer="layout" svg:x1="12.747cm" svg:y1="45.45cm" svg:x2="12.747cm" svg:y2="36.877cm">
          <text:p/>
        </draw:line>
        <draw:custom-shape draw:style-name="gr170" draw:text-style-name="P35" draw:layer="layout" svg:width="1.27cm" svg:height="1.27cm" svg:x="12.112cm" svg:y="35.607cm">
          <text:p text:style-name="P34"><text:span text:style-name="T16">I1</text:span></text:p>
          <draw:enhanced-geometry svg:viewBox="0 0 21600 21600" draw:type="rectangle" draw:enhanced-path="M 0 0 L 21600 0 21600 21600 0 21600 0 0 Z N"/>
        </draw:custom-shape>
        <draw:line draw:style-name="gr137" draw:text-style-name="P1" draw:layer="layout" svg:x1="11.16cm" svg:y1="46.402cm" svg:x2="11.16cm" svg:y2="36.877cm">
          <text:p/>
        </draw:line>
        <draw:custom-shape draw:style-name="gr170" draw:text-style-name="P35" draw:layer="layout" svg:width="1.27cm" svg:height="1.27cm" svg:x="10.525cm" svg:y="35.607cm">
          <text:p text:style-name="P34"><text:span text:style-name="T16">I2</text:span></text:p>
          <draw:enhanced-geometry svg:viewBox="0 0 21600 21600" draw:type="rectangle" draw:enhanced-path="M 0 0 L 21600 0 21600 21600 0 21600 0 0 Z N"/>
        </draw:custom-shape>
        <draw:line draw:style-name="gr83" draw:text-style-name="P27" draw:layer="layout" svg:x1="22.907cm" svg:y1="39.417cm" svg:x2="22.907cm" svg:y2="37.83cm">
          <text:p/>
        </draw:line>
        <draw:line draw:style-name="gr82" draw:text-style-name="P27" draw:layer="layout" svg:x1="23.225cm" svg:y1="39.735cm" svg:x2="23.225cm" svg:y2="37.195cm">
          <text:p/>
        </draw:line>
        <draw:line draw:style-name="gr81" draw:text-style-name="P27" draw:layer="layout" svg:x1="23.542cm" svg:y1="39.735cm" svg:x2="23.542cm" svg:y2="37.83cm">
          <text:p/>
        </draw:line>
        <draw:line draw:style-name="gr144" draw:text-style-name="P1" draw:layer="layout" svg:x1="19.097cm" svg:y1="39.735cm" svg:x2="16.557cm" svg:y2="39.735cm">
          <text:p/>
        </draw:line>
        <draw:line draw:style-name="gr137" draw:text-style-name="P1" draw:layer="layout" svg:x1="16.557cm" svg:y1="39.735cm" svg:x2="19.097cm" svg:y2="39.735cm">
          <text:p/>
        </draw:line>
        <draw:line draw:style-name="gr145" draw:text-style-name="P1" draw:layer="layout" svg:x1="18.145cm" svg:y1="41.322cm" svg:x2="16.557cm" svg:y2="41.322cm">
          <text:p/>
        </draw:line>
        <draw:line draw:style-name="gr137" draw:text-style-name="P1" draw:layer="layout" svg:x1="16.557cm" svg:y1="41.322cm" svg:x2="18.145cm" svg:y2="41.322cm">
          <text:p/>
        </draw:line>
        <draw:line draw:style-name="gr146" draw:text-style-name="P1" draw:layer="layout" svg:x1="17.192cm" svg:y1="43.227cm" svg:x2="16.557cm" svg:y2="43.227cm">
          <text:p/>
        </draw:line>
        <draw:line draw:style-name="gr137" draw:text-style-name="P1" draw:layer="layout" svg:x1="16.557cm" svg:y1="43.227cm" svg:x2="17.192cm" svg:y2="43.227cm">
          <text:p/>
        </draw:line>
        <draw:line draw:style-name="gr169" draw:text-style-name="P1" draw:layer="layout" svg:x1="22.272cm" svg:y1="46.402cm" svg:x2="16.557cm" svg:y2="46.402cm">
          <text:p/>
        </draw:line>
        <draw:line draw:style-name="gr137" draw:text-style-name="P1" draw:layer="layout" svg:x1="16.557cm" svg:y1="46.402cm" svg:x2="22.272cm" svg:y2="46.402cm">
          <text:p/>
        </draw:line>
        <draw:line draw:style-name="gr143" draw:text-style-name="P1" draw:layer="layout" svg:x1="20.05cm" svg:y1="38.147cm" svg:x2="16.557cm" svg:y2="38.147cm">
          <text:p/>
        </draw:line>
        <draw:line draw:style-name="gr137" draw:text-style-name="P1" draw:layer="layout" svg:x1="16.557cm" svg:y1="38.147cm" svg:x2="20.05cm" svg:y2="38.147cm">
          <text:p/>
        </draw:line>
        <draw:custom-shape draw:style-name="gr171" draw:text-style-name="P38" draw:layer="layout" svg:width="2.54cm" svg:height="2.222cm" svg:x="14.017cm" svg:y="44.815cm">
          <text:p text:style-name="P36"><text:span text:style-name="T17">ADD</text:span></text:p>
          <text:p text:style-name="P37"><text:span text:style-name="T18">(111)</text:span></text:p>
          <draw:enhanced-geometry svg:viewBox="0 0 21600 21600" draw:type="rectangle" draw:enhanced-path="M 0 0 L 21600 0 21600 21600 0 21600 0 0 Z N"/>
        </draw:custom-shape>
        <draw:custom-shape draw:style-name="gr172" draw:text-style-name="P41" draw:layer="layout" svg:width="2.54cm" svg:height="2.222cm" svg:x="14.017cm" svg:y="42.275cm">
          <text:p text:style-name="P39"><text:span text:style-name="T19">SUBS</text:span></text:p>
          <text:p text:style-name="P40"><text:span text:style-name="T20">(110)</text:span></text:p>
          <draw:enhanced-geometry svg:viewBox="0 0 21600 21600" draw:type="rectangle" draw:enhanced-path="M 0 0 L 21600 0 21600 21600 0 21600 0 0 Z N"/>
        </draw:custom-shape>
        <draw:custom-shape draw:style-name="gr173" draw:text-style-name="P44" draw:layer="layout" svg:width="2.54cm" svg:height="1.269cm" svg:x="14.017cm" svg:y="40.688cm">
          <text:p text:style-name="P42"><text:span text:style-name="T21">DECR</text:span></text:p>
          <text:p text:style-name="P43"><text:span text:style-name="T22">(101)</text:span></text:p>
          <draw:enhanced-geometry svg:viewBox="0 0 21600 21600" draw:type="rectangle" draw:enhanced-path="M 0 0 L 21600 0 21600 21600 0 21600 0 0 Z N"/>
        </draw:custom-shape>
        <draw:custom-shape draw:style-name="gr174" draw:text-style-name="P46" draw:layer="layout" svg:width="2.54cm" svg:height="1.27cm" svg:x="14.016cm" svg:y="37.512cm">
          <text:p text:style-name="P45"><text:span text:style-name="T23">ZERO</text:span></text:p>
          <text:p text:style-name="P45"><text:span text:style-name="T23">(011)</text:span></text:p>
          <draw:enhanced-geometry svg:viewBox="0 0 21600 21600" draw:type="rectangle" draw:enhanced-path="M 0 0 L 21600 0 21600 21600 0 21600 0 0 Z N"/>
        </draw:custom-shape>
        <draw:custom-shape draw:style-name="gr175" draw:text-style-name="P48" draw:layer="layout" svg:width="2.54cm" svg:height="1.27cm" svg:x="14.017cm" svg:y="39.1cm">
          <text:p text:style-name="P47"><text:span text:style-name="T24">INCR</text:span></text:p>
          <text:p text:style-name="P47"><text:span text:style-name="T24">(100)</text:span></text:p>
          <draw:enhanced-geometry svg:viewBox="0 0 21600 21600" draw:type="rectangle" draw:enhanced-path="M 0 0 L 21600 0 21600 21600 0 21600 0 0 Z N"/>
        </draw:custom-shape>
        <draw:line draw:style-name="gr146" draw:text-style-name="P1" draw:layer="layout" svg:x1="17.192cm" svg:y1="45.451cm" svg:x2="22.272cm" svg:y2="45.45cm">
          <text:p/>
        </draw:line>
        <draw:line draw:style-name="gr137" draw:text-style-name="P1" draw:layer="layout" svg:x1="22.272cm" svg:y1="45.45cm" svg:x2="17.192cm" svg:y2="45.451cm">
          <text:p/>
        </draw:line>
        <draw:line draw:style-name="gr137" draw:text-style-name="P1" draw:layer="layout" svg:x1="17.192cm" svg:y1="43.227cm" svg:x2="17.192cm" svg:y2="45.45cm">
          <text:p/>
        </draw:line>
        <draw:line draw:style-name="gr145" draw:text-style-name="P1" draw:layer="layout" svg:x1="22.272cm" svg:y1="44.497cm" svg:x2="18.145cm" svg:y2="44.497cm">
          <text:p/>
        </draw:line>
        <draw:line draw:style-name="gr137" draw:text-style-name="P1" draw:layer="layout" svg:x1="18.145cm" svg:y1="44.497cm" svg:x2="22.272cm" svg:y2="44.497cm">
          <text:p/>
        </draw:line>
        <draw:line draw:style-name="gr137" draw:text-style-name="P1" draw:layer="layout" svg:x1="18.145cm" svg:y1="44.497cm" svg:x2="18.145cm" svg:y2="41.322cm">
          <text:p/>
        </draw:line>
        <draw:line draw:style-name="gr144" draw:text-style-name="P1" draw:layer="layout" svg:x1="22.272cm" svg:y1="43.545cm" svg:x2="19.097cm" svg:y2="43.545cm">
          <text:p/>
        </draw:line>
        <draw:line draw:style-name="gr137" draw:text-style-name="P1" draw:layer="layout" svg:x1="19.097cm" svg:y1="43.545cm" svg:x2="22.272cm" svg:y2="43.545cm">
          <text:p/>
        </draw:line>
        <draw:line draw:style-name="gr137" draw:text-style-name="P1" draw:layer="layout" svg:x1="19.097cm" svg:y1="39.735cm" svg:x2="19.097cm" svg:y2="43.545cm">
          <text:p/>
        </draw:line>
        <draw:line draw:style-name="gr143" draw:text-style-name="P1" draw:layer="layout" svg:x1="22.272cm" svg:y1="42.592cm" svg:x2="20.05cm" svg:y2="42.592cm">
          <text:p/>
        </draw:line>
        <draw:line draw:style-name="gr137" draw:text-style-name="P1" draw:layer="layout" svg:x1="20.05cm" svg:y1="42.592cm" svg:x2="22.272cm" svg:y2="42.592cm">
          <text:p/>
        </draw:line>
        <draw:line draw:style-name="gr137" draw:text-style-name="P1" draw:layer="layout" svg:x1="20.05cm" svg:y1="38.147cm" svg:x2="20.05cm" svg:y2="42.592cm">
          <text:p/>
        </draw:line>
        <draw:line draw:style-name="gr142" draw:text-style-name="P1" draw:layer="layout" svg:x1="22.272cm" svg:y1="41.322cm" svg:x2="21.32cm" svg:y2="41.322cm">
          <text:p/>
        </draw:line>
        <draw:line draw:style-name="gr176" draw:text-style-name="P1" draw:layer="layout" svg:x1="21.32cm" svg:y1="41.322cm" svg:x2="22.272cm" svg:y2="41.322cm">
          <text:p/>
        </draw:line>
        <draw:line draw:style-name="gr142" draw:text-style-name="P1" draw:layer="layout" svg:x1="22.272cm" svg:y1="40.369cm" svg:x2="21.32cm" svg:y2="40.369cm">
          <text:p/>
        </draw:line>
        <draw:line draw:style-name="gr176" draw:text-style-name="P1" draw:layer="layout" svg:x1="21.32cm" svg:y1="40.369cm" svg:x2="22.272cm" svg:y2="40.369cm">
          <text:p/>
        </draw:line>
        <draw:line draw:style-name="gr142" draw:text-style-name="P1" draw:layer="layout" svg:x1="22.272cm" svg:y1="39.417cm" svg:x2="21.32cm" svg:y2="39.417cm">
          <text:p/>
        </draw:line>
        <draw:line draw:style-name="gr176" draw:text-style-name="P1" draw:layer="layout" svg:x1="21.32cm" svg:y1="39.417cm" svg:x2="22.272cm" svg:y2="39.417cm">
          <text:p/>
        </draw:line>
        <draw:line draw:style-name="gr83" draw:text-style-name="P27" draw:layer="layout" svg:x1="21.637cm" svg:y1="37.83cm" svg:x2="22.907cm" svg:y2="37.831cm">
          <text:p/>
        </draw:line>
        <draw:line draw:style-name="gr83" draw:text-style-name="P27" draw:layer="layout" svg:x1="21.637cm" svg:y1="37.831cm" svg:x2="21.637cm" svg:y2="37.195cm">
          <text:p/>
        </draw:line>
        <draw:line draw:style-name="gr81" draw:text-style-name="P27" draw:layer="layout" svg:x1="24.812cm" svg:y1="37.83cm" svg:x2="23.542cm" svg:y2="37.831cm">
          <text:p/>
        </draw:line>
        <draw:line draw:style-name="gr81" draw:text-style-name="P27" draw:layer="layout" svg:x1="24.812cm" svg:y1="37.831cm" svg:x2="24.812cm" svg:y2="37.195cm">
          <text:p/>
        </draw:line>
        <draw:custom-shape draw:style-name="gr170" draw:text-style-name="P35" draw:layer="layout" svg:width="1.27cm" svg:height="1.27cm" svg:x="22.589cm" svg:y="35.925cm">
          <text:p text:style-name="P34"><text:span text:style-name="T16">S1</text:span></text:p>
          <draw:enhanced-geometry svg:viewBox="0 0 21600 21600" draw:type="rectangle" draw:enhanced-path="M 0 0 L 21600 0 21600 21600 0 21600 0 0 Z N"/>
        </draw:custom-shape>
        <draw:custom-shape draw:style-name="gr170" draw:text-style-name="P35" draw:layer="layout" svg:width="1.27cm" svg:height="1.27cm" svg:x="21.002cm" svg:y="35.925cm">
          <text:p text:style-name="P34"><text:span text:style-name="T16">S2</text:span></text:p>
          <draw:enhanced-geometry svg:viewBox="0 0 21600 21600" draw:type="rectangle" draw:enhanced-path="M 0 0 L 21600 0 21600 21600 0 21600 0 0 Z N"/>
        </draw:custom-shape>
        <draw:custom-shape draw:style-name="gr170" draw:text-style-name="P35" draw:layer="layout" svg:width="1.27cm" svg:height="1.27cm" svg:x="24.177cm" svg:y="35.925cm">
          <text:p text:style-name="P34"><text:span text:style-name="T16">S0</text:span></text:p>
          <draw:enhanced-geometry svg:viewBox="0 0 21600 21600" draw:type="rectangle" draw:enhanced-path="M 0 0 L 21600 0 21600 21600 0 21600 0 0 Z N"/>
        </draw:custom-shape>
        <draw:line draw:style-name="gr177" draw:text-style-name="P1" draw:layer="layout" svg:x1="25.765cm" svg:y1="42.91cm" svg:x2="24.495cm" svg:y2="42.91cm">
          <text:p/>
        </draw:line>
        <draw:line draw:style-name="gr137" draw:text-style-name="P1" draw:layer="layout" svg:x1="24.495cm" svg:y1="42.91cm" svg:x2="25.765cm" svg:y2="42.91cm">
          <text:p/>
        </draw:line>
        <draw:custom-shape draw:style-name="gr178" draw:text-style-name="P29" draw:layer="layout" svg:width="8.89cm" svg:height="2.223cm" draw:transform="rotate (1.5707963267949) translate (22.272cm 47.355cm)">
          <text:p text:style-name="P28"><text:span text:style-name="T13">MUX</text:span></text:p>
          <draw:enhanced-geometry svg:viewBox="0 0 21600 21600" draw:mirror-horizontal="false" draw:mirror-vertical="false" draw:glue-points="?f6 10800 10800 21600 ?f5 10800 10800 0" draw:text-areas="?f3 ?f3 ?f4 ?f4" draw:type="trapezoid" draw:modifiers="3773.827851644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custom-shape draw:style-name="gr170" draw:text-style-name="P35" draw:layer="layout" svg:width="1.27cm" svg:height="1.27cm" svg:x="25.13cm" svg:y="42.275cm">
          <text:p text:style-name="P34"><text:span text:style-name="T16">O</text:span></text:p>
          <draw:enhanced-geometry svg:viewBox="0 0 21600 21600" draw:type="rectangle" draw:enhanced-path="M 0 0 L 21600 0 21600 21600 0 21600 0 0 Z N"/>
        </draw:custom-shape>
        <draw:line draw:style-name="gr141" draw:text-style-name="P1" draw:layer="layout" svg:x1="6.08cm" svg:y1="75.93cm" svg:x2="6.08cm" svg:y2="70.85cm">
          <text:p/>
        </draw:line>
        <draw:line draw:style-name="gr137" draw:text-style-name="P1" draw:layer="layout" svg:x1="6.08cm" svg:y1="70.85cm" svg:x2="6.08cm" svg:y2="75.93cm">
          <text:p/>
        </draw:line>
        <draw:custom-shape draw:style-name="gr179" draw:text-style-name="P31" draw:layer="layout" svg:width="1.905cm" svg:height="1.906cm" svg:x="5.127cm" svg:y="68.944cm">
          <text:p text:style-name="P30"><text:span text:style-name="T14">DAR</text:span></text:p>
          <draw:enhanced-geometry svg:viewBox="0 0 21600 21600" draw:type="rectangle" draw:enhanced-path="M 0 0 L 21600 0 21600 21600 0 21600 0 0 Z N"/>
        </draw:custom-shape>
        <draw:custom-shape draw:style-name="gr180" draw:text-style-name="P31" draw:layer="layout" svg:width="1.905cm" svg:height="1.905cm" svg:x="7.667cm" svg:y="68.945cm">
          <text:p text:style-name="P30"><text:span text:style-name="T14">ATH</text:span></text:p>
          <draw:enhanced-geometry svg:viewBox="0 0 21600 21600" draw:type="rectangle" draw:enhanced-path="M 0 0 L 21600 0 21600 21600 0 21600 0 0 Z N"/>
        </draw:custom-shape>
        <draw:custom-shape draw:style-name="gr181" draw:text-style-name="P31" draw:layer="layout" svg:width="1.905cm" svg:height="1.904cm" svg:x="10.207cm" svg:y="68.946cm">
          <text:p text:style-name="P30"><text:span text:style-name="T14">POR</text:span></text:p>
          <draw:enhanced-geometry svg:viewBox="0 0 21600 21600" draw:type="rectangle" draw:enhanced-path="M 0 0 L 21600 0 21600 21600 0 21600 0 0 Z N"/>
        </draw:custom-shape>
        <draw:custom-shape draw:style-name="gr180" draw:text-style-name="P31" draw:layer="layout" svg:width="1.905cm" svg:height="1.905cm" svg:x="12.747cm" svg:y="68.945cm">
          <text:p text:style-name="P30"><text:span text:style-name="T14">A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0" draw:text-style-name="P1" draw:layer="layout" svg:x1="6.08cm" svg:y1="71.802cm" svg:x2="16.239cm" svg:y2="71.803cm">
          <text:p/>
        </draw:line>
        <draw:line draw:style-name="gr140" draw:text-style-name="P1" draw:layer="layout" svg:x1="8.62cm" svg:y1="72.755cm" svg:x2="16.239cm" svg:y2="72.755cm">
          <text:p/>
        </draw:line>
        <draw:line draw:style-name="gr142" draw:text-style-name="P1" draw:layer="layout" svg:x1="20.05cm" svg:y1="74.025cm" svg:x2="17.827cm" svg:y2="74.025cm">
          <text:p/>
        </draw:line>
        <draw:line draw:style-name="gr137" draw:text-style-name="P1" draw:layer="layout" svg:x1="19.732cm" svg:y1="76.565cm" svg:x2="21.002cm" svg:y2="76.565cm">
          <text:p/>
        </draw:line>
        <draw:line draw:style-name="gr82" draw:text-style-name="P1" draw:layer="layout" svg:x1="18.78cm" svg:y1="81.327cm" svg:x2="18.78cm" svg:y2="78.787cm">
          <text:p/>
        </draw:line>
        <draw:line draw:style-name="gr81" draw:text-style-name="P1" draw:layer="layout" svg:x1="19.098cm" svg:y1="80.692cm" svg:x2="19.098cm" svg:y2="78.787cm">
          <text:p/>
        </draw:line>
        <draw:line draw:style-name="gr137" draw:text-style-name="P1" draw:layer="layout" svg:x1="6.08cm" svg:y1="75.93cm" svg:x2="18.144cm" svg:y2="75.93cm">
          <text:p/>
        </draw:line>
        <draw:line draw:style-name="gr139" draw:text-style-name="P1" draw:layer="layout" svg:x1="18.144cm" svg:y1="76.882cm" svg:x2="8.62cm" svg:y2="76.882cm">
          <text:p/>
        </draw:line>
        <draw:line draw:style-name="gr137" draw:text-style-name="P1" draw:layer="layout" svg:x1="8.62cm" svg:y1="76.882cm" svg:x2="18.144cm" svg:y2="76.882cm">
          <text:p/>
        </draw:line>
        <draw:line draw:style-name="gr138" draw:text-style-name="P1" draw:layer="layout" svg:x1="18.144cm" svg:y1="77.835cm" svg:x2="11.16cm" svg:y2="77.835cm">
          <text:p/>
        </draw:line>
        <draw:line draw:style-name="gr137" draw:text-style-name="P1" draw:layer="layout" svg:x1="11.16cm" svg:y1="77.835cm" svg:x2="18.144cm" svg:y2="77.835cm">
          <text:p/>
        </draw:line>
        <draw:line draw:style-name="gr137" draw:text-style-name="P1" draw:layer="layout" svg:x1="13.7cm" svg:y1="78.787cm" svg:x2="18.144cm" svg:y2="78.787cm">
          <text:p/>
        </draw:line>
        <draw:line draw:style-name="gr83" draw:text-style-name="P1" draw:layer="layout" svg:x1="23.542cm" svg:y1="83.867cm" svg:x2="23.542cm" svg:y2="77.835cm">
          <text:p/>
        </draw:line>
        <draw:line draw:style-name="gr82" draw:text-style-name="P1" draw:layer="layout" svg:x1="23.225cm" svg:y1="83.55cm" svg:x2="23.225cm" svg:y2="77.835cm">
          <text:p/>
        </draw:line>
        <draw:line draw:style-name="gr81" draw:text-style-name="P1" draw:layer="layout" svg:x1="22.907cm" svg:y1="83.232cm" svg:x2="22.907cm" svg:y2="77.835cm">
          <text:p/>
        </draw:line>
        <draw:line draw:style-name="gr137" draw:text-style-name="P1" draw:layer="layout" svg:x1="11.16cm" svg:y1="77.835cm" svg:x2="11.16cm" svg:y2="77.517cm">
          <text:p/>
        </draw:line>
        <draw:line draw:style-name="gr137" draw:text-style-name="P1" draw:layer="layout" svg:x1="8.62cm" svg:y1="76.882cm" svg:x2="8.62cm" svg:y2="76.564cm">
          <text:p/>
        </draw:line>
        <draw:line draw:style-name="gr137" draw:text-style-name="P1" draw:layer="layout" svg:x1="20.05cm" svg:y1="74.026cm" svg:x2="17.827cm" svg:y2="74.025cm">
          <text:p/>
        </draw:line>
        <draw:g draw:style-name="gr1">
          <draw:line draw:style-name="gr182" draw:text-style-name="P1" draw:layer="layout" svg:x1="20.051cm" svg:y1="75.292cm" svg:x2="21.003cm" svg:y2="75.292cm">
            <text:p/>
          </draw:line>
          <draw:line draw:style-name="gr83" draw:text-style-name="P1" draw:layer="layout" svg:x1="23.542cm" svg:y1="77.835cm" svg:x2="23.542cm" svg:y2="77.2cm">
            <text:p/>
          </draw:line>
          <draw:line draw:style-name="gr182" draw:text-style-name="P1" draw:layer="layout" svg:x1="25.45cm" svg:y1="75.927cm" svg:x2="26.402cm" svg:y2="75.927cm">
            <text:p/>
          </draw:line>
          <draw:line draw:style-name="gr182" draw:text-style-name="P1" draw:layer="layout" svg:x1="20.051cm" svg:y1="76.562cm" svg:x2="21.003cm" svg:y2="76.562cm">
            <text:p/>
          </draw:line>
          <draw:line draw:style-name="gr82" draw:text-style-name="P1" draw:layer="layout" svg:x1="23.225cm" svg:y1="77.833cm" svg:x2="23.225cm" svg:y2="77.198cm">
            <text:p/>
          </draw:line>
          <draw:line draw:style-name="gr81" draw:text-style-name="P1" draw:layer="layout" svg:x1="22.907cm" svg:y1="77.835cm" svg:x2="22.907cm" svg:y2="77.2cm">
            <text:p/>
          </draw:line>
          <draw:line draw:style-name="gr183" draw:text-style-name="P1" draw:layer="layout" svg:x1="20.05cm" svg:y1="75.292cm" svg:x2="21.002cm" svg:y2="75.292cm">
            <text:p/>
          </draw:line>
          <draw:line draw:style-name="gr183" draw:text-style-name="P1" draw:layer="layout" svg:x1="25.449cm" svg:y1="75.927cm" svg:x2="26.401cm" svg:y2="75.927cm">
            <text:p/>
          </draw:line>
          <draw:line draw:style-name="gr183" draw:text-style-name="P1" draw:layer="layout" svg:x1="20.05cm" svg:y1="76.562cm" svg:x2="21.002cm" svg:y2="76.562cm">
            <text:p/>
          </draw:line>
          <draw:custom-shape draw:style-name="gr184" draw:text-style-name="P31" draw:layer="layout" svg:width="4.445cm" svg:height="2.54cm" svg:x="21.003cm" svg:y="74.657cm">
            <text:p text:style-name="P30"><text:span text:style-name="T14">ALU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33" draw:layer="layout" svg:width="0.953cm" svg:height="0.635cm" svg:x="21.003cm" svg:y="76.245cm">
            <text:p text:style-name="P32"><text:span text:style-name="T15">I2</text:span></text:p>
            <draw:enhanced-geometry svg:viewBox="0 0 21600 21600" draw:type="rectangle" draw:enhanced-path="M 0 0 L 21600 0 21600 21600 0 21600 0 0 Z N"/>
          </draw:custom-shape>
          <draw:custom-shape draw:style-name="gr186" draw:text-style-name="P33" draw:layer="layout" svg:width="0.953cm" svg:height="0.636cm" svg:x="21.003cm" svg:y="74.975cm">
            <text:p text:style-name="P32"><text:span text:style-name="T15">I1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33" draw:layer="layout" svg:width="0.953cm" svg:height="0.635cm" svg:x="24.496cm" svg:y="75.61cm">
            <text:p text:style-name="P32"><text:span text:style-name="T15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5" draw:text-style-name="P33" draw:layer="layout" svg:width="1.905cm" svg:height="0.635cm" svg:x="22.273cm" svg:y="76.562cm">
            <text:p text:style-name="P32"><text:span text:style-name="T15">SEL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7" draw:text-style-name="P29" draw:layer="layout" svg:width="4.127cm" svg:height="1.588cm" draw:transform="rotate (1.5707963267949) translate (16.239cm 75.295cm)">
          <text:p text:style-name="P28"><text:span text:style-name="T13">MUX</text:span></text:p>
          <draw:enhanced-geometry svg:viewBox="0 0 21600 21600" draw:mirror-horizontal="false" draw:mirror-vertical="false" draw:glue-points="?f6 10800 10800 21600 ?f5 10800 10800 0" draw:text-areas="?f3 ?f3 ?f4 ?f4" draw:type="trapezoid" draw:modifiers="3773.827851644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custom-shape draw:style-name="gr187" draw:text-style-name="P29" draw:layer="layout" svg:width="4.127cm" svg:height="1.588cm" draw:transform="rotate (1.5707963267949) translate (18.144cm 79.422cm)">
          <text:p text:style-name="P28"><text:span text:style-name="T13">MUX</text:span></text:p>
          <draw:enhanced-geometry svg:viewBox="0 0 21600 21600" draw:mirror-horizontal="false" draw:mirror-vertical="false" draw:glue-points="?f6 10800 10800 21600 ?f5 10800 10800 0" draw:text-areas="?f3 ?f3 ?f4 ?f4" draw:type="trapezoid" draw:modifiers="3773.827851644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137" draw:text-style-name="P1" draw:layer="layout" svg:x1="20.05cm" svg:y1="74.025cm" svg:x2="20.05cm" svg:y2="75.292cm">
          <text:p/>
        </draw:line>
        <draw:line draw:style-name="gr83" draw:text-style-name="P1" draw:layer="layout" svg:x1="23.542cm" svg:y1="83.867cm" svg:x2="11.795cm" svg:y2="83.867cm">
          <text:p/>
        </draw:line>
        <draw:line draw:style-name="gr83" draw:text-style-name="P1" draw:layer="layout" svg:x1="11.795cm" svg:y1="83.867cm" svg:x2="11.795cm" svg:y2="82.597cm">
          <text:p/>
        </draw:line>
        <draw:line draw:style-name="gr82" draw:text-style-name="P1" draw:layer="layout" svg:x1="23.225cm" svg:y1="83.55cm" svg:x2="13.065cm" svg:y2="83.55cm">
          <text:p/>
        </draw:line>
        <draw:line draw:style-name="gr82" draw:text-style-name="P1" draw:layer="layout" svg:x1="13.065cm" svg:y1="83.55cm" svg:x2="13.065cm" svg:y2="82.597cm">
          <text:p/>
        </draw:line>
        <draw:line draw:style-name="gr81" draw:text-style-name="P1" draw:layer="layout" svg:x1="22.907cm" svg:y1="83.233cm" svg:x2="14.335cm" svg:y2="83.232cm">
          <text:p/>
        </draw:line>
        <draw:line draw:style-name="gr81" draw:text-style-name="P1" draw:layer="layout" svg:x1="14.335cm" svg:y1="83.232cm" svg:x2="14.335cm" svg:y2="82.597cm">
          <text:p/>
        </draw:line>
        <draw:custom-shape draw:style-name="gr188" draw:text-style-name="P49" draw:layer="layout" svg:width="1.27cm" svg:height="1.27cm" svg:x="11.16cm" svg:y="81.327cm">
          <text:p text:style-name="P34"><text:span text:style-name="T16">I0</text:span></text:p>
          <draw:enhanced-geometry svg:viewBox="0 0 21600 21600" draw:type="rectangle" draw:enhanced-path="M 0 0 L 21600 0 21600 21600 0 21600 0 0 Z N"/>
        </draw:custom-shape>
        <draw:custom-shape draw:style-name="gr188" draw:text-style-name="P49" draw:layer="layout" svg:width="1.27cm" svg:height="1.27cm" svg:x="12.43cm" svg:y="81.327cm">
          <text:p text:style-name="P34">I1</text:p>
          <draw:enhanced-geometry svg:viewBox="0 0 21600 21600" draw:type="rectangle" draw:enhanced-path="M 0 0 L 21600 0 21600 21600 0 21600 0 0 Z N"/>
        </draw:custom-shape>
        <draw:custom-shape draw:style-name="gr188" draw:text-style-name="P49" draw:layer="layout" svg:width="1.27cm" svg:height="1.27cm" svg:x="13.7cm" svg:y="81.327cm">
          <text:p text:style-name="P34">I2</text:p>
          <draw:enhanced-geometry svg:viewBox="0 0 21600 21600" draw:type="rectangle" draw:enhanced-path="M 0 0 L 21600 0 21600 21600 0 21600 0 0 Z N"/>
        </draw:custom-shape>
        <draw:custom-shape draw:style-name="gr188" draw:text-style-name="P49" draw:layer="layout" svg:width="1.27cm" svg:height="1.27cm" svg:x="15.287cm" svg:y="81.327cm">
          <text:p text:style-name="P34">I3</text:p>
          <draw:enhanced-geometry svg:viewBox="0 0 21600 21600" draw:type="rectangle" draw:enhanced-path="M 0 0 L 21600 0 21600 21600 0 21600 0 0 Z N"/>
        </draw:custom-shape>
        <draw:custom-shape draw:style-name="gr188" draw:text-style-name="P49" draw:layer="layout" svg:width="1.27cm" svg:height="1.27cm" svg:x="16.557cm" svg:y="81.327cm">
          <text:p text:style-name="P34">I4</text:p>
          <draw:enhanced-geometry svg:viewBox="0 0 21600 21600" draw:type="rectangle" draw:enhanced-path="M 0 0 L 21600 0 21600 21600 0 21600 0 0 Z N"/>
        </draw:custom-shape>
        <draw:custom-shape draw:style-name="gr188" draw:text-style-name="P49" draw:layer="layout" svg:width="1.27cm" svg:height="1.27cm" svg:x="18.145cm" svg:y="81.327cm">
          <text:p text:style-name="P34">I5</text:p>
          <draw:enhanced-geometry svg:viewBox="0 0 21600 21600" draw:type="rectangle" draw:enhanced-path="M 0 0 L 21600 0 21600 21600 0 21600 0 0 Z N"/>
        </draw:custom-shape>
        <draw:custom-shape draw:style-name="gr188" draw:text-style-name="P49" draw:layer="layout" svg:width="1.27cm" svg:height="1.27cm" svg:x="19.415cm" svg:y="81.327cm">
          <text:p text:style-name="P34">I6</text:p>
          <draw:enhanced-geometry svg:viewBox="0 0 21600 21600" draw:type="rectangle" draw:enhanced-path="M 0 0 L 21600 0 21600 21600 0 21600 0 0 Z N"/>
        </draw:custom-shape>
        <draw:custom-shape draw:style-name="gr188" draw:text-style-name="P49" draw:layer="layout" svg:width="1.27cm" svg:height="1.27cm" svg:x="21.002cm" svg:y="81.327cm">
          <text:p text:style-name="P34">I7</text:p>
          <draw:enhanced-geometry svg:viewBox="0 0 21600 21600" draw:type="rectangle" draw:enhanced-path="M 0 0 L 21600 0 21600 21600 0 21600 0 0 Z N"/>
        </draw:custom-shape>
        <draw:line draw:style-name="gr189" draw:text-style-name="P50" draw:layer="layout" svg:x1="16.875cm" svg:y1="80.692cm" svg:x2="15.922cm" svg:y2="80.692cm">
          <text:p/>
        </draw:line>
        <draw:line draw:style-name="gr189" draw:text-style-name="P50" draw:layer="layout" svg:x1="15.922cm" svg:y1="81.327cm" svg:x2="15.923cm" svg:y2="80.692cm">
          <text:p/>
        </draw:line>
        <draw:line draw:style-name="gr190" draw:text-style-name="P50" draw:layer="layout" svg:x1="20.05cm" svg:y1="80.692cm" svg:x2="20.05cm" svg:y2="81.327cm">
          <text:p/>
        </draw:line>
        <draw:line draw:style-name="gr190" draw:text-style-name="P50" draw:layer="layout" svg:x1="20.05cm" svg:y1="80.693cm" svg:x2="19.097cm" svg:y2="80.692cm">
          <text:p/>
        </draw:line>
        <draw:line draw:style-name="gr143" draw:text-style-name="P1" draw:layer="layout" svg:x1="20.051cm" svg:y1="42.592cm" svg:x2="20.051cm" svg:y2="38.147cm">
          <text:p/>
        </draw:line>
        <draw:line draw:style-name="gr144" draw:text-style-name="P1" draw:layer="layout" svg:x1="19.098cm" svg:y1="43.545cm" svg:x2="19.098cm" svg:y2="39.735cm">
          <text:p/>
        </draw:line>
        <draw:line draw:style-name="gr145" draw:text-style-name="P1" draw:layer="layout" svg:x1="18.146cm" svg:y1="41.322cm" svg:x2="18.146cm" svg:y2="44.497cm">
          <text:p/>
        </draw:line>
        <draw:line draw:style-name="gr146" draw:text-style-name="P1" draw:layer="layout" svg:x1="17.193cm" svg:y1="45.45cm" svg:x2="17.193cm" svg:y2="43.227cm">
          <text:p/>
        </draw:line>
        <draw:line draw:style-name="gr142" draw:text-style-name="P1" draw:layer="layout" svg:x1="11.161cm" svg:y1="36.877cm" svg:x2="11.161cm" svg:y2="46.402cm">
          <text:p/>
        </draw:line>
        <draw:line draw:style-name="gr146" draw:text-style-name="P1" draw:layer="layout" svg:x1="14.018cm" svg:y1="43.862cm" svg:x2="11.161cm" svg:y2="43.862cm">
          <text:p/>
        </draw:line>
        <draw:line draw:style-name="gr140" draw:text-style-name="P1" draw:layer="layout" svg:x1="11.161cm" svg:y1="43.862cm" svg:x2="14.019cm" svg:y2="43.862cm">
          <text:p/>
        </draw:line>
        <draw:line draw:style-name="gr169" draw:text-style-name="P1" draw:layer="layout" svg:x1="14.018cm" svg:y1="46.402cm" svg:x2="11.161cm" svg:y2="46.402cm">
          <text:p/>
        </draw:line>
        <draw:line draw:style-name="gr140" draw:text-style-name="P1" draw:layer="layout" svg:x1="11.161cm" svg:y1="46.402cm" svg:x2="14.019cm" svg:y2="46.402cm">
          <text:p/>
        </draw:line>
        <draw:line draw:style-name="gr142" draw:text-style-name="P1" draw:layer="layout" svg:x1="12.748cm" svg:y1="36.877cm" svg:x2="12.748cm" svg:y2="45.45cm">
          <text:p/>
        </draw:line>
        <draw:line draw:style-name="gr144" draw:text-style-name="P1" draw:layer="layout" svg:x1="14.018cm" svg:y1="39.735cm" svg:x2="12.748cm" svg:y2="39.735cm">
          <text:p/>
        </draw:line>
        <draw:line draw:style-name="gr140" draw:text-style-name="P1" draw:layer="layout" svg:x1="12.748cm" svg:y1="39.735cm" svg:x2="14.018cm" svg:y2="39.735cm">
          <text:p/>
        </draw:line>
        <draw:line draw:style-name="gr145" draw:text-style-name="P1" draw:layer="layout" svg:x1="14.018cm" svg:y1="41.322cm" svg:x2="12.748cm" svg:y2="41.322cm">
          <text:p/>
        </draw:line>
        <draw:line draw:style-name="gr140" draw:text-style-name="P1" draw:layer="layout" svg:x1="12.748cm" svg:y1="41.322cm" svg:x2="14.018cm" svg:y2="41.322cm">
          <text:p/>
        </draw:line>
        <draw:line draw:style-name="gr146" draw:text-style-name="P1" draw:layer="layout" svg:x1="14.018cm" svg:y1="42.91cm" svg:x2="12.748cm" svg:y2="42.91cm">
          <text:p/>
        </draw:line>
        <draw:line draw:style-name="gr140" draw:text-style-name="P1" draw:layer="layout" svg:x1="12.748cm" svg:y1="42.91cm" svg:x2="14.018cm" svg:y2="42.91cm">
          <text:p/>
        </draw:line>
        <draw:line draw:style-name="gr169" draw:text-style-name="P1" draw:layer="layout" svg:x1="14.018cm" svg:y1="45.45cm" svg:x2="12.748cm" svg:y2="45.45cm">
          <text:p/>
        </draw:line>
        <draw:line draw:style-name="gr140" draw:text-style-name="P1" draw:layer="layout" svg:x1="12.748cm" svg:y1="45.45cm" svg:x2="14.018cm" svg:y2="45.45cm">
          <text:p/>
        </draw:line>
        <draw:line draw:style-name="gr137" draw:text-style-name="P1" draw:layer="layout" svg:x1="12.748cm" svg:y1="45.45cm" svg:x2="12.748cm" svg:y2="36.877cm">
          <text:p/>
        </draw:line>
        <draw:custom-shape draw:style-name="gr170" draw:text-style-name="P35" draw:layer="layout" svg:width="1.27cm" svg:height="1.27cm" svg:x="12.113cm" svg:y="35.607cm">
          <text:p text:style-name="P34"><text:span text:style-name="T16">I1</text:span></text:p>
          <draw:enhanced-geometry svg:viewBox="0 0 21600 21600" draw:type="rectangle" draw:enhanced-path="M 0 0 L 21600 0 21600 21600 0 21600 0 0 Z N"/>
        </draw:custom-shape>
        <draw:line draw:style-name="gr137" draw:text-style-name="P1" draw:layer="layout" svg:x1="11.161cm" svg:y1="46.402cm" svg:x2="11.161cm" svg:y2="36.877cm">
          <text:p/>
        </draw:line>
        <draw:custom-shape draw:style-name="gr170" draw:text-style-name="P35" draw:layer="layout" svg:width="1.27cm" svg:height="1.27cm" svg:x="10.526cm" svg:y="35.607cm">
          <text:p text:style-name="P34"><text:span text:style-name="T16">I2</text:span></text:p>
          <draw:enhanced-geometry svg:viewBox="0 0 21600 21600" draw:type="rectangle" draw:enhanced-path="M 0 0 L 21600 0 21600 21600 0 21600 0 0 Z N"/>
        </draw:custom-shape>
        <draw:line draw:style-name="gr83" draw:text-style-name="P27" draw:layer="layout" svg:x1="22.908cm" svg:y1="39.417cm" svg:x2="22.908cm" svg:y2="37.83cm">
          <text:p/>
        </draw:line>
        <draw:line draw:style-name="gr82" draw:text-style-name="P27" draw:layer="layout" svg:x1="23.226cm" svg:y1="39.735cm" svg:x2="23.226cm" svg:y2="37.195cm">
          <text:p/>
        </draw:line>
        <draw:line draw:style-name="gr81" draw:text-style-name="P27" draw:layer="layout" svg:x1="23.543cm" svg:y1="39.735cm" svg:x2="23.543cm" svg:y2="37.83cm">
          <text:p/>
        </draw:line>
        <draw:line draw:style-name="gr144" draw:text-style-name="P1" draw:layer="layout" svg:x1="19.098cm" svg:y1="39.735cm" svg:x2="16.558cm" svg:y2="39.735cm">
          <text:p/>
        </draw:line>
        <draw:line draw:style-name="gr137" draw:text-style-name="P1" draw:layer="layout" svg:x1="16.558cm" svg:y1="39.735cm" svg:x2="19.098cm" svg:y2="39.735cm">
          <text:p/>
        </draw:line>
        <draw:line draw:style-name="gr145" draw:text-style-name="P1" draw:layer="layout" svg:x1="18.146cm" svg:y1="41.322cm" svg:x2="16.558cm" svg:y2="41.322cm">
          <text:p/>
        </draw:line>
        <draw:line draw:style-name="gr137" draw:text-style-name="P1" draw:layer="layout" svg:x1="16.558cm" svg:y1="41.322cm" svg:x2="18.146cm" svg:y2="41.322cm">
          <text:p/>
        </draw:line>
        <draw:line draw:style-name="gr146" draw:text-style-name="P1" draw:layer="layout" svg:x1="17.193cm" svg:y1="43.227cm" svg:x2="16.558cm" svg:y2="43.227cm">
          <text:p/>
        </draw:line>
        <draw:line draw:style-name="gr137" draw:text-style-name="P1" draw:layer="layout" svg:x1="16.558cm" svg:y1="43.227cm" svg:x2="17.193cm" svg:y2="43.227cm">
          <text:p/>
        </draw:line>
        <draw:line draw:style-name="gr169" draw:text-style-name="P1" draw:layer="layout" svg:x1="22.273cm" svg:y1="46.402cm" svg:x2="16.558cm" svg:y2="46.402cm">
          <text:p/>
        </draw:line>
        <draw:line draw:style-name="gr137" draw:text-style-name="P1" draw:layer="layout" svg:x1="16.558cm" svg:y1="46.402cm" svg:x2="22.273cm" svg:y2="46.402cm">
          <text:p/>
        </draw:line>
        <draw:line draw:style-name="gr143" draw:text-style-name="P1" draw:layer="layout" svg:x1="20.051cm" svg:y1="38.147cm" svg:x2="16.558cm" svg:y2="38.147cm">
          <text:p/>
        </draw:line>
        <draw:line draw:style-name="gr137" draw:text-style-name="P1" draw:layer="layout" svg:x1="16.558cm" svg:y1="38.147cm" svg:x2="20.051cm" svg:y2="38.147cm">
          <text:p/>
        </draw:line>
        <draw:custom-shape draw:style-name="gr171" draw:text-style-name="P38" draw:layer="layout" svg:width="2.54cm" svg:height="2.222cm" svg:x="14.018cm" svg:y="44.815cm">
          <text:p text:style-name="P36"><text:span text:style-name="T17">ADD</text:span></text:p>
          <text:p text:style-name="P37"><text:span text:style-name="T18">(111)</text:span></text:p>
          <draw:enhanced-geometry svg:viewBox="0 0 21600 21600" draw:type="rectangle" draw:enhanced-path="M 0 0 L 21600 0 21600 21600 0 21600 0 0 Z N"/>
        </draw:custom-shape>
        <draw:custom-shape draw:style-name="gr172" draw:text-style-name="P41" draw:layer="layout" svg:width="2.54cm" svg:height="2.222cm" svg:x="14.018cm" svg:y="42.275cm">
          <text:p text:style-name="P39"><text:span text:style-name="T19">SUBS</text:span></text:p>
          <text:p text:style-name="P40"><text:span text:style-name="T20">(110)</text:span></text:p>
          <draw:enhanced-geometry svg:viewBox="0 0 21600 21600" draw:type="rectangle" draw:enhanced-path="M 0 0 L 21600 0 21600 21600 0 21600 0 0 Z N"/>
        </draw:custom-shape>
        <draw:custom-shape draw:style-name="gr173" draw:text-style-name="P44" draw:layer="layout" svg:width="2.54cm" svg:height="1.269cm" svg:x="14.018cm" svg:y="40.688cm">
          <text:p text:style-name="P42"><text:span text:style-name="T21">DECR</text:span></text:p>
          <text:p text:style-name="P43"><text:span text:style-name="T22">(101)</text:span></text:p>
          <draw:enhanced-geometry svg:viewBox="0 0 21600 21600" draw:type="rectangle" draw:enhanced-path="M 0 0 L 21600 0 21600 21600 0 21600 0 0 Z N"/>
        </draw:custom-shape>
        <draw:custom-shape draw:style-name="gr174" draw:text-style-name="P46" draw:layer="layout" svg:width="2.54cm" svg:height="1.27cm" svg:x="14.017cm" svg:y="37.512cm">
          <text:p text:style-name="P45"><text:span text:style-name="T23">ZERO</text:span></text:p>
          <text:p text:style-name="P45"><text:span text:style-name="T23">(011)</text:span></text:p>
          <draw:enhanced-geometry svg:viewBox="0 0 21600 21600" draw:type="rectangle" draw:enhanced-path="M 0 0 L 21600 0 21600 21600 0 21600 0 0 Z N"/>
        </draw:custom-shape>
        <draw:custom-shape draw:style-name="gr175" draw:text-style-name="P48" draw:layer="layout" svg:width="2.54cm" svg:height="1.27cm" svg:x="14.018cm" svg:y="39.1cm">
          <text:p text:style-name="P47"><text:span text:style-name="T24">INCR</text:span></text:p>
          <text:p text:style-name="P47"><text:span text:style-name="T24">(100)</text:span></text:p>
          <draw:enhanced-geometry svg:viewBox="0 0 21600 21600" draw:type="rectangle" draw:enhanced-path="M 0 0 L 21600 0 21600 21600 0 21600 0 0 Z N"/>
        </draw:custom-shape>
        <draw:line draw:style-name="gr146" draw:text-style-name="P1" draw:layer="layout" svg:x1="17.193cm" svg:y1="45.451cm" svg:x2="22.273cm" svg:y2="45.45cm">
          <text:p/>
        </draw:line>
        <draw:line draw:style-name="gr137" draw:text-style-name="P1" draw:layer="layout" svg:x1="22.273cm" svg:y1="45.45cm" svg:x2="17.193cm" svg:y2="45.451cm">
          <text:p/>
        </draw:line>
        <draw:line draw:style-name="gr137" draw:text-style-name="P1" draw:layer="layout" svg:x1="17.193cm" svg:y1="43.227cm" svg:x2="17.193cm" svg:y2="45.45cm">
          <text:p/>
        </draw:line>
        <draw:line draw:style-name="gr145" draw:text-style-name="P1" draw:layer="layout" svg:x1="22.273cm" svg:y1="44.497cm" svg:x2="18.146cm" svg:y2="44.497cm">
          <text:p/>
        </draw:line>
        <draw:line draw:style-name="gr137" draw:text-style-name="P1" draw:layer="layout" svg:x1="18.146cm" svg:y1="44.497cm" svg:x2="22.273cm" svg:y2="44.497cm">
          <text:p/>
        </draw:line>
        <draw:line draw:style-name="gr137" draw:text-style-name="P1" draw:layer="layout" svg:x1="18.146cm" svg:y1="44.497cm" svg:x2="18.146cm" svg:y2="41.322cm">
          <text:p/>
        </draw:line>
        <draw:line draw:style-name="gr144" draw:text-style-name="P1" draw:layer="layout" svg:x1="22.273cm" svg:y1="43.545cm" svg:x2="19.098cm" svg:y2="43.545cm">
          <text:p/>
        </draw:line>
        <draw:line draw:style-name="gr137" draw:text-style-name="P1" draw:layer="layout" svg:x1="19.098cm" svg:y1="43.545cm" svg:x2="22.273cm" svg:y2="43.545cm">
          <text:p/>
        </draw:line>
        <draw:line draw:style-name="gr137" draw:text-style-name="P1" draw:layer="layout" svg:x1="19.098cm" svg:y1="39.735cm" svg:x2="19.098cm" svg:y2="43.545cm">
          <text:p/>
        </draw:line>
        <draw:line draw:style-name="gr143" draw:text-style-name="P1" draw:layer="layout" svg:x1="22.273cm" svg:y1="42.592cm" svg:x2="20.051cm" svg:y2="42.592cm">
          <text:p/>
        </draw:line>
        <draw:line draw:style-name="gr137" draw:text-style-name="P1" draw:layer="layout" svg:x1="20.051cm" svg:y1="42.592cm" svg:x2="22.273cm" svg:y2="42.592cm">
          <text:p/>
        </draw:line>
        <draw:line draw:style-name="gr137" draw:text-style-name="P1" draw:layer="layout" svg:x1="20.051cm" svg:y1="38.147cm" svg:x2="20.051cm" svg:y2="42.592cm">
          <text:p/>
        </draw:line>
        <draw:line draw:style-name="gr142" draw:text-style-name="P1" draw:layer="layout" svg:x1="22.273cm" svg:y1="41.322cm" svg:x2="21.321cm" svg:y2="41.322cm">
          <text:p/>
        </draw:line>
        <draw:line draw:style-name="gr176" draw:text-style-name="P1" draw:layer="layout" svg:x1="21.321cm" svg:y1="41.322cm" svg:x2="22.273cm" svg:y2="41.322cm">
          <text:p/>
        </draw:line>
        <draw:line draw:style-name="gr142" draw:text-style-name="P1" draw:layer="layout" svg:x1="22.273cm" svg:y1="40.369cm" svg:x2="21.321cm" svg:y2="40.369cm">
          <text:p/>
        </draw:line>
        <draw:line draw:style-name="gr176" draw:text-style-name="P1" draw:layer="layout" svg:x1="21.321cm" svg:y1="40.369cm" svg:x2="22.273cm" svg:y2="40.369cm">
          <text:p/>
        </draw:line>
        <draw:line draw:style-name="gr142" draw:text-style-name="P1" draw:layer="layout" svg:x1="22.273cm" svg:y1="39.417cm" svg:x2="21.321cm" svg:y2="39.417cm">
          <text:p/>
        </draw:line>
        <draw:line draw:style-name="gr176" draw:text-style-name="P1" draw:layer="layout" svg:x1="21.321cm" svg:y1="39.417cm" svg:x2="22.273cm" svg:y2="39.417cm">
          <text:p/>
        </draw:line>
        <draw:line draw:style-name="gr83" draw:text-style-name="P27" draw:layer="layout" svg:x1="21.638cm" svg:y1="37.83cm" svg:x2="22.908cm" svg:y2="37.831cm">
          <text:p/>
        </draw:line>
        <draw:line draw:style-name="gr83" draw:text-style-name="P27" draw:layer="layout" svg:x1="21.638cm" svg:y1="37.831cm" svg:x2="21.638cm" svg:y2="37.195cm">
          <text:p/>
        </draw:line>
        <draw:line draw:style-name="gr81" draw:text-style-name="P27" draw:layer="layout" svg:x1="24.813cm" svg:y1="37.83cm" svg:x2="23.543cm" svg:y2="37.831cm">
          <text:p/>
        </draw:line>
        <draw:line draw:style-name="gr81" draw:text-style-name="P27" draw:layer="layout" svg:x1="24.813cm" svg:y1="37.831cm" svg:x2="24.813cm" svg:y2="37.195cm">
          <text:p/>
        </draw:line>
        <draw:custom-shape draw:style-name="gr170" draw:text-style-name="P35" draw:layer="layout" svg:width="1.27cm" svg:height="1.27cm" svg:x="22.59cm" svg:y="35.925cm">
          <text:p text:style-name="P34"><text:span text:style-name="T16">S1</text:span></text:p>
          <draw:enhanced-geometry svg:viewBox="0 0 21600 21600" draw:type="rectangle" draw:enhanced-path="M 0 0 L 21600 0 21600 21600 0 21600 0 0 Z N"/>
        </draw:custom-shape>
        <draw:custom-shape draw:style-name="gr170" draw:text-style-name="P35" draw:layer="layout" svg:width="1.27cm" svg:height="1.27cm" svg:x="21.003cm" svg:y="35.925cm">
          <text:p text:style-name="P34"><text:span text:style-name="T16">S2</text:span></text:p>
          <draw:enhanced-geometry svg:viewBox="0 0 21600 21600" draw:type="rectangle" draw:enhanced-path="M 0 0 L 21600 0 21600 21600 0 21600 0 0 Z N"/>
        </draw:custom-shape>
        <draw:custom-shape draw:style-name="gr170" draw:text-style-name="P35" draw:layer="layout" svg:width="1.27cm" svg:height="1.27cm" svg:x="24.178cm" svg:y="35.925cm">
          <text:p text:style-name="P34"><text:span text:style-name="T16">S0</text:span></text:p>
          <draw:enhanced-geometry svg:viewBox="0 0 21600 21600" draw:type="rectangle" draw:enhanced-path="M 0 0 L 21600 0 21600 21600 0 21600 0 0 Z N"/>
        </draw:custom-shape>
        <draw:line draw:style-name="gr177" draw:text-style-name="P1" draw:layer="layout" svg:x1="25.766cm" svg:y1="42.91cm" svg:x2="24.496cm" svg:y2="42.91cm">
          <text:p/>
        </draw:line>
        <draw:line draw:style-name="gr137" draw:text-style-name="P1" draw:layer="layout" svg:x1="24.496cm" svg:y1="42.91cm" svg:x2="25.766cm" svg:y2="42.91cm">
          <text:p/>
        </draw:line>
        <draw:custom-shape draw:style-name="gr178" draw:text-style-name="P29" draw:layer="layout" svg:width="8.89cm" svg:height="2.223cm" draw:transform="rotate (1.5707963267949) translate (22.273cm 47.355cm)">
          <text:p text:style-name="P28"><text:span text:style-name="T13">MUX</text:span></text:p>
          <draw:enhanced-geometry svg:viewBox="0 0 21600 21600" draw:mirror-horizontal="false" draw:mirror-vertical="false" draw:glue-points="?f6 10800 10800 21600 ?f5 10800 10800 0" draw:text-areas="?f3 ?f3 ?f4 ?f4" draw:type="trapezoid" draw:modifiers="3773.827851644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custom-shape draw:style-name="gr170" draw:text-style-name="P35" draw:layer="layout" svg:width="1.27cm" svg:height="1.27cm" svg:x="25.131cm" svg:y="42.275cm">
          <text:p text:style-name="P34"><text:span text:style-name="T16">O</text:span></text:p>
          <draw:enhanced-geometry svg:viewBox="0 0 21600 21600" draw:type="rectangle" draw:enhanced-path="M 0 0 L 21600 0 21600 21600 0 21600 0 0 Z N"/>
        </draw:custom-shape>
        <draw:line draw:style-name="gr142" draw:text-style-name="P1" draw:layer="layout" svg:x1="53.07cm" svg:y1="79.423cm" svg:x2="53.07cm" svg:y2="81.963cm">
          <text:p/>
        </draw:line>
        <draw:line draw:style-name="gr82" draw:text-style-name="P1" draw:layer="layout" svg:x1="47.99cm" svg:y1="83.868cm" svg:x2="47.99cm" svg:y2="77.836cm">
          <text:p/>
        </draw:line>
        <draw:line draw:style-name="gr81" draw:text-style-name="P1" draw:layer="layout" svg:x1="48.307cm" svg:y1="84.503cm" svg:x2="48.307cm" svg:y2="77.836cm">
          <text:p/>
        </draw:line>
        <draw:line draw:style-name="gr136" draw:text-style-name="P1" draw:layer="layout" svg:x1="49.259cm" svg:y1="81.963cm" svg:x2="44.815cm" svg:y2="81.963cm">
          <text:p/>
        </draw:line>
        <draw:line draw:style-name="gr136" draw:text-style-name="P1" draw:layer="layout" svg:x1="47.354cm" svg:y1="77.836cm" svg:x2="44.815cm" svg:y2="77.836cm">
          <text:p/>
        </draw:line>
        <draw:line draw:style-name="gr136" draw:text-style-name="P1" draw:layer="layout" svg:x1="44.815cm" svg:y1="81.963cm" svg:x2="44.815cm" svg:y2="74.026cm">
          <text:p/>
        </draw:line>
        <draw:line draw:style-name="gr137" draw:text-style-name="P1" draw:layer="layout" svg:x1="44.815cm" svg:y1="74.026cm" svg:x2="44.815cm" svg:y2="81.963cm">
          <text:p/>
        </draw:line>
        <draw:line draw:style-name="gr138" draw:text-style-name="P1" draw:layer="layout" svg:x1="47.354cm" svg:y1="76.884cm" svg:x2="42.275cm" svg:y2="76.883cm">
          <text:p/>
        </draw:line>
        <draw:line draw:style-name="gr138" draw:text-style-name="P1" draw:layer="layout" svg:x1="42.275cm" svg:y1="81.011cm" svg:x2="42.275cm" svg:y2="74.026cm">
          <text:p/>
        </draw:line>
        <draw:line draw:style-name="gr137" draw:text-style-name="P1" draw:layer="layout" svg:x1="42.275cm" svg:y1="74.026cm" svg:x2="42.275cm" svg:y2="81.011cm">
          <text:p/>
        </draw:line>
        <draw:line draw:style-name="gr139" draw:text-style-name="P1" draw:layer="layout" svg:x1="47.354cm" svg:y1="75.931cm" svg:x2="39.735cm" svg:y2="75.931cm">
          <text:p/>
        </draw:line>
        <draw:line draw:style-name="gr140" draw:text-style-name="P1" draw:layer="layout" svg:x1="42.275cm" svg:y1="76.883cm" svg:x2="47.354cm" svg:y2="76.884cm">
          <text:p/>
        </draw:line>
        <draw:line draw:style-name="gr140" draw:text-style-name="P1" draw:layer="layout" svg:x1="44.815cm" svg:y1="77.836cm" svg:x2="47.354cm" svg:y2="77.836cm">
          <text:p/>
        </draw:line>
        <draw:line draw:style-name="gr139" draw:text-style-name="P1" draw:layer="layout" svg:x1="39.735cm" svg:y1="80.058cm" svg:x2="39.735cm" svg:y2="74.026cm">
          <text:p/>
        </draw:line>
        <draw:line draw:style-name="gr137" draw:text-style-name="P1" draw:layer="layout" svg:x1="39.735cm" svg:y1="80.058cm" svg:x2="39.735cm" svg:y2="74.026cm">
          <text:p/>
        </draw:line>
        <draw:line draw:style-name="gr141" draw:text-style-name="P1" draw:layer="layout" svg:x1="47.354cm" svg:y1="74.979cm" svg:x2="37.195cm" svg:y2="74.978cm">
          <text:p/>
        </draw:line>
        <draw:line draw:style-name="gr141" draw:text-style-name="P1" draw:layer="layout" svg:x1="49.259cm" svg:y1="79.106cm" svg:x2="37.195cm" svg:y2="79.106cm">
          <text:p/>
        </draw:line>
        <draw:line draw:style-name="gr142" draw:text-style-name="P1" draw:layer="layout" svg:x1="53.07cm" svg:y1="80.693cm" svg:x2="50.847cm" svg:y2="80.693cm">
          <text:p/>
        </draw:line>
        <draw:line draw:style-name="gr141" draw:text-style-name="P1" draw:layer="layout" svg:x1="37.195cm" svg:y1="79.106cm" svg:x2="37.195cm" svg:y2="74.026cm">
          <text:p/>
        </draw:line>
        <draw:line draw:style-name="gr137" draw:text-style-name="P1" draw:layer="layout" svg:x1="37.195cm" svg:y1="74.026cm" svg:x2="37.195cm" svg:y2="79.106cm">
          <text:p/>
        </draw:line>
        <draw:custom-shape draw:style-name="gr179" draw:text-style-name="P31" draw:layer="layout" svg:width="1.905cm" svg:height="1.906cm" svg:x="36.242cm" svg:y="72.12cm">
          <text:p text:style-name="P30"><text:span text:style-name="T14">DAR</text:span></text:p>
          <draw:enhanced-geometry svg:viewBox="0 0 21600 21600" draw:type="rectangle" draw:enhanced-path="M 0 0 L 21600 0 21600 21600 0 21600 0 0 Z N"/>
        </draw:custom-shape>
        <draw:custom-shape draw:style-name="gr180" draw:text-style-name="P31" draw:layer="layout" svg:width="1.905cm" svg:height="1.905cm" svg:x="38.782cm" svg:y="72.121cm">
          <text:p text:style-name="P30"><text:span text:style-name="T14">ATH</text:span></text:p>
          <draw:enhanced-geometry svg:viewBox="0 0 21600 21600" draw:type="rectangle" draw:enhanced-path="M 0 0 L 21600 0 21600 21600 0 21600 0 0 Z N"/>
        </draw:custom-shape>
        <draw:custom-shape draw:style-name="gr181" draw:text-style-name="P31" draw:layer="layout" svg:width="1.905cm" svg:height="1.904cm" svg:x="41.322cm" svg:y="72.122cm">
          <text:p text:style-name="P30"><text:span text:style-name="T14">POR</text:span></text:p>
          <draw:enhanced-geometry svg:viewBox="0 0 21600 21600" draw:type="rectangle" draw:enhanced-path="M 0 0 L 21600 0 21600 21600 0 21600 0 0 Z N"/>
        </draw:custom-shape>
        <draw:custom-shape draw:style-name="gr180" draw:text-style-name="P31" draw:layer="layout" svg:width="1.905cm" svg:height="1.905cm" svg:x="43.862cm" svg:y="72.121cm">
          <text:p text:style-name="P30"><text:span text:style-name="T14">A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0" draw:text-style-name="P1" draw:layer="layout" svg:x1="37.195cm" svg:y1="74.978cm" svg:x2="47.354cm" svg:y2="74.979cm">
          <text:p/>
        </draw:line>
        <draw:line draw:style-name="gr140" draw:text-style-name="P1" draw:layer="layout" svg:x1="39.735cm" svg:y1="75.931cm" svg:x2="47.354cm" svg:y2="75.931cm">
          <text:p/>
        </draw:line>
        <draw:line draw:style-name="gr142" draw:text-style-name="P1" draw:layer="layout" svg:x1="54.657cm" svg:y1="75.93cm" svg:x2="48.942cm" svg:y2="75.93cm">
          <text:p/>
        </draw:line>
        <draw:line draw:style-name="gr191" draw:text-style-name="P1" draw:layer="layout" svg:x1="50.847cm" svg:y1="80.693cm" svg:x2="53.07cm" svg:y2="80.693cm">
          <text:p/>
        </draw:line>
        <draw:line draw:style-name="gr82" draw:text-style-name="P1" draw:layer="layout" svg:x1="49.895cm" svg:y1="84.503cm" svg:x2="49.895cm" svg:y2="81.963cm">
          <text:p/>
        </draw:line>
        <draw:line draw:style-name="gr81" draw:text-style-name="P1" draw:layer="layout" svg:x1="50.213cm" svg:y1="83.868cm" svg:x2="50.213cm" svg:y2="81.963cm">
          <text:p/>
        </draw:line>
        <draw:line draw:style-name="gr137" draw:text-style-name="P1" draw:layer="layout" svg:x1="37.195cm" svg:y1="79.106cm" svg:x2="49.259cm" svg:y2="79.106cm">
          <text:p/>
        </draw:line>
        <draw:line draw:style-name="gr139" draw:text-style-name="P1" draw:layer="layout" svg:x1="49.259cm" svg:y1="80.058cm" svg:x2="39.735cm" svg:y2="80.058cm">
          <text:p/>
        </draw:line>
        <draw:line draw:style-name="gr137" draw:text-style-name="P1" draw:layer="layout" svg:x1="39.735cm" svg:y1="80.058cm" svg:x2="49.259cm" svg:y2="80.058cm">
          <text:p/>
        </draw:line>
        <draw:line draw:style-name="gr138" draw:text-style-name="P1" draw:layer="layout" svg:x1="49.259cm" svg:y1="81.011cm" svg:x2="42.275cm" svg:y2="81.011cm">
          <text:p/>
        </draw:line>
        <draw:line draw:style-name="gr137" draw:text-style-name="P1" draw:layer="layout" svg:x1="42.275cm" svg:y1="81.011cm" svg:x2="49.259cm" svg:y2="81.011cm">
          <text:p/>
        </draw:line>
        <draw:line draw:style-name="gr137" draw:text-style-name="P1" draw:layer="layout" svg:x1="44.815cm" svg:y1="81.963cm" svg:x2="49.259cm" svg:y2="81.963cm">
          <text:p/>
        </draw:line>
        <draw:line draw:style-name="gr83" draw:text-style-name="P1" draw:layer="layout" svg:x1="65.77cm" svg:y1="87.042cm" svg:x2="65.77cm" svg:y2="80.692cm">
          <text:p/>
        </draw:line>
        <draw:line draw:style-name="gr82" draw:text-style-name="P1" draw:layer="layout" svg:x1="65.452cm" svg:y1="86.725cm" svg:x2="65.453cm" svg:y2="80.692cm">
          <text:p/>
        </draw:line>
        <draw:line draw:style-name="gr81" draw:text-style-name="P1" draw:layer="layout" svg:x1="65.135cm" svg:y1="86.407cm" svg:x2="65.135cm" svg:y2="80.692cm">
          <text:p/>
        </draw:line>
        <draw:line draw:style-name="gr137" draw:text-style-name="P1" draw:layer="layout" svg:x1="42.275cm" svg:y1="81.011cm" svg:x2="42.275cm" svg:y2="80.693cm">
          <text:p/>
        </draw:line>
        <draw:line draw:style-name="gr137" draw:text-style-name="P1" draw:layer="layout" svg:x1="39.735cm" svg:y1="80.058cm" svg:x2="39.735cm" svg:y2="79.74cm">
          <text:p/>
        </draw:line>
        <draw:custom-shape draw:style-name="gr187" draw:text-style-name="P29" draw:layer="layout" svg:width="4.127cm" svg:height="1.588cm" draw:transform="rotate (1.5707963267949) translate (49.259cm 82.598cm)">
          <text:p text:style-name="P28"><text:span text:style-name="T13">MUX</text:span></text:p>
          <draw:enhanced-geometry svg:viewBox="0 0 21600 21600" draw:mirror-horizontal="false" draw:mirror-vertical="false" draw:glue-points="?f6 10800 10800 21600 ?f5 10800 10800 0" draw:text-areas="?f3 ?f3 ?f4 ?f4" draw:type="trapezoid" draw:modifiers="3773.827851644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line draw:style-name="gr83" draw:text-style-name="P1" draw:layer="layout" svg:x1="65.77cm" svg:y1="87.042cm" svg:x2="42.91cm" svg:y2="87.043cm">
          <text:p/>
        </draw:line>
        <draw:line draw:style-name="gr83" draw:text-style-name="P1" draw:layer="layout" svg:x1="42.91cm" svg:y1="87.043cm" svg:x2="42.91cm" svg:y2="85.773cm">
          <text:p/>
        </draw:line>
        <draw:line draw:style-name="gr82" draw:text-style-name="P1" draw:layer="layout" svg:x1="65.452cm" svg:y1="86.725cm" svg:x2="44.18cm" svg:y2="86.726cm">
          <text:p/>
        </draw:line>
        <draw:line draw:style-name="gr82" draw:text-style-name="P1" draw:layer="layout" svg:x1="44.18cm" svg:y1="86.726cm" svg:x2="44.18cm" svg:y2="85.773cm">
          <text:p/>
        </draw:line>
        <draw:line draw:style-name="gr81" draw:text-style-name="P1" draw:layer="layout" svg:x1="65.135cm" svg:y1="86.407cm" svg:x2="45.45cm" svg:y2="86.408cm">
          <text:p/>
        </draw:line>
        <draw:line draw:style-name="gr81" draw:text-style-name="P1" draw:layer="layout" svg:x1="45.45cm" svg:y1="86.408cm" svg:x2="45.45cm" svg:y2="85.773cm">
          <text:p/>
        </draw:line>
        <draw:custom-shape draw:style-name="gr192" draw:text-style-name="P49" draw:layer="layout" svg:width="1.27cm" svg:height="1.27cm" svg:x="42.275cm" svg:y="84.503cm">
          <text:p text:style-name="P34"><text:span text:style-name="T16">I0</text:span></text:p>
          <draw:enhanced-geometry svg:viewBox="0 0 21600 21600" draw:type="rectangle" draw:enhanced-path="M 0 0 L 21600 0 21600 21600 0 21600 0 0 Z N"/>
        </draw:custom-shape>
        <draw:custom-shape draw:style-name="gr192" draw:text-style-name="P49" draw:layer="layout" svg:width="1.27cm" svg:height="1.27cm" svg:x="43.545cm" svg:y="84.503cm">
          <text:p text:style-name="P34">I1</text:p>
          <draw:enhanced-geometry svg:viewBox="0 0 21600 21600" draw:type="rectangle" draw:enhanced-path="M 0 0 L 21600 0 21600 21600 0 21600 0 0 Z N"/>
        </draw:custom-shape>
        <draw:custom-shape draw:style-name="gr192" draw:text-style-name="P49" draw:layer="layout" svg:width="1.27cm" svg:height="1.27cm" svg:x="44.815cm" svg:y="84.503cm">
          <text:p text:style-name="P34">I2</text:p>
          <draw:enhanced-geometry svg:viewBox="0 0 21600 21600" draw:type="rectangle" draw:enhanced-path="M 0 0 L 21600 0 21600 21600 0 21600 0 0 Z N"/>
        </draw:custom-shape>
        <draw:custom-shape draw:style-name="gr192" draw:text-style-name="P49" draw:layer="layout" svg:width="1.27cm" svg:height="1.27cm" svg:x="46.402cm" svg:y="84.503cm">
          <text:p text:style-name="P34">I3</text:p>
          <draw:enhanced-geometry svg:viewBox="0 0 21600 21600" draw:type="rectangle" draw:enhanced-path="M 0 0 L 21600 0 21600 21600 0 21600 0 0 Z N"/>
        </draw:custom-shape>
        <draw:custom-shape draw:style-name="gr192" draw:text-style-name="P49" draw:layer="layout" svg:width="1.27cm" svg:height="1.27cm" svg:x="47.672cm" svg:y="84.503cm">
          <text:p text:style-name="P34">I4</text:p>
          <draw:enhanced-geometry svg:viewBox="0 0 21600 21600" draw:type="rectangle" draw:enhanced-path="M 0 0 L 21600 0 21600 21600 0 21600 0 0 Z N"/>
        </draw:custom-shape>
        <draw:custom-shape draw:style-name="gr192" draw:text-style-name="P49" draw:layer="layout" svg:width="1.27cm" svg:height="1.27cm" svg:x="49.26cm" svg:y="84.503cm">
          <text:p text:style-name="P34">I5</text:p>
          <draw:enhanced-geometry svg:viewBox="0 0 21600 21600" draw:type="rectangle" draw:enhanced-path="M 0 0 L 21600 0 21600 21600 0 21600 0 0 Z N"/>
        </draw:custom-shape>
        <draw:custom-shape draw:style-name="gr192" draw:text-style-name="P49" draw:layer="layout" svg:width="1.27cm" svg:height="1.27cm" svg:x="50.53cm" svg:y="84.503cm">
          <text:p text:style-name="P34">I6</text:p>
          <draw:enhanced-geometry svg:viewBox="0 0 21600 21600" draw:type="rectangle" draw:enhanced-path="M 0 0 L 21600 0 21600 21600 0 21600 0 0 Z N"/>
        </draw:custom-shape>
        <draw:custom-shape draw:style-name="gr192" draw:text-style-name="P49" draw:layer="layout" svg:width="1.27cm" svg:height="1.27cm" svg:x="52.117cm" svg:y="84.503cm">
          <text:p text:style-name="P34">I7</text:p>
          <draw:enhanced-geometry svg:viewBox="0 0 21600 21600" draw:type="rectangle" draw:enhanced-path="M 0 0 L 21600 0 21600 21600 0 21600 0 0 Z N"/>
        </draw:custom-shape>
        <draw:line draw:style-name="gr189" draw:text-style-name="P50" draw:layer="layout" svg:x1="47.99cm" svg:y1="83.868cm" svg:x2="47.037cm" svg:y2="83.868cm">
          <text:p/>
        </draw:line>
        <draw:line draw:style-name="gr189" draw:text-style-name="P50" draw:layer="layout" svg:x1="47.037cm" svg:y1="84.503cm" svg:x2="47.038cm" svg:y2="83.868cm">
          <text:p/>
        </draw:line>
        <draw:line draw:style-name="gr190" draw:text-style-name="P50" draw:layer="layout" svg:x1="51.165cm" svg:y1="83.868cm" svg:x2="51.165cm" svg:y2="84.503cm">
          <text:p/>
        </draw:line>
        <draw:line draw:style-name="gr190" draw:text-style-name="P50" draw:layer="layout" svg:x1="51.165cm" svg:y1="83.869cm" svg:x2="50.212cm" svg:y2="83.868cm">
          <text:p/>
        </draw:line>
        <draw:line draw:style-name="gr143" draw:text-style-name="P1" draw:layer="layout" svg:x1="61.96cm" svg:y1="78.153cm" svg:x2="61.96cm" svg:y2="73.708cm">
          <text:p/>
        </draw:line>
        <draw:line draw:style-name="gr144" draw:text-style-name="P1" draw:layer="layout" svg:x1="61.007cm" svg:y1="79.106cm" svg:x2="61.007cm" svg:y2="75.296cm">
          <text:p/>
        </draw:line>
        <draw:line draw:style-name="gr145" draw:text-style-name="P1" draw:layer="layout" svg:x1="60.055cm" svg:y1="76.883cm" svg:x2="60.055cm" svg:y2="80.058cm">
          <text:p/>
        </draw:line>
        <draw:line draw:style-name="gr146" draw:text-style-name="P1" draw:layer="layout" svg:x1="59.102cm" svg:y1="81.011cm" svg:x2="59.102cm" svg:y2="78.788cm">
          <text:p/>
        </draw:line>
        <draw:line draw:style-name="gr146" draw:text-style-name="P1" draw:layer="layout" svg:x1="55.927cm" svg:y1="79.423cm" svg:x2="53.07cm" svg:y2="79.423cm">
          <text:p/>
        </draw:line>
        <draw:line draw:style-name="gr140" draw:text-style-name="P1" draw:layer="layout" svg:x1="53.07cm" svg:y1="79.423cm" svg:x2="55.928cm" svg:y2="79.423cm">
          <text:p/>
        </draw:line>
        <draw:line draw:style-name="gr169" draw:text-style-name="P1" draw:layer="layout" svg:x1="55.927cm" svg:y1="81.963cm" svg:x2="53.07cm" svg:y2="81.963cm">
          <text:p/>
        </draw:line>
        <draw:line draw:style-name="gr140" draw:text-style-name="P1" draw:layer="layout" svg:x1="53.07cm" svg:y1="81.963cm" svg:x2="55.928cm" svg:y2="81.963cm">
          <text:p/>
        </draw:line>
        <draw:line draw:style-name="gr142" draw:text-style-name="P1" draw:layer="layout" svg:x1="54.657cm" svg:y1="75.295cm" svg:x2="54.657cm" svg:y2="81.011cm">
          <text:p/>
        </draw:line>
        <draw:line draw:style-name="gr144" draw:text-style-name="P1" draw:layer="layout" svg:x1="55.927cm" svg:y1="75.296cm" svg:x2="54.657cm" svg:y2="75.296cm">
          <text:p/>
        </draw:line>
        <draw:line draw:style-name="gr140" draw:text-style-name="P1" draw:layer="layout" svg:x1="54.657cm" svg:y1="75.296cm" svg:x2="55.927cm" svg:y2="75.296cm">
          <text:p/>
        </draw:line>
        <draw:line draw:style-name="gr145" draw:text-style-name="P1" draw:layer="layout" svg:x1="55.927cm" svg:y1="76.883cm" svg:x2="54.657cm" svg:y2="76.883cm">
          <text:p/>
        </draw:line>
        <draw:line draw:style-name="gr140" draw:text-style-name="P1" draw:layer="layout" svg:x1="54.657cm" svg:y1="76.883cm" svg:x2="55.927cm" svg:y2="76.883cm">
          <text:p/>
        </draw:line>
        <draw:line draw:style-name="gr146" draw:text-style-name="P1" draw:layer="layout" svg:x1="55.927cm" svg:y1="78.471cm" svg:x2="54.657cm" svg:y2="78.471cm">
          <text:p/>
        </draw:line>
        <draw:line draw:style-name="gr140" draw:text-style-name="P1" draw:layer="layout" svg:x1="54.657cm" svg:y1="78.471cm" svg:x2="55.927cm" svg:y2="78.471cm">
          <text:p/>
        </draw:line>
        <draw:line draw:style-name="gr169" draw:text-style-name="P1" draw:layer="layout" svg:x1="55.927cm" svg:y1="81.011cm" svg:x2="54.657cm" svg:y2="81.011cm">
          <text:p/>
        </draw:line>
        <draw:line draw:style-name="gr140" draw:text-style-name="P1" draw:layer="layout" svg:x1="54.657cm" svg:y1="81.011cm" svg:x2="55.927cm" svg:y2="81.011cm">
          <text:p/>
        </draw:line>
        <draw:line draw:style-name="gr137" draw:text-style-name="P1" draw:layer="layout" svg:x1="54.657cm" svg:y1="81.011cm" svg:x2="54.657cm" svg:y2="75.295cm">
          <text:p/>
        </draw:line>
        <draw:line draw:style-name="gr137" draw:text-style-name="P1" draw:layer="layout" svg:x1="53.07cm" svg:y1="81.963cm" svg:x2="53.07cm" svg:y2="79.423cm">
          <text:p/>
        </draw:line>
        <draw:line draw:style-name="gr144" draw:text-style-name="P1" draw:layer="layout" svg:x1="61.007cm" svg:y1="75.296cm" svg:x2="58.467cm" svg:y2="75.296cm">
          <text:p/>
        </draw:line>
        <draw:line draw:style-name="gr137" draw:text-style-name="P1" draw:layer="layout" svg:x1="58.467cm" svg:y1="75.296cm" svg:x2="61.007cm" svg:y2="75.296cm">
          <text:p/>
        </draw:line>
        <draw:line draw:style-name="gr145" draw:text-style-name="P1" draw:layer="layout" svg:x1="60.055cm" svg:y1="76.883cm" svg:x2="58.467cm" svg:y2="76.883cm">
          <text:p/>
        </draw:line>
        <draw:line draw:style-name="gr137" draw:text-style-name="P1" draw:layer="layout" svg:x1="58.467cm" svg:y1="76.883cm" svg:x2="60.055cm" svg:y2="76.883cm">
          <text:p/>
        </draw:line>
        <draw:line draw:style-name="gr146" draw:text-style-name="P1" draw:layer="layout" svg:x1="59.102cm" svg:y1="78.788cm" svg:x2="58.467cm" svg:y2="78.788cm">
          <text:p/>
        </draw:line>
        <draw:line draw:style-name="gr137" draw:text-style-name="P1" draw:layer="layout" svg:x1="58.467cm" svg:y1="78.788cm" svg:x2="59.102cm" svg:y2="78.788cm">
          <text:p/>
        </draw:line>
        <draw:line draw:style-name="gr169" draw:text-style-name="P1" draw:layer="layout" svg:x1="64.182cm" svg:y1="81.963cm" svg:x2="58.467cm" svg:y2="81.963cm">
          <text:p/>
        </draw:line>
        <draw:line draw:style-name="gr137" draw:text-style-name="P1" draw:layer="layout" svg:x1="58.467cm" svg:y1="81.963cm" svg:x2="64.182cm" svg:y2="81.963cm">
          <text:p/>
        </draw:line>
        <draw:line draw:style-name="gr143" draw:text-style-name="P1" draw:layer="layout" svg:x1="61.96cm" svg:y1="73.708cm" svg:x2="58.467cm" svg:y2="73.708cm">
          <text:p/>
        </draw:line>
        <draw:line draw:style-name="gr137" draw:text-style-name="P1" draw:layer="layout" svg:x1="58.467cm" svg:y1="73.708cm" svg:x2="61.96cm" svg:y2="73.708cm">
          <text:p/>
        </draw:line>
        <draw:custom-shape draw:style-name="gr171" draw:text-style-name="P38" draw:layer="layout" svg:width="2.54cm" svg:height="2.222cm" svg:x="55.927cm" svg:y="80.376cm">
          <text:p text:style-name="P36"><text:span text:style-name="T17">ADD</text:span></text:p>
          <text:p text:style-name="P37"><text:span text:style-name="T18">(111)</text:span></text:p>
          <draw:enhanced-geometry svg:viewBox="0 0 21600 21600" draw:type="rectangle" draw:enhanced-path="M 0 0 L 21600 0 21600 21600 0 21600 0 0 Z N"/>
        </draw:custom-shape>
        <draw:custom-shape draw:style-name="gr172" draw:text-style-name="P41" draw:layer="layout" svg:width="2.54cm" svg:height="2.222cm" svg:x="55.927cm" svg:y="77.836cm">
          <text:p text:style-name="P39"><text:span text:style-name="T19">SUBS</text:span></text:p>
          <text:p text:style-name="P40"><text:span text:style-name="T20">(110)</text:span></text:p>
          <draw:enhanced-geometry svg:viewBox="0 0 21600 21600" draw:type="rectangle" draw:enhanced-path="M 0 0 L 21600 0 21600 21600 0 21600 0 0 Z N"/>
        </draw:custom-shape>
        <draw:custom-shape draw:style-name="gr173" draw:text-style-name="P44" draw:layer="layout" svg:width="2.54cm" svg:height="1.269cm" svg:x="55.927cm" svg:y="76.249cm">
          <text:p text:style-name="P42"><text:span text:style-name="T21">DECR</text:span></text:p>
          <text:p text:style-name="P43"><text:span text:style-name="T22">(101)</text:span></text:p>
          <draw:enhanced-geometry svg:viewBox="0 0 21600 21600" draw:type="rectangle" draw:enhanced-path="M 0 0 L 21600 0 21600 21600 0 21600 0 0 Z N"/>
        </draw:custom-shape>
        <draw:custom-shape draw:style-name="gr174" draw:text-style-name="P46" draw:layer="layout" svg:width="2.54cm" svg:height="1.27cm" svg:x="55.926cm" svg:y="73.073cm">
          <text:p text:style-name="P45"><text:span text:style-name="T23">ZERO</text:span></text:p>
          <text:p text:style-name="P45"><text:span text:style-name="T23">(011)</text:span></text:p>
          <draw:enhanced-geometry svg:viewBox="0 0 21600 21600" draw:type="rectangle" draw:enhanced-path="M 0 0 L 21600 0 21600 21600 0 21600 0 0 Z N"/>
        </draw:custom-shape>
        <draw:custom-shape draw:style-name="gr175" draw:text-style-name="P48" draw:layer="layout" svg:width="2.54cm" svg:height="1.27cm" svg:x="55.927cm" svg:y="74.661cm">
          <text:p text:style-name="P47"><text:span text:style-name="T24">INCR</text:span></text:p>
          <text:p text:style-name="P47"><text:span text:style-name="T24">(100)</text:span></text:p>
          <draw:enhanced-geometry svg:viewBox="0 0 21600 21600" draw:type="rectangle" draw:enhanced-path="M 0 0 L 21600 0 21600 21600 0 21600 0 0 Z N"/>
        </draw:custom-shape>
        <draw:line draw:style-name="gr146" draw:text-style-name="P1" draw:layer="layout" svg:x1="59.102cm" svg:y1="81.012cm" svg:x2="64.182cm" svg:y2="81.011cm">
          <text:p/>
        </draw:line>
        <draw:line draw:style-name="gr137" draw:text-style-name="P1" draw:layer="layout" svg:x1="64.182cm" svg:y1="81.011cm" svg:x2="59.102cm" svg:y2="81.012cm">
          <text:p/>
        </draw:line>
        <draw:line draw:style-name="gr137" draw:text-style-name="P1" draw:layer="layout" svg:x1="59.102cm" svg:y1="78.788cm" svg:x2="59.102cm" svg:y2="81.011cm">
          <text:p/>
        </draw:line>
        <draw:line draw:style-name="gr145" draw:text-style-name="P1" draw:layer="layout" svg:x1="64.182cm" svg:y1="80.058cm" svg:x2="60.055cm" svg:y2="80.058cm">
          <text:p/>
        </draw:line>
        <draw:line draw:style-name="gr137" draw:text-style-name="P1" draw:layer="layout" svg:x1="60.055cm" svg:y1="80.058cm" svg:x2="64.182cm" svg:y2="80.058cm">
          <text:p/>
        </draw:line>
        <draw:line draw:style-name="gr137" draw:text-style-name="P1" draw:layer="layout" svg:x1="60.055cm" svg:y1="80.058cm" svg:x2="60.055cm" svg:y2="76.883cm">
          <text:p/>
        </draw:line>
        <draw:line draw:style-name="gr144" draw:text-style-name="P1" draw:layer="layout" svg:x1="64.182cm" svg:y1="79.106cm" svg:x2="61.007cm" svg:y2="79.106cm">
          <text:p/>
        </draw:line>
        <draw:line draw:style-name="gr137" draw:text-style-name="P1" draw:layer="layout" svg:x1="61.007cm" svg:y1="79.106cm" svg:x2="64.182cm" svg:y2="79.106cm">
          <text:p/>
        </draw:line>
        <draw:line draw:style-name="gr137" draw:text-style-name="P1" draw:layer="layout" svg:x1="61.007cm" svg:y1="75.296cm" svg:x2="61.007cm" svg:y2="79.106cm">
          <text:p/>
        </draw:line>
        <draw:line draw:style-name="gr143" draw:text-style-name="P1" draw:layer="layout" svg:x1="64.182cm" svg:y1="78.153cm" svg:x2="61.96cm" svg:y2="78.153cm">
          <text:p/>
        </draw:line>
        <draw:line draw:style-name="gr137" draw:text-style-name="P1" draw:layer="layout" svg:x1="61.96cm" svg:y1="78.153cm" svg:x2="64.182cm" svg:y2="78.153cm">
          <text:p/>
        </draw:line>
        <draw:line draw:style-name="gr137" draw:text-style-name="P1" draw:layer="layout" svg:x1="61.96cm" svg:y1="73.708cm" svg:x2="61.96cm" svg:y2="78.153cm">
          <text:p/>
        </draw:line>
        <draw:line draw:style-name="gr142" draw:text-style-name="P1" draw:layer="layout" svg:x1="64.182cm" svg:y1="76.883cm" svg:x2="63.23cm" svg:y2="76.883cm">
          <text:p/>
        </draw:line>
        <draw:line draw:style-name="gr176" draw:text-style-name="P1" draw:layer="layout" svg:x1="63.23cm" svg:y1="76.883cm" svg:x2="64.182cm" svg:y2="76.883cm">
          <text:p/>
        </draw:line>
        <draw:line draw:style-name="gr142" draw:text-style-name="P1" draw:layer="layout" svg:x1="64.182cm" svg:y1="75.93cm" svg:x2="63.23cm" svg:y2="75.93cm">
          <text:p/>
        </draw:line>
        <draw:line draw:style-name="gr176" draw:text-style-name="P1" draw:layer="layout" svg:x1="63.23cm" svg:y1="75.93cm" svg:x2="64.182cm" svg:y2="75.93cm">
          <text:p/>
        </draw:line>
        <draw:line draw:style-name="gr142" draw:text-style-name="P1" draw:layer="layout" svg:x1="64.182cm" svg:y1="74.978cm" svg:x2="63.23cm" svg:y2="74.978cm">
          <text:p/>
        </draw:line>
        <draw:line draw:style-name="gr176" draw:text-style-name="P1" draw:layer="layout" svg:x1="63.23cm" svg:y1="74.978cm" svg:x2="64.182cm" svg:y2="74.978cm">
          <text:p/>
        </draw:line>
        <draw:line draw:style-name="gr177" draw:text-style-name="P1" draw:layer="layout" svg:x1="67.675cm" svg:y1="78.471cm" svg:x2="66.405cm" svg:y2="78.471cm">
          <text:p/>
        </draw:line>
        <draw:line draw:style-name="gr137" draw:text-style-name="P1" draw:layer="layout" svg:x1="66.405cm" svg:y1="78.471cm" svg:x2="67.675cm" svg:y2="78.471cm">
          <text:p/>
        </draw:line>
        <draw:custom-shape draw:style-name="gr178" draw:text-style-name="P29" draw:layer="layout" svg:width="8.89cm" svg:height="2.223cm" draw:transform="rotate (1.5707963267949) translate (64.182cm 82.916cm)">
          <text:p text:style-name="P28"><text:span text:style-name="T13">MUX</text:span></text:p>
          <draw:enhanced-geometry svg:viewBox="0 0 21600 21600" draw:mirror-horizontal="false" draw:mirror-vertical="false" draw:glue-points="?f6 10800 10800 21600 ?f5 10800 10800 0" draw:text-areas="?f3 ?f3 ?f4 ?f4" draw:type="trapezoid" draw:modifiers="3773.827851644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custom-shape draw:style-name="gr170" draw:text-style-name="P35" draw:layer="layout" svg:width="1.27cm" svg:height="1.27cm" svg:x="67.04cm" svg:y="77.836cm">
          <text:p text:style-name="P34"><text:span text:style-name="T16">O</text:span></text:p>
          <draw:enhanced-geometry svg:viewBox="0 0 21600 21600" draw:type="rectangle" draw:enhanced-path="M 0 0 L 21600 0 21600 21600 0 21600 0 0 Z N"/>
        </draw:custom-shape>
        <draw:line draw:style-name="gr191" draw:text-style-name="P1" draw:layer="layout" svg:x1="48.942cm" svg:y1="75.93cm" svg:x2="54.657cm" svg:y2="75.93cm">
          <text:p/>
        </draw:line>
        <draw:custom-shape draw:style-name="gr187" draw:text-style-name="P29" draw:layer="layout" svg:width="4.127cm" svg:height="1.588cm" draw:transform="rotate (1.5707963267949) translate (47.354cm 78.471cm)">
          <text:p text:style-name="P28"><text:span text:style-name="T13">MUX</text:span></text:p>
          <draw:enhanced-geometry svg:viewBox="0 0 21600 21600" draw:mirror-horizontal="false" draw:mirror-vertical="false" draw:glue-points="?f6 10800 10800 21600 ?f5 10800 10800 0" draw:text-areas="?f3 ?f3 ?f4 ?f4" draw:type="trapezoid" draw:modifiers="3773.827851644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10 10" svg:d="M0 0h10v10h-1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15:52:14.172431787</meta:creation-date>
    <dc:date>2025-11-13T11:08:27.543897613</dc:date>
    <meta:editing-duration>PT4H20M16S</meta:editing-duration>
    <meta:editing-cycles>50</meta:editing-cycles>
    <meta:generator>LibreOffice/25.2.3.2$Linux_X86_64 LibreOffice_project/520$Build-2</meta:generator>
    <meta:document-statistic meta:object-count="1569"/>
  </office:meta>
</office:document-meta>
</file>